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Sans1" svg:font-family="DejaVuSans"/>
    <style:font-face style:name="Helvetica" svg:font-family="Helvetica"/>
    <style:font-face style:name="DejaVuSans" svg:font-family="DejaVuSans" style:font-pitch="variable"/>
    <style:font-face style:name="FreeSans2" svg:font-family="FreeSans" style:font-pitch="variable"/>
    <style:font-face style:name="FreeSerif" svg:font-family="FreeSerif" style:font-pitch="variable"/>
    <style:font-face style:name="Helvetica1" svg:font-family="Helvetica" style:font-pitch="variable"/>
    <style:font-face style:name="FreeSans" svg:font-family="FreeSans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stroke-linejoin="miter" svg:stroke-linecap="square" draw:fill="none" fo:padding-top="0.01cm" fo:padding-bottom="0.01cm" fo:padding-left="0.01cm" fo:padding-right="0.01cm"/>
    </style:style>
    <style:style style:name="gr2" style:family="graphic" style:parent-style-name="standard">
      <style:graphic-properties draw:stroke="solid" svg:stroke-width="0.02cm" svg:stroke-color="#000000" draw:stroke-linejoin="miter" svg:stroke-linecap="butt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7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8" style:family="graphic" style:parent-style-name="standard">
      <style:graphic-properties draw:stroke="solid" svg:stroke-width="0.006cm" svg:stroke-color="#ff0000" draw:stroke-linejoin="miter" svg:stroke-linecap="butt" draw:fill="none" fo:padding-top="0.003cm" fo:padding-bottom="0.003cm" fo:padding-left="0.003cm" fo:padding-right="0.003cm"/>
    </style:style>
    <style:style style:name="gr9" style:family="graphic" style:parent-style-name="standard">
      <style:graphic-properties draw:stroke="solid" svg:stroke-width="0.003cm" svg:stroke-color="#ff0000" draw:stroke-linejoin="miter" svg:stroke-linecap="butt" draw:fill="none" fo:padding-top="0.001cm" fo:padding-bottom="0.001cm" fo:padding-left="0.001cm" fo:padding-right="0.001cm"/>
    </style:style>
    <style:style style:name="gr10" style:family="graphic" style:parent-style-name="standard">
      <style:graphic-properties draw:stroke="solid" svg:stroke-width="0.006cm" svg:stroke-color="#00ff00" draw:stroke-linejoin="miter" svg:stroke-linecap="butt" draw:fill="none" fo:padding-top="0.003cm" fo:padding-bottom="0.003cm" fo:padding-left="0.003cm" fo:padding-right="0.003cm"/>
    </style:style>
    <style:style style:name="gr11" style:family="graphic" style:parent-style-name="standard">
      <style:graphic-properties draw:stroke="solid" svg:stroke-width="0.003cm" svg:stroke-color="#00ff00" draw:stroke-linejoin="miter" svg:stroke-linecap="butt" draw:fill="none" fo:padding-top="0.001cm" fo:padding-bottom="0.001cm" fo:padding-left="0.001cm" fo:padding-right="0.001cm"/>
    </style:style>
    <style:style style:name="gr12" style:family="graphic" style:parent-style-name="standard">
      <style:graphic-properties draw:stroke="solid" svg:stroke-width="0.006cm" svg:stroke-color="#0000ff" draw:stroke-linejoin="miter" svg:stroke-linecap="butt" draw:fill="none" fo:padding-top="0.003cm" fo:padding-bottom="0.003cm" fo:padding-left="0.003cm" fo:padding-right="0.003cm"/>
    </style:style>
    <style:style style:name="gr13" style:family="graphic" style:parent-style-name="standard">
      <style:graphic-properties draw:stroke="solid" svg:stroke-width="0.003cm" svg:stroke-color="#0000ff" draw:stroke-linejoin="miter" svg:stroke-linecap="butt" draw:fill="none" fo:padding-top="0.001cm" fo:padding-bottom="0.001cm" fo:padding-left="0.001cm" fo:padding-right="0.001cm"/>
    </style:style>
    <style:style style:name="gr14" style:family="graphic" style:parent-style-name="standard">
      <style:graphic-properties draw:stroke="solid" svg:stroke-width="0.006cm" svg:stroke-color="#ffff00" draw:stroke-linejoin="miter" svg:stroke-linecap="butt" draw:fill="none" fo:padding-top="0.003cm" fo:padding-bottom="0.003cm" fo:padding-left="0.003cm" fo:padding-right="0.003cm"/>
    </style:style>
    <style:style style:name="gr15" style:family="graphic" style:parent-style-name="standard">
      <style:graphic-properties draw:stroke="solid" svg:stroke-width="0.003cm" svg:stroke-color="#ffff00" draw:stroke-linejoin="miter" svg:stroke-linecap="butt" draw:fill="none" fo:padding-top="0.001cm" fo:padding-bottom="0.001cm" fo:padding-left="0.001cm" fo:padding-right="0.001cm"/>
    </style:style>
    <style:style style:name="gr16" style:family="graphic" style:parent-style-name="standard">
      <style:graphic-properties draw:stroke="solid" svg:stroke-width="0.006cm" svg:stroke-color="#ff00ff" draw:stroke-linejoin="miter" svg:stroke-linecap="butt" draw:fill="none" fo:padding-top="0.003cm" fo:padding-bottom="0.003cm" fo:padding-left="0.003cm" fo:padding-right="0.003cm"/>
    </style:style>
    <style:style style:name="gr17" style:family="graphic" style:parent-style-name="standard">
      <style:graphic-properties draw:stroke="solid" svg:stroke-width="0.003cm" svg:stroke-color="#ff00ff" draw:stroke-linejoin="miter" svg:stroke-linecap="butt" draw:fill="none" fo:padding-top="0.001cm" fo:padding-bottom="0.001cm" fo:padding-left="0.001cm" fo:padding-right="0.001cm"/>
    </style:style>
    <style:style style:name="gr18" style:family="graphic" style:parent-style-name="standard">
      <style:graphic-properties draw:stroke="solid" svg:stroke-width="0.006cm" svg:stroke-color="#00ffff" draw:stroke-linejoin="miter" svg:stroke-linecap="butt" draw:fill="none" fo:padding-top="0.003cm" fo:padding-bottom="0.003cm" fo:padding-left="0.003cm" fo:padding-right="0.003cm"/>
    </style:style>
    <style:style style:name="gr19" style:family="graphic" style:parent-style-name="standard">
      <style:graphic-properties draw:stroke="solid" svg:stroke-width="0.003cm" svg:stroke-color="#00ffff" draw:stroke-linejoin="miter" svg:stroke-linecap="butt" draw:fill="none" fo:padding-top="0.001cm" fo:padding-bottom="0.001cm" fo:padding-left="0.001cm" fo:padding-right="0.001cm"/>
    </style:style>
    <style:style style:name="gr20" style:family="graphic" style:parent-style-name="standard">
      <style:graphic-properties draw:stroke="solid" svg:stroke-width="0.006cm" svg:stroke-color="#d40000" draw:stroke-linejoin="miter" svg:stroke-linecap="butt" draw:fill="none" fo:padding-top="0.003cm" fo:padding-bottom="0.003cm" fo:padding-left="0.003cm" fo:padding-right="0.003cm"/>
    </style:style>
    <style:style style:name="gr21" style:family="graphic" style:parent-style-name="standard">
      <style:graphic-properties draw:stroke="solid" svg:stroke-width="0.003cm" svg:stroke-color="#d40000" draw:stroke-linejoin="miter" svg:stroke-linecap="butt" draw:fill="none" fo:padding-top="0.001cm" fo:padding-bottom="0.001cm" fo:padding-left="0.001cm" fo:padding-right="0.001cm"/>
    </style:style>
    <style:style style:name="gr22" style:family="graphic" style:parent-style-name="standard">
      <style:graphic-properties draw:stroke="solid" svg:stroke-width="0.003cm" svg:stroke-color="#000000" draw:stroke-linejoin="miter" svg:stroke-linecap="butt" draw:fill="solid" draw:fill-color="#000080" fo:padding-top="0.001cm" fo:padding-bottom="0.001cm" fo:padding-left="0.001cm" fo:padding-right="0.001cm"/>
    </style:style>
    <style:style style:name="gr23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24" style:family="graphic" style:parent-style-name="standard">
      <style:graphic-properties draw:stroke="solid" svg:stroke-width="0.003cm" svg:stroke-color="#000000" draw:stroke-linejoin="miter" svg:stroke-linecap="butt" draw:fill="solid" draw:fill-color="#d7797b" fo:padding-top="0.001cm" fo:padding-bottom="0.001cm" fo:padding-left="0.001cm" fo:padding-right="0.001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172cm" fo:min-width="0.172cm" fo:padding-top="0cm" fo:padding-bottom="0cm" fo:padding-left="0cm" fo:padding-right="0cm"/>
    </style:style>
    <style:style style:name="gr26" style:family="graphic" style:parent-style-name="standard">
      <style:graphic-properties draw:stroke="solid" svg:stroke-width="0.003cm" svg:stroke-color="#000000" draw:stroke-linejoin="miter" svg:stroke-linecap="butt" draw:fill="solid" draw:fill-color="#8e9fe0" fo:padding-top="0.001cm" fo:padding-bottom="0.001cm" fo:padding-left="0.001cm" fo:padding-right="0.001cm"/>
    </style:style>
    <style:style style:name="gr27" style:family="graphic" style:parent-style-name="standard">
      <style:graphic-properties draw:stroke="solid" svg:stroke-width="0.003cm" svg:stroke-color="#000000" draw:stroke-linejoin="miter" svg:stroke-linecap="butt" draw:fill="solid" draw:fill-color="#ffffff" fo:padding-top="0.001cm" fo:padding-bottom="0.001cm" fo:padding-left="0.001cm" fo:padding-right="0.001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034cm" fo:min-width="0.034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P8" style:family="paragraph">
      <loext:graphic-properties draw:fill="solid" draw:fill-color="#000080"/>
    </style:style>
    <style:style style:name="P9" style:family="paragraph">
      <loext:graphic-properties draw:fill="solid" draw:fill-color="#d7797b"/>
    </style:style>
    <style:style style:name="P10" style:family="paragraph">
      <loext:graphic-properties draw:fill="none"/>
      <style:text-properties fo:font-size="4.90000009536743pt" style:font-size-asian="4.90000009536743pt" style:font-size-complex="4.90000009536743pt"/>
    </style:style>
    <style:style style:name="P11" style:family="paragraph">
      <loext:graphic-properties draw:fill="solid" draw:fill-color="#8e9fe0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  <style:text-properties fo:font-size="1pt" style:font-size-asian="1pt" style:font-size-complex="1pt"/>
    </style:style>
    <style:style style:name="T1" style:family="text">
      <style:text-properties fo:color="#000000" style:font-name="DejaVuSans1" fo:font-size="14pt" fo:font-weight="bold" style:font-size-asian="14pt" style:font-name-complex="DejaVuSans1" style:font-size-complex="14pt" style:font-weight-complex="bold"/>
    </style:style>
    <style:style style:name="T2" style:family="text">
      <style:text-properties fo:color="#000000" style:font-name="DejaVuSans1" fo:font-size="14pt" style:font-size-asian="14pt" style:font-name-complex="DejaVuSans1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style:font-name="DejaVuSans1" fo:font-size="18pt" fo:font-weight="bold" style:font-size-asian="18pt" style:font-name-complex="DejaVuSans1" style:font-size-complex="18pt" style:font-weight-complex="bold"/>
    </style:style>
    <style:style style:name="T5" style:family="text">
      <style:text-properties fo:color="#000000" style:font-name="DejaVuSans1" fo:font-size="8pt" style:font-size-asian="8pt" style:font-name-complex="DejaVuSans1" style:font-size-complex="8pt"/>
    </style:style>
    <style:style style:name="T6" style:family="text">
      <style:text-properties fo:color="#000000" style:font-name="DejaVuSans1" fo:font-size="8pt" fo:font-weight="bold" style:font-size-asian="8pt" style:font-name-complex="DejaVuSans1" style:font-size-complex="8pt" style:font-weight-complex="bold"/>
    </style:style>
    <style:style style:name="T7" style:family="text">
      <style:text-properties fo:color="#c8c8c8" style:font-name="DejaVuSans1" fo:font-size="4.90000009536743pt" fo:font-weight="bold" style:font-size-asian="4.90000009536743pt" style:font-name-complex="DejaVuSans1" style:font-size-complex="4.90000009536743pt" style:font-weight-complex="bold"/>
    </style:style>
    <style:style style:name="T8" style:family="text">
      <style:text-properties fo:color="#000000" style:font-name="DejaVuSans1" fo:font-size="4.90000009536743pt" style:font-size-asian="4.90000009536743pt" style:font-name-complex="DejaVuSans1" style:font-size-complex="4.90000009536743pt"/>
    </style:style>
    <style:style style:name="T9" style:family="text">
      <style:text-properties fo:color="#000000" style:font-name="Helvetica" fo:font-size="1pt" style:font-size-asian="1pt" style:font-name-complex="Helvetica" style:font-size-complex="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8.699cm" svg:y1="0.627cm" svg:x2="1cm" svg:y2="0.627cm">
          <text:p/>
        </draw:line>
        <draw:polygon draw:style-name="gr2" draw:text-style-name="P1" draw:layer="layout" svg:width="27.699cm" svg:height="0.9cm" svg:x="1cm" svg:y="1cm" svg:viewBox="0 0 27700 901" draw:points="0,0 27700,0 27700,901 0,901">
          <text:p/>
        </draw:polygon>
        <draw:polygon draw:style-name="gr2" draw:text-style-name="P1" draw:layer="layout" svg:width="27.699cm" svg:height="0.9cm" svg:x="1cm" svg:y="1cm" svg:viewBox="0 0 27700 901" draw:points="0,0 27700,0 27700,901 0,901">
          <text:p/>
        </draw:polygon>
        <draw:frame draw:style-name="gr3" draw:text-style-name="P3" draw:layer="layout" svg:width="6.509cm" svg:height="0.543cm" svg:x="11.085cm" svg:y="0.04cm">
          <draw:text-box>
            <text:p text:style-name="P2"><text:span text:style-name="T1">P</text:span><text:span text:style-name="T1">á</text:span><text:span text:style-name="T1">gi</text:span><text:span text:style-name="T1">n</text:span><text:span text:style-name="T1">a </text:span><text:span text:style-name="T1">d</text:span><text:span text:style-name="T1">e </text:span><text:span text:style-name="T1">e</text:span><text:span text:style-name="T1">x</text:span><text:span text:style-name="T1">p</text:span><text:span text:style-name="T1">o</text:span><text:span text:style-name="T1">rt</text:span><text:span text:style-name="T1">a</text:span><text:span text:style-name="T1">ci</text:span><text:span text:style-name="T1">ó</text:span><text:span text:style-name="T1">n </text:span><text:span text:style-name="T1">P</text:span><text:span text:style-name="T1">D</text:span><text:span text:style-name="T1">F</text:span></text:p>
          </draw:text-box>
        </draw:frame>
        <draw:frame draw:style-name="gr3" draw:text-style-name="P3" draw:layer="layout" svg:width="4.362cm" svg:height="0.543cm" svg:x="12.351cm" svg:y="1.177cm">
          <draw:text-box>
            <text:p text:style-name="P2"><text:span text:style-name="T2">Ta</text:span><text:span text:style-name="T2">bl</text:span><text:span text:style-name="T2">a </text:span><text:span text:style-name="T2">de </text:span><text:span text:style-name="T2">co</text:span><text:span text:style-name="T2">nt</text:span><text:span text:style-name="T2">eni</text:span><text:span text:style-name="T2">do</text:span><text:span text:style-name="T2">s</text:span></text:p>
          </draw:text-box>
        </draw:frame>
        <draw:frame draw:style-name="gr3" draw:text-style-name="P3" draw:layer="layout" svg:width="4.489cm" svg:height="0.543cm" svg:x="22.433cm" svg:y="2.535cm">
          <draw:text-box>
            <text:p text:style-name="P2"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á</text:span><text:span text:style-name="T2">g</text:span><text:span text:style-name="T2">i</text:span><text:span text:style-name="T2">n</text:span><text:span text:style-name="T2">a</text:span><text:span text:style-name="T2">:</text:span><text:span text:style-name="T2"> </text:span><text:span text:style-name="T2">2</text:span></text:p>
          </draw:text-box>
        </draw:frame>
        <draw:frame draw:style-name="gr3" draw:text-style-name="P3" draw:layer="layout" svg:width="2.216cm" svg:height="0.543cm" svg:x="1.1cm" svg:y="2.535cm">
          <draw:text-box>
            <text:p text:style-name="P2"><text:span text:style-name="T2">1</text:span><text:span text:style-name="T2"> </text:span><text:span text:style-name="T2">a</text:span><text:span text:style-name="T2">r</text:span><text:span text:style-name="T2">t</text:span><text:span text:style-name="T2">i</text:span><text:span text:style-name="T2">c</text:span><text:span text:style-name="T2">u</text:span><text:span text:style-name="T2">l</text:span><text:span text:style-name="T2">o</text:span><text:span text:style-name="T2">s</text:span></text:p>
          </draw:text-box>
        </draw:frame>
        <draw:frame draw:style-name="gr3" draw:text-style-name="P3" draw:layer="layout" svg:width="4.489cm" svg:height="0.543cm" svg:x="22.433cm" svg:y="3.153cm">
          <draw:text-box>
            <text:p text:style-name="P2"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á</text:span><text:span text:style-name="T2">g</text:span><text:span text:style-name="T2">i</text:span><text:span text:style-name="T2">n</text:span><text:span text:style-name="T2">a</text:span><text:span text:style-name="T2">:</text:span><text:span text:style-name="T2"> </text:span><text:span text:style-name="T2">3</text:span></text:p>
          </draw:text-box>
        </draw:frame>
        <draw:frame draw:style-name="gr3" draw:text-style-name="P3" draw:layer="layout" svg:width="1.852cm" svg:height="0.543cm" svg:x="1.1cm" svg:y="3.153cm">
          <draw:text-box>
            <text:p text:style-name="P2"><text:span text:style-name="T2">2</text:span><text:span text:style-name="T2"> 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/text:p>
          </draw:text-box>
        </draw:frame>
        <draw:frame draw:style-name="gr3" draw:text-style-name="P3" draw:layer="layout" svg:width="4.489cm" svg:height="0.543cm" svg:x="22.433cm" svg:y="3.77cm">
          <draw:text-box>
            <text:p text:style-name="P2"><text:span text:style-name="T2">N</text:span><text:span text:style-name="T2">ú</text:span><text:span text:style-name="T2">m</text:span><text:span text:style-name="T2">er</text:span><text:span text:style-name="T2">o </text:span><text:span text:style-name="T2">de </text:span><text:span text:style-name="T2">pá</text:span><text:span text:style-name="T2">gi</text:span><text:span text:style-name="T2">na</text:span><text:span text:style-name="T2">: 4</text:span></text:p>
          </draw:text-box>
        </draw:frame>
        <draw:frame draw:style-name="gr3" draw:text-style-name="P3" draw:layer="layout" svg:width="2.284cm" svg:height="0.543cm" svg:x="1.1cm" svg:y="3.77cm">
          <draw:text-box>
            <text:p text:style-name="P2"><text:span text:style-name="T2">3</text:span><text:span text:style-name="T2"> </text:span><text:span text:style-name="T2">e</text:span><text:span text:style-name="T2">m</text:span><text:span text:style-name="T2">p</text:span><text:span text:style-name="T2">r</text:span><text:span text:style-name="T2">e</text:span><text:span text:style-name="T2">s</text:span><text:span text:style-name="T2">a</text:span></text:p>
          </draw:text-box>
        </draw:frame>
        <draw:frame draw:style-name="gr3" draw:text-style-name="P3" draw:layer="layout" svg:width="4.489cm" svg:height="0.543cm" svg:x="22.433cm" svg:y="4.387cm">
          <draw:text-box>
            <text:p text:style-name="P2"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á</text:span><text:span text:style-name="T2">g</text:span><text:span text:style-name="T2">i</text:span><text:span text:style-name="T2">n</text:span><text:span text:style-name="T2">a</text:span><text:span text:style-name="T2">:</text:span><text:span text:style-name="T2"> </text:span><text:span text:style-name="T2">5</text:span></text:p>
          </draw:text-box>
        </draw:frame>
        <draw:frame draw:style-name="gr3" draw:text-style-name="P3" draw:layer="layout" svg:width="2.076cm" svg:height="0.543cm" svg:x="1.1cm" svg:y="4.387cm">
          <draw:text-box>
            <text:p text:style-name="P2"><text:span text:style-name="T2">4</text:span><text:span text:style-name="T2"> </text:span><text:span text:style-name="T2">h</text:span><text:span text:style-name="T2">i</text:span><text:span text:style-name="T2">s</text:span><text:span text:style-name="T2">t</text:span><text:span text:style-name="T2">o</text:span><text:span text:style-name="T2">r</text:span><text:span text:style-name="T2">i</text:span><text:span text:style-name="T2">a</text:span><text:span text:style-name="T2">l</text:span></text:p>
          </draw:text-box>
        </draw:frame>
        <draw:frame draw:style-name="gr3" draw:text-style-name="P3" draw:layer="layout" svg:width="4.489cm" svg:height="0.543cm" svg:x="22.433cm" svg:y="5.005cm">
          <draw:text-box>
            <text:p text:style-name="P2"><text:span text:style-name="T2">Núme</text:span><text:span text:style-name="T2">ro de </text:span><text:span text:style-name="T2">págin</text:span><text:span text:style-name="T2">a: 6</text:span></text:p>
          </draw:text-box>
        </draw:frame>
        <draw:frame draw:style-name="gr3" draw:text-style-name="P3" draw:layer="layout" svg:width="1.661cm" svg:height="0.543cm" svg:x="1.1cm" svg:y="5.005cm">
          <draw:text-box>
            <text:p text:style-name="P2"><text:span text:style-name="T2">5 </text:span><text:span text:style-name="T2">lineas</text:span></text:p>
          </draw:text-box>
        </draw:frame>
        <draw:frame draw:style-name="gr3" draw:text-style-name="P3" draw:layer="layout" svg:width="4.489cm" svg:height="0.543cm" svg:x="22.433cm" svg:y="5.622cm">
          <draw:text-box>
            <text:p text:style-name="P2"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á</text:span><text:span text:style-name="T2">g</text:span><text:span text:style-name="T2">i</text:span><text:span text:style-name="T2">n</text:span><text:span text:style-name="T2">a</text:span><text:span text:style-name="T2">:</text:span><text:span text:style-name="T2"> </text:span><text:span text:style-name="T2">7</text:span></text:p>
          </draw:text-box>
        </draw:frame>
        <draw:frame draw:style-name="gr3" draw:text-style-name="P3" draw:layer="layout" svg:width="2.013cm" svg:height="0.543cm" svg:x="1.1cm" svg:y="5.622cm">
          <draw:text-box>
            <text:p text:style-name="P2"><text:span text:style-name="T2">6</text:span><text:span text:style-name="T2"> </text:span><text:span text:style-name="T2">p</text:span><text:span text:style-name="T2">r</text:span><text:span text:style-name="T2">o</text:span><text:span text:style-name="T2">m</text:span><text:span text:style-name="T2">o</text:span><text:span text:style-name="T2">s</text:span></text:p>
          </draw:text-box>
        </draw:frame>
        <draw:frame draw:style-name="gr3" draw:text-style-name="P3" draw:layer="layout" svg:width="4.489cm" svg:height="0.543cm" svg:x="22.433cm" svg:y="6.239cm">
          <draw:text-box>
            <text:p text:style-name="P2"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á</text:span><text:span text:style-name="T2">g</text:span><text:span text:style-name="T2">i</text:span><text:span text:style-name="T2">n</text:span><text:span text:style-name="T2">a</text:span><text:span text:style-name="T2">:</text:span><text:span text:style-name="T2"> </text:span><text:span text:style-name="T2">8</text:span></text:p>
          </draw:text-box>
        </draw:frame>
        <draw:frame draw:style-name="gr3" draw:text-style-name="P3" draw:layer="layout" svg:width="1.801cm" svg:height="0.543cm" svg:x="1.1cm" svg:y="6.239cm">
          <draw:text-box>
            <text:p text:style-name="P2"><text:span text:style-name="T2">7</text:span><text:span text:style-name="T2"> </text:span><text:span text:style-name="T2">t</text:span><text:span text:style-name="T2">i</text:span><text:span text:style-name="T2">c</text:span><text:span text:style-name="T2">k</text:span><text:span text:style-name="T2">e</text:span><text:span text:style-name="T2">t</text:span><text:span text:style-name="T2">s</text:span></text:p>
          </draw:text-box>
        </draw:frame>
        <draw:frame draw:style-name="gr3" draw:text-style-name="P3" draw:layer="layout" svg:width="4.489cm" svg:height="0.543cm" svg:x="22.433cm" svg:y="6.857cm">
          <draw:text-box>
            <text:p text:style-name="P2"><text:span text:style-name="T2">N</text:span><text:span text:style-name="T2">ú</text:span><text:span text:style-name="T2">m</text:span><text:span text:style-name="T2">er</text:span><text:span text:style-name="T2">o </text:span><text:span text:style-name="T2">de </text:span><text:span text:style-name="T2">pá</text:span><text:span text:style-name="T2">gi</text:span><text:span text:style-name="T2">na</text:span><text:span text:style-name="T2">: 9</text:span></text:p>
          </draw:text-box>
        </draw:frame>
        <draw:frame draw:style-name="gr3" draw:text-style-name="P3" draw:layer="layout" svg:width="1.831cm" svg:height="0.543cm" svg:x="1.1cm" svg:y="6.857cm">
          <draw:text-box>
            <text:p text:style-name="P2"><text:span text:style-name="T2">8</text:span><text:span text:style-name="T2"> </text:span><text:span text:style-name="T2">t</text:span><text:span text:style-name="T2">o</text:span><text:span text:style-name="T2">k</text:span><text:span text:style-name="T2">e</text:span><text:span text:style-name="T2">n</text:span><text:span text:style-name="T2">s</text:span></text:p>
          </draw:text-box>
        </draw:frame>
        <draw:frame draw:style-name="gr3" draw:text-style-name="P3" draw:layer="layout" svg:width="4.765cm" svg:height="0.543cm" svg:x="22.433cm" svg:y="7.474cm">
          <draw:text-box>
            <text:p text:style-name="P2"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á</text:span><text:span text:style-name="T2">g</text:span><text:span text:style-name="T2">i</text:span><text:span text:style-name="T2">n</text:span><text:span text:style-name="T2">a</text:span><text:span text:style-name="T2">:</text:span><text:span text:style-name="T2"> </text:span><text:span text:style-name="T2">1</text:span><text:span text:style-name="T2">0</text:span></text:p>
          </draw:text-box>
        </draw:frame>
        <draw:frame draw:style-name="gr3" draw:text-style-name="P3" draw:layer="layout" svg:width="2.233cm" svg:height="0.543cm" svg:x="1.1cm" svg:y="7.474cm">
          <draw:text-box>
            <text:p text:style-name="P2"><text:span text:style-name="T2">9 </text:span><text:span text:style-name="T2">usuari</text:span><text:span text:style-name="T2">os</text:span></text:p>
          </draw:text-box>
        </draw:frame>
        <draw:frame draw:style-name="gr3" draw:text-style-name="P3" draw:layer="layout" svg:width="4.765cm" svg:height="0.543cm" svg:x="22.433cm" svg:y="8.091cm">
          <draw:text-box>
            <text:p text:style-name="P2"><text:span text:style-name="T2">Nú</text:span><text:span text:style-name="T2">mer</text:span><text:span text:style-name="T2">o </text:span><text:span text:style-name="T2">de </text:span><text:span text:style-name="T2">pág</text:span><text:span text:style-name="T2">ina: </text:span><text:span text:style-name="T2">11</text:span></text:p>
          </draw:text-box>
        </draw:frame>
        <draw:line draw:style-name="gr1" draw:text-style-name="P1" draw:layer="layout" svg:x1="1cm" svg:y1="19.5cm" svg:x2="28.699cm" svg:y2="19.5cm">
          <text:p/>
        </draw:line>
        <draw:frame draw:style-name="gr3" draw:text-style-name="P3" draw:layer="layout" svg:width="5.336cm" svg:height="0.543cm" svg:x="1.1cm" svg:y="8.091cm">
          <draw:text-box>
            <text:p text:style-name="P2"><text:span text:style-name="T2">1</text:span><text:span text:style-name="T2">0</text:span><text:span text:style-name="T2"> </text:span><text:span text:style-name="T2">E</text:span><text:span text:style-name="T2">s</text:span><text:span text:style-name="T2">q</text:span><text:span text:style-name="T2">u</text:span><text:span text:style-name="T2">e</text:span><text:span text:style-name="T2">m</text:span><text:span text:style-name="T2">a</text:span><text:span text:style-name="T2"> </text:span><text:span text:style-name="T2">r</text:span><text:span text:style-name="T2">e</text:span><text:span text:style-name="T2">l</text:span><text:span text:style-name="T2">a</text:span><text:span text:style-name="T2">c</text:span><text:span text:style-name="T2">i</text:span><text:span text:style-name="T2">o</text:span><text:span text:style-name="T2">n</text:span><text:span text:style-name="T2">a</text:span><text:span text:style-name="T2">d</text:span><text:span text:style-name="T2">o</text:span></text:p>
          </draw:text-box>
        </draw:frame>
        <draw:frame draw:style-name="gr3" draw:text-style-name="P3" draw:layer="layout" svg:width="5.179cm" svg:height="0.543cm" svg:x="9.841cm" svg:y="19.54cm">
          <draw:text-box>
            <text:p text:style-name="P2"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á</text:span><text:span text:style-name="T2">g</text:span><text:span text:style-name="T2">i</text:span><text:span text:style-name="T2">n</text:span><text:span text:style-name="T2">a</text:span><text:span text:style-name="T2">:</text:span><text:span text:style-name="T2"> </text:span><text:span text:style-name="T2">1</text:span><text:span text:style-name="T2">/</text:span><text:span text:style-name="T2">1</text:span><text:span text:style-name="T2">1</text:span></text:p>
          </draw:text-box>
        </draw:frame>
        <draw:frame draw:style-name="gr3" draw:text-style-name="P3" draw:layer="layout" svg:width="5.692cm" svg:height="0.543cm" svg:x="22.142cm" svg:y="19.535cm">
          <draw:text-box>
            <text:p text:style-name="P2"><text:span text:style-name="T2">1</text:span><text:span text:style-name="T2">1</text:span><text:span text:style-name="T2">-</text:span><text:span text:style-name="T2">1</text:span><text:span text:style-name="T2">0</text:span><text:span text:style-name="T2">-</text:span><text:span text:style-name="T2">2</text:span><text:span text:style-name="T2">0</text:span><text:span text:style-name="T2">1</text:span><text:span text:style-name="T2">9</text:span><text:span text:style-name="T2"> </text:span><text:span text:style-name="T2">a</text:span><text:span text:style-name="T2"> </text:span><text:span text:style-name="T2">l</text:span><text:span text:style-name="T2">a</text:span><text:span text:style-name="T2">s</text:span><text:span text:style-name="T2"> </text:span><text:span text:style-name="T2">1</text:span><text:span text:style-name="T2">2</text:span><text:span text:style-name="T2">:</text:span><text:span text:style-name="T2">5</text:span><text:span text:style-name="T2">3</text:span><text:span text:style-name="T2">:</text:span><text:span text:style-name="T2">1</text:span><text:span text:style-name="T2">6</text:span></text:p>
          </draw:text-box>
        </draw:frame>
        <draw:frame draw:style-name="gr4" draw:text-style-name="P5" draw:layer="layout" svg:width="18.2cm" svg:height="0.6cm" svg:x="4.004cm" svg:y="2.5cm">
          <draw:text-box>
            <text:p text:style-name="P4"><text:span text:style-name="T3">→</text:span><text:span text:style-name="T3"> </text:span><text:span text:style-name="T3">L</text:span><text:span text:style-name="T3">o</text:span><text:span text:style-name="T3">s</text:span><text:span text:style-name="T3"> 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o</text:span><text:span text:style-name="T3">s</text:span><text:span text:style-name="T3"> </text:span><text:span text:style-name="T3">y</text:span><text:span text:style-name="T3">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i</text:span><text:span text:style-name="T3">o</text:span><text:span text:style-name="T3">s</text:span><text:span text:style-name="T3"> </text:span><text:span text:style-name="T3">d</text:span><text:span text:style-name="T3">e</text:span><text:span text:style-name="T3"> </text:span><text:span text:style-name="T3">l</text:span><text:span text:style-name="T3">a</text:span><text:span text:style-name="T3"> </text:span><text:span text:style-name="T3">a</text:span><text:span text:style-name="T3">p</text:span><text:span text:style-name="T3">l</text:span><text:span text:style-name="T3">i</text:span><text:span text:style-name="T3">c</text:span><text:span text:style-name="T3">a</text:span><text:span text:style-name="T3">c</text:span><text:span text:style-name="T3">i</text:span><text:span text:style-name="T3">ó</text:span><text:span text:style-name="T3">n</text:span></text:p>
          </draw:text-box>
        </draw:frame>
        <draw:frame draw:style-name="gr4" draw:text-style-name="P5" draw:layer="layout" svg:width="18.2cm" svg:height="0.6cm" svg:x="3.8cm" svg:y="7.4cm">
          <draw:text-box>
            <text:p text:style-name="P4"><text:span text:style-name="T3">→</text:span><text:span text:style-name="T3"> </text:span><text:span text:style-name="T3">D</text:span><text:span text:style-name="T3">a</text:span><text:span text:style-name="T3">t</text:span><text:span text:style-name="T3">o</text:span><text:span text:style-name="T3">s </text:span><text:span text:style-name="T3">d</text:span><text:span text:style-name="T3">e </text:span><text:span text:style-name="T3">t</text:span><text:span text:style-name="T3">o</text:span><text:span text:style-name="T3">d</text:span><text:span text:style-name="T3">o</text:span><text:span text:style-name="T3">s </text:span><text:span text:style-name="T3">l</text:span><text:span text:style-name="T3">o</text:span><text:span text:style-name="T3">s </text:span><text:span text:style-name="T3">u</text:span><text:span text:style-name="T3">s</text:span><text:span text:style-name="T3">u</text:span><text:span text:style-name="T3">a</text:span><text:span text:style-name="T3">r</text:span><text:span text:style-name="T3">i</text:span><text:span text:style-name="T3">o</text:span><text:span text:style-name="T3">s</text:span></text:p>
          </draw:text-box>
        </draw:frame>
        <draw:frame draw:style-name="gr4" draw:text-style-name="P5" draw:layer="layout" svg:width="18.2cm" svg:height="0.6cm" svg:x="3.7cm" svg:y="6.9cm">
          <draw:text-box>
            <text:p text:style-name="P4"><text:span text:style-name="T3">→</text:span><text:span text:style-name="T3"> </text:span><text:span text:style-name="T3">D</text:span><text:span text:style-name="T3">a</text:span><text:span text:style-name="T3">t</text:span><text:span text:style-name="T3">o</text:span><text:span text:style-name="T3">s</text:span><text:span text:style-name="T3"> </text:span><text:span text:style-name="T3">p</text:span><text:span text:style-name="T3">a</text:span><text:span text:style-name="T3">r</text:span><text:span text:style-name="T3">a</text:span><text:span text:style-name="T3"> </text:span><text:span text:style-name="T3">l</text:span><text:span text:style-name="T3">a</text:span><text:span text:style-name="T3"> </text:span><text:span text:style-name="T3">s</text:span><text:span text:style-name="T3">e</text:span><text:span text:style-name="T3">g</text:span><text:span text:style-name="T3">u</text:span><text:span text:style-name="T3">r</text:span><text:span text:style-name="T3">i</text:span><text:span text:style-name="T3">d</text:span><text:span text:style-name="T3">a</text:span><text:span text:style-name="T3">d</text:span><text:span text:style-name="T3"> </text:span><text:span text:style-name="T3">e</text:span><text:span text:style-name="T3">n</text:span><text:span text:style-name="T3"> </text:span><text:span text:style-name="T3">e</text:span><text:span text:style-name="T3">l</text:span><text:span text:style-name="T3"> </text:span><text:span text:style-name="T3"><text:s/></text:span><text:span text:style-name="T3">r</text:span><text:span text:style-name="T3">e</text:span><text:span text:style-name="T3">g</text:span><text:span text:style-name="T3">i</text:span><text:span text:style-name="T3">s</text:span><text:span text:style-name="T3">t</text:span><text:span text:style-name="T3">r</text:span><text:span text:style-name="T3">o</text:span><text:span text:style-name="T3"> </text:span></text:p>
          </draw:text-box>
        </draw:frame>
        <draw:frame draw:style-name="gr4" draw:text-style-name="P5" draw:layer="layout" svg:width="18.2cm" svg:height="0.6cm" svg:x="3.8cm" svg:y="6.3cm">
          <draw:text-box>
            <text:p text:style-name="P4"><text:span text:style-name="T3">→ </text:span><text:span text:style-name="T3">Datos </text:span><text:span text:style-name="T3">de la </text:span><text:span text:style-name="T3">transac</text:span><text:span text:style-name="T3">ción </text:span><text:span text:style-name="T3">con el </text:span><text:span text:style-name="T3">cliente</text:span></text:p>
          </draw:text-box>
        </draw:frame>
        <draw:frame draw:style-name="gr4" draw:text-style-name="P5" draw:layer="layout" svg:width="18.2cm" svg:height="0.6cm" svg:x="3.7cm" svg:y="5.7cm">
          <draw:text-box>
            <text:p text:style-name="P4"><text:span text:style-name="T3">→ </text:span><text:span text:style-name="T3">Pr</text:span><text:span text:style-name="T3">om</text:span><text:span text:style-name="T3">oci</text:span><text:span text:style-name="T3">one</text:span><text:span text:style-name="T3">s </text:span><text:span text:style-name="T3">apl</text:span><text:span text:style-name="T3">ica</text:span><text:span text:style-name="T3">ble</text:span><text:span text:style-name="T3">s a </text:span><text:span text:style-name="T3">los </text:span><text:span text:style-name="T3">tic</text:span><text:span text:style-name="T3">ket</text:span><text:span text:style-name="T3">s o </text:span><text:span text:style-name="T3">lin</text:span><text:span text:style-name="T3">eas</text:span></text:p>
          </draw:text-box>
        </draw:frame>
        <draw:frame draw:style-name="gr4" draw:text-style-name="P5" draw:layer="layout" svg:width="18.2cm" svg:height="0.6cm" svg:x="3.8cm" svg:y="5cm">
          <draw:text-box>
            <text:p text:style-name="P4"><text:span text:style-name="T3">→</text:span><text:span text:style-name="T3"> </text:span><text:span text:style-name="T3">L</text:span><text:span text:style-name="T3">o</text:span><text:span text:style-name="T3">s</text:span><text:span text:style-name="T3">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i</text:span><text:span text:style-name="T3">o</text:span><text:span text:style-name="T3">s</text:span><text:span text:style-name="T3"> </text:span><text:span text:style-name="T3">r</text:span><text:span text:style-name="T3">e</text:span><text:span text:style-name="T3">h</text:span><text:span text:style-name="T3">a</text:span><text:span text:style-name="T3">l</text:span><text:span text:style-name="T3">i</text:span><text:span text:style-name="T3">d</text:span><text:span text:style-name="T3">a</text:span><text:span text:style-name="T3">d</text:span><text:span text:style-name="T3">o</text:span><text:span text:style-name="T3">s</text:span><text:span text:style-name="T3"> </text:span><text:span text:style-name="T3">e</text:span><text:span text:style-name="T3">n</text:span><text:span text:style-name="T3"> </text:span><text:span text:style-name="T3">c</text:span><text:span text:style-name="T3">a</text:span><text:span text:style-name="T3">d</text:span><text:span text:style-name="T3">a</text:span><text:span text:style-name="T3"> </text:span><text:span text:style-name="T3">t</text:span><text:span text:style-name="T3">i</text:span><text:span text:style-name="T3">c</text:span><text:span text:style-name="T3">k</text:span><text:span text:style-name="T3">e</text:span><text:span text:style-name="T3">t</text:span></text:p>
          </draw:text-box>
        </draw:frame>
        <draw:frame draw:style-name="gr4" draw:text-style-name="P5" draw:layer="layout" svg:width="18.2cm" svg:height="0.6cm" svg:x="3.8cm" svg:y="4.4cm">
          <draw:text-box>
            <text:p text:style-name="P4"><text:span text:style-name="T3">→</text:span><text:span text:style-name="T3"> </text:span><text:span text:style-name="T3">R</text:span><text:span text:style-name="T3">e</text:span><text:span text:style-name="T3">g</text:span><text:span text:style-name="T3">i</text:span><text:span text:style-name="T3">s</text:span><text:span text:style-name="T3">t</text:span><text:span text:style-name="T3">r</text:span><text:span text:style-name="T3">o</text:span><text:span text:style-name="T3"> </text:span><text:span text:style-name="T3">d</text:span><text:span text:style-name="T3">e</text:span><text:span text:style-name="T3"> </text:span><text:span text:style-name="T3">m</text:span><text:span text:style-name="T3">o</text:span><text:span text:style-name="T3">v</text:span><text:span text:style-name="T3">i</text:span><text:span text:style-name="T3">m</text:span><text:span text:style-name="T3">i</text:span><text:span text:style-name="T3">e</text:span><text:span text:style-name="T3">n</text:span><text:span text:style-name="T3">t</text:span><text:span text:style-name="T3">o</text:span><text:span text:style-name="T3">s</text:span><text:span text:style-name="T3"> </text:span><text:span text:style-name="T3">e</text:span><text:span text:style-name="T3">n</text:span><text:span text:style-name="T3"> </text:span><text:span text:style-name="T3">l</text:span><text:span text:style-name="T3">a</text:span><text:span text:style-name="T3"> </text:span><text:span text:style-name="T3">a</text:span><text:span text:style-name="T3">p</text:span><text:span text:style-name="T3">l</text:span><text:span text:style-name="T3">i</text:span><text:span text:style-name="T3">c</text:span><text:span text:style-name="T3">a</text:span><text:span text:style-name="T3">c</text:span><text:span text:style-name="T3">i</text:span><text:span text:style-name="T3">ó</text:span><text:span text:style-name="T3">n</text:span><text:span text:style-name="T3">(</text:span><text:span text:style-name="T3"> </text:span><text:span text:style-name="T3">(</text:span><text:span text:style-name="T3">F</text:span><text:span text:style-name="T3">u</text:span><text:span text:style-name="T3">t</text:span><text:span text:style-name="T3">u</text:span><text:span text:style-name="T3">r</text:span><text:span text:style-name="T3">a</text:span><text:span text:style-name="T3"> </text:span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a</text:span><text:span text:style-name="T3">c</text:span><text:span text:style-name="T3">i</text:span><text:span text:style-name="T3">ó</text:span><text:span text:style-name="T3">n</text:span><text:span text:style-name="T3">)</text:span></text:p>
          </draw:text-box>
        </draw:frame>
        <draw:frame draw:style-name="gr4" draw:text-style-name="P5" draw:layer="layout" svg:width="18.2cm" svg:height="0.6cm" svg:x="3.8cm" svg:y="3.8cm">
          <draw:text-box>
            <text:p text:style-name="P4"><text:span text:style-name="T3">→</text:span><text:span text:style-name="T3"> </text:span><text:span text:style-name="T3">D</text:span><text:span text:style-name="T3">a</text:span><text:span text:style-name="T3">t</text:span><text:span text:style-name="T3">o</text:span><text:span text:style-name="T3">s</text:span><text:span text:style-name="T3"> </text:span><text:span text:style-name="T3">d</text:span><text:span text:style-name="T3">e</text:span><text:span text:style-name="T3"> </text:span><text:span text:style-name="T3">l</text:span><text:span text:style-name="T3">a</text:span><text:span text:style-name="T3"> </text:span><text:span text:style-name="T3">e</text:span><text:span text:style-name="T3">m</text:span><text:span text:style-name="T3">p</text:span><text:span text:style-name="T3">r</text:span><text:span text:style-name="T3">e</text:span><text:span text:style-name="T3">s</text:span><text:span text:style-name="T3">a</text:span><text:span text:style-name="T3"> </text:span></text:p>
          </draw:text-box>
        </draw:frame>
        <draw:frame draw:style-name="gr4" draw:text-style-name="P5" draw:layer="layout" svg:width="18.2cm" svg:height="0.6cm" svg:x="4cm" svg:y="3cm">
          <draw:text-box>
            <text:p text:style-name="P4"><text:span text:style-name="T3">→</text:span><text:span text:style-name="T3">Tabla </text:span><text:span text:style-name="T3">de </text:span><text:span text:style-name="T3">control </text:span><text:span text:style-name="T3">de los </text:span><text:span text:style-name="T3">servicios </text:span><text:span text:style-name="T3">rehalizad</text:span><text:span text:style-name="T3">os para </text:span><text:span text:style-name="T3">los </text:span><text:span text:style-name="T3">“Ticket </text:span><text:span text:style-name="T3">regalo”</text:span></text:p>
          </draw:text-box>
        </draw:frame>
      </draw:page>
      <draw:page draw:name="page2" draw:style-name="dp1" draw:master-page-name="master-page3">
        <draw:line draw:style-name="gr1" draw:text-style-name="P1" draw:layer="layout" svg:x1="28.699cm" svg:y1="0.627cm" svg:x2="1cm" svg:y2="0.627cm">
          <text:p/>
        </draw:line>
        <draw:polygon draw:style-name="gr2" draw:text-style-name="P1" draw:layer="layout" svg:width="27.699cm" svg:height="0.813cm" svg:x="1cm" svg:y="1cm" svg:viewBox="0 0 27700 814" draw:points="0,0 27700,0 27700,814 0,814">
          <text:p/>
        </draw:polygon>
        <draw:polygon draw:style-name="gr2" draw:text-style-name="P1" draw:layer="layout" svg:width="27.699cm" svg:height="0.813cm" svg:x="1cm" svg:y="1cm" svg:viewBox="0 0 27700 814" draw:points="0,0 27700,0 27700,814 0,814">
          <text:p/>
        </draw:polygon>
        <draw:frame draw:style-name="gr3" draw:text-style-name="P3" draw:layer="layout" svg:width="6.509cm" svg:height="0.543cm" svg:x="11.085cm" svg:y="0.04cm">
          <draw:text-box>
            <text:p text:style-name="P2"><text:span text:style-name="T1">P</text:span><text:span text:style-name="T1">á</text:span><text:span text:style-name="T1">g</text:span><text:span text:style-name="T1">i</text:span><text:span text:style-name="T1">n</text:span><text:span text:style-name="T1">a</text:span><text:span text:style-name="T1"> </text:span><text:span text:style-name="T1">d</text:span><text:span text:style-name="T1">e</text:span><text:span text:style-name="T1"> </text:span><text:span text:style-name="T1">e</text:span><text:span text:style-name="T1">x</text:span><text:span text:style-name="T1">p</text:span><text:span text:style-name="T1">o</text:span><text:span text:style-name="T1">r</text:span><text:span text:style-name="T1">t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P</text:span><text:span text:style-name="T1">D</text:span><text:span text:style-name="T1">F</text:span></text:p>
          </draw:text-box>
        </draw:frame>
        <draw:frame draw:style-name="gr5" draw:text-style-name="P6" draw:layer="layout" svg:width="3.194cm" svg:height="0.7cm" svg:x="12.957cm" svg:y="1.055cm">
          <draw:text-box>
            <text:p text:style-name="P2"><text:span text:style-name="T4">1</text:span><text:span text:style-name="T4"> </text:span><text:span text:style-name="T4">a</text:span><text:span text:style-name="T4">r</text:span><text:span text:style-name="T4">t</text:span><text:span text:style-name="T4">i</text:span><text:span text:style-name="T4">c</text:span><text:span text:style-name="T4">u</text:span><text:span text:style-name="T4">l</text:span><text:span text:style-name="T4">o</text:span><text:span text:style-name="T4">s</text:span></text:p>
          </draw:text-box>
        </draw:frame>
        <draw:frame draw:style-name="gr6" draw:text-style-name="P7" draw:layer="layout" svg:width="4.502cm" svg:height="0.31cm" svg:x="1.1cm" svg:y="2.648cm">
          <draw:text-box>
            <text:p text:style-name="P2"><text:span text:style-name="T5">C</text:span><text:span text:style-name="T5">r</text:span><text:span text:style-name="T5">e</text:span><text:span text:style-name="T5">a</text:span><text:span text:style-name="T5">c</text:span><text:span text:style-name="T5">i</text:span><text:span text:style-name="T5">ó</text:span><text:span text:style-name="T5">n</text:span><text:span text:style-name="T5">: </text:span><text:span text:style-name="T5">1</text:span><text:span text:style-name="T5">1</text:span><text:span text:style-name="T5">-</text:span><text:span text:style-name="T5">1</text:span><text:span text:style-name="T5">0</text:span><text:span text:style-name="T5">-</text:span><text:span text:style-name="T5">2</text:span><text:span text:style-name="T5">0</text:span><text:span text:style-name="T5">1</text:span><text:span text:style-name="T5">9</text:span><text:span text:style-name="T5"> </text:span><text:span text:style-name="T5">a</text:span><text:span text:style-name="T5"> </text:span><text:span text:style-name="T5">l</text:span><text:span text:style-name="T5">a</text:span><text:span text:style-name="T5">s</text:span><text:span text:style-name="T5"> </text:span><text:span text:style-name="T5">1</text:span><text:span text:style-name="T5">0</text:span><text:span text:style-name="T5">:</text:span><text:span text:style-name="T5">3</text:span><text:span text:style-name="T5">8</text:span><text:span text:style-name="T5">:</text:span><text:span text:style-name="T5">0</text:span><text:span text:style-name="T5">7</text:span></text:p>
          </draw:text-box>
        </draw:frame>
        <draw:polygon draw:style-name="gr2" draw:text-style-name="P1" draw:layer="layout" svg:width="2.5cm" svg:height="0.8cm" svg:x="1cm" svg:y="4.038cm" svg:viewBox="0 0 2501 801" draw:points="0,0 2501,0 2501,801 0,801">
          <text:p/>
        </draw:polygon>
        <draw:polygon draw:style-name="gr2" draw:text-style-name="P1" draw:layer="layout" svg:width="2.5cm" svg:height="0.8cm" svg:x="1cm" svg:y="4.038cm" svg:viewBox="0 0 2501 801" draw:points="0,0 2501,0 2501,801 0,801">
          <text:p/>
        </draw:polygon>
        <draw:frame draw:style-name="gr6" draw:text-style-name="P7" draw:layer="layout" svg:width="5.857cm" svg:height="0.31cm" svg:x="1.1cm" svg:y="3.001cm">
          <draw:text-box>
            <text:p text:style-name="P2"><text:span text:style-name="T5">Ú</text:span><text:span text:style-name="T5">l</text:span><text:span text:style-name="T5">t</text:span><text:span text:style-name="T5">i</text:span><text:span text:style-name="T5">m</text:span><text:span text:style-name="T5">a</text:span><text:span text:style-name="T5"> </text:span><text:span text:style-name="T5">a</text:span><text:span text:style-name="T5">c</text:span><text:span text:style-name="T5">t</text:span><text:span text:style-name="T5">u</text:span><text:span text:style-name="T5">a</text:span><text:span text:style-name="T5">l</text:span><text:span text:style-name="T5">i</text:span><text:span text:style-name="T5">z</text:span><text:span text:style-name="T5">a</text:span><text:span text:style-name="T5">c</text:span><text:span text:style-name="T5">i</text:span><text:span text:style-name="T5">ó</text:span><text:span text:style-name="T5">n</text:span><text:span text:style-name="T5">: </text:span><text:span text:style-name="T5">1</text:span><text:span text:style-name="T5">1</text:span><text:span text:style-name="T5">-</text:span><text:span text:style-name="T5">1</text:span><text:span text:style-name="T5">0</text:span><text:span text:style-name="T5">-</text:span><text:span text:style-name="T5">2</text:span><text:span text:style-name="T5">0</text:span><text:span text:style-name="T5">1</text:span><text:span text:style-name="T5">9</text:span><text:span text:style-name="T5"> </text:span><text:span text:style-name="T5">a</text:span><text:span text:style-name="T5"> </text:span><text:span text:style-name="T5">l</text:span><text:span text:style-name="T5">a</text:span><text:span text:style-name="T5">s</text:span><text:span text:style-name="T5"> </text:span><text:span text:style-name="T5">1</text:span><text:span text:style-name="T5">0</text:span><text:span text:style-name="T5">:</text:span><text:span text:style-name="T5">3</text:span><text:span text:style-name="T5">8</text:span><text:span text:style-name="T5">:</text:span><text:span text:style-name="T5">0</text:span><text:span text:style-name="T5">8</text:span></text:p>
          </draw:text-box>
        </draw:frame>
        <draw:polygon draw:style-name="gr2" draw:text-style-name="P1" draw:layer="layout" svg:width="2cm" svg:height="0.8cm" svg:x="3.5cm" svg:y="4.038cm" svg:viewBox="0 0 2001 801" draw:points="0,0 2001,0 2001,801 0,801">
          <text:p/>
        </draw:polygon>
        <draw:polygon draw:style-name="gr2" draw:text-style-name="P1" draw:layer="layout" svg:width="2cm" svg:height="0.8cm" svg:x="3.5cm" svg:y="4.038cm" svg:viewBox="0 0 2001 801" draw:points="0,0 2001,0 2001,801 0,801">
          <text:p/>
        </draw:polygon>
        <draw:frame draw:style-name="gr6" draw:text-style-name="P7" draw:layer="layout" svg:width="1.217cm" svg:height="0.31cm" svg:x="1.558cm" svg:y="4.283cm">
          <draw:text-box>
            <text:p text:style-name="P2"><text:span text:style-name="T6">C</text:span><text:span text:style-name="T6">o</text:span><text:span text:style-name="T6">l</text:span><text:span text:style-name="T6">u</text:span><text:span text:style-name="T6">m</text:span><text:span text:style-name="T6">n</text:span><text:span text:style-name="T6">a</text:span></text:p>
          </draw:text-box>
        </draw:frame>
        <draw:polygon draw:style-name="gr2" draw:text-style-name="P1" draw:layer="layout" svg:width="2cm" svg:height="0.8cm" svg:x="5.5cm" svg:y="4.038cm" svg:viewBox="0 0 2001 801" draw:points="0,0 2001,0 2001,801 0,801">
          <text:p/>
        </draw:polygon>
        <draw:polygon draw:style-name="gr2" draw:text-style-name="P1" draw:layer="layout" svg:width="2cm" svg:height="0.8cm" svg:x="5.5cm" svg:y="4.038cm" svg:viewBox="0 0 2001 801" draw:points="0,0 2001,0 2001,801 0,801">
          <text:p/>
        </draw:polygon>
        <draw:frame draw:style-name="gr6" draw:text-style-name="P7" draw:layer="layout" svg:width="0.616cm" svg:height="0.31cm" svg:x="4.158cm" svg:y="4.283cm">
          <draw:text-box>
            <text:p text:style-name="P2"><text:span text:style-name="T6">T</text:span><text:span text:style-name="T6">i</text:span><text:span text:style-name="T6">p</text:span><text:span text:style-name="T6">o</text:span></text:p>
          </draw:text-box>
        </draw:frame>
        <draw:polygon draw:style-name="gr2" draw:text-style-name="P1" draw:layer="layout" svg:width="1cm" svg:height="0.8cm" svg:x="7.5cm" svg:y="4.038cm" svg:viewBox="0 0 1001 801" draw:points="0,0 1001,0 1001,801 0,801">
          <text:p/>
        </draw:polygon>
        <draw:polygon draw:style-name="gr2" draw:text-style-name="P1" draw:layer="layout" svg:width="1cm" svg:height="0.8cm" svg:x="7.5cm" svg:y="4.038cm" svg:viewBox="0 0 1001 801" draw:points="0,0 1001,0 1001,801 0,801">
          <text:p/>
        </draw:polygon>
        <draw:frame draw:style-name="gr6" draw:text-style-name="P7" draw:layer="layout" svg:width="1.268cm" svg:height="0.31cm" svg:x="5.756cm" svg:y="4.283cm">
          <draw:text-box>
            <text:p text:style-name="P2"><text:span text:style-name="T6">A</text:span><text:span text:style-name="T6">t</text:span><text:span text:style-name="T6">r</text:span><text:span text:style-name="T6">i</text:span><text:span text:style-name="T6">b</text:span><text:span text:style-name="T6">u</text:span><text:span text:style-name="T6">t</text:span><text:span text:style-name="T6">o</text:span><text:span text:style-name="T6">s</text:span></text:p>
          </draw:text-box>
        </draw:frame>
        <draw:polygon draw:style-name="gr2" draw:text-style-name="P1" draw:layer="layout" svg:width="2cm" svg:height="0.8cm" svg:x="8.5cm" svg:y="4.038cm" svg:viewBox="0 0 2001 801" draw:points="0,0 2001,0 2001,801 0,801">
          <text:p/>
        </draw:polygon>
        <draw:polygon draw:style-name="gr2" draw:text-style-name="P1" draw:layer="layout" svg:width="2cm" svg:height="0.8cm" svg:x="8.5cm" svg:y="4.038cm" svg:viewBox="0 0 2001 801" draw:points="0,0 2001,0 2001,801 0,801">
          <text:p/>
        </draw:polygon>
        <draw:polygon draw:style-name="gr2" draw:text-style-name="P1" draw:layer="layout" svg:width="2.5cm" svg:height="0.8cm" svg:x="10.5cm" svg:y="4.038cm" svg:viewBox="0 0 2501 801" draw:points="0,0 2501,0 2501,801 0,801">
          <text:p/>
        </draw:polygon>
        <draw:polygon draw:style-name="gr2" draw:text-style-name="P1" draw:layer="layout" svg:width="2.5cm" svg:height="0.8cm" svg:x="10.5cm" svg:y="4.038cm" svg:viewBox="0 0 2501 801" draw:points="0,0 2501,0 2501,801 0,801">
          <text:p/>
        </draw:polygon>
        <draw:frame draw:style-name="gr6" draw:text-style-name="P7" draw:layer="layout" svg:width="2.838cm" svg:height="0.31cm" svg:x="7.636cm" svg:y="4.283cm">
          <draw:text-box>
            <text:p text:style-name="P2"><text:span text:style-name="T6">N</text:span><text:span text:style-name="T6">u</text:span><text:span text:style-name="T6">l</text:span><text:span text:style-name="T6">o</text:span><text:span text:style-name="T6">P</text:span><text:span text:style-name="T6">r</text:span><text:span text:style-name="T6">e</text:span><text:span text:style-name="T6">d</text:span><text:span text:style-name="T6">e</text:span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a</text:span><text:span text:style-name="T6">d</text:span><text:span text:style-name="T6">o</text:span></text:p>
          </draw:text-box>
        </draw:frame>
        <draw:polygon draw:style-name="gr2" draw:text-style-name="P1" draw:layer="layout" svg:width="4.5cm" svg:height="0.8cm" svg:x="13cm" svg:y="4.038cm" svg:viewBox="0 0 4501 801" draw:points="0,0 4501,0 4501,801 0,801">
          <text:p/>
        </draw:polygon>
        <draw:polygon draw:style-name="gr2" draw:text-style-name="P1" draw:layer="layout" svg:width="4.5cm" svg:height="0.8cm" svg:x="13cm" svg:y="4.038cm" svg:viewBox="0 0 4501 801" draw:points="0,0 4501,0 4501,801 0,801">
          <text:p/>
        </draw:polygon>
        <draw:frame draw:style-name="gr6" draw:text-style-name="P7" draw:layer="layout" svg:width="0.717cm" svg:height="0.31cm" svg:x="11.33cm" svg:y="4.283cm">
          <draw:text-box>
            <text:p text:style-name="P2"><text:span text:style-name="T6">E</text:span><text:span text:style-name="T6">x</text:span><text:span text:style-name="T6">t</text:span><text:span text:style-name="T6">r</text:span><text:span text:style-name="T6">a</text:span></text:p>
          </draw:text-box>
        </draw:frame>
        <draw:polygon draw:style-name="gr2" draw:text-style-name="P1" draw:layer="layout" svg:width="6.7cm" svg:height="0.8cm" svg:x="17.5cm" svg:y="4.038cm" svg:viewBox="0 0 6701 801" draw:points="0,0 6701,0 6701,801 0,801">
          <text:p/>
        </draw:polygon>
        <draw:polygon draw:style-name="gr2" draw:text-style-name="P1" draw:layer="layout" svg:width="6.7cm" svg:height="0.8cm" svg:x="17.5cm" svg:y="4.038cm" svg:viewBox="0 0 6701 801" draw:points="0,0 6701,0 6701,801 0,801">
          <text:p/>
        </draw:polygon>
        <draw:frame draw:style-name="gr6" draw:text-style-name="P7" draw:layer="layout" svg:width="1.323cm" svg:height="0.31cm" svg:x="14.502cm" svg:y="4.283cm">
          <draw:text-box>
            <text:p text:style-name="P2"><text:span text:style-name="T6">E</text:span><text:span text:style-name="T6">n</text:span><text:span text:style-name="T6">l</text:span><text:span text:style-name="T6">a</text:span><text:span text:style-name="T6">c</text:span><text:span text:style-name="T6">e</text:span><text:span text:style-name="T6">s</text:span><text:span text:style-name="T6"> </text:span><text:span text:style-name="T6">a</text:span></text:p>
          </draw:text-box>
        </draw:frame>
        <draw:polygon draw:style-name="gr2" draw:text-style-name="P1" draw:layer="layout" svg:width="4.5cm" svg:height="0.8cm" svg:x="24.2cm" svg:y="4.038cm" svg:viewBox="0 0 4501 801" draw:points="0,0 4501,0 4501,801 0,801">
          <text:p/>
        </draw:polygon>
        <draw:polygon draw:style-name="gr2" draw:text-style-name="P1" draw:layer="layout" svg:width="4.5cm" svg:height="0.8cm" svg:x="24.2cm" svg:y="4.038cm" svg:viewBox="0 0 4501 801" draw:points="0,0 4501,0 4501,801 0,801">
          <text:p/>
        </draw:polygon>
        <draw:frame draw:style-name="gr6" draw:text-style-name="P7" draw:layer="layout" svg:width="1.75cm" svg:height="0.31cm" svg:x="19.845cm" svg:y="4.283cm">
          <draw:text-box>
            <text:p text:style-name="P2"><text:span text:style-name="T6">C</text:span><text:span text:style-name="T6">o</text:span><text:span text:style-name="T6">m</text:span><text:span text:style-name="T6">e</text:span><text:span text:style-name="T6">n</text:span><text:span text:style-name="T6">t</text:span><text:span text:style-name="T6">a</text:span><text:span text:style-name="T6">r</text:span><text:span text:style-name="T6">i</text:span><text:span text:style-name="T6">o</text:span><text:span text:style-name="T6">s</text:span></text:p>
          </draw:text-box>
        </draw:frame>
        <draw:polygon draw:style-name="gr7" draw:text-style-name="P1" draw:layer="layout" svg:width="2.5cm" svg:height="0.383cm" svg:x="1cm" svg:y="4.838cm" svg:viewBox="0 0 2501 384" draw:points="0,0 2501,0 2501,384 0,384">
          <text:p/>
        </draw:polygon>
        <draw:frame draw:style-name="gr6" draw:text-style-name="P7" draw:layer="layout" svg:width="0.772cm" svg:height="0.31cm" svg:x="26.02cm" svg:y="4.283cm">
          <draw:text-box>
            <text:p text:style-name="P2"><text:span text:style-name="T6">M</text:span><text:span text:style-name="T6">I</text:span><text:span text:style-name="T6">M</text:span><text:span text:style-name="T6">E</text:span></text:p>
          </draw:text-box>
        </draw:frame>
        <draw:polygon draw:style-name="gr7" draw:text-style-name="P1" draw:layer="layout" svg:width="2cm" svg:height="0.383cm" svg:x="3.5cm" svg:y="4.838cm" svg:viewBox="0 0 2001 384" draw:points="0,0 2001,0 2001,384 0,384">
          <text:p/>
        </draw:polygon>
        <draw:frame draw:style-name="gr6" draw:text-style-name="P7" draw:layer="layout" svg:width="0.281cm" svg:height="0.31cm" svg:x="1.1cm" svg:y="4.859cm">
          <draw:text-box>
            <text:p text:style-name="P2"><text:span text:style-name="T5">i</text:span><text:span text:style-name="T5">d</text:span></text:p>
          </draw:text-box>
        </draw:frame>
        <draw:polygon draw:style-name="gr7" draw:text-style-name="P1" draw:layer="layout" svg:width="2cm" svg:height="0.383cm" svg:x="5.5cm" svg:y="4.838cm" svg:viewBox="0 0 2001 384" draw:points="0,0 2001,0 2001,384 0,384">
          <text:p/>
        </draw:polygon>
        <draw:frame draw:style-name="gr6" draw:text-style-name="P7" draw:layer="layout" svg:width="0.798cm" svg:height="0.31cm" svg:x="3.6cm" svg:y="4.859cm">
          <draw:text-box>
            <text:p text:style-name="P2"><text:span text:style-name="T5">i</text:span><text:span text:style-name="T5">n</text:span><text:span text:style-name="T5">t</text:span><text:span text:style-name="T5">(</text:span><text:span text:style-name="T5">1</text:span><text:span text:style-name="T5">1</text:span><text:span text:style-name="T5">)</text:span></text:p>
          </draw:text-box>
        </draw:frame>
        <draw:polygon draw:style-name="gr7" draw:text-style-name="P1" draw:layer="layout" svg:width="1cm" svg:height="0.383cm" svg:x="7.5cm" svg:y="4.838cm" svg:viewBox="0 0 1001 384" draw:points="0,0 1001,0 1001,384 0,384">
          <text:p/>
        </draw:polygon>
        <draw:frame draw:style-name="gr6" draw:text-style-name="P7" draw:layer="layout" svg:width="1.484cm" svg:height="0.31cm" svg:x="5.6cm" svg:y="4.859cm">
          <draw:text-box>
            <text:p text:style-name="P2"><text:span text:style-name="T5">U</text:span><text:span text:style-name="T5">N</text:span><text:span text:style-name="T5">S</text:span><text:span text:style-name="T5">I</text:span><text:span text:style-name="T5">G</text:span><text:span text:style-name="T5">N</text:span><text:span text:style-name="T5">E</text:span><text:span text:style-name="T5">D</text:span></text:p>
          </draw:text-box>
        </draw:frame>
        <draw:polygon draw:style-name="gr7" draw:text-style-name="P1" draw:layer="layout" svg:width="2cm" svg:height="0.383cm" svg:x="8.5cm" svg:y="4.838cm" svg:viewBox="0 0 2001 384" draw:points="0,0 2001,0 2001,384 0,384">
          <text:p/>
        </draw:polygon>
        <draw:frame draw:style-name="gr6" draw:text-style-name="P7" draw:layer="layout" svg:width="0.362cm" svg:height="0.31cm" svg:x="7.6cm" svg:y="4.859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3cm" svg:x="10.5cm" svg:y="4.838cm" svg:viewBox="0 0 2501 384" draw:points="0,0 2501,0 2501,384 0,384">
          <text:p/>
        </draw:polygon>
        <draw:frame draw:style-name="gr6" draw:text-style-name="P7" draw:layer="layout" svg:width="0.281cm" svg:height="0.31cm" svg:x="8.6cm" svg:y="4.85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3cm" svg:x="13cm" svg:y="4.838cm" svg:viewBox="0 0 4501 384" draw:points="0,0 4501,0 4501,384 0,384">
          <text:p/>
        </draw:polygon>
        <draw:frame draw:style-name="gr6" draw:text-style-name="P7" draw:layer="layout" svg:width="1.915cm" svg:height="0.31cm" svg:x="10.6cm" svg:y="4.859cm">
          <draw:text-box>
            <text:p text:style-name="P2"><text:span text:style-name="T5">a</text:span><text:span text:style-name="T5">u</text:span><text:span text:style-name="T5">t</text:span><text:span text:style-name="T5">o</text:span><text:span text:style-name="T5">_</text:span><text:span text:style-name="T5">i</text:span><text:span text:style-name="T5">n</text:span><text:span text:style-name="T5">c</text:span><text:span text:style-name="T5">r</text:span><text:span text:style-name="T5">e</text:span><text:span text:style-name="T5">m</text:span><text:span text:style-name="T5">e</text:span><text:span text:style-name="T5">n</text:span><text:span text:style-name="T5">t</text:span></text:p>
          </draw:text-box>
        </draw:frame>
        <draw:polygon draw:style-name="gr7" draw:text-style-name="P1" draw:layer="layout" svg:width="6.7cm" svg:height="0.383cm" svg:x="17.5cm" svg:y="4.838cm" svg:viewBox="0 0 6701 384" draw:points="0,0 6701,0 6701,384 0,384">
          <text:p/>
        </draw:polygon>
        <draw:frame draw:style-name="gr6" draw:text-style-name="P7" draw:layer="layout" svg:width="0.281cm" svg:height="0.31cm" svg:x="13.1cm" svg:y="4.85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3cm" svg:x="24.2cm" svg:y="4.838cm" svg:viewBox="0 0 4501 384" draw:points="0,0 4501,0 4501,384 0,384">
          <text:p/>
        </draw:polygon>
        <draw:frame draw:style-name="gr6" draw:text-style-name="P7" draw:layer="layout" svg:width="0.281cm" svg:height="0.31cm" svg:x="17.6cm" svg:y="4.85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5.221cm" svg:viewBox="0 0 2501 383" draw:points="0,0 2501,0 2501,383 0,383">
          <text:p/>
        </draw:polygon>
        <draw:frame draw:style-name="gr6" draw:text-style-name="P7" draw:layer="layout" svg:width="0.281cm" svg:height="0.31cm" svg:x="24.3cm" svg:y="4.85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5.221cm" svg:viewBox="0 0 2001 383" draw:points="0,0 2001,0 2001,383 0,383">
          <text:p/>
        </draw:polygon>
        <draw:frame draw:style-name="gr6" draw:text-style-name="P7" draw:layer="layout" svg:width="0.828cm" svg:height="0.31cm" svg:x="1.1cm" svg:y="5.241cm">
          <draw:text-box>
            <text:p text:style-name="P2"><text:span text:style-name="T5">c</text:span><text:span text:style-name="T5">o</text:span><text:span text:style-name="T5">d</text:span><text:span text:style-name="T5">i</text:span><text:span text:style-name="T5">g</text:span><text:span text:style-name="T5">o</text:span></text:p>
          </draw:text-box>
        </draw:frame>
        <draw:polygon draw:style-name="gr7" draw:text-style-name="P1" draw:layer="layout" svg:width="2cm" svg:height="0.382cm" svg:x="5.5cm" svg:y="5.221cm" svg:viewBox="0 0 2001 383" draw:points="0,0 2001,0 2001,383 0,383">
          <text:p/>
        </draw:polygon>
        <draw:frame draw:style-name="gr6" draw:text-style-name="P7" draw:layer="layout" svg:width="1.429cm" svg:height="0.31cm" svg:x="3.6cm" svg:y="5.241cm">
          <draw:text-box>
            <text:p text:style-name="P2"><text:span text:style-name="T5">v</text:span><text:span text:style-name="T5">a</text:span><text:span text:style-name="T5">r</text:span><text:span text:style-name="T5">c</text:span><text:span text:style-name="T5">h</text:span><text:span text:style-name="T5">a</text:span><text:span text:style-name="T5">r</text:span><text:span text:style-name="T5">(</text:span><text:span text:style-name="T5">1</text:span><text:span text:style-name="T5">0</text:span><text:span text:style-name="T5">)</text:span></text:p>
          </draw:text-box>
        </draw:frame>
        <draw:polygon draw:style-name="gr7" draw:text-style-name="P1" draw:layer="layout" svg:width="1cm" svg:height="0.382cm" svg:x="7.5cm" svg:y="5.221cm" svg:viewBox="0 0 1001 383" draw:points="0,0 1001,0 1001,383 0,383">
          <text:p/>
        </draw:polygon>
        <draw:frame draw:style-name="gr6" draw:text-style-name="P7" draw:layer="layout" svg:width="0.281cm" svg:height="0.31cm" svg:x="5.6cm" svg:y="5.24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5.221cm" svg:viewBox="0 0 2001 383" draw:points="0,0 2001,0 2001,383 0,383">
          <text:p/>
        </draw:polygon>
        <draw:frame draw:style-name="gr6" draw:text-style-name="P7" draw:layer="layout" svg:width="0.362cm" svg:height="0.31cm" svg:x="7.6cm" svg:y="5.241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2cm" svg:x="10.5cm" svg:y="5.221cm" svg:viewBox="0 0 2501 383" draw:points="0,0 2501,0 2501,383 0,383">
          <text:p/>
        </draw:polygon>
        <draw:frame draw:style-name="gr6" draw:text-style-name="P7" draw:layer="layout" svg:width="0.281cm" svg:height="0.31cm" svg:x="8.6cm" svg:y="5.24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13cm" svg:y="5.221cm" svg:viewBox="0 0 4501 383" draw:points="0,0 4501,0 4501,383 0,383">
          <text:p/>
        </draw:polygon>
        <draw:frame draw:style-name="gr6" draw:text-style-name="P7" draw:layer="layout" svg:width="0.281cm" svg:height="0.31cm" svg:x="10.6cm" svg:y="5.24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5.221cm" svg:viewBox="0 0 6701 383" draw:points="0,0 6701,0 6701,383 0,383">
          <text:p/>
        </draw:polygon>
        <draw:frame draw:style-name="gr6" draw:text-style-name="P7" draw:layer="layout" svg:width="0.281cm" svg:height="0.31cm" svg:x="13.1cm" svg:y="5.24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5.221cm" svg:viewBox="0 0 4501 383" draw:points="0,0 4501,0 4501,383 0,383">
          <text:p/>
        </draw:polygon>
        <draw:frame draw:style-name="gr6" draw:text-style-name="P7" draw:layer="layout" svg:width="0.281cm" svg:height="0.31cm" svg:x="17.6cm" svg:y="5.24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5.603cm" svg:viewBox="0 0 2501 383" draw:points="0,0 2501,0 2501,383 0,383">
          <text:p/>
        </draw:polygon>
        <draw:frame draw:style-name="gr6" draw:text-style-name="P7" draw:layer="layout" svg:width="0.281cm" svg:height="0.31cm" svg:x="24.3cm" svg:y="5.24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5.603cm" svg:viewBox="0 0 2001 383" draw:points="0,0 2001,0 2001,383 0,383">
          <text:p/>
        </draw:polygon>
        <draw:frame draw:style-name="gr6" draw:text-style-name="P7" draw:layer="layout" svg:width="0.938cm" svg:height="0.31cm" svg:x="1.1cm" svg:y="5.623cm">
          <draw:text-box>
            <text:p text:style-name="P2"><text:span text:style-name="T5">n</text:span><text:span text:style-name="T5">o</text:span><text:span text:style-name="T5">m</text:span><text:span text:style-name="T5">b</text:span><text:span text:style-name="T5">r</text:span><text:span text:style-name="T5">e</text:span></text:p>
          </draw:text-box>
        </draw:frame>
        <draw:polygon draw:style-name="gr7" draw:text-style-name="P1" draw:layer="layout" svg:width="2cm" svg:height="0.382cm" svg:x="5.5cm" svg:y="5.603cm" svg:viewBox="0 0 2001 383" draw:points="0,0 2001,0 2001,383 0,383">
          <text:p/>
        </draw:polygon>
        <draw:frame draw:style-name="gr6" draw:text-style-name="P7" draw:layer="layout" svg:width="1.429cm" svg:height="0.31cm" svg:x="3.6cm" svg:y="5.623cm">
          <draw:text-box>
            <text:p text:style-name="P2"><text:span text:style-name="T5">v</text:span><text:span text:style-name="T5">a</text:span><text:span text:style-name="T5">r</text:span><text:span text:style-name="T5">c</text:span><text:span text:style-name="T5">h</text:span><text:span text:style-name="T5">a</text:span><text:span text:style-name="T5">r</text:span><text:span text:style-name="T5">(</text:span><text:span text:style-name="T5">3</text:span><text:span text:style-name="T5">0</text:span><text:span text:style-name="T5">)</text:span></text:p>
          </draw:text-box>
        </draw:frame>
        <draw:polygon draw:style-name="gr7" draw:text-style-name="P1" draw:layer="layout" svg:width="1cm" svg:height="0.382cm" svg:x="7.5cm" svg:y="5.603cm" svg:viewBox="0 0 1001 383" draw:points="0,0 1001,0 1001,383 0,383">
          <text:p/>
        </draw:polygon>
        <draw:frame draw:style-name="gr6" draw:text-style-name="P7" draw:layer="layout" svg:width="0.281cm" svg:height="0.31cm" svg:x="5.6cm" svg:y="5.62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5.603cm" svg:viewBox="0 0 2001 383" draw:points="0,0 2001,0 2001,383 0,383">
          <text:p/>
        </draw:polygon>
        <draw:frame draw:style-name="gr6" draw:text-style-name="P7" draw:layer="layout" svg:width="0.281cm" svg:height="0.31cm" svg:x="7.6cm" svg:y="5.623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2cm" svg:x="10.5cm" svg:y="5.603cm" svg:viewBox="0 0 2501 383" draw:points="0,0 2501,0 2501,383 0,383">
          <text:p/>
        </draw:polygon>
        <draw:frame draw:style-name="gr6" draw:text-style-name="P7" draw:layer="layout" svg:width="0.734cm" svg:height="0.31cm" svg:x="8.6cm" svg:y="5.623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382cm" svg:x="13cm" svg:y="5.603cm" svg:viewBox="0 0 4501 383" draw:points="0,0 4501,0 4501,383 0,383">
          <text:p/>
        </draw:polygon>
        <draw:frame draw:style-name="gr6" draw:text-style-name="P7" draw:layer="layout" svg:width="0.281cm" svg:height="0.31cm" svg:x="10.6cm" svg:y="5.62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5.603cm" svg:viewBox="0 0 6701 383" draw:points="0,0 6701,0 6701,383 0,383">
          <text:p/>
        </draw:polygon>
        <draw:frame draw:style-name="gr6" draw:text-style-name="P7" draw:layer="layout" svg:width="0.281cm" svg:height="0.31cm" svg:x="13.1cm" svg:y="5.62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5.603cm" svg:viewBox="0 0 4501 383" draw:points="0,0 4501,0 4501,383 0,383">
          <text:p/>
        </draw:polygon>
        <draw:frame draw:style-name="gr6" draw:text-style-name="P7" draw:layer="layout" svg:width="0.281cm" svg:height="0.31cm" svg:x="17.6cm" svg:y="5.62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765cm" svg:x="1cm" svg:y="5.985cm" svg:viewBox="0 0 2501 766" draw:points="0,0 2501,0 2501,766 0,766">
          <text:p/>
        </draw:polygon>
        <draw:frame draw:style-name="gr6" draw:text-style-name="P7" draw:layer="layout" svg:width="0.281cm" svg:height="0.31cm" svg:x="24.3cm" svg:y="5.62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765cm" svg:x="3.5cm" svg:y="5.985cm" svg:viewBox="0 0 2001 766" draw:points="0,0 2001,0 2001,766 0,766">
          <text:p/>
        </draw:polygon>
        <draw:frame draw:style-name="gr6" draw:text-style-name="P7" draw:layer="layout" svg:width="1.42cm" svg:height="0.31cm" svg:x="1.1cm" svg:y="6.006cm">
          <draw:text-box>
            <text:p text:style-name="P2"><text:span text:style-name="T5">d</text:span><text:span text:style-name="T5">e</text:span><text:span text:style-name="T5">s</text:span><text:span text:style-name="T5">c</text:span><text:span text:style-name="T5">r</text:span><text:span text:style-name="T5">i</text:span><text:span text:style-name="T5">p</text:span><text:span text:style-name="T5">c</text:span><text:span text:style-name="T5">i</text:span><text:span text:style-name="T5">o</text:span><text:span text:style-name="T5">n</text:span></text:p>
          </draw:text-box>
        </draw:frame>
        <draw:frame draw:style-name="gr6" draw:text-style-name="P7" draw:layer="layout" svg:width="1.492cm" svg:height="0.31cm" svg:x="3.6cm" svg:y="6.006cm">
          <draw:text-box>
            <text:p text:style-name="P2"><text:span text:style-name="T5">v</text:span><text:span text:style-name="T5">a</text:span><text:span text:style-name="T5">r</text:span><text:span text:style-name="T5">c</text:span><text:span text:style-name="T5">h</text:span><text:span text:style-name="T5">a</text:span><text:span text:style-name="T5">r</text:span><text:span text:style-name="T5">(</text:span><text:span text:style-name="T5">1</text:span><text:span text:style-name="T5">0</text:span><text:span text:style-name="T5">0</text:span></text:p>
          </draw:text-box>
        </draw:frame>
        <draw:polygon draw:style-name="gr7" draw:text-style-name="P1" draw:layer="layout" svg:width="2cm" svg:height="0.765cm" svg:x="5.5cm" svg:y="5.985cm" svg:viewBox="0 0 2001 766" draw:points="0,0 2001,0 2001,766 0,766">
          <text:p/>
        </draw:polygon>
        <draw:frame draw:style-name="gr6" draw:text-style-name="P7" draw:layer="layout" svg:width="0.281cm" svg:height="0.31cm" svg:x="3.6cm" svg:y="6.358cm">
          <draw:text-box>
            <text:p text:style-name="P2"><text:span text:style-name="T5">)</text:span></text:p>
          </draw:text-box>
        </draw:frame>
        <draw:polygon draw:style-name="gr7" draw:text-style-name="P1" draw:layer="layout" svg:width="1cm" svg:height="0.765cm" svg:x="7.5cm" svg:y="5.985cm" svg:viewBox="0 0 1001 766" draw:points="0,0 1001,0 1001,766 0,766">
          <text:p/>
        </draw:polygon>
        <draw:frame draw:style-name="gr6" draw:text-style-name="P7" draw:layer="layout" svg:width="0.281cm" svg:height="0.31cm" svg:x="5.6cm" svg:y="6.0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765cm" svg:x="8.5cm" svg:y="5.985cm" svg:viewBox="0 0 2001 766" draw:points="0,0 2001,0 2001,766 0,766">
          <text:p/>
        </draw:polygon>
        <draw:frame draw:style-name="gr6" draw:text-style-name="P7" draw:layer="layout" svg:width="0.281cm" svg:height="0.31cm" svg:x="7.6cm" svg:y="6.006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765cm" svg:x="10.5cm" svg:y="5.985cm" svg:viewBox="0 0 2501 766" draw:points="0,0 2501,0 2501,766 0,766">
          <text:p/>
        </draw:polygon>
        <draw:frame draw:style-name="gr6" draw:text-style-name="P7" draw:layer="layout" svg:width="0.734cm" svg:height="0.31cm" svg:x="8.6cm" svg:y="6.006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765cm" svg:x="13cm" svg:y="5.985cm" svg:viewBox="0 0 4501 766" draw:points="0,0 4501,0 4501,766 0,766">
          <text:p/>
        </draw:polygon>
        <draw:frame draw:style-name="gr6" draw:text-style-name="P7" draw:layer="layout" svg:width="0.281cm" svg:height="0.31cm" svg:x="10.6cm" svg:y="6.0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765cm" svg:x="17.5cm" svg:y="5.985cm" svg:viewBox="0 0 6701 766" draw:points="0,0 6701,0 6701,766 0,766">
          <text:p/>
        </draw:polygon>
        <draw:frame draw:style-name="gr6" draw:text-style-name="P7" draw:layer="layout" svg:width="0.281cm" svg:height="0.31cm" svg:x="13.1cm" svg:y="6.0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765cm" svg:x="24.2cm" svg:y="5.985cm" svg:viewBox="0 0 4501 766" draw:points="0,0 4501,0 4501,766 0,766">
          <text:p/>
        </draw:polygon>
        <draw:frame draw:style-name="gr6" draw:text-style-name="P7" draw:layer="layout" svg:width="0.281cm" svg:height="0.31cm" svg:x="17.6cm" svg:y="6.0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6.75cm" svg:viewBox="0 0 2501 383" draw:points="0,0 2501,0 2501,383 0,383">
          <text:p/>
        </draw:polygon>
        <draw:frame draw:style-name="gr6" draw:text-style-name="P7" draw:layer="layout" svg:width="0.281cm" svg:height="0.31cm" svg:x="24.3cm" svg:y="6.0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6.75cm" svg:viewBox="0 0 2001 383" draw:points="0,0 2001,0 2001,383 0,383">
          <text:p/>
        </draw:polygon>
        <draw:frame draw:style-name="gr6" draw:text-style-name="P7" draw:layer="layout" svg:width="0.764cm" svg:height="0.31cm" svg:x="1.1cm" svg:y="6.77cm">
          <draw:text-box>
            <text:p text:style-name="P2"><text:span text:style-name="T5">p</text:span><text:span text:style-name="T5">r</text:span><text:span text:style-name="T5">e</text:span><text:span text:style-name="T5">c</text:span><text:span text:style-name="T5">i</text:span><text:span text:style-name="T5">o</text:span></text:p>
          </draw:text-box>
        </draw:frame>
        <draw:polygon draw:style-name="gr7" draw:text-style-name="P1" draw:layer="layout" svg:width="2cm" svg:height="0.382cm" svg:x="5.5cm" svg:y="6.75cm" svg:viewBox="0 0 2001 383" draw:points="0,0 2001,0 2001,383 0,383">
          <text:p/>
        </draw:polygon>
        <draw:frame draw:style-name="gr6" draw:text-style-name="P7" draw:layer="layout" svg:width="0.518cm" svg:height="0.31cm" svg:x="3.6cm" svg:y="6.77cm">
          <draw:text-box>
            <text:p text:style-name="P2"><text:span text:style-name="T5">f</text:span><text:span text:style-name="T5">l</text:span><text:span text:style-name="T5">o</text:span><text:span text:style-name="T5">a</text:span><text:span text:style-name="T5">t</text:span></text:p>
          </draw:text-box>
        </draw:frame>
        <draw:polygon draw:style-name="gr7" draw:text-style-name="P1" draw:layer="layout" svg:width="1cm" svg:height="0.382cm" svg:x="7.5cm" svg:y="6.75cm" svg:viewBox="0 0 1001 383" draw:points="0,0 1001,0 1001,383 0,383">
          <text:p/>
        </draw:polygon>
        <draw:frame draw:style-name="gr6" draw:text-style-name="P7" draw:layer="layout" svg:width="0.281cm" svg:height="0.31cm" svg:x="5.6cm" svg:y="6.7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6.75cm" svg:viewBox="0 0 2001 383" draw:points="0,0 2001,0 2001,383 0,383">
          <text:p/>
        </draw:polygon>
        <draw:frame draw:style-name="gr6" draw:text-style-name="P7" draw:layer="layout" svg:width="0.362cm" svg:height="0.31cm" svg:x="7.6cm" svg:y="6.77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2cm" svg:x="10.5cm" svg:y="6.75cm" svg:viewBox="0 0 2501 383" draw:points="0,0 2501,0 2501,383 0,383">
          <text:p/>
        </draw:polygon>
        <draw:frame draw:style-name="gr6" draw:text-style-name="P7" draw:layer="layout" svg:width="0.281cm" svg:height="0.31cm" svg:x="8.6cm" svg:y="6.7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13cm" svg:y="6.75cm" svg:viewBox="0 0 4501 383" draw:points="0,0 4501,0 4501,383 0,383">
          <text:p/>
        </draw:polygon>
        <draw:frame draw:style-name="gr6" draw:text-style-name="P7" draw:layer="layout" svg:width="0.281cm" svg:height="0.31cm" svg:x="10.6cm" svg:y="6.7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6.75cm" svg:viewBox="0 0 6701 383" draw:points="0,0 6701,0 6701,383 0,383">
          <text:p/>
        </draw:polygon>
        <draw:frame draw:style-name="gr6" draw:text-style-name="P7" draw:layer="layout" svg:width="0.281cm" svg:height="0.31cm" svg:x="13.1cm" svg:y="6.7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6.75cm" svg:viewBox="0 0 4501 383" draw:points="0,0 4501,0 4501,383 0,383">
          <text:p/>
        </draw:polygon>
        <draw:frame draw:style-name="gr6" draw:text-style-name="P7" draw:layer="layout" svg:width="0.281cm" svg:height="0.31cm" svg:x="17.6cm" svg:y="6.7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7.132cm" svg:viewBox="0 0 2501 383" draw:points="0,0 2501,0 2501,383 0,383">
          <text:p/>
        </draw:polygon>
        <draw:frame draw:style-name="gr6" draw:text-style-name="P7" draw:layer="layout" svg:width="0.281cm" svg:height="0.31cm" svg:x="24.3cm" svg:y="6.7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7.132cm" svg:viewBox="0 0 2001 383" draw:points="0,0 2001,0 2001,383 0,383">
          <text:p/>
        </draw:polygon>
        <draw:frame draw:style-name="gr6" draw:text-style-name="P7" draw:layer="layout" svg:width="0.671cm" svg:height="0.31cm" svg:x="1.1cm" svg:y="7.152cm">
          <draw:text-box>
            <text:p text:style-name="P2"><text:span text:style-name="T5">c</text:span><text:span text:style-name="T5">o</text:span><text:span text:style-name="T5">s</text:span><text:span text:style-name="T5">t</text:span><text:span text:style-name="T5">e</text:span></text:p>
          </draw:text-box>
        </draw:frame>
        <draw:polygon draw:style-name="gr7" draw:text-style-name="P1" draw:layer="layout" svg:width="2cm" svg:height="0.382cm" svg:x="5.5cm" svg:y="7.132cm" svg:viewBox="0 0 2001 383" draw:points="0,0 2001,0 2001,383 0,383">
          <text:p/>
        </draw:polygon>
        <draw:frame draw:style-name="gr6" draw:text-style-name="P7" draw:layer="layout" svg:width="0.518cm" svg:height="0.31cm" svg:x="3.6cm" svg:y="7.152cm">
          <draw:text-box>
            <text:p text:style-name="P2"><text:span text:style-name="T5">f</text:span><text:span text:style-name="T5">l</text:span><text:span text:style-name="T5">o</text:span><text:span text:style-name="T5">a</text:span><text:span text:style-name="T5">t</text:span></text:p>
          </draw:text-box>
        </draw:frame>
        <draw:polygon draw:style-name="gr7" draw:text-style-name="P1" draw:layer="layout" svg:width="1cm" svg:height="0.382cm" svg:x="7.5cm" svg:y="7.132cm" svg:viewBox="0 0 1001 383" draw:points="0,0 1001,0 1001,383 0,383">
          <text:p/>
        </draw:polygon>
        <draw:frame draw:style-name="gr6" draw:text-style-name="P7" draw:layer="layout" svg:width="0.281cm" svg:height="0.31cm" svg:x="5.6cm" svg:y="7.152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7.132cm" svg:viewBox="0 0 2001 383" draw:points="0,0 2001,0 2001,383 0,383">
          <text:p/>
        </draw:polygon>
        <draw:frame draw:style-name="gr6" draw:text-style-name="P7" draw:layer="layout" svg:width="0.281cm" svg:height="0.31cm" svg:x="7.6cm" svg:y="7.152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2cm" svg:x="10.5cm" svg:y="7.132cm" svg:viewBox="0 0 2501 383" draw:points="0,0 2501,0 2501,383 0,383">
          <text:p/>
        </draw:polygon>
        <draw:frame draw:style-name="gr6" draw:text-style-name="P7" draw:layer="layout" svg:width="0.734cm" svg:height="0.31cm" svg:x="8.6cm" svg:y="7.152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382cm" svg:x="13cm" svg:y="7.132cm" svg:viewBox="0 0 4501 383" draw:points="0,0 4501,0 4501,383 0,383">
          <text:p/>
        </draw:polygon>
        <draw:frame draw:style-name="gr6" draw:text-style-name="P7" draw:layer="layout" svg:width="0.281cm" svg:height="0.31cm" svg:x="10.6cm" svg:y="7.152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7.132cm" svg:viewBox="0 0 6701 383" draw:points="0,0 6701,0 6701,383 0,383">
          <text:p/>
        </draw:polygon>
        <draw:frame draw:style-name="gr6" draw:text-style-name="P7" draw:layer="layout" svg:width="0.281cm" svg:height="0.31cm" svg:x="13.1cm" svg:y="7.152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7.132cm" svg:viewBox="0 0 4501 383" draw:points="0,0 4501,0 4501,383 0,383">
          <text:p/>
        </draw:polygon>
        <draw:frame draw:style-name="gr6" draw:text-style-name="P7" draw:layer="layout" svg:width="0.281cm" svg:height="0.31cm" svg:x="17.6cm" svg:y="7.152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7.514cm" svg:viewBox="0 0 2501 383" draw:points="0,0 2501,0 2501,383 0,383">
          <text:p/>
        </draw:polygon>
        <draw:frame draw:style-name="gr6" draw:text-style-name="P7" draw:layer="layout" svg:width="0.281cm" svg:height="0.31cm" svg:x="24.3cm" svg:y="7.152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7.514cm" svg:viewBox="0 0 2001 383" draw:points="0,0 2001,0 2001,383 0,383">
          <text:p/>
        </draw:polygon>
        <draw:frame draw:style-name="gr6" draw:text-style-name="P7" draw:layer="layout" svg:width="0.455cm" svg:height="0.31cm" svg:x="1.1cm" svg:y="7.535cm">
          <draw:text-box>
            <text:p text:style-name="P2"><text:span text:style-name="T5">t</text:span><text:span text:style-name="T5">i</text:span><text:span text:style-name="T5">p</text:span><text:span text:style-name="T5">o</text:span></text:p>
          </draw:text-box>
        </draw:frame>
        <draw:polygon draw:style-name="gr7" draw:text-style-name="P1" draw:layer="layout" svg:width="2cm" svg:height="0.382cm" svg:x="5.5cm" svg:y="7.514cm" svg:viewBox="0 0 2001 383" draw:points="0,0 2001,0 2001,383 0,383">
          <text:p/>
        </draw:polygon>
        <draw:frame draw:style-name="gr6" draw:text-style-name="P7" draw:layer="layout" svg:width="1.073cm" svg:height="0.31cm" svg:x="3.6cm" svg:y="7.535cm">
          <draw:text-box>
            <text:p text:style-name="P2"><text:span text:style-name="T5">t</text:span><text:span text:style-name="T5">i</text:span><text:span text:style-name="T5">n</text:span><text:span text:style-name="T5">y</text:span><text:span text:style-name="T5">i</text:span><text:span text:style-name="T5">n</text:span><text:span text:style-name="T5">t</text:span><text:span text:style-name="T5">(</text:span><text:span text:style-name="T5">1</text:span><text:span text:style-name="T5">)</text:span></text:p>
          </draw:text-box>
        </draw:frame>
        <draw:polygon draw:style-name="gr7" draw:text-style-name="P1" draw:layer="layout" svg:width="1cm" svg:height="0.382cm" svg:x="7.5cm" svg:y="7.514cm" svg:viewBox="0 0 1001 383" draw:points="0,0 1001,0 1001,383 0,383">
          <text:p/>
        </draw:polygon>
        <draw:frame draw:style-name="gr6" draw:text-style-name="P7" draw:layer="layout" svg:width="0.281cm" svg:height="0.31cm" svg:x="5.6cm" svg:y="7.5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7.514cm" svg:viewBox="0 0 2001 383" draw:points="0,0 2001,0 2001,383 0,383">
          <text:p/>
        </draw:polygon>
        <draw:frame draw:style-name="gr6" draw:text-style-name="P7" draw:layer="layout" svg:width="0.362cm" svg:height="0.31cm" svg:x="7.6cm" svg:y="7.535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2cm" svg:x="10.5cm" svg:y="7.514cm" svg:viewBox="0 0 2501 383" draw:points="0,0 2501,0 2501,383 0,383">
          <text:p/>
        </draw:polygon>
        <draw:frame draw:style-name="gr6" draw:text-style-name="P7" draw:layer="layout" svg:width="0.281cm" svg:height="0.31cm" svg:x="8.6cm" svg:y="7.5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13cm" svg:y="7.514cm" svg:viewBox="0 0 4501 383" draw:points="0,0 4501,0 4501,383 0,383">
          <text:p/>
        </draw:polygon>
        <draw:frame draw:style-name="gr6" draw:text-style-name="P7" draw:layer="layout" svg:width="0.281cm" svg:height="0.31cm" svg:x="10.6cm" svg:y="7.5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7.514cm" svg:viewBox="0 0 6701 383" draw:points="0,0 6701,0 6701,383 0,383">
          <text:p/>
        </draw:polygon>
        <draw:frame draw:style-name="gr6" draw:text-style-name="P7" draw:layer="layout" svg:width="0.281cm" svg:height="0.31cm" svg:x="13.1cm" svg:y="7.5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7.514cm" svg:viewBox="0 0 4501 383" draw:points="0,0 4501,0 4501,383 0,383">
          <text:p/>
        </draw:polygon>
        <draw:frame draw:style-name="gr6" draw:text-style-name="P7" draw:layer="layout" svg:width="0.281cm" svg:height="0.31cm" svg:x="17.6cm" svg:y="7.5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7.896cm" svg:viewBox="0 0 2501 383" draw:points="0,0 2501,0 2501,383 0,383">
          <text:p/>
        </draw:polygon>
        <draw:frame draw:style-name="gr6" draw:text-style-name="P7" draw:layer="layout" svg:width="0.281cm" svg:height="0.31cm" svg:x="24.3cm" svg:y="7.5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7.896cm" svg:viewBox="0 0 2001 383" draw:points="0,0 2001,0 2001,383 0,383">
          <text:p/>
        </draw:polygon>
        <draw:frame draw:style-name="gr6" draw:text-style-name="P7" draw:layer="layout" svg:width="0.836cm" svg:height="0.31cm" svg:x="1.1cm" svg:y="7.917cm">
          <draw:text-box>
            <text:p text:style-name="P2"><text:span text:style-name="T5">e</text:span><text:span text:style-name="T5">s</text:span><text:span text:style-name="T5">t</text:span><text:span text:style-name="T5">a</text:span><text:span text:style-name="T5">d</text:span><text:span text:style-name="T5">o</text:span></text:p>
          </draw:text-box>
        </draw:frame>
        <draw:polygon draw:style-name="gr7" draw:text-style-name="P1" draw:layer="layout" svg:width="2cm" svg:height="0.382cm" svg:x="5.5cm" svg:y="7.896cm" svg:viewBox="0 0 2001 383" draw:points="0,0 2001,0 2001,383 0,383">
          <text:p/>
        </draw:polygon>
        <draw:frame draw:style-name="gr6" draw:text-style-name="P7" draw:layer="layout" svg:width="1.073cm" svg:height="0.31cm" svg:x="3.6cm" svg:y="7.917cm">
          <draw:text-box>
            <text:p text:style-name="P2"><text:span text:style-name="T5">t</text:span><text:span text:style-name="T5">i</text:span><text:span text:style-name="T5">n</text:span><text:span text:style-name="T5">y</text:span><text:span text:style-name="T5">i</text:span><text:span text:style-name="T5">n</text:span><text:span text:style-name="T5">t</text:span><text:span text:style-name="T5">(</text:span><text:span text:style-name="T5">1</text:span><text:span text:style-name="T5">)</text:span></text:p>
          </draw:text-box>
        </draw:frame>
        <draw:polygon draw:style-name="gr7" draw:text-style-name="P1" draw:layer="layout" svg:width="1cm" svg:height="0.382cm" svg:x="7.5cm" svg:y="7.896cm" svg:viewBox="0 0 1001 383" draw:points="0,0 1001,0 1001,383 0,383">
          <text:p/>
        </draw:polygon>
        <draw:frame draw:style-name="gr6" draw:text-style-name="P7" draw:layer="layout" svg:width="0.281cm" svg:height="0.31cm" svg:x="5.6cm" svg:y="7.91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7.896cm" svg:viewBox="0 0 2001 383" draw:points="0,0 2001,0 2001,383 0,383">
          <text:p/>
        </draw:polygon>
        <draw:frame draw:style-name="gr6" draw:text-style-name="P7" draw:layer="layout" svg:width="0.362cm" svg:height="0.31cm" svg:x="7.6cm" svg:y="7.917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2cm" svg:x="10.5cm" svg:y="7.896cm" svg:viewBox="0 0 2501 383" draw:points="0,0 2501,0 2501,383 0,383">
          <text:p/>
        </draw:polygon>
        <draw:frame draw:style-name="gr6" draw:text-style-name="P7" draw:layer="layout" svg:width="0.281cm" svg:height="0.31cm" svg:x="8.6cm" svg:y="7.917cm">
          <draw:text-box>
            <text:p text:style-name="P2"><text:span text:style-name="T5">1</text:span></text:p>
          </draw:text-box>
        </draw:frame>
        <draw:polygon draw:style-name="gr7" draw:text-style-name="P1" draw:layer="layout" svg:width="4.5cm" svg:height="0.382cm" svg:x="13cm" svg:y="7.896cm" svg:viewBox="0 0 4501 383" draw:points="0,0 4501,0 4501,383 0,383">
          <text:p/>
        </draw:polygon>
        <draw:frame draw:style-name="gr6" draw:text-style-name="P7" draw:layer="layout" svg:width="0.281cm" svg:height="0.31cm" svg:x="10.6cm" svg:y="7.91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7.896cm" svg:viewBox="0 0 6701 383" draw:points="0,0 6701,0 6701,383 0,383">
          <text:p/>
        </draw:polygon>
        <draw:frame draw:style-name="gr6" draw:text-style-name="P7" draw:layer="layout" svg:width="0.281cm" svg:height="0.31cm" svg:x="13.1cm" svg:y="7.91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7.896cm" svg:viewBox="0 0 4501 383" draw:points="0,0 4501,0 4501,383 0,383">
          <text:p/>
        </draw:polygon>
        <draw:frame draw:style-name="gr6" draw:text-style-name="P7" draw:layer="layout" svg:width="2.83cm" svg:height="0.31cm" svg:x="17.6cm" svg:y="7.917cm">
          <draw:text-box>
            <text:p text:style-name="P2"><text:span text:style-name="T5">0</text:span><text:span text:style-name="T5"> </text:span><text:span text:style-name="T5">d</text:span><text:span text:style-name="T5">e</text:span><text:span text:style-name="T5">s</text:span><text:span text:style-name="T5">a</text:span><text:span text:style-name="T5">b</text:span><text:span text:style-name="T5">i</text:span><text:span text:style-name="T5">l</text:span><text:span text:style-name="T5">i</text:span><text:span text:style-name="T5">t</text:span><text:span text:style-name="T5">a</text:span><text:span text:style-name="T5">d</text:span><text:span text:style-name="T5">o</text:span><text:span text:style-name="T5">, </text:span><text:span text:style-name="T5">1</text:span><text:span text:style-name="T5"> </text:span><text:span text:style-name="T5">a</text:span><text:span text:style-name="T5">c</text:span><text:span text:style-name="T5">t</text:span><text:span text:style-name="T5">i</text:span><text:span text:style-name="T5">v</text:span><text:span text:style-name="T5">o</text:span></text:p>
          </draw:text-box>
        </draw:frame>
        <draw:line draw:style-name="gr1" draw:text-style-name="P1" draw:layer="layout" svg:x1="1cm" svg:y1="19.5cm" svg:x2="28.699cm" svg:y2="19.5cm">
          <text:p/>
        </draw:line>
        <draw:frame draw:style-name="gr6" draw:text-style-name="P7" draw:layer="layout" svg:width="0.281cm" svg:height="0.31cm" svg:x="24.3cm" svg:y="7.917cm">
          <draw:text-box>
            <text:p text:style-name="P2"><text:span text:style-name="T5"><text:s/></text:span></text:p>
          </draw:text-box>
        </draw:frame>
        <draw:frame draw:style-name="gr3" draw:text-style-name="P3" draw:layer="layout" svg:width="5.179cm" svg:height="0.543cm" svg:x="9.841cm" svg:y="19.54cm">
          <draw:text-box>
            <text:p text:style-name="P2"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á</text:span><text:span text:style-name="T2">g</text:span><text:span text:style-name="T2">i</text:span><text:span text:style-name="T2">n</text:span><text:span text:style-name="T2">a</text:span><text:span text:style-name="T2">:</text:span><text:span text:style-name="T2"> </text:span><text:span text:style-name="T2">2</text:span><text:span text:style-name="T2">/</text:span><text:span text:style-name="T2">1</text:span><text:span text:style-name="T2">1</text:span></text:p>
          </draw:text-box>
        </draw:frame>
        <draw:frame draw:style-name="gr3" draw:text-style-name="P3" draw:layer="layout" svg:width="5.692cm" svg:height="0.543cm" svg:x="22.142cm" svg:y="19.535cm">
          <draw:text-box>
            <text:p text:style-name="P2"><text:span text:style-name="T2">1</text:span><text:span text:style-name="T2">1</text:span><text:span text:style-name="T2">-</text:span><text:span text:style-name="T2">1</text:span><text:span text:style-name="T2">0</text:span><text:span text:style-name="T2">-</text:span><text:span text:style-name="T2">2</text:span><text:span text:style-name="T2">0</text:span><text:span text:style-name="T2">1</text:span><text:span text:style-name="T2">9</text:span><text:span text:style-name="T2"> </text:span><text:span text:style-name="T2">a</text:span><text:span text:style-name="T2"> </text:span><text:span text:style-name="T2">l</text:span><text:span text:style-name="T2">a</text:span><text:span text:style-name="T2">s</text:span><text:span text:style-name="T2"> </text:span><text:span text:style-name="T2">1</text:span><text:span text:style-name="T2">2</text:span><text:span text:style-name="T2">:</text:span><text:span text:style-name="T2">5</text:span><text:span text:style-name="T2">3</text:span><text:span text:style-name="T2">:</text:span><text:span text:style-name="T2">1</text:span><text:span text:style-name="T2">6</text:span></text:p>
          </draw:text-box>
        </draw:frame>
      </draw:page>
      <draw:page draw:name="page3" draw:style-name="dp1" draw:master-page-name="master-page3">
        <draw:line draw:style-name="gr1" draw:text-style-name="P1" draw:layer="layout" svg:x1="28.699cm" svg:y1="0.627cm" svg:x2="1cm" svg:y2="0.627cm">
          <text:p/>
        </draw:line>
        <draw:polygon draw:style-name="gr2" draw:text-style-name="P1" draw:layer="layout" svg:width="27.699cm" svg:height="0.813cm" svg:x="1cm" svg:y="1cm" svg:viewBox="0 0 27700 814" draw:points="0,0 27700,0 27700,814 0,814">
          <text:p/>
        </draw:polygon>
        <draw:polygon draw:style-name="gr2" draw:text-style-name="P1" draw:layer="layout" svg:width="27.699cm" svg:height="0.813cm" svg:x="1cm" svg:y="1cm" svg:viewBox="0 0 27700 814" draw:points="0,0 27700,0 27700,814 0,814">
          <text:p/>
        </draw:polygon>
        <draw:frame draw:style-name="gr3" draw:text-style-name="P3" draw:layer="layout" svg:width="6.509cm" svg:height="0.543cm" svg:x="11.085cm" svg:y="0.04cm">
          <draw:text-box>
            <text:p text:style-name="P2"><text:span text:style-name="T1">P</text:span><text:span text:style-name="T1">á</text:span><text:span text:style-name="T1">g</text:span><text:span text:style-name="T1">i</text:span><text:span text:style-name="T1">n</text:span><text:span text:style-name="T1">a</text:span><text:span text:style-name="T1"> </text:span><text:span text:style-name="T1">d</text:span><text:span text:style-name="T1">e</text:span><text:span text:style-name="T1"> </text:span><text:span text:style-name="T1">e</text:span><text:span text:style-name="T1">x</text:span><text:span text:style-name="T1">p</text:span><text:span text:style-name="T1">o</text:span><text:span text:style-name="T1">r</text:span><text:span text:style-name="T1">t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P</text:span><text:span text:style-name="T1">D</text:span><text:span text:style-name="T1">F</text:span></text:p>
          </draw:text-box>
        </draw:frame>
        <draw:frame draw:style-name="gr5" draw:text-style-name="P6" draw:layer="layout" svg:width="2.694cm" svg:height="0.7cm" svg:x="13.251cm" svg:y="1.055cm">
          <draw:text-box>
            <text:p text:style-name="P2"><text:span text:style-name="T4">2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/text:p>
          </draw:text-box>
        </draw:frame>
        <draw:polygon draw:style-name="gr2" draw:text-style-name="P1" draw:layer="layout" svg:width="2.5cm" svg:height="0.8cm" svg:x="1cm" svg:y="3.686cm" svg:viewBox="0 0 2501 801" draw:points="0,0 2501,0 2501,801 0,801">
          <text:p/>
        </draw:polygon>
        <draw:polygon draw:style-name="gr2" draw:text-style-name="P1" draw:layer="layout" svg:width="2.5cm" svg:height="0.8cm" svg:x="1cm" svg:y="3.686cm" svg:viewBox="0 0 2501 801" draw:points="0,0 2501,0 2501,801 0,801">
          <text:p/>
        </draw:polygon>
        <draw:frame draw:style-name="gr6" draw:text-style-name="P7" draw:layer="layout" svg:width="4.502cm" svg:height="0.31cm" svg:x="1.1cm" svg:y="2.648cm">
          <draw:text-box>
            <text:p text:style-name="P2"><text:span text:style-name="T5">C</text:span><text:span text:style-name="T5">r</text:span><text:span text:style-name="T5">e</text:span><text:span text:style-name="T5">a</text:span><text:span text:style-name="T5">c</text:span><text:span text:style-name="T5">i</text:span><text:span text:style-name="T5">ó</text:span><text:span text:style-name="T5">n</text:span><text:span text:style-name="T5">: </text:span><text:span text:style-name="T5">1</text:span><text:span text:style-name="T5">1</text:span><text:span text:style-name="T5">-</text:span><text:span text:style-name="T5">1</text:span><text:span text:style-name="T5">0</text:span><text:span text:style-name="T5">-</text:span><text:span text:style-name="T5">2</text:span><text:span text:style-name="T5">0</text:span><text:span text:style-name="T5">1</text:span><text:span text:style-name="T5">9</text:span><text:span text:style-name="T5"> </text:span><text:span text:style-name="T5">a</text:span><text:span text:style-name="T5"> </text:span><text:span text:style-name="T5">l</text:span><text:span text:style-name="T5">a</text:span><text:span text:style-name="T5">s</text:span><text:span text:style-name="T5"> </text:span><text:span text:style-name="T5">1</text:span><text:span text:style-name="T5">2</text:span><text:span text:style-name="T5">:</text:span><text:span text:style-name="T5">4</text:span><text:span text:style-name="T5">6</text:span><text:span text:style-name="T5">:</text:span><text:span text:style-name="T5">2</text:span><text:span text:style-name="T5">8</text:span></text:p>
          </draw:text-box>
        </draw:frame>
        <draw:polygon draw:style-name="gr2" draw:text-style-name="P1" draw:layer="layout" svg:width="2cm" svg:height="0.8cm" svg:x="3.5cm" svg:y="3.686cm" svg:viewBox="0 0 2001 801" draw:points="0,0 2001,0 2001,801 0,801">
          <text:p/>
        </draw:polygon>
        <draw:polygon draw:style-name="gr2" draw:text-style-name="P1" draw:layer="layout" svg:width="2cm" svg:height="0.8cm" svg:x="3.5cm" svg:y="3.686cm" svg:viewBox="0 0 2001 801" draw:points="0,0 2001,0 2001,801 0,801">
          <text:p/>
        </draw:polygon>
        <draw:frame draw:style-name="gr6" draw:text-style-name="P7" draw:layer="layout" svg:width="1.217cm" svg:height="0.31cm" svg:x="1.558cm" svg:y="3.93cm">
          <draw:text-box>
            <text:p text:style-name="P2"><text:span text:style-name="T6">C</text:span><text:span text:style-name="T6">o</text:span><text:span text:style-name="T6">l</text:span><text:span text:style-name="T6">u</text:span><text:span text:style-name="T6">m</text:span><text:span text:style-name="T6">n</text:span><text:span text:style-name="T6">a</text:span></text:p>
          </draw:text-box>
        </draw:frame>
        <draw:polygon draw:style-name="gr2" draw:text-style-name="P1" draw:layer="layout" svg:width="2cm" svg:height="0.8cm" svg:x="5.5cm" svg:y="3.686cm" svg:viewBox="0 0 2001 801" draw:points="0,0 2001,0 2001,801 0,801">
          <text:p/>
        </draw:polygon>
        <draw:polygon draw:style-name="gr2" draw:text-style-name="P1" draw:layer="layout" svg:width="2cm" svg:height="0.8cm" svg:x="5.5cm" svg:y="3.686cm" svg:viewBox="0 0 2001 801" draw:points="0,0 2001,0 2001,801 0,801">
          <text:p/>
        </draw:polygon>
        <draw:frame draw:style-name="gr6" draw:text-style-name="P7" draw:layer="layout" svg:width="0.616cm" svg:height="0.31cm" svg:x="4.158cm" svg:y="3.93cm">
          <draw:text-box>
            <text:p text:style-name="P2"><text:span text:style-name="T6">T</text:span><text:span text:style-name="T6">i</text:span><text:span text:style-name="T6">p</text:span><text:span text:style-name="T6">o</text:span></text:p>
          </draw:text-box>
        </draw:frame>
        <draw:polygon draw:style-name="gr2" draw:text-style-name="P1" draw:layer="layout" svg:width="1cm" svg:height="0.8cm" svg:x="7.5cm" svg:y="3.686cm" svg:viewBox="0 0 1001 801" draw:points="0,0 1001,0 1001,801 0,801">
          <text:p/>
        </draw:polygon>
        <draw:polygon draw:style-name="gr2" draw:text-style-name="P1" draw:layer="layout" svg:width="1cm" svg:height="0.8cm" svg:x="7.5cm" svg:y="3.686cm" svg:viewBox="0 0 1001 801" draw:points="0,0 1001,0 1001,801 0,801">
          <text:p/>
        </draw:polygon>
        <draw:frame draw:style-name="gr6" draw:text-style-name="P7" draw:layer="layout" svg:width="1.268cm" svg:height="0.31cm" svg:x="5.756cm" svg:y="3.93cm">
          <draw:text-box>
            <text:p text:style-name="P2"><text:span text:style-name="T6">A</text:span><text:span text:style-name="T6">t</text:span><text:span text:style-name="T6">r</text:span><text:span text:style-name="T6">i</text:span><text:span text:style-name="T6">b</text:span><text:span text:style-name="T6">u</text:span><text:span text:style-name="T6">t</text:span><text:span text:style-name="T6">o</text:span><text:span text:style-name="T6">s</text:span></text:p>
          </draw:text-box>
        </draw:frame>
        <draw:polygon draw:style-name="gr2" draw:text-style-name="P1" draw:layer="layout" svg:width="2cm" svg:height="0.8cm" svg:x="8.5cm" svg:y="3.686cm" svg:viewBox="0 0 2001 801" draw:points="0,0 2001,0 2001,801 0,801">
          <text:p/>
        </draw:polygon>
        <draw:polygon draw:style-name="gr2" draw:text-style-name="P1" draw:layer="layout" svg:width="2cm" svg:height="0.8cm" svg:x="8.5cm" svg:y="3.686cm" svg:viewBox="0 0 2001 801" draw:points="0,0 2001,0 2001,801 0,801">
          <text:p/>
        </draw:polygon>
        <draw:polygon draw:style-name="gr2" draw:text-style-name="P1" draw:layer="layout" svg:width="2.5cm" svg:height="0.8cm" svg:x="10.5cm" svg:y="3.686cm" svg:viewBox="0 0 2501 801" draw:points="0,0 2501,0 2501,801 0,801">
          <text:p/>
        </draw:polygon>
        <draw:polygon draw:style-name="gr2" draw:text-style-name="P1" draw:layer="layout" svg:width="2.5cm" svg:height="0.8cm" svg:x="10.5cm" svg:y="3.686cm" svg:viewBox="0 0 2501 801" draw:points="0,0 2501,0 2501,801 0,801">
          <text:p/>
        </draw:polygon>
        <draw:frame draw:style-name="gr6" draw:text-style-name="P7" draw:layer="layout" svg:width="2.838cm" svg:height="0.31cm" svg:x="7.636cm" svg:y="3.93cm">
          <draw:text-box>
            <text:p text:style-name="P2"><text:span text:style-name="T6">N</text:span><text:span text:style-name="T6">u</text:span><text:span text:style-name="T6">l</text:span><text:span text:style-name="T6">o</text:span><text:span text:style-name="T6">P</text:span><text:span text:style-name="T6">r</text:span><text:span text:style-name="T6">e</text:span><text:span text:style-name="T6">d</text:span><text:span text:style-name="T6">e</text:span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a</text:span><text:span text:style-name="T6">d</text:span><text:span text:style-name="T6">o</text:span></text:p>
          </draw:text-box>
        </draw:frame>
        <draw:polygon draw:style-name="gr2" draw:text-style-name="P1" draw:layer="layout" svg:width="4.5cm" svg:height="0.8cm" svg:x="13cm" svg:y="3.686cm" svg:viewBox="0 0 4501 801" draw:points="0,0 4501,0 4501,801 0,801">
          <text:p/>
        </draw:polygon>
        <draw:polygon draw:style-name="gr2" draw:text-style-name="P1" draw:layer="layout" svg:width="4.5cm" svg:height="0.8cm" svg:x="13cm" svg:y="3.686cm" svg:viewBox="0 0 4501 801" draw:points="0,0 4501,0 4501,801 0,801">
          <text:p/>
        </draw:polygon>
        <draw:frame draw:style-name="gr6" draw:text-style-name="P7" draw:layer="layout" svg:width="0.717cm" svg:height="0.31cm" svg:x="11.33cm" svg:y="3.93cm">
          <draw:text-box>
            <text:p text:style-name="P2"><text:span text:style-name="T6">E</text:span><text:span text:style-name="T6">x</text:span><text:span text:style-name="T6">t</text:span><text:span text:style-name="T6">r</text:span><text:span text:style-name="T6">a</text:span></text:p>
          </draw:text-box>
        </draw:frame>
        <draw:polygon draw:style-name="gr2" draw:text-style-name="P1" draw:layer="layout" svg:width="6.7cm" svg:height="0.8cm" svg:x="17.5cm" svg:y="3.686cm" svg:viewBox="0 0 6701 801" draw:points="0,0 6701,0 6701,801 0,801">
          <text:p/>
        </draw:polygon>
        <draw:polygon draw:style-name="gr2" draw:text-style-name="P1" draw:layer="layout" svg:width="6.7cm" svg:height="0.8cm" svg:x="17.5cm" svg:y="3.686cm" svg:viewBox="0 0 6701 801" draw:points="0,0 6701,0 6701,801 0,801">
          <text:p/>
        </draw:polygon>
        <draw:frame draw:style-name="gr6" draw:text-style-name="P7" draw:layer="layout" svg:width="1.323cm" svg:height="0.31cm" svg:x="14.502cm" svg:y="3.93cm">
          <draw:text-box>
            <text:p text:style-name="P2"><text:span text:style-name="T6">E</text:span><text:span text:style-name="T6">n</text:span><text:span text:style-name="T6">l</text:span><text:span text:style-name="T6">a</text:span><text:span text:style-name="T6">c</text:span><text:span text:style-name="T6">e</text:span><text:span text:style-name="T6">s</text:span><text:span text:style-name="T6"> </text:span><text:span text:style-name="T6">a</text:span></text:p>
          </draw:text-box>
        </draw:frame>
        <draw:polygon draw:style-name="gr2" draw:text-style-name="P1" draw:layer="layout" svg:width="4.5cm" svg:height="0.8cm" svg:x="24.2cm" svg:y="3.686cm" svg:viewBox="0 0 4501 801" draw:points="0,0 4501,0 4501,801 0,801">
          <text:p/>
        </draw:polygon>
        <draw:polygon draw:style-name="gr2" draw:text-style-name="P1" draw:layer="layout" svg:width="4.5cm" svg:height="0.8cm" svg:x="24.2cm" svg:y="3.686cm" svg:viewBox="0 0 4501 801" draw:points="0,0 4501,0 4501,801 0,801">
          <text:p/>
        </draw:polygon>
        <draw:frame draw:style-name="gr6" draw:text-style-name="P7" draw:layer="layout" svg:width="1.75cm" svg:height="0.31cm" svg:x="19.845cm" svg:y="3.93cm">
          <draw:text-box>
            <text:p text:style-name="P2"><text:span text:style-name="T6">C</text:span><text:span text:style-name="T6">o</text:span><text:span text:style-name="T6">m</text:span><text:span text:style-name="T6">e</text:span><text:span text:style-name="T6">n</text:span><text:span text:style-name="T6">t</text:span><text:span text:style-name="T6">a</text:span><text:span text:style-name="T6">r</text:span><text:span text:style-name="T6">i</text:span><text:span text:style-name="T6">o</text:span><text:span text:style-name="T6">s</text:span></text:p>
          </draw:text-box>
        </draw:frame>
        <draw:polygon draw:style-name="gr7" draw:text-style-name="P1" draw:layer="layout" svg:width="2.5cm" svg:height="0.382cm" svg:x="1cm" svg:y="4.486cm" svg:viewBox="0 0 2501 383" draw:points="0,0 2501,0 2501,383 0,383">
          <text:p/>
        </draw:polygon>
        <draw:frame draw:style-name="gr6" draw:text-style-name="P7" draw:layer="layout" svg:width="0.772cm" svg:height="0.31cm" svg:x="26.02cm" svg:y="3.93cm">
          <draw:text-box>
            <text:p text:style-name="P2"><text:span text:style-name="T6">M</text:span><text:span text:style-name="T6">I</text:span><text:span text:style-name="T6">M</text:span><text:span text:style-name="T6">E</text:span></text:p>
          </draw:text-box>
        </draw:frame>
        <draw:polygon draw:style-name="gr7" draw:text-style-name="P1" draw:layer="layout" svg:width="2cm" svg:height="0.382cm" svg:x="3.5cm" svg:y="4.486cm" svg:viewBox="0 0 2001 383" draw:points="0,0 2001,0 2001,383 0,383">
          <text:p/>
        </draw:polygon>
        <draw:frame draw:style-name="gr6" draw:text-style-name="P7" draw:layer="layout" svg:width="0.281cm" svg:height="0.31cm" svg:x="1.1cm" svg:y="4.506cm">
          <draw:text-box>
            <text:p text:style-name="P2"><text:span text:style-name="T5">i</text:span><text:span text:style-name="T5">d</text:span></text:p>
          </draw:text-box>
        </draw:frame>
        <draw:polygon draw:style-name="gr7" draw:text-style-name="P1" draw:layer="layout" svg:width="2cm" svg:height="0.382cm" svg:x="5.5cm" svg:y="4.486cm" svg:viewBox="0 0 2001 383" draw:points="0,0 2001,0 2001,383 0,383">
          <text:p/>
        </draw:polygon>
        <draw:frame draw:style-name="gr6" draw:text-style-name="P7" draw:layer="layout" svg:width="0.798cm" svg:height="0.31cm" svg:x="3.6cm" svg:y="4.506cm">
          <draw:text-box>
            <text:p text:style-name="P2"><text:span text:style-name="T5">i</text:span><text:span text:style-name="T5">n</text:span><text:span text:style-name="T5">t</text:span><text:span text:style-name="T5">(</text:span><text:span text:style-name="T5">1</text:span><text:span text:style-name="T5">1</text:span><text:span text:style-name="T5">)</text:span></text:p>
          </draw:text-box>
        </draw:frame>
        <draw:polygon draw:style-name="gr7" draw:text-style-name="P1" draw:layer="layout" svg:width="1cm" svg:height="0.382cm" svg:x="7.5cm" svg:y="4.486cm" svg:viewBox="0 0 1001 383" draw:points="0,0 1001,0 1001,383 0,383">
          <text:p/>
        </draw:polygon>
        <draw:frame draw:style-name="gr6" draw:text-style-name="P7" draw:layer="layout" svg:width="0.281cm" svg:height="0.31cm" svg:x="5.6cm" svg:y="4.5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4.486cm" svg:viewBox="0 0 2001 383" draw:points="0,0 2001,0 2001,383 0,383">
          <text:p/>
        </draw:polygon>
        <draw:frame draw:style-name="gr6" draw:text-style-name="P7" draw:layer="layout" svg:width="0.362cm" svg:height="0.31cm" svg:x="7.6cm" svg:y="4.506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2cm" svg:x="10.5cm" svg:y="4.486cm" svg:viewBox="0 0 2501 383" draw:points="0,0 2501,0 2501,383 0,383">
          <text:p/>
        </draw:polygon>
        <draw:frame draw:style-name="gr6" draw:text-style-name="P7" draw:layer="layout" svg:width="0.281cm" svg:height="0.31cm" svg:x="8.6cm" svg:y="4.5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13cm" svg:y="4.486cm" svg:viewBox="0 0 4501 383" draw:points="0,0 4501,0 4501,383 0,383">
          <text:p/>
        </draw:polygon>
        <draw:frame draw:style-name="gr6" draw:text-style-name="P7" draw:layer="layout" svg:width="1.915cm" svg:height="0.31cm" svg:x="10.6cm" svg:y="4.506cm">
          <draw:text-box>
            <text:p text:style-name="P2"><text:span text:style-name="T5">a</text:span><text:span text:style-name="T5">u</text:span><text:span text:style-name="T5">t</text:span><text:span text:style-name="T5">o</text:span><text:span text:style-name="T5">_</text:span><text:span text:style-name="T5">i</text:span><text:span text:style-name="T5">n</text:span><text:span text:style-name="T5">c</text:span><text:span text:style-name="T5">r</text:span><text:span text:style-name="T5">e</text:span><text:span text:style-name="T5">m</text:span><text:span text:style-name="T5">e</text:span><text:span text:style-name="T5">n</text:span><text:span text:style-name="T5">t</text:span></text:p>
          </draw:text-box>
        </draw:frame>
        <draw:polygon draw:style-name="gr7" draw:text-style-name="P1" draw:layer="layout" svg:width="6.7cm" svg:height="0.382cm" svg:x="17.5cm" svg:y="4.486cm" svg:viewBox="0 0 6701 383" draw:points="0,0 6701,0 6701,383 0,383">
          <text:p/>
        </draw:polygon>
        <draw:frame draw:style-name="gr6" draw:text-style-name="P7" draw:layer="layout" svg:width="0.281cm" svg:height="0.31cm" svg:x="13.1cm" svg:y="4.5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4.486cm" svg:viewBox="0 0 4501 383" draw:points="0,0 4501,0 4501,383 0,383">
          <text:p/>
        </draw:polygon>
        <draw:frame draw:style-name="gr6" draw:text-style-name="P7" draw:layer="layout" svg:width="0.281cm" svg:height="0.31cm" svg:x="17.6cm" svg:y="4.5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1.147cm" svg:x="1cm" svg:y="4.868cm" svg:viewBox="0 0 2501 1148" draw:points="0,0 2501,0 2501,1148 0,1148">
          <text:p/>
        </draw:polygon>
        <draw:frame draw:style-name="gr6" draw:text-style-name="P7" draw:layer="layout" svg:width="0.281cm" svg:height="0.31cm" svg:x="24.3cm" svg:y="4.5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1.147cm" svg:x="3.5cm" svg:y="4.868cm" svg:viewBox="0 0 2001 1148" draw:points="0,0 2001,0 2001,1148 0,1148">
          <text:p/>
        </draw:polygon>
        <draw:frame draw:style-name="gr6" draw:text-style-name="P7" draw:layer="layout" svg:width="0.959cm" svg:height="0.31cm" svg:x="1.1cm" svg:y="4.888cm">
          <draw:text-box>
            <text:p text:style-name="P2"><text:span text:style-name="T5">i</text:span><text:span text:style-name="T5">d</text:span><text:span text:style-name="T5">_</text:span><text:span text:style-name="T5">l</text:span><text:span text:style-name="T5">i</text:span><text:span text:style-name="T5">n</text:span><text:span text:style-name="T5">e</text:span><text:span text:style-name="T5">a</text:span></text:p>
          </draw:text-box>
        </draw:frame>
        <draw:polygon draw:style-name="gr7" draw:text-style-name="P1" draw:layer="layout" svg:width="2cm" svg:height="1.147cm" svg:x="5.5cm" svg:y="4.868cm" svg:viewBox="0 0 2001 1148" draw:points="0,0 2001,0 2001,1148 0,1148">
          <text:p/>
        </draw:polygon>
        <draw:frame draw:style-name="gr6" draw:text-style-name="P7" draw:layer="layout" svg:width="1.175cm" svg:height="0.31cm" svg:x="3.6cm" svg:y="4.888cm">
          <draw:text-box>
            <text:p text:style-name="P2"><text:span text:style-name="T5">b</text:span><text:span text:style-name="T5">i</text:span><text:span text:style-name="T5">g</text:span><text:span text:style-name="T5">i</text:span><text:span text:style-name="T5">n</text:span><text:span text:style-name="T5">t</text:span><text:span text:style-name="T5">(</text:span><text:span text:style-name="T5">2</text:span><text:span text:style-name="T5">0</text:span><text:span text:style-name="T5">)</text:span></text:p>
          </draw:text-box>
        </draw:frame>
        <draw:polygon draw:style-name="gr7" draw:text-style-name="P1" draw:layer="layout" svg:width="1cm" svg:height="1.147cm" svg:x="7.5cm" svg:y="4.868cm" svg:viewBox="0 0 1001 1148" draw:points="0,0 1001,0 1001,1148 0,1148">
          <text:p/>
        </draw:polygon>
        <draw:frame draw:style-name="gr6" draw:text-style-name="P7" draw:layer="layout" svg:width="1.484cm" svg:height="0.31cm" svg:x="5.6cm" svg:y="4.888cm">
          <draw:text-box>
            <text:p text:style-name="P2"><text:span text:style-name="T5">U</text:span><text:span text:style-name="T5">N</text:span><text:span text:style-name="T5">S</text:span><text:span text:style-name="T5">I</text:span><text:span text:style-name="T5">G</text:span><text:span text:style-name="T5">N</text:span><text:span text:style-name="T5">E</text:span><text:span text:style-name="T5">D</text:span></text:p>
          </draw:text-box>
        </draw:frame>
        <draw:polygon draw:style-name="gr7" draw:text-style-name="P1" draw:layer="layout" svg:width="2cm" svg:height="1.147cm" svg:x="8.5cm" svg:y="4.868cm" svg:viewBox="0 0 2001 1148" draw:points="0,0 2001,0 2001,1148 0,1148">
          <text:p/>
        </draw:polygon>
        <draw:frame draw:style-name="gr6" draw:text-style-name="P7" draw:layer="layout" svg:width="0.362cm" svg:height="0.31cm" svg:x="7.6cm" svg:y="4.888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1.147cm" svg:x="10.5cm" svg:y="4.868cm" svg:viewBox="0 0 2501 1148" draw:points="0,0 2501,0 2501,1148 0,1148">
          <text:p/>
        </draw:polygon>
        <draw:frame draw:style-name="gr6" draw:text-style-name="P7" draw:layer="layout" svg:width="0.281cm" svg:height="0.31cm" svg:x="8.6cm" svg:y="4.8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1.147cm" svg:x="13cm" svg:y="4.868cm" svg:viewBox="0 0 4501 1148" draw:points="0,0 4501,0 4501,1148 0,1148">
          <text:p/>
        </draw:polygon>
        <draw:frame draw:style-name="gr6" draw:text-style-name="P7" draw:layer="layout" svg:width="0.281cm" svg:height="0.31cm" svg:x="10.6cm" svg:y="4.888cm">
          <draw:text-box>
            <text:p text:style-name="P2"><text:span text:style-name="T5"><text:s/></text:span></text:p>
          </draw:text-box>
        </draw:frame>
        <draw:frame draw:style-name="gr6" draw:text-style-name="P7" draw:layer="layout" svg:width="1.344cm" svg:height="0.31cm" svg:x="13.1cm" svg:y="4.888cm">
          <draw:text-box>
            <text:p text:style-name="P2"><text:span text:style-name="T5">-</text:span><text:span text:style-name="T5">&gt;</text:span><text:span text:style-name="T5"> </text:span><text:span text:style-name="T5">l</text:span><text:span text:style-name="T5">i</text:span><text:span text:style-name="T5">n</text:span><text:span text:style-name="T5">e</text:span><text:span text:style-name="T5">a</text:span><text:span text:style-name="T5">s</text:span><text:span text:style-name="T5">.</text:span><text:span text:style-name="T5">i</text:span><text:span text:style-name="T5">d</text:span></text:p>
          </draw:text-box>
        </draw:frame>
        <draw:frame draw:style-name="gr6" draw:text-style-name="P7" draw:layer="layout" svg:width="3.067cm" svg:height="0.31cm" svg:x="13.1cm" svg:y="5.241cm">
          <draw:text-box>
            <text:p text:style-name="P2"><text:span text:style-name="T5">O</text:span><text:span text:style-name="T5">N</text:span><text:span text:style-name="T5"> </text:span><text:span text:style-name="T5">U</text:span><text:span text:style-name="T5">P</text:span><text:span text:style-name="T5">D</text:span><text:span text:style-name="T5">A</text:span><text:span text:style-name="T5">T</text:span><text:span text:style-name="T5">E</text:span><text:span text:style-name="T5"> </text:span><text:span text:style-name="T5">C</text:span><text:span text:style-name="T5">A</text:span><text:span text:style-name="T5">S</text:span><text:span text:style-name="T5">C</text:span><text:span text:style-name="T5">A</text:span><text:span text:style-name="T5">D</text:span><text:span text:style-name="T5">E</text:span></text:p>
          </draw:text-box>
        </draw:frame>
        <draw:polygon draw:style-name="gr7" draw:text-style-name="P1" draw:layer="layout" svg:width="6.7cm" svg:height="1.147cm" svg:x="17.5cm" svg:y="4.868cm" svg:viewBox="0 0 6701 1148" draw:points="0,0 6701,0 6701,1148 0,1148">
          <text:p/>
        </draw:polygon>
        <draw:frame draw:style-name="gr6" draw:text-style-name="P7" draw:layer="layout" svg:width="3.003cm" svg:height="0.31cm" svg:x="13.1cm" svg:y="5.594cm">
          <draw:text-box>
            <text:p text:style-name="P2"><text:span text:style-name="T5">O</text:span><text:span text:style-name="T5">N</text:span><text:span text:style-name="T5"> </text:span><text:span text:style-name="T5">D</text:span><text:span text:style-name="T5">E</text:span><text:span text:style-name="T5">L</text:span><text:span text:style-name="T5">E</text:span><text:span text:style-name="T5">T</text:span><text:span text:style-name="T5">E</text:span><text:span text:style-name="T5"> </text:span><text:span text:style-name="T5">C</text:span><text:span text:style-name="T5">A</text:span><text:span text:style-name="T5">S</text:span><text:span text:style-name="T5">C</text:span><text:span text:style-name="T5">A</text:span><text:span text:style-name="T5">D</text:span><text:span text:style-name="T5">E</text:span></text:p>
          </draw:text-box>
        </draw:frame>
        <draw:polygon draw:style-name="gr7" draw:text-style-name="P1" draw:layer="layout" svg:width="4.5cm" svg:height="1.147cm" svg:x="24.2cm" svg:y="4.868cm" svg:viewBox="0 0 4501 1148" draw:points="0,0 4501,0 4501,1148 0,1148">
          <text:p/>
        </draw:polygon>
        <draw:frame draw:style-name="gr6" draw:text-style-name="P7" draw:layer="layout" svg:width="0.281cm" svg:height="0.31cm" svg:x="17.6cm" svg:y="4.8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6.015cm" svg:viewBox="0 0 2501 383" draw:points="0,0 2501,0 2501,383 0,383">
          <text:p/>
        </draw:polygon>
        <draw:frame draw:style-name="gr6" draw:text-style-name="P7" draw:layer="layout" svg:width="0.281cm" svg:height="0.31cm" svg:x="24.3cm" svg:y="4.8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6.015cm" svg:viewBox="0 0 2001 383" draw:points="0,0 2001,0 2001,383 0,383">
          <text:p/>
        </draw:polygon>
        <draw:frame draw:style-name="gr6" draw:text-style-name="P7" draw:layer="layout" svg:width="0.684cm" svg:height="0.31cm" svg:x="1.1cm" svg:y="6.035cm">
          <draw:text-box>
            <text:p text:style-name="P2"><text:span text:style-name="T5">f</text:span><text:span text:style-name="T5">e</text:span><text:span text:style-name="T5">c</text:span><text:span text:style-name="T5">h</text:span><text:span text:style-name="T5">a</text:span></text:p>
          </draw:text-box>
        </draw:frame>
        <draw:polygon draw:style-name="gr7" draw:text-style-name="P1" draw:layer="layout" svg:width="2cm" svg:height="0.382cm" svg:x="5.5cm" svg:y="6.015cm" svg:viewBox="0 0 2001 383" draw:points="0,0 2001,0 2001,383 0,383">
          <text:p/>
        </draw:polygon>
        <draw:frame draw:style-name="gr6" draw:text-style-name="P7" draw:layer="layout" svg:width="1.069cm" svg:height="0.31cm" svg:x="3.6cm" svg:y="6.035cm">
          <draw:text-box>
            <text:p text:style-name="P2"><text:span text:style-name="T5">d</text:span><text:span text:style-name="T5">a</text:span><text:span text:style-name="T5">t</text:span><text:span text:style-name="T5">e</text:span><text:span text:style-name="T5">t</text:span><text:span text:style-name="T5">i</text:span><text:span text:style-name="T5">m</text:span><text:span text:style-name="T5">e</text:span></text:p>
          </draw:text-box>
        </draw:frame>
        <draw:polygon draw:style-name="gr7" draw:text-style-name="P1" draw:layer="layout" svg:width="1cm" svg:height="0.382cm" svg:x="7.5cm" svg:y="6.015cm" svg:viewBox="0 0 1001 383" draw:points="0,0 1001,0 1001,383 0,383">
          <text:p/>
        </draw:polygon>
        <draw:frame draw:style-name="gr6" draw:text-style-name="P7" draw:layer="layout" svg:width="0.281cm" svg:height="0.31cm" svg:x="5.6cm" svg:y="6.0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6.015cm" svg:viewBox="0 0 2001 383" draw:points="0,0 2001,0 2001,383 0,383">
          <text:p/>
        </draw:polygon>
        <draw:frame draw:style-name="gr6" draw:text-style-name="P7" draw:layer="layout" svg:width="0.281cm" svg:height="0.31cm" svg:x="7.6cm" svg:y="6.035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2cm" svg:x="10.5cm" svg:y="6.015cm" svg:viewBox="0 0 2501 383" draw:points="0,0 2501,0 2501,383 0,383">
          <text:p/>
        </draw:polygon>
        <draw:frame draw:style-name="gr6" draw:text-style-name="P7" draw:layer="layout" svg:width="0.734cm" svg:height="0.31cm" svg:x="8.6cm" svg:y="6.035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382cm" svg:x="13cm" svg:y="6.015cm" svg:viewBox="0 0 4501 383" draw:points="0,0 4501,0 4501,383 0,383">
          <text:p/>
        </draw:polygon>
        <draw:frame draw:style-name="gr6" draw:text-style-name="P7" draw:layer="layout" svg:width="0.281cm" svg:height="0.31cm" svg:x="10.6cm" svg:y="6.0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6.015cm" svg:viewBox="0 0 6701 383" draw:points="0,0 6701,0 6701,383 0,383">
          <text:p/>
        </draw:polygon>
        <draw:frame draw:style-name="gr6" draw:text-style-name="P7" draw:layer="layout" svg:width="0.281cm" svg:height="0.31cm" svg:x="13.1cm" svg:y="6.0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6.015cm" svg:viewBox="0 0 4501 383" draw:points="0,0 4501,0 4501,383 0,383">
          <text:p/>
        </draw:polygon>
        <draw:frame draw:style-name="gr6" draw:text-style-name="P7" draw:layer="layout" svg:width="0.281cm" svg:height="0.31cm" svg:x="17.6cm" svg:y="6.035cm">
          <draw:text-box>
            <text:p text:style-name="P2"><text:span text:style-name="T5"><text:s/></text:span></text:p>
          </draw:text-box>
        </draw:frame>
        <draw:line draw:style-name="gr1" draw:text-style-name="P1" draw:layer="layout" svg:x1="1cm" svg:y1="19.5cm" svg:x2="28.699cm" svg:y2="19.5cm">
          <text:p/>
        </draw:line>
        <draw:frame draw:style-name="gr6" draw:text-style-name="P7" draw:layer="layout" svg:width="0.281cm" svg:height="0.31cm" svg:x="24.3cm" svg:y="6.035cm">
          <draw:text-box>
            <text:p text:style-name="P2"><text:span text:style-name="T5"><text:s/></text:span></text:p>
          </draw:text-box>
        </draw:frame>
        <draw:frame draw:style-name="gr3" draw:text-style-name="P3" draw:layer="layout" svg:width="5.179cm" svg:height="0.543cm" svg:x="9.841cm" svg:y="19.54cm">
          <draw:text-box>
            <text:p text:style-name="P2"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á</text:span><text:span text:style-name="T2">g</text:span><text:span text:style-name="T2">i</text:span><text:span text:style-name="T2">n</text:span><text:span text:style-name="T2">a</text:span><text:span text:style-name="T2">:</text:span><text:span text:style-name="T2"> </text:span><text:span text:style-name="T2">3</text:span><text:span text:style-name="T2">/</text:span><text:span text:style-name="T2">1</text:span><text:span text:style-name="T2">1</text:span></text:p>
          </draw:text-box>
        </draw:frame>
        <draw:frame draw:style-name="gr3" draw:text-style-name="P3" draw:layer="layout" svg:width="5.692cm" svg:height="0.543cm" svg:x="22.142cm" svg:y="19.535cm">
          <draw:text-box>
            <text:p text:style-name="P2"><text:span text:style-name="T2">1</text:span><text:span text:style-name="T2">1</text:span><text:span text:style-name="T2">-</text:span><text:span text:style-name="T2">1</text:span><text:span text:style-name="T2">0</text:span><text:span text:style-name="T2">-</text:span><text:span text:style-name="T2">2</text:span><text:span text:style-name="T2">0</text:span><text:span text:style-name="T2">1</text:span><text:span text:style-name="T2">9</text:span><text:span text:style-name="T2"> </text:span><text:span text:style-name="T2">a</text:span><text:span text:style-name="T2"> </text:span><text:span text:style-name="T2">l</text:span><text:span text:style-name="T2">a</text:span><text:span text:style-name="T2">s</text:span><text:span text:style-name="T2"> </text:span><text:span text:style-name="T2">1</text:span><text:span text:style-name="T2">2</text:span><text:span text:style-name="T2">:</text:span><text:span text:style-name="T2">5</text:span><text:span text:style-name="T2">3</text:span><text:span text:style-name="T2">:</text:span><text:span text:style-name="T2">1</text:span><text:span text:style-name="T2">6</text:span></text:p>
          </draw:text-box>
        </draw:frame>
      </draw:page>
      <draw:page draw:name="page4" draw:style-name="dp1" draw:master-page-name="master-page3">
        <draw:line draw:style-name="gr1" draw:text-style-name="P1" draw:layer="layout" svg:x1="28.699cm" svg:y1="0.627cm" svg:x2="1cm" svg:y2="0.627cm">
          <text:p/>
        </draw:line>
        <draw:polygon draw:style-name="gr2" draw:text-style-name="P1" draw:layer="layout" svg:width="27.699cm" svg:height="0.813cm" svg:x="1cm" svg:y="1cm" svg:viewBox="0 0 27700 814" draw:points="0,0 27700,0 27700,814 0,814">
          <text:p/>
        </draw:polygon>
        <draw:polygon draw:style-name="gr2" draw:text-style-name="P1" draw:layer="layout" svg:width="27.699cm" svg:height="0.813cm" svg:x="1cm" svg:y="1cm" svg:viewBox="0 0 27700 814" draw:points="0,0 27700,0 27700,814 0,814">
          <text:p/>
        </draw:polygon>
        <draw:frame draw:style-name="gr3" draw:text-style-name="P3" draw:layer="layout" svg:width="6.509cm" svg:height="0.543cm" svg:x="11.085cm" svg:y="0.04cm">
          <draw:text-box>
            <text:p text:style-name="P2"><text:span text:style-name="T1">P</text:span><text:span text:style-name="T1">á</text:span><text:span text:style-name="T1">g</text:span><text:span text:style-name="T1">i</text:span><text:span text:style-name="T1">n</text:span><text:span text:style-name="T1">a</text:span><text:span text:style-name="T1"> </text:span><text:span text:style-name="T1">d</text:span><text:span text:style-name="T1">e</text:span><text:span text:style-name="T1"> </text:span><text:span text:style-name="T1">e</text:span><text:span text:style-name="T1">x</text:span><text:span text:style-name="T1">p</text:span><text:span text:style-name="T1">o</text:span><text:span text:style-name="T1">r</text:span><text:span text:style-name="T1">t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P</text:span><text:span text:style-name="T1">D</text:span><text:span text:style-name="T1">F</text:span></text:p>
          </draw:text-box>
        </draw:frame>
        <draw:frame draw:style-name="gr5" draw:text-style-name="P6" draw:layer="layout" svg:width="3.19cm" svg:height="0.7cm" svg:x="12.97cm" svg:y="1.055cm">
          <draw:text-box>
            <text:p text:style-name="P2"><text:span text:style-name="T4">3</text:span><text:span text:style-name="T4"> </text:span><text:span text:style-name="T4">e</text:span><text:span text:style-name="T4">m</text:span><text:span text:style-name="T4">p</text:span><text:span text:style-name="T4">r</text:span><text:span text:style-name="T4">e</text:span><text:span text:style-name="T4">s</text:span><text:span text:style-name="T4">a</text:span></text:p>
          </draw:text-box>
        </draw:frame>
        <draw:frame draw:style-name="gr6" draw:text-style-name="P7" draw:layer="layout" svg:width="4.502cm" svg:height="0.31cm" svg:x="1.1cm" svg:y="2.648cm">
          <draw:text-box>
            <text:p text:style-name="P2"><text:span text:style-name="T5">C</text:span><text:span text:style-name="T5">r</text:span><text:span text:style-name="T5">e</text:span><text:span text:style-name="T5">a</text:span><text:span text:style-name="T5">c</text:span><text:span text:style-name="T5">i</text:span><text:span text:style-name="T5">ó</text:span><text:span text:style-name="T5">n</text:span><text:span text:style-name="T5">: </text:span><text:span text:style-name="T5">1</text:span><text:span text:style-name="T5">1</text:span><text:span text:style-name="T5">-</text:span><text:span text:style-name="T5">1</text:span><text:span text:style-name="T5">0</text:span><text:span text:style-name="T5">-</text:span><text:span text:style-name="T5">2</text:span><text:span text:style-name="T5">0</text:span><text:span text:style-name="T5">1</text:span><text:span text:style-name="T5">9</text:span><text:span text:style-name="T5"> </text:span><text:span text:style-name="T5">a</text:span><text:span text:style-name="T5"> </text:span><text:span text:style-name="T5">l</text:span><text:span text:style-name="T5">a</text:span><text:span text:style-name="T5">s</text:span><text:span text:style-name="T5"> </text:span><text:span text:style-name="T5">1</text:span><text:span text:style-name="T5">0</text:span><text:span text:style-name="T5">:</text:span><text:span text:style-name="T5">3</text:span><text:span text:style-name="T5">8</text:span><text:span text:style-name="T5">:</text:span><text:span text:style-name="T5">0</text:span><text:span text:style-name="T5">8</text:span></text:p>
          </draw:text-box>
        </draw:frame>
        <draw:polygon draw:style-name="gr2" draw:text-style-name="P1" draw:layer="layout" svg:width="2.5cm" svg:height="0.8cm" svg:x="1cm" svg:y="4.038cm" svg:viewBox="0 0 2501 801" draw:points="0,0 2501,0 2501,801 0,801">
          <text:p/>
        </draw:polygon>
        <draw:polygon draw:style-name="gr2" draw:text-style-name="P1" draw:layer="layout" svg:width="2.5cm" svg:height="0.8cm" svg:x="1cm" svg:y="4.038cm" svg:viewBox="0 0 2501 801" draw:points="0,0 2501,0 2501,801 0,801">
          <text:p/>
        </draw:polygon>
        <draw:frame draw:style-name="gr6" draw:text-style-name="P7" draw:layer="layout" svg:width="5.857cm" svg:height="0.31cm" svg:x="1.1cm" svg:y="3.001cm">
          <draw:text-box>
            <text:p text:style-name="P2"><text:span text:style-name="T5">Ú</text:span><text:span text:style-name="T5">l</text:span><text:span text:style-name="T5">t</text:span><text:span text:style-name="T5">i</text:span><text:span text:style-name="T5">m</text:span><text:span text:style-name="T5">a</text:span><text:span text:style-name="T5"> </text:span><text:span text:style-name="T5">a</text:span><text:span text:style-name="T5">c</text:span><text:span text:style-name="T5">t</text:span><text:span text:style-name="T5">u</text:span><text:span text:style-name="T5">a</text:span><text:span text:style-name="T5">l</text:span><text:span text:style-name="T5">i</text:span><text:span text:style-name="T5">z</text:span><text:span text:style-name="T5">a</text:span><text:span text:style-name="T5">c</text:span><text:span text:style-name="T5">i</text:span><text:span text:style-name="T5">ó</text:span><text:span text:style-name="T5">n</text:span><text:span text:style-name="T5">: </text:span><text:span text:style-name="T5">1</text:span><text:span text:style-name="T5">1</text:span><text:span text:style-name="T5">-</text:span><text:span text:style-name="T5">1</text:span><text:span text:style-name="T5">0</text:span><text:span text:style-name="T5">-</text:span><text:span text:style-name="T5">2</text:span><text:span text:style-name="T5">0</text:span><text:span text:style-name="T5">1</text:span><text:span text:style-name="T5">9</text:span><text:span text:style-name="T5"> </text:span><text:span text:style-name="T5">a</text:span><text:span text:style-name="T5"> </text:span><text:span text:style-name="T5">l</text:span><text:span text:style-name="T5">a</text:span><text:span text:style-name="T5">s</text:span><text:span text:style-name="T5"> </text:span><text:span text:style-name="T5">1</text:span><text:span text:style-name="T5">0</text:span><text:span text:style-name="T5">:</text:span><text:span text:style-name="T5">3</text:span><text:span text:style-name="T5">8</text:span><text:span text:style-name="T5">:</text:span><text:span text:style-name="T5">0</text:span><text:span text:style-name="T5">8</text:span></text:p>
          </draw:text-box>
        </draw:frame>
        <draw:polygon draw:style-name="gr2" draw:text-style-name="P1" draw:layer="layout" svg:width="2cm" svg:height="0.8cm" svg:x="3.5cm" svg:y="4.038cm" svg:viewBox="0 0 2001 801" draw:points="0,0 2001,0 2001,801 0,801">
          <text:p/>
        </draw:polygon>
        <draw:polygon draw:style-name="gr2" draw:text-style-name="P1" draw:layer="layout" svg:width="2cm" svg:height="0.8cm" svg:x="3.5cm" svg:y="4.038cm" svg:viewBox="0 0 2001 801" draw:points="0,0 2001,0 2001,801 0,801">
          <text:p/>
        </draw:polygon>
        <draw:frame draw:style-name="gr6" draw:text-style-name="P7" draw:layer="layout" svg:width="1.217cm" svg:height="0.31cm" svg:x="1.558cm" svg:y="4.283cm">
          <draw:text-box>
            <text:p text:style-name="P2"><text:span text:style-name="T6">C</text:span><text:span text:style-name="T6">o</text:span><text:span text:style-name="T6">l</text:span><text:span text:style-name="T6">u</text:span><text:span text:style-name="T6">m</text:span><text:span text:style-name="T6">n</text:span><text:span text:style-name="T6">a</text:span></text:p>
          </draw:text-box>
        </draw:frame>
        <draw:polygon draw:style-name="gr2" draw:text-style-name="P1" draw:layer="layout" svg:width="2cm" svg:height="0.8cm" svg:x="5.5cm" svg:y="4.038cm" svg:viewBox="0 0 2001 801" draw:points="0,0 2001,0 2001,801 0,801">
          <text:p/>
        </draw:polygon>
        <draw:polygon draw:style-name="gr2" draw:text-style-name="P1" draw:layer="layout" svg:width="2cm" svg:height="0.8cm" svg:x="5.5cm" svg:y="4.038cm" svg:viewBox="0 0 2001 801" draw:points="0,0 2001,0 2001,801 0,801">
          <text:p/>
        </draw:polygon>
        <draw:frame draw:style-name="gr6" draw:text-style-name="P7" draw:layer="layout" svg:width="0.616cm" svg:height="0.31cm" svg:x="4.158cm" svg:y="4.283cm">
          <draw:text-box>
            <text:p text:style-name="P2"><text:span text:style-name="T6">T</text:span><text:span text:style-name="T6">i</text:span><text:span text:style-name="T6">p</text:span><text:span text:style-name="T6">o</text:span></text:p>
          </draw:text-box>
        </draw:frame>
        <draw:polygon draw:style-name="gr2" draw:text-style-name="P1" draw:layer="layout" svg:width="1cm" svg:height="0.8cm" svg:x="7.5cm" svg:y="4.038cm" svg:viewBox="0 0 1001 801" draw:points="0,0 1001,0 1001,801 0,801">
          <text:p/>
        </draw:polygon>
        <draw:polygon draw:style-name="gr2" draw:text-style-name="P1" draw:layer="layout" svg:width="1cm" svg:height="0.8cm" svg:x="7.5cm" svg:y="4.038cm" svg:viewBox="0 0 1001 801" draw:points="0,0 1001,0 1001,801 0,801">
          <text:p/>
        </draw:polygon>
        <draw:frame draw:style-name="gr6" draw:text-style-name="P7" draw:layer="layout" svg:width="1.268cm" svg:height="0.31cm" svg:x="5.756cm" svg:y="4.283cm">
          <draw:text-box>
            <text:p text:style-name="P2"><text:span text:style-name="T6">A</text:span><text:span text:style-name="T6">t</text:span><text:span text:style-name="T6">r</text:span><text:span text:style-name="T6">i</text:span><text:span text:style-name="T6">b</text:span><text:span text:style-name="T6">u</text:span><text:span text:style-name="T6">t</text:span><text:span text:style-name="T6">o</text:span><text:span text:style-name="T6">s</text:span></text:p>
          </draw:text-box>
        </draw:frame>
        <draw:polygon draw:style-name="gr2" draw:text-style-name="P1" draw:layer="layout" svg:width="2cm" svg:height="0.8cm" svg:x="8.5cm" svg:y="4.038cm" svg:viewBox="0 0 2001 801" draw:points="0,0 2001,0 2001,801 0,801">
          <text:p/>
        </draw:polygon>
        <draw:polygon draw:style-name="gr2" draw:text-style-name="P1" draw:layer="layout" svg:width="2cm" svg:height="0.8cm" svg:x="8.5cm" svg:y="4.038cm" svg:viewBox="0 0 2001 801" draw:points="0,0 2001,0 2001,801 0,801">
          <text:p/>
        </draw:polygon>
        <draw:polygon draw:style-name="gr2" draw:text-style-name="P1" draw:layer="layout" svg:width="2.5cm" svg:height="0.8cm" svg:x="10.5cm" svg:y="4.038cm" svg:viewBox="0 0 2501 801" draw:points="0,0 2501,0 2501,801 0,801">
          <text:p/>
        </draw:polygon>
        <draw:polygon draw:style-name="gr2" draw:text-style-name="P1" draw:layer="layout" svg:width="2.5cm" svg:height="0.8cm" svg:x="10.5cm" svg:y="4.038cm" svg:viewBox="0 0 2501 801" draw:points="0,0 2501,0 2501,801 0,801">
          <text:p/>
        </draw:polygon>
        <draw:frame draw:style-name="gr6" draw:text-style-name="P7" draw:layer="layout" svg:width="2.838cm" svg:height="0.31cm" svg:x="7.636cm" svg:y="4.283cm">
          <draw:text-box>
            <text:p text:style-name="P2"><text:span text:style-name="T6">N</text:span><text:span text:style-name="T6">u</text:span><text:span text:style-name="T6">l</text:span><text:span text:style-name="T6">o</text:span><text:span text:style-name="T6">P</text:span><text:span text:style-name="T6">r</text:span><text:span text:style-name="T6">e</text:span><text:span text:style-name="T6">d</text:span><text:span text:style-name="T6">e</text:span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a</text:span><text:span text:style-name="T6">d</text:span><text:span text:style-name="T6">o</text:span></text:p>
          </draw:text-box>
        </draw:frame>
        <draw:polygon draw:style-name="gr2" draw:text-style-name="P1" draw:layer="layout" svg:width="4.5cm" svg:height="0.8cm" svg:x="13cm" svg:y="4.038cm" svg:viewBox="0 0 4501 801" draw:points="0,0 4501,0 4501,801 0,801">
          <text:p/>
        </draw:polygon>
        <draw:polygon draw:style-name="gr2" draw:text-style-name="P1" draw:layer="layout" svg:width="4.5cm" svg:height="0.8cm" svg:x="13cm" svg:y="4.038cm" svg:viewBox="0 0 4501 801" draw:points="0,0 4501,0 4501,801 0,801">
          <text:p/>
        </draw:polygon>
        <draw:frame draw:style-name="gr6" draw:text-style-name="P7" draw:layer="layout" svg:width="0.717cm" svg:height="0.31cm" svg:x="11.33cm" svg:y="4.283cm">
          <draw:text-box>
            <text:p text:style-name="P2"><text:span text:style-name="T6">E</text:span><text:span text:style-name="T6">x</text:span><text:span text:style-name="T6">t</text:span><text:span text:style-name="T6">r</text:span><text:span text:style-name="T6">a</text:span></text:p>
          </draw:text-box>
        </draw:frame>
        <draw:polygon draw:style-name="gr2" draw:text-style-name="P1" draw:layer="layout" svg:width="6.7cm" svg:height="0.8cm" svg:x="17.5cm" svg:y="4.038cm" svg:viewBox="0 0 6701 801" draw:points="0,0 6701,0 6701,801 0,801">
          <text:p/>
        </draw:polygon>
        <draw:polygon draw:style-name="gr2" draw:text-style-name="P1" draw:layer="layout" svg:width="6.7cm" svg:height="0.8cm" svg:x="17.5cm" svg:y="4.038cm" svg:viewBox="0 0 6701 801" draw:points="0,0 6701,0 6701,801 0,801">
          <text:p/>
        </draw:polygon>
        <draw:frame draw:style-name="gr6" draw:text-style-name="P7" draw:layer="layout" svg:width="1.323cm" svg:height="0.31cm" svg:x="14.502cm" svg:y="4.283cm">
          <draw:text-box>
            <text:p text:style-name="P2"><text:span text:style-name="T6">E</text:span><text:span text:style-name="T6">n</text:span><text:span text:style-name="T6">l</text:span><text:span text:style-name="T6">a</text:span><text:span text:style-name="T6">c</text:span><text:span text:style-name="T6">e</text:span><text:span text:style-name="T6">s</text:span><text:span text:style-name="T6"> </text:span><text:span text:style-name="T6">a</text:span></text:p>
          </draw:text-box>
        </draw:frame>
        <draw:polygon draw:style-name="gr2" draw:text-style-name="P1" draw:layer="layout" svg:width="4.5cm" svg:height="0.8cm" svg:x="24.2cm" svg:y="4.038cm" svg:viewBox="0 0 4501 801" draw:points="0,0 4501,0 4501,801 0,801">
          <text:p/>
        </draw:polygon>
        <draw:polygon draw:style-name="gr2" draw:text-style-name="P1" draw:layer="layout" svg:width="4.5cm" svg:height="0.8cm" svg:x="24.2cm" svg:y="4.038cm" svg:viewBox="0 0 4501 801" draw:points="0,0 4501,0 4501,801 0,801">
          <text:p/>
        </draw:polygon>
        <draw:frame draw:style-name="gr6" draw:text-style-name="P7" draw:layer="layout" svg:width="1.75cm" svg:height="0.31cm" svg:x="19.845cm" svg:y="4.283cm">
          <draw:text-box>
            <text:p text:style-name="P2"><text:span text:style-name="T6">C</text:span><text:span text:style-name="T6">o</text:span><text:span text:style-name="T6">m</text:span><text:span text:style-name="T6">e</text:span><text:span text:style-name="T6">n</text:span><text:span text:style-name="T6">t</text:span><text:span text:style-name="T6">a</text:span><text:span text:style-name="T6">r</text:span><text:span text:style-name="T6">i</text:span><text:span text:style-name="T6">o</text:span><text:span text:style-name="T6">s</text:span></text:p>
          </draw:text-box>
        </draw:frame>
        <draw:polygon draw:style-name="gr7" draw:text-style-name="P1" draw:layer="layout" svg:width="2.5cm" svg:height="0.383cm" svg:x="1cm" svg:y="4.838cm" svg:viewBox="0 0 2501 384" draw:points="0,0 2501,0 2501,384 0,384">
          <text:p/>
        </draw:polygon>
        <draw:frame draw:style-name="gr6" draw:text-style-name="P7" draw:layer="layout" svg:width="0.772cm" svg:height="0.31cm" svg:x="26.02cm" svg:y="4.283cm">
          <draw:text-box>
            <text:p text:style-name="P2"><text:span text:style-name="T6">M</text:span><text:span text:style-name="T6">I</text:span><text:span text:style-name="T6">M</text:span><text:span text:style-name="T6">E</text:span></text:p>
          </draw:text-box>
        </draw:frame>
        <draw:polygon draw:style-name="gr7" draw:text-style-name="P1" draw:layer="layout" svg:width="2cm" svg:height="0.383cm" svg:x="3.5cm" svg:y="4.838cm" svg:viewBox="0 0 2001 384" draw:points="0,0 2001,0 2001,384 0,384">
          <text:p/>
        </draw:polygon>
        <draw:frame draw:style-name="gr6" draw:text-style-name="P7" draw:layer="layout" svg:width="0.281cm" svg:height="0.31cm" svg:x="1.1cm" svg:y="4.859cm">
          <draw:text-box>
            <text:p text:style-name="P2"><text:span text:style-name="T5">i</text:span><text:span text:style-name="T5">d</text:span></text:p>
          </draw:text-box>
        </draw:frame>
        <draw:polygon draw:style-name="gr7" draw:text-style-name="P1" draw:layer="layout" svg:width="2cm" svg:height="0.383cm" svg:x="5.5cm" svg:y="4.838cm" svg:viewBox="0 0 2001 384" draw:points="0,0 2001,0 2001,384 0,384">
          <text:p/>
        </draw:polygon>
        <draw:frame draw:style-name="gr6" draw:text-style-name="P7" draw:layer="layout" svg:width="1.073cm" svg:height="0.31cm" svg:x="3.6cm" svg:y="4.859cm">
          <draw:text-box>
            <text:p text:style-name="P2"><text:span text:style-name="T5">t</text:span><text:span text:style-name="T5">i</text:span><text:span text:style-name="T5">n</text:span><text:span text:style-name="T5">y</text:span><text:span text:style-name="T5">i</text:span><text:span text:style-name="T5">n</text:span><text:span text:style-name="T5">t</text:span><text:span text:style-name="T5">(</text:span><text:span text:style-name="T5">1</text:span><text:span text:style-name="T5">)</text:span></text:p>
          </draw:text-box>
        </draw:frame>
        <draw:polygon draw:style-name="gr7" draw:text-style-name="P1" draw:layer="layout" svg:width="1cm" svg:height="0.383cm" svg:x="7.5cm" svg:y="4.838cm" svg:viewBox="0 0 1001 384" draw:points="0,0 1001,0 1001,384 0,384">
          <text:p/>
        </draw:polygon>
        <draw:frame draw:style-name="gr6" draw:text-style-name="P7" draw:layer="layout" svg:width="1.484cm" svg:height="0.31cm" svg:x="5.6cm" svg:y="4.859cm">
          <draw:text-box>
            <text:p text:style-name="P2"><text:span text:style-name="T5">U</text:span><text:span text:style-name="T5">N</text:span><text:span text:style-name="T5">S</text:span><text:span text:style-name="T5">I</text:span><text:span text:style-name="T5">G</text:span><text:span text:style-name="T5">N</text:span><text:span text:style-name="T5">E</text:span><text:span text:style-name="T5">D</text:span></text:p>
          </draw:text-box>
        </draw:frame>
        <draw:polygon draw:style-name="gr7" draw:text-style-name="P1" draw:layer="layout" svg:width="2cm" svg:height="0.383cm" svg:x="8.5cm" svg:y="4.838cm" svg:viewBox="0 0 2001 384" draw:points="0,0 2001,0 2001,384 0,384">
          <text:p/>
        </draw:polygon>
        <draw:frame draw:style-name="gr6" draw:text-style-name="P7" draw:layer="layout" svg:width="0.362cm" svg:height="0.31cm" svg:x="7.6cm" svg:y="4.859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3cm" svg:x="10.5cm" svg:y="4.838cm" svg:viewBox="0 0 2501 384" draw:points="0,0 2501,0 2501,384 0,384">
          <text:p/>
        </draw:polygon>
        <draw:frame draw:style-name="gr6" draw:text-style-name="P7" draw:layer="layout" svg:width="0.281cm" svg:height="0.31cm" svg:x="8.6cm" svg:y="4.85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3cm" svg:x="13cm" svg:y="4.838cm" svg:viewBox="0 0 4501 384" draw:points="0,0 4501,0 4501,384 0,384">
          <text:p/>
        </draw:polygon>
        <draw:frame draw:style-name="gr6" draw:text-style-name="P7" draw:layer="layout" svg:width="1.915cm" svg:height="0.31cm" svg:x="10.6cm" svg:y="4.859cm">
          <draw:text-box>
            <text:p text:style-name="P2"><text:span text:style-name="T5">a</text:span><text:span text:style-name="T5">u</text:span><text:span text:style-name="T5">t</text:span><text:span text:style-name="T5">o</text:span><text:span text:style-name="T5">_</text:span><text:span text:style-name="T5">i</text:span><text:span text:style-name="T5">n</text:span><text:span text:style-name="T5">c</text:span><text:span text:style-name="T5">r</text:span><text:span text:style-name="T5">e</text:span><text:span text:style-name="T5">m</text:span><text:span text:style-name="T5">e</text:span><text:span text:style-name="T5">n</text:span><text:span text:style-name="T5">t</text:span></text:p>
          </draw:text-box>
        </draw:frame>
        <draw:polygon draw:style-name="gr7" draw:text-style-name="P1" draw:layer="layout" svg:width="6.7cm" svg:height="0.383cm" svg:x="17.5cm" svg:y="4.838cm" svg:viewBox="0 0 6701 384" draw:points="0,0 6701,0 6701,384 0,384">
          <text:p/>
        </draw:polygon>
        <draw:frame draw:style-name="gr6" draw:text-style-name="P7" draw:layer="layout" svg:width="0.281cm" svg:height="0.31cm" svg:x="13.1cm" svg:y="4.85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3cm" svg:x="24.2cm" svg:y="4.838cm" svg:viewBox="0 0 4501 384" draw:points="0,0 4501,0 4501,384 0,384">
          <text:p/>
        </draw:polygon>
        <draw:frame draw:style-name="gr6" draw:text-style-name="P7" draw:layer="layout" svg:width="0.281cm" svg:height="0.31cm" svg:x="17.6cm" svg:y="4.85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5.221cm" svg:viewBox="0 0 2501 383" draw:points="0,0 2501,0 2501,383 0,383">
          <text:p/>
        </draw:polygon>
        <draw:frame draw:style-name="gr6" draw:text-style-name="P7" draw:layer="layout" svg:width="0.281cm" svg:height="0.31cm" svg:x="24.3cm" svg:y="4.85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5.221cm" svg:viewBox="0 0 2001 383" draw:points="0,0 2001,0 2001,383 0,383">
          <text:p/>
        </draw:polygon>
        <draw:frame draw:style-name="gr6" draw:text-style-name="P7" draw:layer="layout" svg:width="0.938cm" svg:height="0.31cm" svg:x="1.1cm" svg:y="5.241cm">
          <draw:text-box>
            <text:p text:style-name="P2"><text:span text:style-name="T5">n</text:span><text:span text:style-name="T5">o</text:span><text:span text:style-name="T5">m</text:span><text:span text:style-name="T5">b</text:span><text:span text:style-name="T5">r</text:span><text:span text:style-name="T5">e</text:span></text:p>
          </draw:text-box>
        </draw:frame>
        <draw:polygon draw:style-name="gr7" draw:text-style-name="P1" draw:layer="layout" svg:width="2cm" svg:height="0.382cm" svg:x="5.5cm" svg:y="5.221cm" svg:viewBox="0 0 2001 383" draw:points="0,0 2001,0 2001,383 0,383">
          <text:p/>
        </draw:polygon>
        <draw:frame draw:style-name="gr6" draw:text-style-name="P7" draw:layer="layout" svg:width="1.429cm" svg:height="0.31cm" svg:x="3.6cm" svg:y="5.241cm">
          <draw:text-box>
            <text:p text:style-name="P2"><text:span text:style-name="T5">v</text:span><text:span text:style-name="T5">a</text:span><text:span text:style-name="T5">r</text:span><text:span text:style-name="T5">c</text:span><text:span text:style-name="T5">h</text:span><text:span text:style-name="T5">a</text:span><text:span text:style-name="T5">r</text:span><text:span text:style-name="T5">(</text:span><text:span text:style-name="T5">3</text:span><text:span text:style-name="T5">0</text:span><text:span text:style-name="T5">)</text:span></text:p>
          </draw:text-box>
        </draw:frame>
        <draw:polygon draw:style-name="gr7" draw:text-style-name="P1" draw:layer="layout" svg:width="1cm" svg:height="0.382cm" svg:x="7.5cm" svg:y="5.221cm" svg:viewBox="0 0 1001 383" draw:points="0,0 1001,0 1001,383 0,383">
          <text:p/>
        </draw:polygon>
        <draw:frame draw:style-name="gr6" draw:text-style-name="P7" draw:layer="layout" svg:width="0.281cm" svg:height="0.31cm" svg:x="5.6cm" svg:y="5.24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5.221cm" svg:viewBox="0 0 2001 383" draw:points="0,0 2001,0 2001,383 0,383">
          <text:p/>
        </draw:polygon>
        <draw:frame draw:style-name="gr6" draw:text-style-name="P7" draw:layer="layout" svg:width="0.281cm" svg:height="0.31cm" svg:x="7.6cm" svg:y="5.241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2cm" svg:x="10.5cm" svg:y="5.221cm" svg:viewBox="0 0 2501 383" draw:points="0,0 2501,0 2501,383 0,383">
          <text:p/>
        </draw:polygon>
        <draw:frame draw:style-name="gr6" draw:text-style-name="P7" draw:layer="layout" svg:width="0.734cm" svg:height="0.31cm" svg:x="8.6cm" svg:y="5.241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382cm" svg:x="13cm" svg:y="5.221cm" svg:viewBox="0 0 4501 383" draw:points="0,0 4501,0 4501,383 0,383">
          <text:p/>
        </draw:polygon>
        <draw:frame draw:style-name="gr6" draw:text-style-name="P7" draw:layer="layout" svg:width="0.281cm" svg:height="0.31cm" svg:x="10.6cm" svg:y="5.24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5.221cm" svg:viewBox="0 0 6701 383" draw:points="0,0 6701,0 6701,383 0,383">
          <text:p/>
        </draw:polygon>
        <draw:frame draw:style-name="gr6" draw:text-style-name="P7" draw:layer="layout" svg:width="0.281cm" svg:height="0.31cm" svg:x="13.1cm" svg:y="5.24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5.221cm" svg:viewBox="0 0 4501 383" draw:points="0,0 4501,0 4501,383 0,383">
          <text:p/>
        </draw:polygon>
        <draw:frame draw:style-name="gr6" draw:text-style-name="P7" draw:layer="layout" svg:width="0.281cm" svg:height="0.31cm" svg:x="17.6cm" svg:y="5.24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5.603cm" svg:viewBox="0 0 2501 383" draw:points="0,0 2501,0 2501,383 0,383">
          <text:p/>
        </draw:polygon>
        <draw:frame draw:style-name="gr6" draw:text-style-name="P7" draw:layer="layout" svg:width="0.281cm" svg:height="0.31cm" svg:x="24.3cm" svg:y="5.24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5.603cm" svg:viewBox="0 0 2001 383" draw:points="0,0 2001,0 2001,383 0,383">
          <text:p/>
        </draw:polygon>
        <draw:frame draw:style-name="gr6" draw:text-style-name="P7" draw:layer="layout" svg:width="0.298cm" svg:height="0.31cm" svg:x="1.1cm" svg:y="5.623cm">
          <draw:text-box>
            <text:p text:style-name="P2"><text:span text:style-name="T5">n</text:span><text:span text:style-name="T5">i</text:span><text:span text:style-name="T5">f</text:span></text:p>
          </draw:text-box>
        </draw:frame>
        <draw:polygon draw:style-name="gr7" draw:text-style-name="P1" draw:layer="layout" svg:width="2cm" svg:height="0.382cm" svg:x="5.5cm" svg:y="5.603cm" svg:viewBox="0 0 2001 383" draw:points="0,0 2001,0 2001,383 0,383">
          <text:p/>
        </draw:polygon>
        <draw:frame draw:style-name="gr6" draw:text-style-name="P7" draw:layer="layout" svg:width="0.887cm" svg:height="0.31cm" svg:x="3.6cm" svg:y="5.623cm">
          <draw:text-box>
            <text:p text:style-name="P2"><text:span text:style-name="T5">c</text:span><text:span text:style-name="T5">h</text:span><text:span text:style-name="T5">a</text:span><text:span text:style-name="T5">r</text:span><text:span text:style-name="T5">(</text:span><text:span text:style-name="T5">9</text:span><text:span text:style-name="T5">)</text:span></text:p>
          </draw:text-box>
        </draw:frame>
        <draw:polygon draw:style-name="gr7" draw:text-style-name="P1" draw:layer="layout" svg:width="1cm" svg:height="0.382cm" svg:x="7.5cm" svg:y="5.603cm" svg:viewBox="0 0 1001 383" draw:points="0,0 1001,0 1001,383 0,383">
          <text:p/>
        </draw:polygon>
        <draw:frame draw:style-name="gr6" draw:text-style-name="P7" draw:layer="layout" svg:width="0.281cm" svg:height="0.31cm" svg:x="5.6cm" svg:y="5.62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5.603cm" svg:viewBox="0 0 2001 383" draw:points="0,0 2001,0 2001,383 0,383">
          <text:p/>
        </draw:polygon>
        <draw:frame draw:style-name="gr6" draw:text-style-name="P7" draw:layer="layout" svg:width="0.281cm" svg:height="0.31cm" svg:x="7.6cm" svg:y="5.623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2cm" svg:x="10.5cm" svg:y="5.603cm" svg:viewBox="0 0 2501 383" draw:points="0,0 2501,0 2501,383 0,383">
          <text:p/>
        </draw:polygon>
        <draw:frame draw:style-name="gr6" draw:text-style-name="P7" draw:layer="layout" svg:width="0.734cm" svg:height="0.31cm" svg:x="8.6cm" svg:y="5.623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382cm" svg:x="13cm" svg:y="5.603cm" svg:viewBox="0 0 4501 383" draw:points="0,0 4501,0 4501,383 0,383">
          <text:p/>
        </draw:polygon>
        <draw:frame draw:style-name="gr6" draw:text-style-name="P7" draw:layer="layout" svg:width="0.281cm" svg:height="0.31cm" svg:x="10.6cm" svg:y="5.62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5.603cm" svg:viewBox="0 0 6701 383" draw:points="0,0 6701,0 6701,383 0,383">
          <text:p/>
        </draw:polygon>
        <draw:frame draw:style-name="gr6" draw:text-style-name="P7" draw:layer="layout" svg:width="0.281cm" svg:height="0.31cm" svg:x="13.1cm" svg:y="5.62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5.603cm" svg:viewBox="0 0 4501 383" draw:points="0,0 4501,0 4501,383 0,383">
          <text:p/>
        </draw:polygon>
        <draw:frame draw:style-name="gr6" draw:text-style-name="P7" draw:layer="layout" svg:width="0.281cm" svg:height="0.31cm" svg:x="17.6cm" svg:y="5.62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1.911cm" svg:x="1cm" svg:y="5.985cm" svg:viewBox="0 0 2501 1912" draw:points="0,0 2501,0 2501,1912 0,1912">
          <text:p/>
        </draw:polygon>
        <draw:frame draw:style-name="gr6" draw:text-style-name="P7" draw:layer="layout" svg:width="0.281cm" svg:height="0.31cm" svg:x="24.3cm" svg:y="5.62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1.911cm" svg:x="3.5cm" svg:y="5.985cm" svg:viewBox="0 0 2001 1912" draw:points="0,0 2001,0 2001,1912 0,1912">
          <text:p/>
        </draw:polygon>
        <draw:frame draw:style-name="gr6" draw:text-style-name="P7" draw:layer="layout" svg:width="0.684cm" svg:height="0.31cm" svg:x="1.1cm" svg:y="6.006cm">
          <draw:text-box>
            <text:p text:style-name="P2"><text:span text:style-name="T5">f</text:span><text:span text:style-name="T5">e</text:span><text:span text:style-name="T5">c</text:span><text:span text:style-name="T5">h</text:span><text:span text:style-name="T5">a</text:span></text:p>
          </draw:text-box>
        </draw:frame>
        <draw:polygon draw:style-name="gr7" draw:text-style-name="P1" draw:layer="layout" svg:width="2cm" svg:height="1.911cm" svg:x="5.5cm" svg:y="5.985cm" svg:viewBox="0 0 2001 1912" draw:points="0,0 2001,0 2001,1912 0,1912">
          <text:p/>
        </draw:polygon>
        <draw:frame draw:style-name="gr6" draw:text-style-name="P7" draw:layer="layout" svg:width="1.285cm" svg:height="0.31cm" svg:x="3.6cm" svg:y="6.006cm">
          <draw:text-box>
            <text:p text:style-name="P2"><text:span text:style-name="T5">t</text:span><text:span text:style-name="T5">i</text:span><text:span text:style-name="T5">m</text:span><text:span text:style-name="T5">e</text:span><text:span text:style-name="T5">s</text:span><text:span text:style-name="T5">t</text:span><text:span text:style-name="T5">a</text:span><text:span text:style-name="T5">m</text:span><text:span text:style-name="T5">p</text:span></text:p>
          </draw:text-box>
        </draw:frame>
        <draw:polygon draw:style-name="gr7" draw:text-style-name="P1" draw:layer="layout" svg:width="1cm" svg:height="1.911cm" svg:x="7.5cm" svg:y="5.985cm" svg:viewBox="0 0 1001 1912" draw:points="0,0 1001,0 1001,1912 0,1912">
          <text:p/>
        </draw:polygon>
        <draw:frame draw:style-name="gr6" draw:text-style-name="P7" draw:layer="layout" svg:width="0.281cm" svg:height="0.31cm" svg:x="5.6cm" svg:y="6.0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1.911cm" svg:x="8.5cm" svg:y="5.985cm" svg:viewBox="0 0 2001 1912" draw:points="0,0 2001,0 2001,1912 0,1912">
          <text:p/>
        </draw:polygon>
        <draw:frame draw:style-name="gr6" draw:text-style-name="P7" draw:layer="layout" svg:width="0.281cm" svg:height="0.31cm" svg:x="7.6cm" svg:y="6.006cm">
          <draw:text-box>
            <text:p text:style-name="P2"><text:span text:style-name="T5">S</text:span><text:span text:style-name="T5">í</text:span></text:p>
          </draw:text-box>
        </draw:frame>
        <draw:frame draw:style-name="gr6" draw:text-style-name="P7" draw:layer="layout" svg:width="1.793cm" svg:height="0.31cm" svg:x="8.6cm" svg:y="6.006cm">
          <draw:text-box>
            <text:p text:style-name="P2">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T</text:span><text:span text:style-name="T5">_</text:span><text:span text:style-name="T5">T</text:span><text:span text:style-name="T5">I</text:span></text:p>
          </draw:text-box>
        </draw:frame>
        <draw:polygon draw:style-name="gr7" draw:text-style-name="P1" draw:layer="layout" svg:width="2.5cm" svg:height="1.911cm" svg:x="10.5cm" svg:y="5.985cm" svg:viewBox="0 0 2501 1912" draw:points="0,0 2501,0 2501,1912 0,1912">
          <text:p/>
        </draw:polygon>
        <draw:frame draw:style-name="gr6" draw:text-style-name="P7" draw:layer="layout" svg:width="1.407cm" svg:height="0.31cm" svg:x="8.6cm" svg:y="6.358cm">
          <draw:text-box>
            <text:p text:style-name="P2"><text:span text:style-name="T5">M</text:span><text:span text:style-name="T5">E</text:span><text:span text:style-name="T5">S</text:span><text:span text:style-name="T5">T</text:span><text:span text:style-name="T5">A</text:span><text:span text:style-name="T5">M</text:span><text:span text:style-name="T5">P</text:span></text:p>
          </draw:text-box>
        </draw:frame>
        <draw:frame draw:style-name="gr6" draw:text-style-name="P7" draw:layer="layout" svg:width="2.216cm" svg:height="0.31cm" svg:x="10.6cm" svg:y="6.006cm">
          <draw:text-box>
            <text:p text:style-name="P2"><text:span text:style-name="T5">D</text:span><text:span text:style-name="T5">E</text:span><text:span text:style-name="T5">F</text:span><text:span text:style-name="T5">A</text:span><text:span text:style-name="T5">U</text:span><text:span text:style-name="T5">L</text:span><text:span text:style-name="T5">T</text:span><text:span text:style-name="T5">_</text:span><text:span text:style-name="T5">G</text:span><text:span text:style-name="T5">E</text:span><text:span text:style-name="T5">N</text:span><text:span text:style-name="T5">E</text:span></text:p>
          </draw:text-box>
        </draw:frame>
        <draw:frame draw:style-name="gr6" draw:text-style-name="P7" draw:layer="layout" svg:width="1.327cm" svg:height="0.31cm" svg:x="10.6cm" svg:y="6.358cm">
          <draw:text-box>
            <text:p text:style-name="P2"><text:span text:style-name="T5">R</text:span><text:span text:style-name="T5">A</text:span><text:span text:style-name="T5">T</text:span><text:span text:style-name="T5">E</text:span><text:span text:style-name="T5">D</text:span><text:span text:style-name="T5"> </text:span><text:span text:style-name="T5">o</text:span><text:span text:style-name="T5">n</text:span></text:p>
          </draw:text-box>
        </draw:frame>
        <draw:frame draw:style-name="gr6" draw:text-style-name="P7" draw:layer="layout" svg:width="2.123cm" svg:height="0.31cm" svg:x="10.6cm" svg:y="6.711cm">
          <draw:text-box>
            <text:p text:style-name="P2"><text:span text:style-name="T5">u</text:span><text:span text:style-name="T5">p</text:span><text:span text:style-name="T5">d</text:span><text:span text:style-name="T5">a</text:span><text:span text:style-name="T5">t</text:span><text:span text:style-name="T5">e</text:span><text:span text:style-name="T5"> </text:span><text:span text:style-name="T5">C</text:span><text:span text:style-name="T5">U</text:span><text:span text:style-name="T5">R</text:span><text:span text:style-name="T5">R</text:span><text:span text:style-name="T5">E</text:span><text:span text:style-name="T5">N</text:span></text:p>
          </draw:text-box>
        </draw:frame>
        <draw:polygon draw:style-name="gr7" draw:text-style-name="P1" draw:layer="layout" svg:width="4.5cm" svg:height="1.911cm" svg:x="13cm" svg:y="5.985cm" svg:viewBox="0 0 4501 1912" draw:points="0,0 4501,0 4501,1912 0,1912">
          <text:p/>
        </draw:polygon>
        <draw:frame draw:style-name="gr6" draw:text-style-name="P7" draw:layer="layout" svg:width="2cm" svg:height="0.31cm" svg:x="10.6cm" svg:y="7.064cm">
          <draw:text-box>
            <text:p text:style-name="P2"><text:span text:style-name="T5">T</text:span><text:span text:style-name="T5">_</text:span><text:span text:style-name="T5">T</text:span><text:span text:style-name="T5">I</text:span><text:span text:style-name="T5">M</text:span><text:span text:style-name="T5">E</text:span><text:span text:style-name="T5">S</text:span><text:span text:style-name="T5">T</text:span><text:span text:style-name="T5">A</text:span><text:span text:style-name="T5">M</text:span><text:span text:style-name="T5">P</text:span></text:p>
          </draw:text-box>
        </draw:frame>
        <draw:polygon draw:style-name="gr7" draw:text-style-name="P1" draw:layer="layout" svg:width="6.7cm" svg:height="1.911cm" svg:x="17.5cm" svg:y="5.985cm" svg:viewBox="0 0 6701 1912" draw:points="0,0 6701,0 6701,1912 0,1912">
          <text:p/>
        </draw:polygon>
        <draw:frame draw:style-name="gr6" draw:text-style-name="P7" draw:layer="layout" svg:width="0.281cm" svg:height="0.31cm" svg:x="13.1cm" svg:y="6.0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1.911cm" svg:x="24.2cm" svg:y="5.985cm" svg:viewBox="0 0 4501 1912" draw:points="0,0 4501,0 4501,1912 0,1912">
          <text:p/>
        </draw:polygon>
        <draw:frame draw:style-name="gr6" draw:text-style-name="P7" draw:layer="layout" svg:width="0.281cm" svg:height="0.31cm" svg:x="17.6cm" svg:y="6.0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765cm" svg:x="1cm" svg:y="7.896cm" svg:viewBox="0 0 2501 766" draw:points="0,0 2501,0 2501,766 0,766">
          <text:p/>
        </draw:polygon>
        <draw:frame draw:style-name="gr6" draw:text-style-name="P7" draw:layer="layout" svg:width="0.281cm" svg:height="0.31cm" svg:x="24.3cm" svg:y="6.0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765cm" svg:x="3.5cm" svg:y="7.896cm" svg:viewBox="0 0 2001 766" draw:points="0,0 2001,0 2001,766 0,766">
          <text:p/>
        </draw:polygon>
        <draw:frame draw:style-name="gr6" draw:text-style-name="P7" draw:layer="layout" svg:width="1.78cm" svg:height="0.31cm" svg:x="1.1cm" svg:y="7.917cm">
          <draw:text-box>
            <text:p text:style-name="P2"><text:span text:style-name="T5">u</text:span><text:span text:style-name="T5">l</text:span><text:span text:style-name="T5">t</text:span><text:span text:style-name="T5">i</text:span><text:span text:style-name="T5">m</text:span><text:span text:style-name="T5">o</text:span><text:span text:style-name="T5">_</text:span><text:span text:style-name="T5">a</text:span><text:span text:style-name="T5">c</text:span><text:span text:style-name="T5">c</text:span><text:span text:style-name="T5">e</text:span><text:span text:style-name="T5">s</text:span><text:span text:style-name="T5">o</text:span></text:p>
          </draw:text-box>
        </draw:frame>
        <draw:polygon draw:style-name="gr7" draw:text-style-name="P1" draw:layer="layout" svg:width="2cm" svg:height="0.765cm" svg:x="5.5cm" svg:y="7.896cm" svg:viewBox="0 0 2001 766" draw:points="0,0 2001,0 2001,766 0,766">
          <text:p/>
        </draw:polygon>
        <draw:frame draw:style-name="gr6" draw:text-style-name="P7" draw:layer="layout" svg:width="1.069cm" svg:height="0.31cm" svg:x="3.6cm" svg:y="7.917cm">
          <draw:text-box>
            <text:p text:style-name="P2"><text:span text:style-name="T5">d</text:span><text:span text:style-name="T5">a</text:span><text:span text:style-name="T5">t</text:span><text:span text:style-name="T5">e</text:span><text:span text:style-name="T5">t</text:span><text:span text:style-name="T5">i</text:span><text:span text:style-name="T5">m</text:span><text:span text:style-name="T5">e</text:span></text:p>
          </draw:text-box>
        </draw:frame>
        <draw:polygon draw:style-name="gr7" draw:text-style-name="P1" draw:layer="layout" svg:width="1cm" svg:height="0.765cm" svg:x="7.5cm" svg:y="7.896cm" svg:viewBox="0 0 1001 766" draw:points="0,0 1001,0 1001,766 0,766">
          <text:p/>
        </draw:polygon>
        <draw:frame draw:style-name="gr6" draw:text-style-name="P7" draw:layer="layout" svg:width="0.281cm" svg:height="0.31cm" svg:x="5.6cm" svg:y="7.91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765cm" svg:x="8.5cm" svg:y="7.896cm" svg:viewBox="0 0 2001 766" draw:points="0,0 2001,0 2001,766 0,766">
          <text:p/>
        </draw:polygon>
        <draw:frame draw:style-name="gr6" draw:text-style-name="P7" draw:layer="layout" svg:width="0.281cm" svg:height="0.31cm" svg:x="7.6cm" svg:y="7.917cm">
          <draw:text-box>
            <text:p text:style-name="P2"><text:span text:style-name="T5">S</text:span><text:span text:style-name="T5">í</text:span></text:p>
          </draw:text-box>
        </draw:frame>
        <draw:frame draw:style-name="gr6" draw:text-style-name="P7" draw:layer="layout" svg:width="1.793cm" svg:height="0.31cm" svg:x="8.6cm" svg:y="7.917cm">
          <draw:text-box>
            <text:p text:style-name="P2">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T</text:span><text:span text:style-name="T5">_</text:span><text:span text:style-name="T5">T</text:span><text:span text:style-name="T5">I</text:span></text:p>
          </draw:text-box>
        </draw:frame>
        <draw:polygon draw:style-name="gr7" draw:text-style-name="P1" draw:layer="layout" svg:width="2.5cm" svg:height="0.765cm" svg:x="10.5cm" svg:y="7.896cm" svg:viewBox="0 0 2501 766" draw:points="0,0 2501,0 2501,766 0,766">
          <text:p/>
        </draw:polygon>
        <draw:frame draw:style-name="gr6" draw:text-style-name="P7" draw:layer="layout" svg:width="1.407cm" svg:height="0.31cm" svg:x="8.6cm" svg:y="8.27cm">
          <draw:text-box>
            <text:p text:style-name="P2"><text:span text:style-name="T5">M</text:span><text:span text:style-name="T5">E</text:span><text:span text:style-name="T5">S</text:span><text:span text:style-name="T5">T</text:span><text:span text:style-name="T5">A</text:span><text:span text:style-name="T5">M</text:span><text:span text:style-name="T5">P</text:span></text:p>
          </draw:text-box>
        </draw:frame>
        <draw:frame draw:style-name="gr6" draw:text-style-name="P7" draw:layer="layout" svg:width="2.216cm" svg:height="0.31cm" svg:x="10.6cm" svg:y="7.917cm">
          <draw:text-box>
            <text:p text:style-name="P2"><text:span text:style-name="T5">D</text:span><text:span text:style-name="T5">E</text:span><text:span text:style-name="T5">F</text:span><text:span text:style-name="T5">A</text:span><text:span text:style-name="T5">U</text:span><text:span text:style-name="T5">L</text:span><text:span text:style-name="T5">T</text:span><text:span text:style-name="T5">_</text:span><text:span text:style-name="T5">G</text:span><text:span text:style-name="T5">E</text:span><text:span text:style-name="T5">N</text:span><text:span text:style-name="T5">E</text:span></text:p>
          </draw:text-box>
        </draw:frame>
        <draw:polygon draw:style-name="gr7" draw:text-style-name="P1" draw:layer="layout" svg:width="4.5cm" svg:height="0.765cm" svg:x="13cm" svg:y="7.896cm" svg:viewBox="0 0 4501 766" draw:points="0,0 4501,0 4501,766 0,766">
          <text:p/>
        </draw:polygon>
        <draw:frame draw:style-name="gr6" draw:text-style-name="P7" draw:layer="layout" svg:width="0.95cm" svg:height="0.31cm" svg:x="10.6cm" svg:y="8.27cm">
          <draw:text-box>
            <text:p text:style-name="P2"><text:span text:style-name="T5">R</text:span><text:span text:style-name="T5">A</text:span><text:span text:style-name="T5">T</text:span><text:span text:style-name="T5">E</text:span><text:span text:style-name="T5">D</text:span></text:p>
          </draw:text-box>
        </draw:frame>
        <draw:polygon draw:style-name="gr7" draw:text-style-name="P1" draw:layer="layout" svg:width="6.7cm" svg:height="0.765cm" svg:x="17.5cm" svg:y="7.896cm" svg:viewBox="0 0 6701 766" draw:points="0,0 6701,0 6701,766 0,766">
          <text:p/>
        </draw:polygon>
        <draw:frame draw:style-name="gr6" draw:text-style-name="P7" draw:layer="layout" svg:width="0.281cm" svg:height="0.31cm" svg:x="13.1cm" svg:y="7.91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765cm" svg:x="24.2cm" svg:y="7.896cm" svg:viewBox="0 0 4501 766" draw:points="0,0 4501,0 4501,766 0,766">
          <text:p/>
        </draw:polygon>
        <draw:frame draw:style-name="gr6" draw:text-style-name="P7" draw:layer="layout" svg:width="0.281cm" svg:height="0.31cm" svg:x="17.6cm" svg:y="7.91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8.661cm" svg:viewBox="0 0 2501 383" draw:points="0,0 2501,0 2501,383 0,383">
          <text:p/>
        </draw:polygon>
        <draw:frame draw:style-name="gr6" draw:text-style-name="P7" draw:layer="layout" svg:width="0.281cm" svg:height="0.31cm" svg:x="24.3cm" svg:y="7.91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8.661cm" svg:viewBox="0 0 2001 383" draw:points="0,0 2001,0 2001,383 0,383">
          <text:p/>
        </draw:polygon>
        <draw:frame draw:style-name="gr6" draw:text-style-name="P7" draw:layer="layout" svg:width="0.658cm" svg:height="0.31cm" svg:x="1.1cm" svg:y="8.681cm">
          <draw:text-box>
            <text:p text:style-name="P2"><text:span text:style-name="T5">e</text:span><text:span text:style-name="T5">m</text:span><text:span text:style-name="T5">a</text:span><text:span text:style-name="T5">i</text:span><text:span text:style-name="T5">l</text:span></text:p>
          </draw:text-box>
        </draw:frame>
        <draw:polygon draw:style-name="gr7" draw:text-style-name="P1" draw:layer="layout" svg:width="2cm" svg:height="0.382cm" svg:x="5.5cm" svg:y="8.661cm" svg:viewBox="0 0 2001 383" draw:points="0,0 2001,0 2001,383 0,383">
          <text:p/>
        </draw:polygon>
        <draw:frame draw:style-name="gr6" draw:text-style-name="P7" draw:layer="layout" svg:width="1.429cm" svg:height="0.31cm" svg:x="3.6cm" svg:y="8.681cm">
          <draw:text-box>
            <text:p text:style-name="P2"><text:span text:style-name="T5">v</text:span><text:span text:style-name="T5">a</text:span><text:span text:style-name="T5">r</text:span><text:span text:style-name="T5">c</text:span><text:span text:style-name="T5">h</text:span><text:span text:style-name="T5">a</text:span><text:span text:style-name="T5">r</text:span><text:span text:style-name="T5">(</text:span><text:span text:style-name="T5">5</text:span><text:span text:style-name="T5">0</text:span><text:span text:style-name="T5">)</text:span></text:p>
          </draw:text-box>
        </draw:frame>
        <draw:polygon draw:style-name="gr7" draw:text-style-name="P1" draw:layer="layout" svg:width="1cm" svg:height="0.382cm" svg:x="7.5cm" svg:y="8.661cm" svg:viewBox="0 0 1001 383" draw:points="0,0 1001,0 1001,383 0,383">
          <text:p/>
        </draw:polygon>
        <draw:frame draw:style-name="gr6" draw:text-style-name="P7" draw:layer="layout" svg:width="0.281cm" svg:height="0.31cm" svg:x="5.6cm" svg:y="8.68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8.661cm" svg:viewBox="0 0 2001 383" draw:points="0,0 2001,0 2001,383 0,383">
          <text:p/>
        </draw:polygon>
        <draw:frame draw:style-name="gr6" draw:text-style-name="P7" draw:layer="layout" svg:width="0.281cm" svg:height="0.31cm" svg:x="7.6cm" svg:y="8.681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2cm" svg:x="10.5cm" svg:y="8.661cm" svg:viewBox="0 0 2501 383" draw:points="0,0 2501,0 2501,383 0,383">
          <text:p/>
        </draw:polygon>
        <draw:frame draw:style-name="gr6" draw:text-style-name="P7" draw:layer="layout" svg:width="0.734cm" svg:height="0.31cm" svg:x="8.6cm" svg:y="8.681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382cm" svg:x="13cm" svg:y="8.661cm" svg:viewBox="0 0 4501 383" draw:points="0,0 4501,0 4501,383 0,383">
          <text:p/>
        </draw:polygon>
        <draw:frame draw:style-name="gr6" draw:text-style-name="P7" draw:layer="layout" svg:width="0.281cm" svg:height="0.31cm" svg:x="10.6cm" svg:y="8.68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8.661cm" svg:viewBox="0 0 6701 383" draw:points="0,0 6701,0 6701,383 0,383">
          <text:p/>
        </draw:polygon>
        <draw:frame draw:style-name="gr6" draw:text-style-name="P7" draw:layer="layout" svg:width="0.281cm" svg:height="0.31cm" svg:x="13.1cm" svg:y="8.68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8.661cm" svg:viewBox="0 0 4501 383" draw:points="0,0 4501,0 4501,383 0,383">
          <text:p/>
        </draw:polygon>
        <draw:frame draw:style-name="gr6" draw:text-style-name="P7" draw:layer="layout" svg:width="0.281cm" svg:height="0.31cm" svg:x="17.6cm" svg:y="8.68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9.043cm" svg:viewBox="0 0 2501 383" draw:points="0,0 2501,0 2501,383 0,383">
          <text:p/>
        </draw:polygon>
        <draw:frame draw:style-name="gr6" draw:text-style-name="P7" draw:layer="layout" svg:width="0.281cm" svg:height="0.31cm" svg:x="24.3cm" svg:y="8.68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9.043cm" svg:viewBox="0 0 2001 383" draw:points="0,0 2001,0 2001,383 0,383">
          <text:p/>
        </draw:polygon>
        <draw:frame draw:style-name="gr6" draw:text-style-name="P7" draw:layer="layout" svg:width="0.984cm" svg:height="0.31cm" svg:x="1.1cm" svg:y="9.063cm">
          <draw:text-box>
            <text:p text:style-name="P2"><text:span text:style-name="T5">t</text:span><text:span text:style-name="T5">e</text:span><text:span text:style-name="T5">l</text:span><text:span text:style-name="T5">e</text:span><text:span text:style-name="T5">f</text:span><text:span text:style-name="T5">o</text:span><text:span text:style-name="T5">n</text:span><text:span text:style-name="T5">o</text:span></text:p>
          </draw:text-box>
        </draw:frame>
        <draw:polygon draw:style-name="gr7" draw:text-style-name="P1" draw:layer="layout" svg:width="2cm" svg:height="0.382cm" svg:x="5.5cm" svg:y="9.043cm" svg:viewBox="0 0 2001 383" draw:points="0,0 2001,0 2001,383 0,383">
          <text:p/>
        </draw:polygon>
        <draw:frame draw:style-name="gr6" draw:text-style-name="P7" draw:layer="layout" svg:width="1.429cm" svg:height="0.31cm" svg:x="3.6cm" svg:y="9.063cm">
          <draw:text-box>
            <text:p text:style-name="P2"><text:span text:style-name="T5">v</text:span><text:span text:style-name="T5">a</text:span><text:span text:style-name="T5">r</text:span><text:span text:style-name="T5">c</text:span><text:span text:style-name="T5">h</text:span><text:span text:style-name="T5">a</text:span><text:span text:style-name="T5">r</text:span><text:span text:style-name="T5">(</text:span><text:span text:style-name="T5">1</text:span><text:span text:style-name="T5">2</text:span><text:span text:style-name="T5">)</text:span></text:p>
          </draw:text-box>
        </draw:frame>
        <draw:polygon draw:style-name="gr7" draw:text-style-name="P1" draw:layer="layout" svg:width="1cm" svg:height="0.382cm" svg:x="7.5cm" svg:y="9.043cm" svg:viewBox="0 0 1001 383" draw:points="0,0 1001,0 1001,383 0,383">
          <text:p/>
        </draw:polygon>
        <draw:frame draw:style-name="gr6" draw:text-style-name="P7" draw:layer="layout" svg:width="0.281cm" svg:height="0.31cm" svg:x="5.6cm" svg:y="9.06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9.043cm" svg:viewBox="0 0 2001 383" draw:points="0,0 2001,0 2001,383 0,383">
          <text:p/>
        </draw:polygon>
        <draw:frame draw:style-name="gr6" draw:text-style-name="P7" draw:layer="layout" svg:width="0.281cm" svg:height="0.31cm" svg:x="7.6cm" svg:y="9.063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2cm" svg:x="10.5cm" svg:y="9.043cm" svg:viewBox="0 0 2501 383" draw:points="0,0 2501,0 2501,383 0,383">
          <text:p/>
        </draw:polygon>
        <draw:frame draw:style-name="gr6" draw:text-style-name="P7" draw:layer="layout" svg:width="0.734cm" svg:height="0.31cm" svg:x="8.6cm" svg:y="9.063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382cm" svg:x="13cm" svg:y="9.043cm" svg:viewBox="0 0 4501 383" draw:points="0,0 4501,0 4501,383 0,383">
          <text:p/>
        </draw:polygon>
        <draw:frame draw:style-name="gr6" draw:text-style-name="P7" draw:layer="layout" svg:width="0.281cm" svg:height="0.31cm" svg:x="10.6cm" svg:y="9.06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9.043cm" svg:viewBox="0 0 6701 383" draw:points="0,0 6701,0 6701,383 0,383">
          <text:p/>
        </draw:polygon>
        <draw:frame draw:style-name="gr6" draw:text-style-name="P7" draw:layer="layout" svg:width="0.281cm" svg:height="0.31cm" svg:x="13.1cm" svg:y="9.06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9.043cm" svg:viewBox="0 0 4501 383" draw:points="0,0 4501,0 4501,383 0,383">
          <text:p/>
        </draw:polygon>
        <draw:frame draw:style-name="gr6" draw:text-style-name="P7" draw:layer="layout" svg:width="0.281cm" svg:height="0.31cm" svg:x="17.6cm" svg:y="9.06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9.425cm" svg:viewBox="0 0 2501 383" draw:points="0,0 2501,0 2501,383 0,383">
          <text:p/>
        </draw:polygon>
        <draw:frame draw:style-name="gr6" draw:text-style-name="P7" draw:layer="layout" svg:width="0.281cm" svg:height="0.31cm" svg:x="24.3cm" svg:y="9.06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9.425cm" svg:viewBox="0 0 2001 383" draw:points="0,0 2001,0 2001,383 0,383">
          <text:p/>
        </draw:polygon>
        <draw:frame draw:style-name="gr6" draw:text-style-name="P7" draw:layer="layout" svg:width="0.569cm" svg:height="0.31cm" svg:x="1.1cm" svg:y="9.446cm">
          <draw:text-box>
            <text:p text:style-name="P2"><text:span text:style-name="T5">c</text:span><text:span text:style-name="T5">a</text:span><text:span text:style-name="T5">l</text:span><text:span text:style-name="T5">l</text:span><text:span text:style-name="T5">e</text:span></text:p>
          </draw:text-box>
        </draw:frame>
        <draw:polygon draw:style-name="gr7" draw:text-style-name="P1" draw:layer="layout" svg:width="2cm" svg:height="0.382cm" svg:x="5.5cm" svg:y="9.425cm" svg:viewBox="0 0 2001 383" draw:points="0,0 2001,0 2001,383 0,383">
          <text:p/>
        </draw:polygon>
        <draw:frame draw:style-name="gr6" draw:text-style-name="P7" draw:layer="layout" svg:width="1.429cm" svg:height="0.31cm" svg:x="3.6cm" svg:y="9.446cm">
          <draw:text-box>
            <text:p text:style-name="P2"><text:span text:style-name="T5">v</text:span><text:span text:style-name="T5">a</text:span><text:span text:style-name="T5">r</text:span><text:span text:style-name="T5">c</text:span><text:span text:style-name="T5">h</text:span><text:span text:style-name="T5">a</text:span><text:span text:style-name="T5">r</text:span><text:span text:style-name="T5">(</text:span><text:span text:style-name="T5">5</text:span><text:span text:style-name="T5">0</text:span><text:span text:style-name="T5">)</text:span></text:p>
          </draw:text-box>
        </draw:frame>
        <draw:polygon draw:style-name="gr7" draw:text-style-name="P1" draw:layer="layout" svg:width="1cm" svg:height="0.382cm" svg:x="7.5cm" svg:y="9.425cm" svg:viewBox="0 0 1001 383" draw:points="0,0 1001,0 1001,383 0,383">
          <text:p/>
        </draw:polygon>
        <draw:frame draw:style-name="gr6" draw:text-style-name="P7" draw:layer="layout" svg:width="0.281cm" svg:height="0.31cm" svg:x="5.6cm" svg:y="9.44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9.425cm" svg:viewBox="0 0 2001 383" draw:points="0,0 2001,0 2001,383 0,383">
          <text:p/>
        </draw:polygon>
        <draw:frame draw:style-name="gr6" draw:text-style-name="P7" draw:layer="layout" svg:width="0.281cm" svg:height="0.31cm" svg:x="7.6cm" svg:y="9.446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2cm" svg:x="10.5cm" svg:y="9.425cm" svg:viewBox="0 0 2501 383" draw:points="0,0 2501,0 2501,383 0,383">
          <text:p/>
        </draw:polygon>
        <draw:frame draw:style-name="gr6" draw:text-style-name="P7" draw:layer="layout" svg:width="0.734cm" svg:height="0.31cm" svg:x="8.6cm" svg:y="9.446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382cm" svg:x="13cm" svg:y="9.425cm" svg:viewBox="0 0 4501 383" draw:points="0,0 4501,0 4501,383 0,383">
          <text:p/>
        </draw:polygon>
        <draw:frame draw:style-name="gr6" draw:text-style-name="P7" draw:layer="layout" svg:width="0.281cm" svg:height="0.31cm" svg:x="10.6cm" svg:y="9.44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9.425cm" svg:viewBox="0 0 6701 383" draw:points="0,0 6701,0 6701,383 0,383">
          <text:p/>
        </draw:polygon>
        <draw:frame draw:style-name="gr6" draw:text-style-name="P7" draw:layer="layout" svg:width="0.281cm" svg:height="0.31cm" svg:x="13.1cm" svg:y="9.44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9.425cm" svg:viewBox="0 0 4501 383" draw:points="0,0 4501,0 4501,383 0,383">
          <text:p/>
        </draw:polygon>
        <draw:frame draw:style-name="gr6" draw:text-style-name="P7" draw:layer="layout" svg:width="0.281cm" svg:height="0.31cm" svg:x="17.6cm" svg:y="9.44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3cm" svg:x="1cm" svg:y="9.807cm" svg:viewBox="0 0 2501 384" draw:points="0,0 2501,0 2501,384 0,384">
          <text:p/>
        </draw:polygon>
        <draw:frame draw:style-name="gr6" draw:text-style-name="P7" draw:layer="layout" svg:width="0.281cm" svg:height="0.31cm" svg:x="24.3cm" svg:y="9.44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3cm" svg:x="3.5cm" svg:y="9.807cm" svg:viewBox="0 0 2001 384" draw:points="0,0 2001,0 2001,384 0,384">
          <text:p/>
        </draw:polygon>
        <draw:frame draw:style-name="gr6" draw:text-style-name="P7" draw:layer="layout" svg:width="0.933cm" svg:height="0.31cm" svg:x="1.1cm" svg:y="9.828cm">
          <draw:text-box>
            <text:p text:style-name="P2"><text:span text:style-name="T5">n</text:span><text:span text:style-name="T5">u</text:span><text:span text:style-name="T5">m</text:span><text:span text:style-name="T5">e</text:span><text:span text:style-name="T5">r</text:span><text:span text:style-name="T5">o</text:span></text:p>
          </draw:text-box>
        </draw:frame>
        <draw:polygon draw:style-name="gr7" draw:text-style-name="P1" draw:layer="layout" svg:width="2cm" svg:height="0.383cm" svg:x="5.5cm" svg:y="9.807cm" svg:viewBox="0 0 2001 384" draw:points="0,0 2001,0 2001,384 0,384">
          <text:p/>
        </draw:polygon>
        <draw:frame draw:style-name="gr6" draw:text-style-name="P7" draw:layer="layout" svg:width="1.28cm" svg:height="0.31cm" svg:x="3.6cm" svg:y="9.828cm">
          <draw:text-box>
            <text:p text:style-name="P2"><text:span text:style-name="T5">s</text:span><text:span text:style-name="T5">m</text:span><text:span text:style-name="T5">a</text:span><text:span text:style-name="T5">l</text:span><text:span text:style-name="T5">l</text:span><text:span text:style-name="T5">i</text:span><text:span text:style-name="T5">n</text:span><text:span text:style-name="T5">t</text:span><text:span text:style-name="T5">(</text:span><text:span text:style-name="T5">6</text:span><text:span text:style-name="T5">)</text:span></text:p>
          </draw:text-box>
        </draw:frame>
        <draw:polygon draw:style-name="gr7" draw:text-style-name="P1" draw:layer="layout" svg:width="1cm" svg:height="0.383cm" svg:x="7.5cm" svg:y="9.807cm" svg:viewBox="0 0 1001 384" draw:points="0,0 1001,0 1001,384 0,384">
          <text:p/>
        </draw:polygon>
        <draw:frame draw:style-name="gr6" draw:text-style-name="P7" draw:layer="layout" svg:width="0.281cm" svg:height="0.31cm" svg:x="5.6cm" svg:y="9.82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3cm" svg:x="8.5cm" svg:y="9.807cm" svg:viewBox="0 0 2001 384" draw:points="0,0 2001,0 2001,384 0,384">
          <text:p/>
        </draw:polygon>
        <draw:frame draw:style-name="gr6" draw:text-style-name="P7" draw:layer="layout" svg:width="0.281cm" svg:height="0.31cm" svg:x="7.6cm" svg:y="9.828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3cm" svg:x="10.5cm" svg:y="9.807cm" svg:viewBox="0 0 2501 384" draw:points="0,0 2501,0 2501,384 0,384">
          <text:p/>
        </draw:polygon>
        <draw:frame draw:style-name="gr6" draw:text-style-name="P7" draw:layer="layout" svg:width="0.734cm" svg:height="0.31cm" svg:x="8.6cm" svg:y="9.828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383cm" svg:x="13cm" svg:y="9.807cm" svg:viewBox="0 0 4501 384" draw:points="0,0 4501,0 4501,384 0,384">
          <text:p/>
        </draw:polygon>
        <draw:frame draw:style-name="gr6" draw:text-style-name="P7" draw:layer="layout" svg:width="0.281cm" svg:height="0.31cm" svg:x="10.6cm" svg:y="9.82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3cm" svg:x="17.5cm" svg:y="9.807cm" svg:viewBox="0 0 6701 384" draw:points="0,0 6701,0 6701,384 0,384">
          <text:p/>
        </draw:polygon>
        <draw:frame draw:style-name="gr6" draw:text-style-name="P7" draw:layer="layout" svg:width="0.281cm" svg:height="0.31cm" svg:x="13.1cm" svg:y="9.82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3cm" svg:x="24.2cm" svg:y="9.807cm" svg:viewBox="0 0 4501 384" draw:points="0,0 4501,0 4501,384 0,384">
          <text:p/>
        </draw:polygon>
        <draw:frame draw:style-name="gr6" draw:text-style-name="P7" draw:layer="layout" svg:width="0.281cm" svg:height="0.31cm" svg:x="17.6cm" svg:y="9.82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10.19cm" svg:viewBox="0 0 2501 383" draw:points="0,0 2501,0 2501,383 0,383">
          <text:p/>
        </draw:polygon>
        <draw:frame draw:style-name="gr6" draw:text-style-name="P7" draw:layer="layout" svg:width="0.281cm" svg:height="0.31cm" svg:x="24.3cm" svg:y="9.82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10.19cm" svg:viewBox="0 0 2001 383" draw:points="0,0 2001,0 2001,383 0,383">
          <text:p/>
        </draw:polygon>
        <draw:frame draw:style-name="gr6" draw:text-style-name="P7" draw:layer="layout" svg:width="0.514cm" svg:height="0.31cm" svg:x="1.1cm" svg:y="10.21cm">
          <draw:text-box>
            <text:p text:style-name="P2"><text:span text:style-name="T5">p</text:span><text:span text:style-name="T5">i</text:span><text:span text:style-name="T5">s</text:span><text:span text:style-name="T5">o</text:span></text:p>
          </draw:text-box>
        </draw:frame>
        <draw:polygon draw:style-name="gr7" draw:text-style-name="P1" draw:layer="layout" svg:width="2cm" svg:height="0.382cm" svg:x="5.5cm" svg:y="10.19cm" svg:viewBox="0 0 2001 383" draw:points="0,0 2001,0 2001,383 0,383">
          <text:p/>
        </draw:polygon>
        <draw:frame draw:style-name="gr6" draw:text-style-name="P7" draw:layer="layout" svg:width="1.073cm" svg:height="0.31cm" svg:x="3.6cm" svg:y="10.21cm">
          <draw:text-box>
            <text:p text:style-name="P2"><text:span text:style-name="T5">t</text:span><text:span text:style-name="T5">i</text:span><text:span text:style-name="T5">n</text:span><text:span text:style-name="T5">y</text:span><text:span text:style-name="T5">i</text:span><text:span text:style-name="T5">n</text:span><text:span text:style-name="T5">t</text:span><text:span text:style-name="T5">(</text:span><text:span text:style-name="T5">4</text:span><text:span text:style-name="T5">)</text:span></text:p>
          </draw:text-box>
        </draw:frame>
        <draw:polygon draw:style-name="gr7" draw:text-style-name="P1" draw:layer="layout" svg:width="1cm" svg:height="0.382cm" svg:x="7.5cm" svg:y="10.19cm" svg:viewBox="0 0 1001 383" draw:points="0,0 1001,0 1001,383 0,383">
          <text:p/>
        </draw:polygon>
        <draw:frame draw:style-name="gr6" draw:text-style-name="P7" draw:layer="layout" svg:width="0.281cm" svg:height="0.31cm" svg:x="5.6cm" svg:y="10.2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10.19cm" svg:viewBox="0 0 2001 383" draw:points="0,0 2001,0 2001,383 0,383">
          <text:p/>
        </draw:polygon>
        <draw:frame draw:style-name="gr6" draw:text-style-name="P7" draw:layer="layout" svg:width="0.281cm" svg:height="0.31cm" svg:x="7.6cm" svg:y="10.21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2cm" svg:x="10.5cm" svg:y="10.19cm" svg:viewBox="0 0 2501 383" draw:points="0,0 2501,0 2501,383 0,383">
          <text:p/>
        </draw:polygon>
        <draw:frame draw:style-name="gr6" draw:text-style-name="P7" draw:layer="layout" svg:width="0.734cm" svg:height="0.31cm" svg:x="8.6cm" svg:y="10.21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382cm" svg:x="13cm" svg:y="10.19cm" svg:viewBox="0 0 4501 383" draw:points="0,0 4501,0 4501,383 0,383">
          <text:p/>
        </draw:polygon>
        <draw:frame draw:style-name="gr6" draw:text-style-name="P7" draw:layer="layout" svg:width="0.281cm" svg:height="0.31cm" svg:x="10.6cm" svg:y="10.2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10.19cm" svg:viewBox="0 0 6701 383" draw:points="0,0 6701,0 6701,383 0,383">
          <text:p/>
        </draw:polygon>
        <draw:frame draw:style-name="gr6" draw:text-style-name="P7" draw:layer="layout" svg:width="0.281cm" svg:height="0.31cm" svg:x="13.1cm" svg:y="10.2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10.19cm" svg:viewBox="0 0 4501 383" draw:points="0,0 4501,0 4501,383 0,383">
          <text:p/>
        </draw:polygon>
        <draw:frame draw:style-name="gr6" draw:text-style-name="P7" draw:layer="layout" svg:width="0.281cm" svg:height="0.31cm" svg:x="17.6cm" svg:y="10.2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10.572cm" svg:viewBox="0 0 2501 383" draw:points="0,0 2501,0 2501,383 0,383">
          <text:p/>
        </draw:polygon>
        <draw:frame draw:style-name="gr6" draw:text-style-name="P7" draw:layer="layout" svg:width="0.281cm" svg:height="0.31cm" svg:x="24.3cm" svg:y="10.2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10.572cm" svg:viewBox="0 0 2001 383" draw:points="0,0 2001,0 2001,383 0,383">
          <text:p/>
        </draw:polygon>
        <draw:frame draw:style-name="gr6" draw:text-style-name="P7" draw:layer="layout" svg:width="1.048cm" svg:height="0.31cm" svg:x="1.1cm" svg:y="10.592cm">
          <draw:text-box>
            <text:p text:style-name="P2"><text:span text:style-name="T5">e</text:span><text:span text:style-name="T5">s</text:span><text:span text:style-name="T5">c</text:span><text:span text:style-name="T5">a</text:span><text:span text:style-name="T5">l</text:span><text:span text:style-name="T5">e</text:span><text:span text:style-name="T5">r</text:span><text:span text:style-name="T5">a</text:span></text:p>
          </draw:text-box>
        </draw:frame>
        <draw:polygon draw:style-name="gr7" draw:text-style-name="P1" draw:layer="layout" svg:width="2cm" svg:height="0.382cm" svg:x="5.5cm" svg:y="10.572cm" svg:viewBox="0 0 2001 383" draw:points="0,0 2001,0 2001,383 0,383">
          <text:p/>
        </draw:polygon>
        <draw:frame draw:style-name="gr6" draw:text-style-name="P7" draw:layer="layout" svg:width="1.272cm" svg:height="0.31cm" svg:x="3.6cm" svg:y="10.592cm">
          <draw:text-box>
            <text:p text:style-name="P2"><text:span text:style-name="T5">v</text:span><text:span text:style-name="T5">a</text:span><text:span text:style-name="T5">r</text:span><text:span text:style-name="T5">c</text:span><text:span text:style-name="T5">h</text:span><text:span text:style-name="T5">a</text:span><text:span text:style-name="T5">r</text:span><text:span text:style-name="T5">(</text:span><text:span text:style-name="T5">2</text:span><text:span text:style-name="T5">)</text:span></text:p>
          </draw:text-box>
        </draw:frame>
        <draw:polygon draw:style-name="gr7" draw:text-style-name="P1" draw:layer="layout" svg:width="1cm" svg:height="0.382cm" svg:x="7.5cm" svg:y="10.572cm" svg:viewBox="0 0 1001 383" draw:points="0,0 1001,0 1001,383 0,383">
          <text:p/>
        </draw:polygon>
        <draw:frame draw:style-name="gr6" draw:text-style-name="P7" draw:layer="layout" svg:width="0.281cm" svg:height="0.31cm" svg:x="5.6cm" svg:y="10.592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10.572cm" svg:viewBox="0 0 2001 383" draw:points="0,0 2001,0 2001,383 0,383">
          <text:p/>
        </draw:polygon>
        <draw:frame draw:style-name="gr6" draw:text-style-name="P7" draw:layer="layout" svg:width="0.281cm" svg:height="0.31cm" svg:x="7.6cm" svg:y="10.592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2cm" svg:x="10.5cm" svg:y="10.572cm" svg:viewBox="0 0 2501 383" draw:points="0,0 2501,0 2501,383 0,383">
          <text:p/>
        </draw:polygon>
        <draw:frame draw:style-name="gr6" draw:text-style-name="P7" draw:layer="layout" svg:width="0.734cm" svg:height="0.31cm" svg:x="8.6cm" svg:y="10.592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382cm" svg:x="13cm" svg:y="10.572cm" svg:viewBox="0 0 4501 383" draw:points="0,0 4501,0 4501,383 0,383">
          <text:p/>
        </draw:polygon>
        <draw:frame draw:style-name="gr6" draw:text-style-name="P7" draw:layer="layout" svg:width="0.281cm" svg:height="0.31cm" svg:x="10.6cm" svg:y="10.592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10.572cm" svg:viewBox="0 0 6701 383" draw:points="0,0 6701,0 6701,383 0,383">
          <text:p/>
        </draw:polygon>
        <draw:frame draw:style-name="gr6" draw:text-style-name="P7" draw:layer="layout" svg:width="0.281cm" svg:height="0.31cm" svg:x="13.1cm" svg:y="10.592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10.572cm" svg:viewBox="0 0 4501 383" draw:points="0,0 4501,0 4501,383 0,383">
          <text:p/>
        </draw:polygon>
        <draw:frame draw:style-name="gr6" draw:text-style-name="P7" draw:layer="layout" svg:width="0.281cm" svg:height="0.31cm" svg:x="17.6cm" svg:y="10.592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10.954cm" svg:viewBox="0 0 2501 383" draw:points="0,0 2501,0 2501,383 0,383">
          <text:p/>
        </draw:polygon>
        <draw:frame draw:style-name="gr6" draw:text-style-name="P7" draw:layer="layout" svg:width="0.281cm" svg:height="0.31cm" svg:x="24.3cm" svg:y="10.592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10.954cm" svg:viewBox="0 0 2001 383" draw:points="0,0 2001,0 2001,383 0,383">
          <text:p/>
        </draw:polygon>
        <draw:frame draw:style-name="gr6" draw:text-style-name="P7" draw:layer="layout" svg:width="1.192cm" svg:height="0.31cm" svg:x="1.1cm" svg:y="10.975cm">
          <draw:text-box>
            <text:p text:style-name="P2"><text:span text:style-name="T5">p</text:span><text:span text:style-name="T5">o</text:span><text:span text:style-name="T5">b</text:span><text:span text:style-name="T5">l</text:span><text:span text:style-name="T5">a</text:span><text:span text:style-name="T5">c</text:span><text:span text:style-name="T5">i</text:span><text:span text:style-name="T5">o</text:span><text:span text:style-name="T5">n</text:span></text:p>
          </draw:text-box>
        </draw:frame>
        <draw:polygon draw:style-name="gr7" draw:text-style-name="P1" draw:layer="layout" svg:width="2cm" svg:height="0.382cm" svg:x="5.5cm" svg:y="10.954cm" svg:viewBox="0 0 2001 383" draw:points="0,0 2001,0 2001,383 0,383">
          <text:p/>
        </draw:polygon>
        <draw:frame draw:style-name="gr6" draw:text-style-name="P7" draw:layer="layout" svg:width="1.429cm" svg:height="0.31cm" svg:x="3.6cm" svg:y="10.975cm">
          <draw:text-box>
            <text:p text:style-name="P2"><text:span text:style-name="T5">v</text:span><text:span text:style-name="T5">a</text:span><text:span text:style-name="T5">r</text:span><text:span text:style-name="T5">c</text:span><text:span text:style-name="T5">h</text:span><text:span text:style-name="T5">a</text:span><text:span text:style-name="T5">r</text:span><text:span text:style-name="T5">(</text:span><text:span text:style-name="T5">3</text:span><text:span text:style-name="T5">0</text:span><text:span text:style-name="T5">)</text:span></text:p>
          </draw:text-box>
        </draw:frame>
        <draw:polygon draw:style-name="gr7" draw:text-style-name="P1" draw:layer="layout" svg:width="1cm" svg:height="0.382cm" svg:x="7.5cm" svg:y="10.954cm" svg:viewBox="0 0 1001 383" draw:points="0,0 1001,0 1001,383 0,383">
          <text:p/>
        </draw:polygon>
        <draw:frame draw:style-name="gr6" draw:text-style-name="P7" draw:layer="layout" svg:width="0.281cm" svg:height="0.31cm" svg:x="5.6cm" svg:y="10.97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10.954cm" svg:viewBox="0 0 2001 383" draw:points="0,0 2001,0 2001,383 0,383">
          <text:p/>
        </draw:polygon>
        <draw:frame draw:style-name="gr6" draw:text-style-name="P7" draw:layer="layout" svg:width="0.281cm" svg:height="0.31cm" svg:x="7.6cm" svg:y="10.975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2cm" svg:x="10.5cm" svg:y="10.954cm" svg:viewBox="0 0 2501 383" draw:points="0,0 2501,0 2501,383 0,383">
          <text:p/>
        </draw:polygon>
        <draw:frame draw:style-name="gr6" draw:text-style-name="P7" draw:layer="layout" svg:width="0.734cm" svg:height="0.31cm" svg:x="8.6cm" svg:y="10.975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382cm" svg:x="13cm" svg:y="10.954cm" svg:viewBox="0 0 4501 383" draw:points="0,0 4501,0 4501,383 0,383">
          <text:p/>
        </draw:polygon>
        <draw:frame draw:style-name="gr6" draw:text-style-name="P7" draw:layer="layout" svg:width="0.281cm" svg:height="0.31cm" svg:x="10.6cm" svg:y="10.97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10.954cm" svg:viewBox="0 0 6701 383" draw:points="0,0 6701,0 6701,383 0,383">
          <text:p/>
        </draw:polygon>
        <draw:frame draw:style-name="gr6" draw:text-style-name="P7" draw:layer="layout" svg:width="0.281cm" svg:height="0.31cm" svg:x="13.1cm" svg:y="10.97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10.954cm" svg:viewBox="0 0 4501 383" draw:points="0,0 4501,0 4501,383 0,383">
          <text:p/>
        </draw:polygon>
        <draw:frame draw:style-name="gr6" draw:text-style-name="P7" draw:layer="layout" svg:width="0.281cm" svg:height="0.31cm" svg:x="17.6cm" svg:y="10.97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11.336cm" svg:viewBox="0 0 2501 383" draw:points="0,0 2501,0 2501,383 0,383">
          <text:p/>
        </draw:polygon>
        <draw:frame draw:style-name="gr6" draw:text-style-name="P7" draw:layer="layout" svg:width="0.281cm" svg:height="0.31cm" svg:x="24.3cm" svg:y="10.97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11.336cm" svg:viewBox="0 0 2001 383" draw:points="0,0 2001,0 2001,383 0,383">
          <text:p/>
        </draw:polygon>
        <draw:frame draw:style-name="gr6" draw:text-style-name="P7" draw:layer="layout" svg:width="0.391cm" svg:height="0.31cm" svg:x="1.1cm" svg:y="11.357cm">
          <draw:text-box>
            <text:p text:style-name="P2"><text:span text:style-name="T5">C</text:span><text:span text:style-name="T5">P</text:span></text:p>
          </draw:text-box>
        </draw:frame>
        <draw:polygon draw:style-name="gr7" draw:text-style-name="P1" draw:layer="layout" svg:width="2cm" svg:height="0.382cm" svg:x="5.5cm" svg:y="11.336cm" svg:viewBox="0 0 2001 383" draw:points="0,0 2001,0 2001,383 0,383">
          <text:p/>
        </draw:polygon>
        <draw:frame draw:style-name="gr6" draw:text-style-name="P7" draw:layer="layout" svg:width="1.28cm" svg:height="0.31cm" svg:x="3.6cm" svg:y="11.357cm">
          <draw:text-box>
            <text:p text:style-name="P2"><text:span text:style-name="T5">s</text:span><text:span text:style-name="T5">m</text:span><text:span text:style-name="T5">a</text:span><text:span text:style-name="T5">l</text:span><text:span text:style-name="T5">l</text:span><text:span text:style-name="T5">i</text:span><text:span text:style-name="T5">n</text:span><text:span text:style-name="T5">t</text:span><text:span text:style-name="T5">(</text:span><text:span text:style-name="T5">5</text:span><text:span text:style-name="T5">)</text:span></text:p>
          </draw:text-box>
        </draw:frame>
        <draw:polygon draw:style-name="gr7" draw:text-style-name="P1" draw:layer="layout" svg:width="1cm" svg:height="0.382cm" svg:x="7.5cm" svg:y="11.336cm" svg:viewBox="0 0 1001 383" draw:points="0,0 1001,0 1001,383 0,383">
          <text:p/>
        </draw:polygon>
        <draw:frame draw:style-name="gr6" draw:text-style-name="P7" draw:layer="layout" svg:width="0.281cm" svg:height="0.31cm" svg:x="5.6cm" svg:y="11.35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11.336cm" svg:viewBox="0 0 2001 383" draw:points="0,0 2001,0 2001,383 0,383">
          <text:p/>
        </draw:polygon>
        <draw:frame draw:style-name="gr6" draw:text-style-name="P7" draw:layer="layout" svg:width="0.281cm" svg:height="0.31cm" svg:x="7.6cm" svg:y="11.357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2cm" svg:x="10.5cm" svg:y="11.336cm" svg:viewBox="0 0 2501 383" draw:points="0,0 2501,0 2501,383 0,383">
          <text:p/>
        </draw:polygon>
        <draw:frame draw:style-name="gr6" draw:text-style-name="P7" draw:layer="layout" svg:width="0.734cm" svg:height="0.31cm" svg:x="8.6cm" svg:y="11.357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382cm" svg:x="13cm" svg:y="11.336cm" svg:viewBox="0 0 4501 383" draw:points="0,0 4501,0 4501,383 0,383">
          <text:p/>
        </draw:polygon>
        <draw:frame draw:style-name="gr6" draw:text-style-name="P7" draw:layer="layout" svg:width="0.281cm" svg:height="0.31cm" svg:x="10.6cm" svg:y="11.35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11.336cm" svg:viewBox="0 0 6701 383" draw:points="0,0 6701,0 6701,383 0,383">
          <text:p/>
        </draw:polygon>
        <draw:frame draw:style-name="gr6" draw:text-style-name="P7" draw:layer="layout" svg:width="0.281cm" svg:height="0.31cm" svg:x="13.1cm" svg:y="11.35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11.336cm" svg:viewBox="0 0 4501 383" draw:points="0,0 4501,0 4501,383 0,383">
          <text:p/>
        </draw:polygon>
        <draw:frame draw:style-name="gr6" draw:text-style-name="P7" draw:layer="layout" svg:width="0.281cm" svg:height="0.31cm" svg:x="17.6cm" svg:y="11.35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3cm" svg:x="1cm" svg:y="11.718cm" svg:viewBox="0 0 2501 384" draw:points="0,0 2501,0 2501,384 0,384">
          <text:p/>
        </draw:polygon>
        <draw:frame draw:style-name="gr6" draw:text-style-name="P7" draw:layer="layout" svg:width="0.281cm" svg:height="0.31cm" svg:x="24.3cm" svg:y="11.35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3cm" svg:x="3.5cm" svg:y="11.718cm" svg:viewBox="0 0 2001 384" draw:points="0,0 2001,0 2001,384 0,384">
          <text:p/>
        </draw:polygon>
        <draw:frame draw:style-name="gr6" draw:text-style-name="P7" draw:layer="layout" svg:width="1.12cm" svg:height="0.31cm" svg:x="1.1cm" svg:y="11.739cm">
          <draw:text-box>
            <text:p text:style-name="P2"><text:span text:style-name="T5">p</text:span><text:span text:style-name="T5">r</text:span><text:span text:style-name="T5">o</text:span><text:span text:style-name="T5">v</text:span><text:span text:style-name="T5">i</text:span><text:span text:style-name="T5">n</text:span><text:span text:style-name="T5">c</text:span><text:span text:style-name="T5">i</text:span><text:span text:style-name="T5">a</text:span></text:p>
          </draw:text-box>
        </draw:frame>
        <draw:polygon draw:style-name="gr7" draw:text-style-name="P1" draw:layer="layout" svg:width="2cm" svg:height="0.383cm" svg:x="5.5cm" svg:y="11.718cm" svg:viewBox="0 0 2001 384" draw:points="0,0 2001,0 2001,384 0,384">
          <text:p/>
        </draw:polygon>
        <draw:frame draw:style-name="gr6" draw:text-style-name="P7" draw:layer="layout" svg:width="1.429cm" svg:height="0.31cm" svg:x="3.6cm" svg:y="11.739cm">
          <draw:text-box>
            <text:p text:style-name="P2"><text:span text:style-name="T5">v</text:span><text:span text:style-name="T5">a</text:span><text:span text:style-name="T5">r</text:span><text:span text:style-name="T5">c</text:span><text:span text:style-name="T5">h</text:span><text:span text:style-name="T5">a</text:span><text:span text:style-name="T5">r</text:span><text:span text:style-name="T5">(</text:span><text:span text:style-name="T5">3</text:span><text:span text:style-name="T5">0</text:span><text:span text:style-name="T5">)</text:span></text:p>
          </draw:text-box>
        </draw:frame>
        <draw:polygon draw:style-name="gr7" draw:text-style-name="P1" draw:layer="layout" svg:width="1cm" svg:height="0.383cm" svg:x="7.5cm" svg:y="11.718cm" svg:viewBox="0 0 1001 384" draw:points="0,0 1001,0 1001,384 0,384">
          <text:p/>
        </draw:polygon>
        <draw:frame draw:style-name="gr6" draw:text-style-name="P7" draw:layer="layout" svg:width="0.281cm" svg:height="0.31cm" svg:x="5.6cm" svg:y="11.73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3cm" svg:x="8.5cm" svg:y="11.718cm" svg:viewBox="0 0 2001 384" draw:points="0,0 2001,0 2001,384 0,384">
          <text:p/>
        </draw:polygon>
        <draw:frame draw:style-name="gr6" draw:text-style-name="P7" draw:layer="layout" svg:width="0.281cm" svg:height="0.31cm" svg:x="7.6cm" svg:y="11.739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3cm" svg:x="10.5cm" svg:y="11.718cm" svg:viewBox="0 0 2501 384" draw:points="0,0 2501,0 2501,384 0,384">
          <text:p/>
        </draw:polygon>
        <draw:frame draw:style-name="gr6" draw:text-style-name="P7" draw:layer="layout" svg:width="0.734cm" svg:height="0.31cm" svg:x="8.6cm" svg:y="11.739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383cm" svg:x="13cm" svg:y="11.718cm" svg:viewBox="0 0 4501 384" draw:points="0,0 4501,0 4501,384 0,384">
          <text:p/>
        </draw:polygon>
        <draw:frame draw:style-name="gr6" draw:text-style-name="P7" draw:layer="layout" svg:width="0.281cm" svg:height="0.31cm" svg:x="10.6cm" svg:y="11.73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3cm" svg:x="17.5cm" svg:y="11.718cm" svg:viewBox="0 0 6701 384" draw:points="0,0 6701,0 6701,384 0,384">
          <text:p/>
        </draw:polygon>
        <draw:frame draw:style-name="gr6" draw:text-style-name="P7" draw:layer="layout" svg:width="0.281cm" svg:height="0.31cm" svg:x="13.1cm" svg:y="11.73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3cm" svg:x="24.2cm" svg:y="11.718cm" svg:viewBox="0 0 4501 384" draw:points="0,0 4501,0 4501,384 0,384">
          <text:p/>
        </draw:polygon>
        <draw:frame draw:style-name="gr6" draw:text-style-name="P7" draw:layer="layout" svg:width="0.281cm" svg:height="0.31cm" svg:x="17.6cm" svg:y="11.73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12.101cm" svg:viewBox="0 0 2501 383" draw:points="0,0 2501,0 2501,383 0,383">
          <text:p/>
        </draw:polygon>
        <draw:frame draw:style-name="gr6" draw:text-style-name="P7" draw:layer="layout" svg:width="0.281cm" svg:height="0.31cm" svg:x="24.3cm" svg:y="11.73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12.101cm" svg:viewBox="0 0 2001 383" draw:points="0,0 2001,0 2001,383 0,383">
          <text:p/>
        </draw:polygon>
        <draw:frame draw:style-name="gr6" draw:text-style-name="P7" draw:layer="layout" svg:width="0.514cm" svg:height="0.31cm" svg:x="1.1cm" svg:y="12.121cm">
          <draw:text-box>
            <text:p text:style-name="P2"><text:span text:style-name="T5">p</text:span><text:span text:style-name="T5">a</text:span><text:span text:style-name="T5">i</text:span><text:span text:style-name="T5">s</text:span></text:p>
          </draw:text-box>
        </draw:frame>
        <draw:polygon draw:style-name="gr7" draw:text-style-name="P1" draw:layer="layout" svg:width="2cm" svg:height="0.382cm" svg:x="5.5cm" svg:y="12.101cm" svg:viewBox="0 0 2001 383" draw:points="0,0 2001,0 2001,383 0,383">
          <text:p/>
        </draw:polygon>
        <draw:frame draw:style-name="gr6" draw:text-style-name="P7" draw:layer="layout" svg:width="1.429cm" svg:height="0.31cm" svg:x="3.6cm" svg:y="12.121cm">
          <draw:text-box>
            <text:p text:style-name="P2"><text:span text:style-name="T5">v</text:span><text:span text:style-name="T5">a</text:span><text:span text:style-name="T5">r</text:span><text:span text:style-name="T5">c</text:span><text:span text:style-name="T5">h</text:span><text:span text:style-name="T5">a</text:span><text:span text:style-name="T5">r</text:span><text:span text:style-name="T5">(</text:span><text:span text:style-name="T5">3</text:span><text:span text:style-name="T5">0</text:span><text:span text:style-name="T5">)</text:span></text:p>
          </draw:text-box>
        </draw:frame>
        <draw:polygon draw:style-name="gr7" draw:text-style-name="P1" draw:layer="layout" svg:width="1cm" svg:height="0.382cm" svg:x="7.5cm" svg:y="12.101cm" svg:viewBox="0 0 1001 383" draw:points="0,0 1001,0 1001,383 0,383">
          <text:p/>
        </draw:polygon>
        <draw:frame draw:style-name="gr6" draw:text-style-name="P7" draw:layer="layout" svg:width="0.281cm" svg:height="0.31cm" svg:x="5.6cm" svg:y="12.12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12.101cm" svg:viewBox="0 0 2001 383" draw:points="0,0 2001,0 2001,383 0,383">
          <text:p/>
        </draw:polygon>
        <draw:frame draw:style-name="gr6" draw:text-style-name="P7" draw:layer="layout" svg:width="0.281cm" svg:height="0.31cm" svg:x="7.6cm" svg:y="12.121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2cm" svg:x="10.5cm" svg:y="12.101cm" svg:viewBox="0 0 2501 383" draw:points="0,0 2501,0 2501,383 0,383">
          <text:p/>
        </draw:polygon>
        <draw:frame draw:style-name="gr6" draw:text-style-name="P7" draw:layer="layout" svg:width="0.734cm" svg:height="0.31cm" svg:x="8.6cm" svg:y="12.121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382cm" svg:x="13cm" svg:y="12.101cm" svg:viewBox="0 0 4501 383" draw:points="0,0 4501,0 4501,383 0,383">
          <text:p/>
        </draw:polygon>
        <draw:frame draw:style-name="gr6" draw:text-style-name="P7" draw:layer="layout" svg:width="0.281cm" svg:height="0.31cm" svg:x="10.6cm" svg:y="12.12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12.101cm" svg:viewBox="0 0 6701 383" draw:points="0,0 6701,0 6701,383 0,383">
          <text:p/>
        </draw:polygon>
        <draw:frame draw:style-name="gr6" draw:text-style-name="P7" draw:layer="layout" svg:width="0.281cm" svg:height="0.31cm" svg:x="13.1cm" svg:y="12.12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12.101cm" svg:viewBox="0 0 4501 383" draw:points="0,0 4501,0 4501,383 0,383">
          <text:p/>
        </draw:polygon>
        <draw:frame draw:style-name="gr6" draw:text-style-name="P7" draw:layer="layout" svg:width="0.281cm" svg:height="0.31cm" svg:x="17.6cm" svg:y="12.12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12.483cm" svg:viewBox="0 0 2501 383" draw:points="0,0 2501,0 2501,383 0,383">
          <text:p/>
        </draw:polygon>
        <draw:frame draw:style-name="gr6" draw:text-style-name="P7" draw:layer="layout" svg:width="0.281cm" svg:height="0.31cm" svg:x="24.3cm" svg:y="12.12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12.483cm" svg:viewBox="0 0 2001 383" draw:points="0,0 2001,0 2001,383 0,383">
          <text:p/>
        </draw:polygon>
        <draw:frame draw:style-name="gr6" draw:text-style-name="P7" draw:layer="layout" svg:width="0.358cm" svg:height="0.31cm" svg:x="1.1cm" svg:y="12.503cm">
          <draw:text-box>
            <text:p text:style-name="P2"><text:span text:style-name="T5">i</text:span><text:span text:style-name="T5">v</text:span><text:span text:style-name="T5">a</text:span></text:p>
          </draw:text-box>
        </draw:frame>
        <draw:polygon draw:style-name="gr7" draw:text-style-name="P1" draw:layer="layout" svg:width="2cm" svg:height="0.382cm" svg:x="5.5cm" svg:y="12.483cm" svg:viewBox="0 0 2001 383" draw:points="0,0 2001,0 2001,383 0,383">
          <text:p/>
        </draw:polygon>
        <draw:frame draw:style-name="gr6" draw:text-style-name="P7" draw:layer="layout" svg:width="1.073cm" svg:height="0.31cm" svg:x="3.6cm" svg:y="12.503cm">
          <draw:text-box>
            <text:p text:style-name="P2"><text:span text:style-name="T5">t</text:span><text:span text:style-name="T5">i</text:span><text:span text:style-name="T5">n</text:span><text:span text:style-name="T5">y</text:span><text:span text:style-name="T5">i</text:span><text:span text:style-name="T5">n</text:span><text:span text:style-name="T5">t</text:span><text:span text:style-name="T5">(</text:span><text:span text:style-name="T5">3</text:span><text:span text:style-name="T5">)</text:span></text:p>
          </draw:text-box>
        </draw:frame>
        <draw:polygon draw:style-name="gr7" draw:text-style-name="P1" draw:layer="layout" svg:width="1cm" svg:height="0.382cm" svg:x="7.5cm" svg:y="12.483cm" svg:viewBox="0 0 1001 383" draw:points="0,0 1001,0 1001,383 0,383">
          <text:p/>
        </draw:polygon>
        <draw:frame draw:style-name="gr6" draw:text-style-name="P7" draw:layer="layout" svg:width="0.281cm" svg:height="0.31cm" svg:x="5.6cm" svg:y="12.50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12.483cm" svg:viewBox="0 0 2001 383" draw:points="0,0 2001,0 2001,383 0,383">
          <text:p/>
        </draw:polygon>
        <draw:frame draw:style-name="gr6" draw:text-style-name="P7" draw:layer="layout" svg:width="0.281cm" svg:height="0.31cm" svg:x="7.6cm" svg:y="12.503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2cm" svg:x="10.5cm" svg:y="12.483cm" svg:viewBox="0 0 2501 383" draw:points="0,0 2501,0 2501,383 0,383">
          <text:p/>
        </draw:polygon>
        <draw:frame draw:style-name="gr6" draw:text-style-name="P7" draw:layer="layout" svg:width="0.281cm" svg:height="0.31cm" svg:x="8.6cm" svg:y="12.503cm">
          <draw:text-box>
            <text:p text:style-name="P2"><text:span text:style-name="T5">0</text:span></text:p>
          </draw:text-box>
        </draw:frame>
        <draw:polygon draw:style-name="gr7" draw:text-style-name="P1" draw:layer="layout" svg:width="4.5cm" svg:height="0.382cm" svg:x="13cm" svg:y="12.483cm" svg:viewBox="0 0 4501 383" draw:points="0,0 4501,0 4501,383 0,383">
          <text:p/>
        </draw:polygon>
        <draw:frame draw:style-name="gr6" draw:text-style-name="P7" draw:layer="layout" svg:width="0.281cm" svg:height="0.31cm" svg:x="10.6cm" svg:y="12.50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12.483cm" svg:viewBox="0 0 6701 383" draw:points="0,0 6701,0 6701,383 0,383">
          <text:p/>
        </draw:polygon>
        <draw:frame draw:style-name="gr6" draw:text-style-name="P7" draw:layer="layout" svg:width="0.281cm" svg:height="0.31cm" svg:x="13.1cm" svg:y="12.50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12.483cm" svg:viewBox="0 0 4501 383" draw:points="0,0 4501,0 4501,383 0,383">
          <text:p/>
        </draw:polygon>
        <draw:frame draw:style-name="gr6" draw:text-style-name="P7" draw:layer="layout" svg:width="0.281cm" svg:height="0.31cm" svg:x="17.6cm" svg:y="12.503cm">
          <draw:text-box>
            <text:p text:style-name="P2"><text:span text:style-name="T5"><text:s/></text:span></text:p>
          </draw:text-box>
        </draw:frame>
        <draw:line draw:style-name="gr1" draw:text-style-name="P1" draw:layer="layout" svg:x1="1cm" svg:y1="19.5cm" svg:x2="28.699cm" svg:y2="19.5cm">
          <text:p/>
        </draw:line>
        <draw:frame draw:style-name="gr6" draw:text-style-name="P7" draw:layer="layout" svg:width="0.281cm" svg:height="0.31cm" svg:x="24.3cm" svg:y="12.503cm">
          <draw:text-box>
            <text:p text:style-name="P2"><text:span text:style-name="T5"><text:s/></text:span></text:p>
          </draw:text-box>
        </draw:frame>
        <draw:frame draw:style-name="gr3" draw:text-style-name="P3" draw:layer="layout" svg:width="5.179cm" svg:height="0.543cm" svg:x="9.841cm" svg:y="19.54cm">
          <draw:text-box>
            <text:p text:style-name="P2"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á</text:span><text:span text:style-name="T2">g</text:span><text:span text:style-name="T2">i</text:span><text:span text:style-name="T2">n</text:span><text:span text:style-name="T2">a</text:span><text:span text:style-name="T2">:</text:span><text:span text:style-name="T2"> </text:span><text:span text:style-name="T2">4</text:span><text:span text:style-name="T2">/</text:span><text:span text:style-name="T2">1</text:span><text:span text:style-name="T2">1</text:span></text:p>
          </draw:text-box>
        </draw:frame>
        <draw:frame draw:style-name="gr3" draw:text-style-name="P3" draw:layer="layout" svg:width="5.692cm" svg:height="0.543cm" svg:x="22.142cm" svg:y="19.535cm">
          <draw:text-box>
            <text:p text:style-name="P2"><text:span text:style-name="T2">1</text:span><text:span text:style-name="T2">1</text:span><text:span text:style-name="T2">-</text:span><text:span text:style-name="T2">1</text:span><text:span text:style-name="T2">0</text:span><text:span text:style-name="T2">-</text:span><text:span text:style-name="T2">2</text:span><text:span text:style-name="T2">0</text:span><text:span text:style-name="T2">1</text:span><text:span text:style-name="T2">9</text:span><text:span text:style-name="T2"> </text:span><text:span text:style-name="T2">a</text:span><text:span text:style-name="T2"> </text:span><text:span text:style-name="T2">l</text:span><text:span text:style-name="T2">a</text:span><text:span text:style-name="T2">s</text:span><text:span text:style-name="T2"> </text:span><text:span text:style-name="T2">1</text:span><text:span text:style-name="T2">2</text:span><text:span text:style-name="T2">:</text:span><text:span text:style-name="T2">5</text:span><text:span text:style-name="T2">3</text:span><text:span text:style-name="T2">:</text:span><text:span text:style-name="T2">1</text:span><text:span text:style-name="T2">6</text:span></text:p>
          </draw:text-box>
        </draw:frame>
      </draw:page>
      <draw:page draw:name="page5" draw:style-name="dp1" draw:master-page-name="master-page3">
        <draw:line draw:style-name="gr1" draw:text-style-name="P1" draw:layer="layout" svg:x1="28.699cm" svg:y1="0.627cm" svg:x2="1cm" svg:y2="0.627cm">
          <text:p/>
        </draw:line>
        <draw:polygon draw:style-name="gr2" draw:text-style-name="P1" draw:layer="layout" svg:width="27.699cm" svg:height="0.813cm" svg:x="1cm" svg:y="1cm" svg:viewBox="0 0 27700 814" draw:points="0,0 27700,0 27700,814 0,814">
          <text:p/>
        </draw:polygon>
        <draw:polygon draw:style-name="gr2" draw:text-style-name="P1" draw:layer="layout" svg:width="27.699cm" svg:height="0.813cm" svg:x="1cm" svg:y="1cm" svg:viewBox="0 0 27700 814" draw:points="0,0 27700,0 27700,814 0,814">
          <text:p/>
        </draw:polygon>
        <draw:frame draw:style-name="gr3" draw:text-style-name="P3" draw:layer="layout" svg:width="6.509cm" svg:height="0.543cm" svg:x="11.085cm" svg:y="0.04cm">
          <draw:text-box>
            <text:p text:style-name="P2"><text:span text:style-name="T1">P</text:span><text:span text:style-name="T1">á</text:span><text:span text:style-name="T1">g</text:span><text:span text:style-name="T1">i</text:span><text:span text:style-name="T1">n</text:span><text:span text:style-name="T1">a</text:span><text:span text:style-name="T1"> </text:span><text:span text:style-name="T1">d</text:span><text:span text:style-name="T1">e</text:span><text:span text:style-name="T1"> </text:span><text:span text:style-name="T1">e</text:span><text:span text:style-name="T1">x</text:span><text:span text:style-name="T1">p</text:span><text:span text:style-name="T1">o</text:span><text:span text:style-name="T1">r</text:span><text:span text:style-name="T1">t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P</text:span><text:span text:style-name="T1">D</text:span><text:span text:style-name="T1">F</text:span></text:p>
          </draw:text-box>
        </draw:frame>
        <draw:frame draw:style-name="gr5" draw:text-style-name="P6" draw:layer="layout" svg:width="3.012cm" svg:height="0.7cm" svg:x="13.036cm" svg:y="1.055cm">
          <draw:text-box>
            <text:p text:style-name="P2"><text:span text:style-name="T4">4</text:span><text:span text:style-name="T4"> </text:span><text:span text:style-name="T4">h</text:span><text:span text:style-name="T4">i</text:span><text:span text:style-name="T4">s</text:span><text:span text:style-name="T4">t</text:span><text:span text:style-name="T4">o</text:span><text:span text:style-name="T4">r</text:span><text:span text:style-name="T4">i</text:span><text:span text:style-name="T4">a</text:span><text:span text:style-name="T4">l</text:span></text:p>
          </draw:text-box>
        </draw:frame>
        <draw:polygon draw:style-name="gr2" draw:text-style-name="P1" draw:layer="layout" svg:width="2.5cm" svg:height="0.8cm" svg:x="1cm" svg:y="3.686cm" svg:viewBox="0 0 2501 801" draw:points="0,0 2501,0 2501,801 0,801">
          <text:p/>
        </draw:polygon>
        <draw:polygon draw:style-name="gr2" draw:text-style-name="P1" draw:layer="layout" svg:width="2.5cm" svg:height="0.8cm" svg:x="1cm" svg:y="3.686cm" svg:viewBox="0 0 2501 801" draw:points="0,0 2501,0 2501,801 0,801">
          <text:p/>
        </draw:polygon>
        <draw:frame draw:style-name="gr6" draw:text-style-name="P7" draw:layer="layout" svg:width="4.502cm" svg:height="0.31cm" svg:x="1.1cm" svg:y="2.648cm">
          <draw:text-box>
            <text:p text:style-name="P2"><text:span text:style-name="T5">C</text:span><text:span text:style-name="T5">r</text:span><text:span text:style-name="T5">e</text:span><text:span text:style-name="T5">a</text:span><text:span text:style-name="T5">c</text:span><text:span text:style-name="T5">i</text:span><text:span text:style-name="T5">ó</text:span><text:span text:style-name="T5">n</text:span><text:span text:style-name="T5">: </text:span><text:span text:style-name="T5">1</text:span><text:span text:style-name="T5">1</text:span><text:span text:style-name="T5">-</text:span><text:span text:style-name="T5">1</text:span><text:span text:style-name="T5">0</text:span><text:span text:style-name="T5">-</text:span><text:span text:style-name="T5">2</text:span><text:span text:style-name="T5">0</text:span><text:span text:style-name="T5">1</text:span><text:span text:style-name="T5">9</text:span><text:span text:style-name="T5"> </text:span><text:span text:style-name="T5">a</text:span><text:span text:style-name="T5"> </text:span><text:span text:style-name="T5">l</text:span><text:span text:style-name="T5">a</text:span><text:span text:style-name="T5">s</text:span><text:span text:style-name="T5"> </text:span><text:span text:style-name="T5">1</text:span><text:span text:style-name="T5">2</text:span><text:span text:style-name="T5">:</text:span><text:span text:style-name="T5">5</text:span><text:span text:style-name="T5">2</text:span><text:span text:style-name="T5">:</text:span><text:span text:style-name="T5">3</text:span><text:span text:style-name="T5">0</text:span></text:p>
          </draw:text-box>
        </draw:frame>
        <draw:polygon draw:style-name="gr2" draw:text-style-name="P1" draw:layer="layout" svg:width="2cm" svg:height="0.8cm" svg:x="3.5cm" svg:y="3.686cm" svg:viewBox="0 0 2001 801" draw:points="0,0 2001,0 2001,801 0,801">
          <text:p/>
        </draw:polygon>
        <draw:polygon draw:style-name="gr2" draw:text-style-name="P1" draw:layer="layout" svg:width="2cm" svg:height="0.8cm" svg:x="3.5cm" svg:y="3.686cm" svg:viewBox="0 0 2001 801" draw:points="0,0 2001,0 2001,801 0,801">
          <text:p/>
        </draw:polygon>
        <draw:frame draw:style-name="gr6" draw:text-style-name="P7" draw:layer="layout" svg:width="1.217cm" svg:height="0.31cm" svg:x="1.558cm" svg:y="3.93cm">
          <draw:text-box>
            <text:p text:style-name="P2"><text:span text:style-name="T6">C</text:span><text:span text:style-name="T6">o</text:span><text:span text:style-name="T6">l</text:span><text:span text:style-name="T6">u</text:span><text:span text:style-name="T6">m</text:span><text:span text:style-name="T6">n</text:span><text:span text:style-name="T6">a</text:span></text:p>
          </draw:text-box>
        </draw:frame>
        <draw:polygon draw:style-name="gr2" draw:text-style-name="P1" draw:layer="layout" svg:width="2cm" svg:height="0.8cm" svg:x="5.5cm" svg:y="3.686cm" svg:viewBox="0 0 2001 801" draw:points="0,0 2001,0 2001,801 0,801">
          <text:p/>
        </draw:polygon>
        <draw:polygon draw:style-name="gr2" draw:text-style-name="P1" draw:layer="layout" svg:width="2cm" svg:height="0.8cm" svg:x="5.5cm" svg:y="3.686cm" svg:viewBox="0 0 2001 801" draw:points="0,0 2001,0 2001,801 0,801">
          <text:p/>
        </draw:polygon>
        <draw:frame draw:style-name="gr6" draw:text-style-name="P7" draw:layer="layout" svg:width="0.616cm" svg:height="0.31cm" svg:x="4.158cm" svg:y="3.93cm">
          <draw:text-box>
            <text:p text:style-name="P2"><text:span text:style-name="T6">T</text:span><text:span text:style-name="T6">i</text:span><text:span text:style-name="T6">p</text:span><text:span text:style-name="T6">o</text:span></text:p>
          </draw:text-box>
        </draw:frame>
        <draw:polygon draw:style-name="gr2" draw:text-style-name="P1" draw:layer="layout" svg:width="1cm" svg:height="0.8cm" svg:x="7.5cm" svg:y="3.686cm" svg:viewBox="0 0 1001 801" draw:points="0,0 1001,0 1001,801 0,801">
          <text:p/>
        </draw:polygon>
        <draw:polygon draw:style-name="gr2" draw:text-style-name="P1" draw:layer="layout" svg:width="1cm" svg:height="0.8cm" svg:x="7.5cm" svg:y="3.686cm" svg:viewBox="0 0 1001 801" draw:points="0,0 1001,0 1001,801 0,801">
          <text:p/>
        </draw:polygon>
        <draw:frame draw:style-name="gr6" draw:text-style-name="P7" draw:layer="layout" svg:width="1.268cm" svg:height="0.31cm" svg:x="5.756cm" svg:y="3.93cm">
          <draw:text-box>
            <text:p text:style-name="P2"><text:span text:style-name="T6">A</text:span><text:span text:style-name="T6">t</text:span><text:span text:style-name="T6">r</text:span><text:span text:style-name="T6">i</text:span><text:span text:style-name="T6">b</text:span><text:span text:style-name="T6">u</text:span><text:span text:style-name="T6">t</text:span><text:span text:style-name="T6">o</text:span><text:span text:style-name="T6">s</text:span></text:p>
          </draw:text-box>
        </draw:frame>
        <draw:polygon draw:style-name="gr2" draw:text-style-name="P1" draw:layer="layout" svg:width="2cm" svg:height="0.8cm" svg:x="8.5cm" svg:y="3.686cm" svg:viewBox="0 0 2001 801" draw:points="0,0 2001,0 2001,801 0,801">
          <text:p/>
        </draw:polygon>
        <draw:polygon draw:style-name="gr2" draw:text-style-name="P1" draw:layer="layout" svg:width="2cm" svg:height="0.8cm" svg:x="8.5cm" svg:y="3.686cm" svg:viewBox="0 0 2001 801" draw:points="0,0 2001,0 2001,801 0,801">
          <text:p/>
        </draw:polygon>
        <draw:polygon draw:style-name="gr2" draw:text-style-name="P1" draw:layer="layout" svg:width="2.5cm" svg:height="0.8cm" svg:x="10.5cm" svg:y="3.686cm" svg:viewBox="0 0 2501 801" draw:points="0,0 2501,0 2501,801 0,801">
          <text:p/>
        </draw:polygon>
        <draw:polygon draw:style-name="gr2" draw:text-style-name="P1" draw:layer="layout" svg:width="2.5cm" svg:height="0.8cm" svg:x="10.5cm" svg:y="3.686cm" svg:viewBox="0 0 2501 801" draw:points="0,0 2501,0 2501,801 0,801">
          <text:p/>
        </draw:polygon>
        <draw:frame draw:style-name="gr6" draw:text-style-name="P7" draw:layer="layout" svg:width="2.838cm" svg:height="0.31cm" svg:x="7.636cm" svg:y="3.93cm">
          <draw:text-box>
            <text:p text:style-name="P2"><text:span text:style-name="T6">N</text:span><text:span text:style-name="T6">u</text:span><text:span text:style-name="T6">l</text:span><text:span text:style-name="T6">o</text:span><text:span text:style-name="T6">P</text:span><text:span text:style-name="T6">r</text:span><text:span text:style-name="T6">e</text:span><text:span text:style-name="T6">d</text:span><text:span text:style-name="T6">e</text:span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a</text:span><text:span text:style-name="T6">d</text:span><text:span text:style-name="T6">o</text:span></text:p>
          </draw:text-box>
        </draw:frame>
        <draw:polygon draw:style-name="gr2" draw:text-style-name="P1" draw:layer="layout" svg:width="4.5cm" svg:height="0.8cm" svg:x="13cm" svg:y="3.686cm" svg:viewBox="0 0 4501 801" draw:points="0,0 4501,0 4501,801 0,801">
          <text:p/>
        </draw:polygon>
        <draw:polygon draw:style-name="gr2" draw:text-style-name="P1" draw:layer="layout" svg:width="4.5cm" svg:height="0.8cm" svg:x="13cm" svg:y="3.686cm" svg:viewBox="0 0 4501 801" draw:points="0,0 4501,0 4501,801 0,801">
          <text:p/>
        </draw:polygon>
        <draw:frame draw:style-name="gr6" draw:text-style-name="P7" draw:layer="layout" svg:width="0.717cm" svg:height="0.31cm" svg:x="11.33cm" svg:y="3.93cm">
          <draw:text-box>
            <text:p text:style-name="P2"><text:span text:style-name="T6">E</text:span><text:span text:style-name="T6">x</text:span><text:span text:style-name="T6">t</text:span><text:span text:style-name="T6">r</text:span><text:span text:style-name="T6">a</text:span></text:p>
          </draw:text-box>
        </draw:frame>
        <draw:polygon draw:style-name="gr2" draw:text-style-name="P1" draw:layer="layout" svg:width="6.7cm" svg:height="0.8cm" svg:x="17.5cm" svg:y="3.686cm" svg:viewBox="0 0 6701 801" draw:points="0,0 6701,0 6701,801 0,801">
          <text:p/>
        </draw:polygon>
        <draw:polygon draw:style-name="gr2" draw:text-style-name="P1" draw:layer="layout" svg:width="6.7cm" svg:height="0.8cm" svg:x="17.5cm" svg:y="3.686cm" svg:viewBox="0 0 6701 801" draw:points="0,0 6701,0 6701,801 0,801">
          <text:p/>
        </draw:polygon>
        <draw:frame draw:style-name="gr6" draw:text-style-name="P7" draw:layer="layout" svg:width="1.323cm" svg:height="0.31cm" svg:x="14.502cm" svg:y="3.93cm">
          <draw:text-box>
            <text:p text:style-name="P2"><text:span text:style-name="T6">E</text:span><text:span text:style-name="T6">n</text:span><text:span text:style-name="T6">l</text:span><text:span text:style-name="T6">a</text:span><text:span text:style-name="T6">c</text:span><text:span text:style-name="T6">e</text:span><text:span text:style-name="T6">s</text:span><text:span text:style-name="T6"> </text:span><text:span text:style-name="T6">a</text:span></text:p>
          </draw:text-box>
        </draw:frame>
        <draw:polygon draw:style-name="gr2" draw:text-style-name="P1" draw:layer="layout" svg:width="4.5cm" svg:height="0.8cm" svg:x="24.2cm" svg:y="3.686cm" svg:viewBox="0 0 4501 801" draw:points="0,0 4501,0 4501,801 0,801">
          <text:p/>
        </draw:polygon>
        <draw:polygon draw:style-name="gr2" draw:text-style-name="P1" draw:layer="layout" svg:width="4.5cm" svg:height="0.8cm" svg:x="24.2cm" svg:y="3.686cm" svg:viewBox="0 0 4501 801" draw:points="0,0 4501,0 4501,801 0,801">
          <text:p/>
        </draw:polygon>
        <draw:frame draw:style-name="gr6" draw:text-style-name="P7" draw:layer="layout" svg:width="1.75cm" svg:height="0.31cm" svg:x="19.845cm" svg:y="3.93cm">
          <draw:text-box>
            <text:p text:style-name="P2"><text:span text:style-name="T6">C</text:span><text:span text:style-name="T6">o</text:span><text:span text:style-name="T6">m</text:span><text:span text:style-name="T6">e</text:span><text:span text:style-name="T6">n</text:span><text:span text:style-name="T6">t</text:span><text:span text:style-name="T6">a</text:span><text:span text:style-name="T6">r</text:span><text:span text:style-name="T6">i</text:span><text:span text:style-name="T6">o</text:span><text:span text:style-name="T6">s</text:span></text:p>
          </draw:text-box>
        </draw:frame>
        <draw:polygon draw:style-name="gr7" draw:text-style-name="P1" draw:layer="layout" svg:width="2.5cm" svg:height="0.382cm" svg:x="1cm" svg:y="4.486cm" svg:viewBox="0 0 2501 383" draw:points="0,0 2501,0 2501,383 0,383">
          <text:p/>
        </draw:polygon>
        <draw:frame draw:style-name="gr6" draw:text-style-name="P7" draw:layer="layout" svg:width="0.772cm" svg:height="0.31cm" svg:x="26.02cm" svg:y="3.93cm">
          <draw:text-box>
            <text:p text:style-name="P2"><text:span text:style-name="T6">M</text:span><text:span text:style-name="T6">I</text:span><text:span text:style-name="T6">M</text:span><text:span text:style-name="T6">E</text:span></text:p>
          </draw:text-box>
        </draw:frame>
        <draw:polygon draw:style-name="gr7" draw:text-style-name="P1" draw:layer="layout" svg:width="2cm" svg:height="0.382cm" svg:x="3.5cm" svg:y="4.486cm" svg:viewBox="0 0 2001 383" draw:points="0,0 2001,0 2001,383 0,383">
          <text:p/>
        </draw:polygon>
        <draw:frame draw:style-name="gr6" draw:text-style-name="P7" draw:layer="layout" svg:width="0.281cm" svg:height="0.31cm" svg:x="1.1cm" svg:y="4.506cm">
          <draw:text-box>
            <text:p text:style-name="P2"><text:span text:style-name="T5">i</text:span><text:span text:style-name="T5">d</text:span></text:p>
          </draw:text-box>
        </draw:frame>
        <draw:polygon draw:style-name="gr7" draw:text-style-name="P1" draw:layer="layout" svg:width="2cm" svg:height="0.382cm" svg:x="5.5cm" svg:y="4.486cm" svg:viewBox="0 0 2001 383" draw:points="0,0 2001,0 2001,383 0,383">
          <text:p/>
        </draw:polygon>
        <draw:frame draw:style-name="gr6" draw:text-style-name="P7" draw:layer="layout" svg:width="1.175cm" svg:height="0.31cm" svg:x="3.6cm" svg:y="4.506cm">
          <draw:text-box>
            <text:p text:style-name="P2"><text:span text:style-name="T5">b</text:span><text:span text:style-name="T5">i</text:span><text:span text:style-name="T5">g</text:span><text:span text:style-name="T5">i</text:span><text:span text:style-name="T5">n</text:span><text:span text:style-name="T5">t</text:span><text:span text:style-name="T5">(</text:span><text:span text:style-name="T5">2</text:span><text:span text:style-name="T5">0</text:span><text:span text:style-name="T5">)</text:span></text:p>
          </draw:text-box>
        </draw:frame>
        <draw:polygon draw:style-name="gr7" draw:text-style-name="P1" draw:layer="layout" svg:width="1cm" svg:height="0.382cm" svg:x="7.5cm" svg:y="4.486cm" svg:viewBox="0 0 1001 383" draw:points="0,0 1001,0 1001,383 0,383">
          <text:p/>
        </draw:polygon>
        <draw:frame draw:style-name="gr6" draw:text-style-name="P7" draw:layer="layout" svg:width="1.484cm" svg:height="0.31cm" svg:x="5.6cm" svg:y="4.506cm">
          <draw:text-box>
            <text:p text:style-name="P2"><text:span text:style-name="T5">U</text:span><text:span text:style-name="T5">N</text:span><text:span text:style-name="T5">S</text:span><text:span text:style-name="T5">I</text:span><text:span text:style-name="T5">G</text:span><text:span text:style-name="T5">N</text:span><text:span text:style-name="T5">E</text:span><text:span text:style-name="T5">D</text:span></text:p>
          </draw:text-box>
        </draw:frame>
        <draw:polygon draw:style-name="gr7" draw:text-style-name="P1" draw:layer="layout" svg:width="2cm" svg:height="0.382cm" svg:x="8.5cm" svg:y="4.486cm" svg:viewBox="0 0 2001 383" draw:points="0,0 2001,0 2001,383 0,383">
          <text:p/>
        </draw:polygon>
        <draw:frame draw:style-name="gr6" draw:text-style-name="P7" draw:layer="layout" svg:width="0.362cm" svg:height="0.31cm" svg:x="7.6cm" svg:y="4.506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2cm" svg:x="10.5cm" svg:y="4.486cm" svg:viewBox="0 0 2501 383" draw:points="0,0 2501,0 2501,383 0,383">
          <text:p/>
        </draw:polygon>
        <draw:frame draw:style-name="gr6" draw:text-style-name="P7" draw:layer="layout" svg:width="0.281cm" svg:height="0.31cm" svg:x="8.6cm" svg:y="4.5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13cm" svg:y="4.486cm" svg:viewBox="0 0 4501 383" draw:points="0,0 4501,0 4501,383 0,383">
          <text:p/>
        </draw:polygon>
        <draw:frame draw:style-name="gr6" draw:text-style-name="P7" draw:layer="layout" svg:width="1.915cm" svg:height="0.31cm" svg:x="10.6cm" svg:y="4.506cm">
          <draw:text-box>
            <text:p text:style-name="P2"><text:span text:style-name="T5">a</text:span><text:span text:style-name="T5">u</text:span><text:span text:style-name="T5">t</text:span><text:span text:style-name="T5">o</text:span><text:span text:style-name="T5">_</text:span><text:span text:style-name="T5">i</text:span><text:span text:style-name="T5">n</text:span><text:span text:style-name="T5">c</text:span><text:span text:style-name="T5">r</text:span><text:span text:style-name="T5">e</text:span><text:span text:style-name="T5">m</text:span><text:span text:style-name="T5">e</text:span><text:span text:style-name="T5">n</text:span><text:span text:style-name="T5">t</text:span></text:p>
          </draw:text-box>
        </draw:frame>
        <draw:polygon draw:style-name="gr7" draw:text-style-name="P1" draw:layer="layout" svg:width="6.7cm" svg:height="0.382cm" svg:x="17.5cm" svg:y="4.486cm" svg:viewBox="0 0 6701 383" draw:points="0,0 6701,0 6701,383 0,383">
          <text:p/>
        </draw:polygon>
        <draw:frame draw:style-name="gr6" draw:text-style-name="P7" draw:layer="layout" svg:width="0.281cm" svg:height="0.31cm" svg:x="13.1cm" svg:y="4.5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4.486cm" svg:viewBox="0 0 4501 383" draw:points="0,0 4501,0 4501,383 0,383">
          <text:p/>
        </draw:polygon>
        <draw:frame draw:style-name="gr6" draw:text-style-name="P7" draw:layer="layout" svg:width="0.281cm" svg:height="0.31cm" svg:x="17.6cm" svg:y="4.5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1.147cm" svg:x="1cm" svg:y="4.868cm" svg:viewBox="0 0 2501 1148" draw:points="0,0 2501,0 2501,1148 0,1148">
          <text:p/>
        </draw:polygon>
        <draw:frame draw:style-name="gr6" draw:text-style-name="P7" draw:layer="layout" svg:width="0.281cm" svg:height="0.31cm" svg:x="24.3cm" svg:y="4.5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1.147cm" svg:x="3.5cm" svg:y="4.868cm" svg:viewBox="0 0 2001 1148" draw:points="0,0 2001,0 2001,1148 0,1148">
          <text:p/>
        </draw:polygon>
        <draw:frame draw:style-name="gr6" draw:text-style-name="P7" draw:layer="layout" svg:width="1.285cm" svg:height="0.31cm" svg:x="1.1cm" svg:y="4.888cm">
          <draw:text-box>
            <text:p text:style-name="P2"><text:span text:style-name="T5">i</text:span><text:span text:style-name="T5">d</text:span><text:span text:style-name="T5">_</text:span><text:span text:style-name="T5">u</text:span><text:span text:style-name="T5">s</text:span><text:span text:style-name="T5">u</text:span><text:span text:style-name="T5">a</text:span><text:span text:style-name="T5">r</text:span><text:span text:style-name="T5">i</text:span><text:span text:style-name="T5">o</text:span></text:p>
          </draw:text-box>
        </draw:frame>
        <draw:polygon draw:style-name="gr7" draw:text-style-name="P1" draw:layer="layout" svg:width="2cm" svg:height="1.147cm" svg:x="5.5cm" svg:y="4.868cm" svg:viewBox="0 0 2001 1148" draw:points="0,0 2001,0 2001,1148 0,1148">
          <text:p/>
        </draw:polygon>
        <draw:frame draw:style-name="gr6" draw:text-style-name="P7" draw:layer="layout" svg:width="0.798cm" svg:height="0.31cm" svg:x="3.6cm" svg:y="4.888cm">
          <draw:text-box>
            <text:p text:style-name="P2"><text:span text:style-name="T5">i</text:span><text:span text:style-name="T5">n</text:span><text:span text:style-name="T5">t</text:span><text:span text:style-name="T5">(</text:span><text:span text:style-name="T5">1</text:span><text:span text:style-name="T5">1</text:span><text:span text:style-name="T5">)</text:span></text:p>
          </draw:text-box>
        </draw:frame>
        <draw:polygon draw:style-name="gr7" draw:text-style-name="P1" draw:layer="layout" svg:width="1cm" svg:height="1.147cm" svg:x="7.5cm" svg:y="4.868cm" svg:viewBox="0 0 1001 1148" draw:points="0,0 1001,0 1001,1148 0,1148">
          <text:p/>
        </draw:polygon>
        <draw:frame draw:style-name="gr6" draw:text-style-name="P7" draw:layer="layout" svg:width="1.484cm" svg:height="0.31cm" svg:x="5.6cm" svg:y="4.888cm">
          <draw:text-box>
            <text:p text:style-name="P2"><text:span text:style-name="T5">U</text:span><text:span text:style-name="T5">N</text:span><text:span text:style-name="T5">S</text:span><text:span text:style-name="T5">I</text:span><text:span text:style-name="T5">G</text:span><text:span text:style-name="T5">N</text:span><text:span text:style-name="T5">E</text:span><text:span text:style-name="T5">D</text:span></text:p>
          </draw:text-box>
        </draw:frame>
        <draw:polygon draw:style-name="gr7" draw:text-style-name="P1" draw:layer="layout" svg:width="2cm" svg:height="1.147cm" svg:x="8.5cm" svg:y="4.868cm" svg:viewBox="0 0 2001 1148" draw:points="0,0 2001,0 2001,1148 0,1148">
          <text:p/>
        </draw:polygon>
        <draw:frame draw:style-name="gr6" draw:text-style-name="P7" draw:layer="layout" svg:width="0.362cm" svg:height="0.31cm" svg:x="7.6cm" svg:y="4.888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1.147cm" svg:x="10.5cm" svg:y="4.868cm" svg:viewBox="0 0 2501 1148" draw:points="0,0 2501,0 2501,1148 0,1148">
          <text:p/>
        </draw:polygon>
        <draw:frame draw:style-name="gr6" draw:text-style-name="P7" draw:layer="layout" svg:width="0.281cm" svg:height="0.31cm" svg:x="8.6cm" svg:y="4.8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1.147cm" svg:x="13cm" svg:y="4.868cm" svg:viewBox="0 0 4501 1148" draw:points="0,0 4501,0 4501,1148 0,1148">
          <text:p/>
        </draw:polygon>
        <draw:frame draw:style-name="gr6" draw:text-style-name="P7" draw:layer="layout" svg:width="0.281cm" svg:height="0.31cm" svg:x="10.6cm" svg:y="4.888cm">
          <draw:text-box>
            <text:p text:style-name="P2"><text:span text:style-name="T5"><text:s/></text:span></text:p>
          </draw:text-box>
        </draw:frame>
        <draw:frame draw:style-name="gr6" draw:text-style-name="P7" draw:layer="layout" svg:width="1.67cm" svg:height="0.31cm" svg:x="13.1cm" svg:y="4.888cm">
          <draw:text-box>
            <text:p text:style-name="P2"><text:span text:style-name="T5">-</text:span><text:span text:style-name="T5">&gt;</text:span><text:span text:style-name="T5"> </text:span><text:span text:style-name="T5">u</text:span><text:span text:style-name="T5">s</text:span><text:span text:style-name="T5">u</text:span><text:span text:style-name="T5">a</text:span><text:span text:style-name="T5">r</text:span><text:span text:style-name="T5">i</text:span><text:span text:style-name="T5">o</text:span><text:span text:style-name="T5">s</text:span><text:span text:style-name="T5">.</text:span><text:span text:style-name="T5">i</text:span><text:span text:style-name="T5">d</text:span></text:p>
          </draw:text-box>
        </draw:frame>
        <draw:frame draw:style-name="gr6" draw:text-style-name="P7" draw:layer="layout" svg:width="3.067cm" svg:height="0.31cm" svg:x="13.1cm" svg:y="5.241cm">
          <draw:text-box>
            <text:p text:style-name="P2"><text:span text:style-name="T5">O</text:span><text:span text:style-name="T5">N</text:span><text:span text:style-name="T5"> </text:span><text:span text:style-name="T5">U</text:span><text:span text:style-name="T5">P</text:span><text:span text:style-name="T5">D</text:span><text:span text:style-name="T5">A</text:span><text:span text:style-name="T5">T</text:span><text:span text:style-name="T5">E</text:span><text:span text:style-name="T5"> </text:span><text:span text:style-name="T5">C</text:span><text:span text:style-name="T5">A</text:span><text:span text:style-name="T5">S</text:span><text:span text:style-name="T5">C</text:span><text:span text:style-name="T5">A</text:span><text:span text:style-name="T5">D</text:span><text:span text:style-name="T5">E</text:span></text:p>
          </draw:text-box>
        </draw:frame>
        <draw:polygon draw:style-name="gr7" draw:text-style-name="P1" draw:layer="layout" svg:width="6.7cm" svg:height="1.147cm" svg:x="17.5cm" svg:y="4.868cm" svg:viewBox="0 0 6701 1148" draw:points="0,0 6701,0 6701,1148 0,1148">
          <text:p/>
        </draw:polygon>
        <draw:frame draw:style-name="gr6" draw:text-style-name="P7" draw:layer="layout" svg:width="3.003cm" svg:height="0.31cm" svg:x="13.1cm" svg:y="5.594cm">
          <draw:text-box>
            <text:p text:style-name="P2"><text:span text:style-name="T5">O</text:span><text:span text:style-name="T5">N</text:span><text:span text:style-name="T5"> </text:span><text:span text:style-name="T5">D</text:span><text:span text:style-name="T5">E</text:span><text:span text:style-name="T5">L</text:span><text:span text:style-name="T5">E</text:span><text:span text:style-name="T5">T</text:span><text:span text:style-name="T5">E</text:span><text:span text:style-name="T5"> </text:span><text:span text:style-name="T5">C</text:span><text:span text:style-name="T5">A</text:span><text:span text:style-name="T5">S</text:span><text:span text:style-name="T5">C</text:span><text:span text:style-name="T5">A</text:span><text:span text:style-name="T5">D</text:span><text:span text:style-name="T5">E</text:span></text:p>
          </draw:text-box>
        </draw:frame>
        <draw:polygon draw:style-name="gr7" draw:text-style-name="P1" draw:layer="layout" svg:width="4.5cm" svg:height="1.147cm" svg:x="24.2cm" svg:y="4.868cm" svg:viewBox="0 0 4501 1148" draw:points="0,0 4501,0 4501,1148 0,1148">
          <text:p/>
        </draw:polygon>
        <draw:frame draw:style-name="gr6" draw:text-style-name="P7" draw:layer="layout" svg:width="0.281cm" svg:height="0.31cm" svg:x="17.6cm" svg:y="4.8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6.015cm" svg:viewBox="0 0 2501 383" draw:points="0,0 2501,0 2501,383 0,383">
          <text:p/>
        </draw:polygon>
        <draw:frame draw:style-name="gr6" draw:text-style-name="P7" draw:layer="layout" svg:width="0.281cm" svg:height="0.31cm" svg:x="24.3cm" svg:y="4.8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6.015cm" svg:viewBox="0 0 2001 383" draw:points="0,0 2001,0 2001,383 0,383">
          <text:p/>
        </draw:polygon>
        <draw:frame draw:style-name="gr6" draw:text-style-name="P7" draw:layer="layout" svg:width="1.31cm" svg:height="0.31cm" svg:x="1.1cm" svg:y="6.035cm">
          <draw:text-box>
            <text:p text:style-name="P2"><text:span text:style-name="T5">i</text:span><text:span text:style-name="T5">d</text:span><text:span text:style-name="T5">_</text:span><text:span text:style-name="T5">r</text:span><text:span text:style-name="T5">e</text:span><text:span text:style-name="T5">g</text:span><text:span text:style-name="T5">i</text:span><text:span text:style-name="T5">s</text:span><text:span text:style-name="T5">t</text:span><text:span text:style-name="T5">r</text:span><text:span text:style-name="T5">o</text:span></text:p>
          </draw:text-box>
        </draw:frame>
        <draw:polygon draw:style-name="gr7" draw:text-style-name="P1" draw:layer="layout" svg:width="2cm" svg:height="0.382cm" svg:x="5.5cm" svg:y="6.015cm" svg:viewBox="0 0 2001 383" draw:points="0,0 2001,0 2001,383 0,383">
          <text:p/>
        </draw:polygon>
        <draw:frame draw:style-name="gr6" draw:text-style-name="P7" draw:layer="layout" svg:width="1.175cm" svg:height="0.31cm" svg:x="3.6cm" svg:y="6.035cm">
          <draw:text-box>
            <text:p text:style-name="P2"><text:span text:style-name="T5">b</text:span><text:span text:style-name="T5">i</text:span><text:span text:style-name="T5">g</text:span><text:span text:style-name="T5">i</text:span><text:span text:style-name="T5">n</text:span><text:span text:style-name="T5">t</text:span><text:span text:style-name="T5">(</text:span><text:span text:style-name="T5">2</text:span><text:span text:style-name="T5">0</text:span><text:span text:style-name="T5">)</text:span></text:p>
          </draw:text-box>
        </draw:frame>
        <draw:polygon draw:style-name="gr7" draw:text-style-name="P1" draw:layer="layout" svg:width="1cm" svg:height="0.382cm" svg:x="7.5cm" svg:y="6.015cm" svg:viewBox="0 0 1001 383" draw:points="0,0 1001,0 1001,383 0,383">
          <text:p/>
        </draw:polygon>
        <draw:frame draw:style-name="gr6" draw:text-style-name="P7" draw:layer="layout" svg:width="1.484cm" svg:height="0.31cm" svg:x="5.6cm" svg:y="6.035cm">
          <draw:text-box>
            <text:p text:style-name="P2"><text:span text:style-name="T5">U</text:span><text:span text:style-name="T5">N</text:span><text:span text:style-name="T5">S</text:span><text:span text:style-name="T5">I</text:span><text:span text:style-name="T5">G</text:span><text:span text:style-name="T5">N</text:span><text:span text:style-name="T5">E</text:span><text:span text:style-name="T5">D</text:span></text:p>
          </draw:text-box>
        </draw:frame>
        <draw:polygon draw:style-name="gr7" draw:text-style-name="P1" draw:layer="layout" svg:width="2cm" svg:height="0.382cm" svg:x="8.5cm" svg:y="6.015cm" svg:viewBox="0 0 2001 383" draw:points="0,0 2001,0 2001,383 0,383">
          <text:p/>
        </draw:polygon>
        <draw:frame draw:style-name="gr6" draw:text-style-name="P7" draw:layer="layout" svg:width="0.362cm" svg:height="0.31cm" svg:x="7.6cm" svg:y="6.035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2cm" svg:x="10.5cm" svg:y="6.015cm" svg:viewBox="0 0 2501 383" draw:points="0,0 2501,0 2501,383 0,383">
          <text:p/>
        </draw:polygon>
        <draw:frame draw:style-name="gr6" draw:text-style-name="P7" draw:layer="layout" svg:width="0.281cm" svg:height="0.31cm" svg:x="8.6cm" svg:y="6.0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13cm" svg:y="6.015cm" svg:viewBox="0 0 4501 383" draw:points="0,0 4501,0 4501,383 0,383">
          <text:p/>
        </draw:polygon>
        <draw:frame draw:style-name="gr6" draw:text-style-name="P7" draw:layer="layout" svg:width="0.281cm" svg:height="0.31cm" svg:x="10.6cm" svg:y="6.0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6.015cm" svg:viewBox="0 0 6701 383" draw:points="0,0 6701,0 6701,383 0,383">
          <text:p/>
        </draw:polygon>
        <draw:frame draw:style-name="gr6" draw:text-style-name="P7" draw:layer="layout" svg:width="0.281cm" svg:height="0.31cm" svg:x="13.1cm" svg:y="6.0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6.015cm" svg:viewBox="0 0 4501 383" draw:points="0,0 4501,0 4501,383 0,383">
          <text:p/>
        </draw:polygon>
        <draw:frame draw:style-name="gr6" draw:text-style-name="P7" draw:layer="layout" svg:width="0.281cm" svg:height="0.31cm" svg:x="17.6cm" svg:y="6.0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6.397cm" svg:viewBox="0 0 2501 383" draw:points="0,0 2501,0 2501,383 0,383">
          <text:p/>
        </draw:polygon>
        <draw:frame draw:style-name="gr6" draw:text-style-name="P7" draw:layer="layout" svg:width="0.281cm" svg:height="0.31cm" svg:x="24.3cm" svg:y="6.0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6.397cm" svg:viewBox="0 0 2001 383" draw:points="0,0 2001,0 2001,383 0,383">
          <text:p/>
        </draw:polygon>
        <draw:frame draw:style-name="gr6" draw:text-style-name="P7" draw:layer="layout" svg:width="0.603cm" svg:height="0.31cm" svg:x="1.1cm" svg:y="6.417cm">
          <draw:text-box>
            <text:p text:style-name="P2"><text:span text:style-name="T5">t</text:span><text:span text:style-name="T5">a</text:span><text:span text:style-name="T5">b</text:span><text:span text:style-name="T5">l</text:span><text:span text:style-name="T5">a</text:span></text:p>
          </draw:text-box>
        </draw:frame>
        <draw:polygon draw:style-name="gr7" draw:text-style-name="P1" draw:layer="layout" svg:width="2cm" svg:height="0.382cm" svg:x="5.5cm" svg:y="6.397cm" svg:viewBox="0 0 2001 383" draw:points="0,0 2001,0 2001,383 0,383">
          <text:p/>
        </draw:polygon>
        <draw:frame draw:style-name="gr6" draw:text-style-name="P7" draw:layer="layout" svg:width="1.429cm" svg:height="0.31cm" svg:x="3.6cm" svg:y="6.417cm">
          <draw:text-box>
            <text:p text:style-name="P2"><text:span text:style-name="T5">v</text:span><text:span text:style-name="T5">a</text:span><text:span text:style-name="T5">r</text:span><text:span text:style-name="T5">c</text:span><text:span text:style-name="T5">h</text:span><text:span text:style-name="T5">a</text:span><text:span text:style-name="T5">r</text:span><text:span text:style-name="T5">(</text:span><text:span text:style-name="T5">1</text:span><text:span text:style-name="T5">0</text:span><text:span text:style-name="T5">)</text:span></text:p>
          </draw:text-box>
        </draw:frame>
        <draw:polygon draw:style-name="gr7" draw:text-style-name="P1" draw:layer="layout" svg:width="1cm" svg:height="0.382cm" svg:x="7.5cm" svg:y="6.397cm" svg:viewBox="0 0 1001 383" draw:points="0,0 1001,0 1001,383 0,383">
          <text:p/>
        </draw:polygon>
        <draw:frame draw:style-name="gr6" draw:text-style-name="P7" draw:layer="layout" svg:width="0.281cm" svg:height="0.31cm" svg:x="5.6cm" svg:y="6.41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6.397cm" svg:viewBox="0 0 2001 383" draw:points="0,0 2001,0 2001,383 0,383">
          <text:p/>
        </draw:polygon>
        <draw:frame draw:style-name="gr6" draw:text-style-name="P7" draw:layer="layout" svg:width="0.362cm" svg:height="0.31cm" svg:x="7.6cm" svg:y="6.417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2cm" svg:x="10.5cm" svg:y="6.397cm" svg:viewBox="0 0 2501 383" draw:points="0,0 2501,0 2501,383 0,383">
          <text:p/>
        </draw:polygon>
        <draw:frame draw:style-name="gr6" draw:text-style-name="P7" draw:layer="layout" svg:width="0.281cm" svg:height="0.31cm" svg:x="8.6cm" svg:y="6.41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13cm" svg:y="6.397cm" svg:viewBox="0 0 4501 383" draw:points="0,0 4501,0 4501,383 0,383">
          <text:p/>
        </draw:polygon>
        <draw:frame draw:style-name="gr6" draw:text-style-name="P7" draw:layer="layout" svg:width="0.281cm" svg:height="0.31cm" svg:x="10.6cm" svg:y="6.41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6.397cm" svg:viewBox="0 0 6701 383" draw:points="0,0 6701,0 6701,383 0,383">
          <text:p/>
        </draw:polygon>
        <draw:frame draw:style-name="gr6" draw:text-style-name="P7" draw:layer="layout" svg:width="0.281cm" svg:height="0.31cm" svg:x="13.1cm" svg:y="6.41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6.397cm" svg:viewBox="0 0 4501 383" draw:points="0,0 4501,0 4501,383 0,383">
          <text:p/>
        </draw:polygon>
        <draw:frame draw:style-name="gr6" draw:text-style-name="P7" draw:layer="layout" svg:width="0.281cm" svg:height="0.31cm" svg:x="17.6cm" svg:y="6.41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764cm" svg:x="1cm" svg:y="6.779cm" svg:viewBox="0 0 2501 765" draw:points="0,0 2501,0 2501,765 0,765">
          <text:p/>
        </draw:polygon>
        <draw:frame draw:style-name="gr6" draw:text-style-name="P7" draw:layer="layout" svg:width="0.281cm" svg:height="0.31cm" svg:x="24.3cm" svg:y="6.41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764cm" svg:x="3.5cm" svg:y="6.779cm" svg:viewBox="0 0 2001 765" draw:points="0,0 2001,0 2001,765 0,765">
          <text:p/>
        </draw:polygon>
        <draw:frame draw:style-name="gr6" draw:text-style-name="P7" draw:layer="layout" svg:width="0.684cm" svg:height="0.31cm" svg:x="1.1cm" svg:y="6.8cm">
          <draw:text-box>
            <text:p text:style-name="P2"><text:span text:style-name="T5">f</text:span><text:span text:style-name="T5">e</text:span><text:span text:style-name="T5">c</text:span><text:span text:style-name="T5">h</text:span><text:span text:style-name="T5">a</text:span></text:p>
          </draw:text-box>
        </draw:frame>
        <draw:polygon draw:style-name="gr7" draw:text-style-name="P1" draw:layer="layout" svg:width="2cm" svg:height="0.764cm" svg:x="5.5cm" svg:y="6.779cm" svg:viewBox="0 0 2001 765" draw:points="0,0 2001,0 2001,765 0,765">
          <text:p/>
        </draw:polygon>
        <draw:frame draw:style-name="gr6" draw:text-style-name="P7" draw:layer="layout" svg:width="1.285cm" svg:height="0.31cm" svg:x="3.6cm" svg:y="6.8cm">
          <draw:text-box>
            <text:p text:style-name="P2"><text:span text:style-name="T5">t</text:span><text:span text:style-name="T5">i</text:span><text:span text:style-name="T5">m</text:span><text:span text:style-name="T5">e</text:span><text:span text:style-name="T5">s</text:span><text:span text:style-name="T5">t</text:span><text:span text:style-name="T5">a</text:span><text:span text:style-name="T5">m</text:span><text:span text:style-name="T5">p</text:span></text:p>
          </draw:text-box>
        </draw:frame>
        <draw:polygon draw:style-name="gr7" draw:text-style-name="P1" draw:layer="layout" svg:width="1cm" svg:height="0.764cm" svg:x="7.5cm" svg:y="6.779cm" svg:viewBox="0 0 1001 765" draw:points="0,0 1001,0 1001,765 0,765">
          <text:p/>
        </draw:polygon>
        <draw:frame draw:style-name="gr6" draw:text-style-name="P7" draw:layer="layout" svg:width="0.281cm" svg:height="0.31cm" svg:x="5.6cm" svg:y="6.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764cm" svg:x="8.5cm" svg:y="6.779cm" svg:viewBox="0 0 2001 765" draw:points="0,0 2001,0 2001,765 0,765">
          <text:p/>
        </draw:polygon>
        <draw:frame draw:style-name="gr6" draw:text-style-name="P7" draw:layer="layout" svg:width="0.281cm" svg:height="0.31cm" svg:x="7.6cm" svg:y="6.8cm">
          <draw:text-box>
            <text:p text:style-name="P2"><text:span text:style-name="T5">S</text:span><text:span text:style-name="T5">í</text:span></text:p>
          </draw:text-box>
        </draw:frame>
        <draw:frame draw:style-name="gr6" draw:text-style-name="P7" draw:layer="layout" svg:width="1.793cm" svg:height="0.31cm" svg:x="8.6cm" svg:y="6.8cm">
          <draw:text-box>
            <text:p text:style-name="P2">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T</text:span><text:span text:style-name="T5">_</text:span><text:span text:style-name="T5">T</text:span><text:span text:style-name="T5">I</text:span></text:p>
          </draw:text-box>
        </draw:frame>
        <draw:polygon draw:style-name="gr7" draw:text-style-name="P1" draw:layer="layout" svg:width="2.5cm" svg:height="0.764cm" svg:x="10.5cm" svg:y="6.779cm" svg:viewBox="0 0 2501 765" draw:points="0,0 2501,0 2501,765 0,765">
          <text:p/>
        </draw:polygon>
        <draw:frame draw:style-name="gr6" draw:text-style-name="P7" draw:layer="layout" svg:width="1.407cm" svg:height="0.31cm" svg:x="8.6cm" svg:y="7.152cm">
          <draw:text-box>
            <text:p text:style-name="P2"><text:span text:style-name="T5">M</text:span><text:span text:style-name="T5">E</text:span><text:span text:style-name="T5">S</text:span><text:span text:style-name="T5">T</text:span><text:span text:style-name="T5">A</text:span><text:span text:style-name="T5">M</text:span><text:span text:style-name="T5">P</text:span></text:p>
          </draw:text-box>
        </draw:frame>
        <draw:frame draw:style-name="gr6" draw:text-style-name="P7" draw:layer="layout" svg:width="2.216cm" svg:height="0.31cm" svg:x="10.6cm" svg:y="6.8cm">
          <draw:text-box>
            <text:p text:style-name="P2"><text:span text:style-name="T5">D</text:span><text:span text:style-name="T5">E</text:span><text:span text:style-name="T5">F</text:span><text:span text:style-name="T5">A</text:span><text:span text:style-name="T5">U</text:span><text:span text:style-name="T5">L</text:span><text:span text:style-name="T5">T</text:span><text:span text:style-name="T5">_</text:span><text:span text:style-name="T5">G</text:span><text:span text:style-name="T5">E</text:span><text:span text:style-name="T5">N</text:span><text:span text:style-name="T5">E</text:span></text:p>
          </draw:text-box>
        </draw:frame>
        <draw:polygon draw:style-name="gr7" draw:text-style-name="P1" draw:layer="layout" svg:width="4.5cm" svg:height="0.764cm" svg:x="13cm" svg:y="6.779cm" svg:viewBox="0 0 4501 765" draw:points="0,0 4501,0 4501,765 0,765">
          <text:p/>
        </draw:polygon>
        <draw:frame draw:style-name="gr6" draw:text-style-name="P7" draw:layer="layout" svg:width="0.95cm" svg:height="0.31cm" svg:x="10.6cm" svg:y="7.152cm">
          <draw:text-box>
            <text:p text:style-name="P2"><text:span text:style-name="T5">R</text:span><text:span text:style-name="T5">A</text:span><text:span text:style-name="T5">T</text:span><text:span text:style-name="T5">E</text:span><text:span text:style-name="T5">D</text:span></text:p>
          </draw:text-box>
        </draw:frame>
        <draw:polygon draw:style-name="gr7" draw:text-style-name="P1" draw:layer="layout" svg:width="6.7cm" svg:height="0.764cm" svg:x="17.5cm" svg:y="6.779cm" svg:viewBox="0 0 6701 765" draw:points="0,0 6701,0 6701,765 0,765">
          <text:p/>
        </draw:polygon>
        <draw:frame draw:style-name="gr6" draw:text-style-name="P7" draw:layer="layout" svg:width="0.281cm" svg:height="0.31cm" svg:x="13.1cm" svg:y="6.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764cm" svg:x="24.2cm" svg:y="6.779cm" svg:viewBox="0 0 4501 765" draw:points="0,0 4501,0 4501,765 0,765">
          <text:p/>
        </draw:polygon>
        <draw:frame draw:style-name="gr6" draw:text-style-name="P7" draw:layer="layout" svg:width="0.281cm" svg:height="0.31cm" svg:x="17.6cm" svg:y="6.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765cm" svg:x="1cm" svg:y="7.543cm" svg:viewBox="0 0 2501 766" draw:points="0,0 2501,0 2501,766 0,766">
          <text:p/>
        </draw:polygon>
        <draw:frame draw:style-name="gr6" draw:text-style-name="P7" draw:layer="layout" svg:width="0.281cm" svg:height="0.31cm" svg:x="24.3cm" svg:y="6.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765cm" svg:x="3.5cm" svg:y="7.543cm" svg:viewBox="0 0 2001 766" draw:points="0,0 2001,0 2001,766 0,766">
          <text:p/>
        </draw:polygon>
        <draw:frame draw:style-name="gr6" draw:text-style-name="P7" draw:layer="layout" svg:width="0.811cm" svg:height="0.31cm" svg:x="1.1cm" svg:y="7.564cm">
          <draw:text-box>
            <text:p text:style-name="P2"><text:span text:style-name="T5">a</text:span><text:span text:style-name="T5">c</text:span><text:span text:style-name="T5">c</text:span><text:span text:style-name="T5">i</text:span><text:span text:style-name="T5">o</text:span><text:span text:style-name="T5">n</text:span></text:p>
          </draw:text-box>
        </draw:frame>
        <draw:polygon draw:style-name="gr7" draw:text-style-name="P1" draw:layer="layout" svg:width="2cm" svg:height="0.765cm" svg:x="5.5cm" svg:y="7.543cm" svg:viewBox="0 0 2001 766" draw:points="0,0 2001,0 2001,766 0,766">
          <text:p/>
        </draw:polygon>
        <draw:frame draw:style-name="gr6" draw:text-style-name="P7" draw:layer="layout" svg:width="0.518cm" svg:height="0.31cm" svg:x="3.6cm" svg:y="7.564cm">
          <draw:text-box>
            <text:p text:style-name="P2"><text:span text:style-name="T5">f</text:span><text:span text:style-name="T5">l</text:span><text:span text:style-name="T5">o</text:span><text:span text:style-name="T5">a</text:span><text:span text:style-name="T5">t</text:span></text:p>
          </draw:text-box>
        </draw:frame>
        <draw:polygon draw:style-name="gr7" draw:text-style-name="P1" draw:layer="layout" svg:width="1cm" svg:height="0.765cm" svg:x="7.5cm" svg:y="7.543cm" svg:viewBox="0 0 1001 766" draw:points="0,0 1001,0 1001,766 0,766">
          <text:p/>
        </draw:polygon>
        <draw:frame draw:style-name="gr6" draw:text-style-name="P7" draw:layer="layout" svg:width="0.281cm" svg:height="0.31cm" svg:x="5.6cm" svg:y="7.564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765cm" svg:x="8.5cm" svg:y="7.543cm" svg:viewBox="0 0 2001 766" draw:points="0,0 2001,0 2001,766 0,766">
          <text:p/>
        </draw:polygon>
        <draw:frame draw:style-name="gr6" draw:text-style-name="P7" draw:layer="layout" svg:width="0.362cm" svg:height="0.31cm" svg:x="7.6cm" svg:y="7.564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765cm" svg:x="10.5cm" svg:y="7.543cm" svg:viewBox="0 0 2501 766" draw:points="0,0 2501,0 2501,766 0,766">
          <text:p/>
        </draw:polygon>
        <draw:frame draw:style-name="gr6" draw:text-style-name="P7" draw:layer="layout" svg:width="0.281cm" svg:height="0.31cm" svg:x="8.6cm" svg:y="7.564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765cm" svg:x="13cm" svg:y="7.543cm" svg:viewBox="0 0 4501 766" draw:points="0,0 4501,0 4501,766 0,766">
          <text:p/>
        </draw:polygon>
        <draw:frame draw:style-name="gr6" draw:text-style-name="P7" draw:layer="layout" svg:width="0.281cm" svg:height="0.31cm" svg:x="10.6cm" svg:y="7.564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765cm" svg:x="17.5cm" svg:y="7.543cm" svg:viewBox="0 0 6701 766" draw:points="0,0 6701,0 6701,766 0,766">
          <text:p/>
        </draw:polygon>
        <draw:frame draw:style-name="gr6" draw:text-style-name="P7" draw:layer="layout" svg:width="0.281cm" svg:height="0.31cm" svg:x="13.1cm" svg:y="7.564cm">
          <draw:text-box>
            <text:p text:style-name="P2"><text:span text:style-name="T5"><text:s/></text:span></text:p>
          </draw:text-box>
        </draw:frame>
        <draw:frame draw:style-name="gr6" draw:text-style-name="P7" draw:layer="layout" svg:width="5.129cm" svg:height="0.31cm" svg:x="17.6cm" svg:y="7.564cm">
          <draw:text-box>
            <text:p text:style-name="P2"><text:span text:style-name="T5">0</text:span><text:span text:style-name="T5"> </text:span><text:span text:style-name="T5">c</text:span><text:span text:style-name="T5">r</text:span><text:span text:style-name="T5">e</text:span><text:span text:style-name="T5">a</text:span><text:span text:style-name="T5">r</text:span><text:span text:style-name="T5">, </text:span><text:span text:style-name="T5">1</text:span><text:span text:style-name="T5"> </text:span><text:span text:style-name="T5">a</text:span><text:span text:style-name="T5">c</text:span><text:span text:style-name="T5">t</text:span><text:span text:style-name="T5">u</text:span><text:span text:style-name="T5">a</text:span><text:span text:style-name="T5">l</text:span><text:span text:style-name="T5">i</text:span><text:span text:style-name="T5">z</text:span><text:span text:style-name="T5">a</text:span><text:span text:style-name="T5">r</text:span><text:span text:style-name="T5">, </text:span><text:span text:style-name="T5">2</text:span><text:span text:style-name="T5"> </text:span><text:span text:style-name="T5">e</text:span><text:span text:style-name="T5">l</text:span><text:span text:style-name="T5">i</text:span><text:span text:style-name="T5">m</text:span><text:span text:style-name="T5">i</text:span><text:span text:style-name="T5">n</text:span><text:span text:style-name="T5">a</text:span><text:span text:style-name="T5">r</text:span><text:span text:style-name="T5">, </text:span><text:span text:style-name="T5">3</text:span><text:span text:style-name="T5"> </text:span><text:span text:style-name="T5">l</text:span><text:span text:style-name="T5">o</text:span><text:span text:style-name="T5">g</text:span><text:span text:style-name="T5">i</text:span><text:span text:style-name="T5">n</text:span><text:span text:style-name="T5">, </text:span><text:span text:style-name="T5">4</text:span><text:span text:style-name="T5"> </text:span></text:p>
          </draw:text-box>
        </draw:frame>
        <draw:polygon draw:style-name="gr7" draw:text-style-name="P1" draw:layer="layout" svg:width="4.5cm" svg:height="0.765cm" svg:x="24.2cm" svg:y="7.543cm" svg:viewBox="0 0 4501 766" draw:points="0,0 4501,0 4501,766 0,766">
          <text:p/>
        </draw:polygon>
        <draw:frame draw:style-name="gr6" draw:text-style-name="P7" draw:layer="layout" svg:width="0.828cm" svg:height="0.31cm" svg:x="17.6cm" svg:y="7.917cm">
          <draw:text-box>
            <text:p text:style-name="P2"><text:span text:style-name="T5">l</text:span><text:span text:style-name="T5">o</text:span><text:span text:style-name="T5">g</text:span><text:span text:style-name="T5">o</text:span><text:span text:style-name="T5">u</text:span><text:span text:style-name="T5">t </text:span></text:p>
          </draw:text-box>
        </draw:frame>
        <draw:line draw:style-name="gr1" draw:text-style-name="P1" draw:layer="layout" svg:x1="1cm" svg:y1="19.5cm" svg:x2="28.699cm" svg:y2="19.5cm">
          <text:p/>
        </draw:line>
        <draw:frame draw:style-name="gr6" draw:text-style-name="P7" draw:layer="layout" svg:width="0.281cm" svg:height="0.31cm" svg:x="24.3cm" svg:y="7.564cm">
          <draw:text-box>
            <text:p text:style-name="P2"><text:span text:style-name="T5"><text:s/></text:span></text:p>
          </draw:text-box>
        </draw:frame>
        <draw:frame draw:style-name="gr3" draw:text-style-name="P3" draw:layer="layout" svg:width="5.179cm" svg:height="0.543cm" svg:x="9.841cm" svg:y="19.54cm">
          <draw:text-box>
            <text:p text:style-name="P2"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á</text:span><text:span text:style-name="T2">g</text:span><text:span text:style-name="T2">i</text:span><text:span text:style-name="T2">n</text:span><text:span text:style-name="T2">a</text:span><text:span text:style-name="T2">:</text:span><text:span text:style-name="T2"> </text:span><text:span text:style-name="T2">5</text:span><text:span text:style-name="T2">/</text:span><text:span text:style-name="T2">1</text:span><text:span text:style-name="T2">1</text:span></text:p>
          </draw:text-box>
        </draw:frame>
        <draw:frame draw:style-name="gr3" draw:text-style-name="P3" draw:layer="layout" svg:width="5.692cm" svg:height="0.543cm" svg:x="22.142cm" svg:y="19.535cm">
          <draw:text-box>
            <text:p text:style-name="P2"><text:span text:style-name="T2">1</text:span><text:span text:style-name="T2">1</text:span><text:span text:style-name="T2">-</text:span><text:span text:style-name="T2">1</text:span><text:span text:style-name="T2">0</text:span><text:span text:style-name="T2">-</text:span><text:span text:style-name="T2">2</text:span><text:span text:style-name="T2">0</text:span><text:span text:style-name="T2">1</text:span><text:span text:style-name="T2">9</text:span><text:span text:style-name="T2"> </text:span><text:span text:style-name="T2">a</text:span><text:span text:style-name="T2"> </text:span><text:span text:style-name="T2">l</text:span><text:span text:style-name="T2">a</text:span><text:span text:style-name="T2">s</text:span><text:span text:style-name="T2"> </text:span><text:span text:style-name="T2">1</text:span><text:span text:style-name="T2">2</text:span><text:span text:style-name="T2">:</text:span><text:span text:style-name="T2">5</text:span><text:span text:style-name="T2">3</text:span><text:span text:style-name="T2">:</text:span><text:span text:style-name="T2">1</text:span><text:span text:style-name="T2">6</text:span></text:p>
          </draw:text-box>
        </draw:frame>
      </draw:page>
      <draw:page draw:name="page6" draw:style-name="dp1" draw:master-page-name="master-page3">
        <draw:line draw:style-name="gr1" draw:text-style-name="P1" draw:layer="layout" svg:x1="28.699cm" svg:y1="0.627cm" svg:x2="1cm" svg:y2="0.627cm">
          <text:p/>
        </draw:line>
        <draw:polygon draw:style-name="gr2" draw:text-style-name="P1" draw:layer="layout" svg:width="27.699cm" svg:height="0.813cm" svg:x="1cm" svg:y="1cm" svg:viewBox="0 0 27700 814" draw:points="0,0 27700,0 27700,814 0,814">
          <text:p/>
        </draw:polygon>
        <draw:polygon draw:style-name="gr2" draw:text-style-name="P1" draw:layer="layout" svg:width="27.699cm" svg:height="0.813cm" svg:x="1cm" svg:y="1cm" svg:viewBox="0 0 27700 814" draw:points="0,0 27700,0 27700,814 0,814">
          <text:p/>
        </draw:polygon>
        <draw:frame draw:style-name="gr3" draw:text-style-name="P3" draw:layer="layout" svg:width="6.509cm" svg:height="0.543cm" svg:x="11.085cm" svg:y="0.04cm">
          <draw:text-box>
            <text:p text:style-name="P2"><text:span text:style-name="T1">P</text:span><text:span text:style-name="T1">á</text:span><text:span text:style-name="T1">g</text:span><text:span text:style-name="T1">i</text:span><text:span text:style-name="T1">n</text:span><text:span text:style-name="T1">a</text:span><text:span text:style-name="T1"> </text:span><text:span text:style-name="T1">d</text:span><text:span text:style-name="T1">e</text:span><text:span text:style-name="T1"> </text:span><text:span text:style-name="T1">e</text:span><text:span text:style-name="T1">x</text:span><text:span text:style-name="T1">p</text:span><text:span text:style-name="T1">o</text:span><text:span text:style-name="T1">r</text:span><text:span text:style-name="T1">t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P</text:span><text:span text:style-name="T1">D</text:span><text:span text:style-name="T1">F</text:span></text:p>
          </draw:text-box>
        </draw:frame>
        <draw:frame draw:style-name="gr5" draw:text-style-name="P6" draw:layer="layout" svg:width="2.352cm" svg:height="0.7cm" svg:x="13.456cm" svg:y="1.055cm">
          <draw:text-box>
            <text:p text:style-name="P2"><text:span text:style-name="T4">5</text:span><text:span text:style-name="T4"> </text:span><text:span text:style-name="T4">l</text:span><text:span text:style-name="T4">i</text:span><text:span text:style-name="T4">n</text:span><text:span text:style-name="T4">e</text:span><text:span text:style-name="T4">a</text:span><text:span text:style-name="T4">s</text:span></text:p>
          </draw:text-box>
        </draw:frame>
        <draw:polygon draw:style-name="gr2" draw:text-style-name="P1" draw:layer="layout" svg:width="2.5cm" svg:height="0.8cm" svg:x="1cm" svg:y="3.686cm" svg:viewBox="0 0 2501 801" draw:points="0,0 2501,0 2501,801 0,801">
          <text:p/>
        </draw:polygon>
        <draw:polygon draw:style-name="gr2" draw:text-style-name="P1" draw:layer="layout" svg:width="2.5cm" svg:height="0.8cm" svg:x="1cm" svg:y="3.686cm" svg:viewBox="0 0 2501 801" draw:points="0,0 2501,0 2501,801 0,801">
          <text:p/>
        </draw:polygon>
        <draw:frame draw:style-name="gr6" draw:text-style-name="P7" draw:layer="layout" svg:width="4.502cm" svg:height="0.31cm" svg:x="1.1cm" svg:y="2.648cm">
          <draw:text-box>
            <text:p text:style-name="P2"><text:span text:style-name="T5">C</text:span><text:span text:style-name="T5">r</text:span><text:span text:style-name="T5">e</text:span><text:span text:style-name="T5">a</text:span><text:span text:style-name="T5">c</text:span><text:span text:style-name="T5">i</text:span><text:span text:style-name="T5">ó</text:span><text:span text:style-name="T5">n</text:span><text:span text:style-name="T5">: </text:span><text:span text:style-name="T5">1</text:span><text:span text:style-name="T5">1</text:span><text:span text:style-name="T5">-</text:span><text:span text:style-name="T5">1</text:span><text:span text:style-name="T5">0</text:span><text:span text:style-name="T5">-</text:span><text:span text:style-name="T5">2</text:span><text:span text:style-name="T5">0</text:span><text:span text:style-name="T5">1</text:span><text:span text:style-name="T5">9</text:span><text:span text:style-name="T5"> </text:span><text:span text:style-name="T5">a</text:span><text:span text:style-name="T5"> </text:span><text:span text:style-name="T5">l</text:span><text:span text:style-name="T5">a</text:span><text:span text:style-name="T5">s</text:span><text:span text:style-name="T5"> </text:span><text:span text:style-name="T5">1</text:span><text:span text:style-name="T5">2</text:span><text:span text:style-name="T5">:</text:span><text:span text:style-name="T5">4</text:span><text:span text:style-name="T5">7</text:span><text:span text:style-name="T5">:</text:span><text:span text:style-name="T5">4</text:span><text:span text:style-name="T5">1</text:span></text:p>
          </draw:text-box>
        </draw:frame>
        <draw:polygon draw:style-name="gr2" draw:text-style-name="P1" draw:layer="layout" svg:width="2cm" svg:height="0.8cm" svg:x="3.5cm" svg:y="3.686cm" svg:viewBox="0 0 2001 801" draw:points="0,0 2001,0 2001,801 0,801">
          <text:p/>
        </draw:polygon>
        <draw:polygon draw:style-name="gr2" draw:text-style-name="P1" draw:layer="layout" svg:width="2cm" svg:height="0.8cm" svg:x="3.5cm" svg:y="3.686cm" svg:viewBox="0 0 2001 801" draw:points="0,0 2001,0 2001,801 0,801">
          <text:p/>
        </draw:polygon>
        <draw:frame draw:style-name="gr6" draw:text-style-name="P7" draw:layer="layout" svg:width="1.217cm" svg:height="0.31cm" svg:x="1.558cm" svg:y="3.93cm">
          <draw:text-box>
            <text:p text:style-name="P2"><text:span text:style-name="T6">C</text:span><text:span text:style-name="T6">o</text:span><text:span text:style-name="T6">l</text:span><text:span text:style-name="T6">u</text:span><text:span text:style-name="T6">m</text:span><text:span text:style-name="T6">n</text:span><text:span text:style-name="T6">a</text:span></text:p>
          </draw:text-box>
        </draw:frame>
        <draw:polygon draw:style-name="gr2" draw:text-style-name="P1" draw:layer="layout" svg:width="2cm" svg:height="0.8cm" svg:x="5.5cm" svg:y="3.686cm" svg:viewBox="0 0 2001 801" draw:points="0,0 2001,0 2001,801 0,801">
          <text:p/>
        </draw:polygon>
        <draw:polygon draw:style-name="gr2" draw:text-style-name="P1" draw:layer="layout" svg:width="2cm" svg:height="0.8cm" svg:x="5.5cm" svg:y="3.686cm" svg:viewBox="0 0 2001 801" draw:points="0,0 2001,0 2001,801 0,801">
          <text:p/>
        </draw:polygon>
        <draw:frame draw:style-name="gr6" draw:text-style-name="P7" draw:layer="layout" svg:width="0.616cm" svg:height="0.31cm" svg:x="4.158cm" svg:y="3.93cm">
          <draw:text-box>
            <text:p text:style-name="P2"><text:span text:style-name="T6">T</text:span><text:span text:style-name="T6">i</text:span><text:span text:style-name="T6">p</text:span><text:span text:style-name="T6">o</text:span></text:p>
          </draw:text-box>
        </draw:frame>
        <draw:polygon draw:style-name="gr2" draw:text-style-name="P1" draw:layer="layout" svg:width="1cm" svg:height="0.8cm" svg:x="7.5cm" svg:y="3.686cm" svg:viewBox="0 0 1001 801" draw:points="0,0 1001,0 1001,801 0,801">
          <text:p/>
        </draw:polygon>
        <draw:polygon draw:style-name="gr2" draw:text-style-name="P1" draw:layer="layout" svg:width="1cm" svg:height="0.8cm" svg:x="7.5cm" svg:y="3.686cm" svg:viewBox="0 0 1001 801" draw:points="0,0 1001,0 1001,801 0,801">
          <text:p/>
        </draw:polygon>
        <draw:frame draw:style-name="gr6" draw:text-style-name="P7" draw:layer="layout" svg:width="1.268cm" svg:height="0.31cm" svg:x="5.756cm" svg:y="3.93cm">
          <draw:text-box>
            <text:p text:style-name="P2"><text:span text:style-name="T6">A</text:span><text:span text:style-name="T6">t</text:span><text:span text:style-name="T6">r</text:span><text:span text:style-name="T6">i</text:span><text:span text:style-name="T6">b</text:span><text:span text:style-name="T6">u</text:span><text:span text:style-name="T6">t</text:span><text:span text:style-name="T6">o</text:span><text:span text:style-name="T6">s</text:span></text:p>
          </draw:text-box>
        </draw:frame>
        <draw:polygon draw:style-name="gr2" draw:text-style-name="P1" draw:layer="layout" svg:width="2cm" svg:height="0.8cm" svg:x="8.5cm" svg:y="3.686cm" svg:viewBox="0 0 2001 801" draw:points="0,0 2001,0 2001,801 0,801">
          <text:p/>
        </draw:polygon>
        <draw:polygon draw:style-name="gr2" draw:text-style-name="P1" draw:layer="layout" svg:width="2cm" svg:height="0.8cm" svg:x="8.5cm" svg:y="3.686cm" svg:viewBox="0 0 2001 801" draw:points="0,0 2001,0 2001,801 0,801">
          <text:p/>
        </draw:polygon>
        <draw:polygon draw:style-name="gr2" draw:text-style-name="P1" draw:layer="layout" svg:width="2.5cm" svg:height="0.8cm" svg:x="10.5cm" svg:y="3.686cm" svg:viewBox="0 0 2501 801" draw:points="0,0 2501,0 2501,801 0,801">
          <text:p/>
        </draw:polygon>
        <draw:polygon draw:style-name="gr2" draw:text-style-name="P1" draw:layer="layout" svg:width="2.5cm" svg:height="0.8cm" svg:x="10.5cm" svg:y="3.686cm" svg:viewBox="0 0 2501 801" draw:points="0,0 2501,0 2501,801 0,801">
          <text:p/>
        </draw:polygon>
        <draw:frame draw:style-name="gr6" draw:text-style-name="P7" draw:layer="layout" svg:width="2.838cm" svg:height="0.31cm" svg:x="7.636cm" svg:y="3.93cm">
          <draw:text-box>
            <text:p text:style-name="P2"><text:span text:style-name="T6">N</text:span><text:span text:style-name="T6">u</text:span><text:span text:style-name="T6">l</text:span><text:span text:style-name="T6">o</text:span><text:span text:style-name="T6">P</text:span><text:span text:style-name="T6">r</text:span><text:span text:style-name="T6">e</text:span><text:span text:style-name="T6">d</text:span><text:span text:style-name="T6">e</text:span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a</text:span><text:span text:style-name="T6">d</text:span><text:span text:style-name="T6">o</text:span></text:p>
          </draw:text-box>
        </draw:frame>
        <draw:polygon draw:style-name="gr2" draw:text-style-name="P1" draw:layer="layout" svg:width="4.5cm" svg:height="0.8cm" svg:x="13cm" svg:y="3.686cm" svg:viewBox="0 0 4501 801" draw:points="0,0 4501,0 4501,801 0,801">
          <text:p/>
        </draw:polygon>
        <draw:polygon draw:style-name="gr2" draw:text-style-name="P1" draw:layer="layout" svg:width="4.5cm" svg:height="0.8cm" svg:x="13cm" svg:y="3.686cm" svg:viewBox="0 0 4501 801" draw:points="0,0 4501,0 4501,801 0,801">
          <text:p/>
        </draw:polygon>
        <draw:frame draw:style-name="gr6" draw:text-style-name="P7" draw:layer="layout" svg:width="0.717cm" svg:height="0.31cm" svg:x="11.33cm" svg:y="3.93cm">
          <draw:text-box>
            <text:p text:style-name="P2"><text:span text:style-name="T6">E</text:span><text:span text:style-name="T6">x</text:span><text:span text:style-name="T6">t</text:span><text:span text:style-name="T6">r</text:span><text:span text:style-name="T6">a</text:span></text:p>
          </draw:text-box>
        </draw:frame>
        <draw:polygon draw:style-name="gr2" draw:text-style-name="P1" draw:layer="layout" svg:width="6.7cm" svg:height="0.8cm" svg:x="17.5cm" svg:y="3.686cm" svg:viewBox="0 0 6701 801" draw:points="0,0 6701,0 6701,801 0,801">
          <text:p/>
        </draw:polygon>
        <draw:polygon draw:style-name="gr2" draw:text-style-name="P1" draw:layer="layout" svg:width="6.7cm" svg:height="0.8cm" svg:x="17.5cm" svg:y="3.686cm" svg:viewBox="0 0 6701 801" draw:points="0,0 6701,0 6701,801 0,801">
          <text:p/>
        </draw:polygon>
        <draw:frame draw:style-name="gr6" draw:text-style-name="P7" draw:layer="layout" svg:width="1.323cm" svg:height="0.31cm" svg:x="14.502cm" svg:y="3.93cm">
          <draw:text-box>
            <text:p text:style-name="P2"><text:span text:style-name="T6">E</text:span><text:span text:style-name="T6">n</text:span><text:span text:style-name="T6">l</text:span><text:span text:style-name="T6">a</text:span><text:span text:style-name="T6">c</text:span><text:span text:style-name="T6">e</text:span><text:span text:style-name="T6">s</text:span><text:span text:style-name="T6"> </text:span><text:span text:style-name="T6">a</text:span></text:p>
          </draw:text-box>
        </draw:frame>
        <draw:polygon draw:style-name="gr2" draw:text-style-name="P1" draw:layer="layout" svg:width="4.5cm" svg:height="0.8cm" svg:x="24.2cm" svg:y="3.686cm" svg:viewBox="0 0 4501 801" draw:points="0,0 4501,0 4501,801 0,801">
          <text:p/>
        </draw:polygon>
        <draw:polygon draw:style-name="gr2" draw:text-style-name="P1" draw:layer="layout" svg:width="4.5cm" svg:height="0.8cm" svg:x="24.2cm" svg:y="3.686cm" svg:viewBox="0 0 4501 801" draw:points="0,0 4501,0 4501,801 0,801">
          <text:p/>
        </draw:polygon>
        <draw:frame draw:style-name="gr6" draw:text-style-name="P7" draw:layer="layout" svg:width="1.75cm" svg:height="0.31cm" svg:x="19.845cm" svg:y="3.93cm">
          <draw:text-box>
            <text:p text:style-name="P2"><text:span text:style-name="T6">C</text:span><text:span text:style-name="T6">o</text:span><text:span text:style-name="T6">m</text:span><text:span text:style-name="T6">e</text:span><text:span text:style-name="T6">n</text:span><text:span text:style-name="T6">t</text:span><text:span text:style-name="T6">a</text:span><text:span text:style-name="T6">r</text:span><text:span text:style-name="T6">i</text:span><text:span text:style-name="T6">o</text:span><text:span text:style-name="T6">s</text:span></text:p>
          </draw:text-box>
        </draw:frame>
        <draw:polygon draw:style-name="gr7" draw:text-style-name="P1" draw:layer="layout" svg:width="2.5cm" svg:height="0.382cm" svg:x="1cm" svg:y="4.486cm" svg:viewBox="0 0 2501 383" draw:points="0,0 2501,0 2501,383 0,383">
          <text:p/>
        </draw:polygon>
        <draw:frame draw:style-name="gr6" draw:text-style-name="P7" draw:layer="layout" svg:width="0.772cm" svg:height="0.31cm" svg:x="26.02cm" svg:y="3.93cm">
          <draw:text-box>
            <text:p text:style-name="P2"><text:span text:style-name="T6">M</text:span><text:span text:style-name="T6">I</text:span><text:span text:style-name="T6">M</text:span><text:span text:style-name="T6">E</text:span></text:p>
          </draw:text-box>
        </draw:frame>
        <draw:polygon draw:style-name="gr7" draw:text-style-name="P1" draw:layer="layout" svg:width="2cm" svg:height="0.382cm" svg:x="3.5cm" svg:y="4.486cm" svg:viewBox="0 0 2001 383" draw:points="0,0 2001,0 2001,383 0,383">
          <text:p/>
        </draw:polygon>
        <draw:frame draw:style-name="gr6" draw:text-style-name="P7" draw:layer="layout" svg:width="0.281cm" svg:height="0.31cm" svg:x="1.1cm" svg:y="4.506cm">
          <draw:text-box>
            <text:p text:style-name="P2"><text:span text:style-name="T5">i</text:span><text:span text:style-name="T5">d</text:span></text:p>
          </draw:text-box>
        </draw:frame>
        <draw:polygon draw:style-name="gr7" draw:text-style-name="P1" draw:layer="layout" svg:width="2cm" svg:height="0.382cm" svg:x="5.5cm" svg:y="4.486cm" svg:viewBox="0 0 2001 383" draw:points="0,0 2001,0 2001,383 0,383">
          <text:p/>
        </draw:polygon>
        <draw:frame draw:style-name="gr6" draw:text-style-name="P7" draw:layer="layout" svg:width="1.175cm" svg:height="0.31cm" svg:x="3.6cm" svg:y="4.506cm">
          <draw:text-box>
            <text:p text:style-name="P2"><text:span text:style-name="T5">b</text:span><text:span text:style-name="T5">i</text:span><text:span text:style-name="T5">g</text:span><text:span text:style-name="T5">i</text:span><text:span text:style-name="T5">n</text:span><text:span text:style-name="T5">t</text:span><text:span text:style-name="T5">(</text:span><text:span text:style-name="T5">2</text:span><text:span text:style-name="T5">0</text:span><text:span text:style-name="T5">)</text:span></text:p>
          </draw:text-box>
        </draw:frame>
        <draw:polygon draw:style-name="gr7" draw:text-style-name="P1" draw:layer="layout" svg:width="1cm" svg:height="0.382cm" svg:x="7.5cm" svg:y="4.486cm" svg:viewBox="0 0 1001 383" draw:points="0,0 1001,0 1001,383 0,383">
          <text:p/>
        </draw:polygon>
        <draw:frame draw:style-name="gr6" draw:text-style-name="P7" draw:layer="layout" svg:width="1.484cm" svg:height="0.31cm" svg:x="5.6cm" svg:y="4.506cm">
          <draw:text-box>
            <text:p text:style-name="P2"><text:span text:style-name="T5">U</text:span><text:span text:style-name="T5">N</text:span><text:span text:style-name="T5">S</text:span><text:span text:style-name="T5">I</text:span><text:span text:style-name="T5">G</text:span><text:span text:style-name="T5">N</text:span><text:span text:style-name="T5">E</text:span><text:span text:style-name="T5">D</text:span></text:p>
          </draw:text-box>
        </draw:frame>
        <draw:polygon draw:style-name="gr7" draw:text-style-name="P1" draw:layer="layout" svg:width="2cm" svg:height="0.382cm" svg:x="8.5cm" svg:y="4.486cm" svg:viewBox="0 0 2001 383" draw:points="0,0 2001,0 2001,383 0,383">
          <text:p/>
        </draw:polygon>
        <draw:frame draw:style-name="gr6" draw:text-style-name="P7" draw:layer="layout" svg:width="0.362cm" svg:height="0.31cm" svg:x="7.6cm" svg:y="4.506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2cm" svg:x="10.5cm" svg:y="4.486cm" svg:viewBox="0 0 2501 383" draw:points="0,0 2501,0 2501,383 0,383">
          <text:p/>
        </draw:polygon>
        <draw:frame draw:style-name="gr6" draw:text-style-name="P7" draw:layer="layout" svg:width="0.281cm" svg:height="0.31cm" svg:x="8.6cm" svg:y="4.5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13cm" svg:y="4.486cm" svg:viewBox="0 0 4501 383" draw:points="0,0 4501,0 4501,383 0,383">
          <text:p/>
        </draw:polygon>
        <draw:frame draw:style-name="gr6" draw:text-style-name="P7" draw:layer="layout" svg:width="1.915cm" svg:height="0.31cm" svg:x="10.6cm" svg:y="4.506cm">
          <draw:text-box>
            <text:p text:style-name="P2"><text:span text:style-name="T5">a</text:span><text:span text:style-name="T5">u</text:span><text:span text:style-name="T5">t</text:span><text:span text:style-name="T5">o</text:span><text:span text:style-name="T5">_</text:span><text:span text:style-name="T5">i</text:span><text:span text:style-name="T5">n</text:span><text:span text:style-name="T5">c</text:span><text:span text:style-name="T5">r</text:span><text:span text:style-name="T5">e</text:span><text:span text:style-name="T5">m</text:span><text:span text:style-name="T5">e</text:span><text:span text:style-name="T5">n</text:span><text:span text:style-name="T5">t</text:span></text:p>
          </draw:text-box>
        </draw:frame>
        <draw:polygon draw:style-name="gr7" draw:text-style-name="P1" draw:layer="layout" svg:width="6.7cm" svg:height="0.382cm" svg:x="17.5cm" svg:y="4.486cm" svg:viewBox="0 0 6701 383" draw:points="0,0 6701,0 6701,383 0,383">
          <text:p/>
        </draw:polygon>
        <draw:frame draw:style-name="gr6" draw:text-style-name="P7" draw:layer="layout" svg:width="0.281cm" svg:height="0.31cm" svg:x="13.1cm" svg:y="4.5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4.486cm" svg:viewBox="0 0 4501 383" draw:points="0,0 4501,0 4501,383 0,383">
          <text:p/>
        </draw:polygon>
        <draw:frame draw:style-name="gr6" draw:text-style-name="P7" draw:layer="layout" svg:width="0.281cm" svg:height="0.31cm" svg:x="17.6cm" svg:y="4.5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1.147cm" svg:x="1cm" svg:y="4.868cm" svg:viewBox="0 0 2501 1148" draw:points="0,0 2501,0 2501,1148 0,1148">
          <text:p/>
        </draw:polygon>
        <draw:frame draw:style-name="gr6" draw:text-style-name="P7" draw:layer="layout" svg:width="0.281cm" svg:height="0.31cm" svg:x="24.3cm" svg:y="4.5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1.147cm" svg:x="3.5cm" svg:y="4.868cm" svg:viewBox="0 0 2001 1148" draw:points="0,0 2001,0 2001,1148 0,1148">
          <text:p/>
        </draw:polygon>
        <draw:frame draw:style-name="gr6" draw:text-style-name="P7" draw:layer="layout" svg:width="1.043cm" svg:height="0.31cm" svg:x="1.1cm" svg:y="4.888cm">
          <draw:text-box>
            <text:p text:style-name="P2"><text:span text:style-name="T5">i</text:span><text:span text:style-name="T5">d</text:span><text:span text:style-name="T5">_</text:span><text:span text:style-name="T5">t</text:span><text:span text:style-name="T5">i</text:span><text:span text:style-name="T5">c</text:span><text:span text:style-name="T5">k</text:span><text:span text:style-name="T5">e</text:span><text:span text:style-name="T5">t</text:span></text:p>
          </draw:text-box>
        </draw:frame>
        <draw:polygon draw:style-name="gr7" draw:text-style-name="P1" draw:layer="layout" svg:width="2cm" svg:height="1.147cm" svg:x="5.5cm" svg:y="4.868cm" svg:viewBox="0 0 2001 1148" draw:points="0,0 2001,0 2001,1148 0,1148">
          <text:p/>
        </draw:polygon>
        <draw:frame draw:style-name="gr6" draw:text-style-name="P7" draw:layer="layout" svg:width="1.175cm" svg:height="0.31cm" svg:x="3.6cm" svg:y="4.888cm">
          <draw:text-box>
            <text:p text:style-name="P2"><text:span text:style-name="T5">b</text:span><text:span text:style-name="T5">i</text:span><text:span text:style-name="T5">g</text:span><text:span text:style-name="T5">i</text:span><text:span text:style-name="T5">n</text:span><text:span text:style-name="T5">t</text:span><text:span text:style-name="T5">(</text:span><text:span text:style-name="T5">2</text:span><text:span text:style-name="T5">0</text:span><text:span text:style-name="T5">)</text:span></text:p>
          </draw:text-box>
        </draw:frame>
        <draw:polygon draw:style-name="gr7" draw:text-style-name="P1" draw:layer="layout" svg:width="1cm" svg:height="1.147cm" svg:x="7.5cm" svg:y="4.868cm" svg:viewBox="0 0 1001 1148" draw:points="0,0 1001,0 1001,1148 0,1148">
          <text:p/>
        </draw:polygon>
        <draw:frame draw:style-name="gr6" draw:text-style-name="P7" draw:layer="layout" svg:width="1.484cm" svg:height="0.31cm" svg:x="5.6cm" svg:y="4.888cm">
          <draw:text-box>
            <text:p text:style-name="P2"><text:span text:style-name="T5">U</text:span><text:span text:style-name="T5">N</text:span><text:span text:style-name="T5">S</text:span><text:span text:style-name="T5">I</text:span><text:span text:style-name="T5">G</text:span><text:span text:style-name="T5">N</text:span><text:span text:style-name="T5">E</text:span><text:span text:style-name="T5">D</text:span></text:p>
          </draw:text-box>
        </draw:frame>
        <draw:polygon draw:style-name="gr7" draw:text-style-name="P1" draw:layer="layout" svg:width="2cm" svg:height="1.147cm" svg:x="8.5cm" svg:y="4.868cm" svg:viewBox="0 0 2001 1148" draw:points="0,0 2001,0 2001,1148 0,1148">
          <text:p/>
        </draw:polygon>
        <draw:frame draw:style-name="gr6" draw:text-style-name="P7" draw:layer="layout" svg:width="0.362cm" svg:height="0.31cm" svg:x="7.6cm" svg:y="4.888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1.147cm" svg:x="10.5cm" svg:y="4.868cm" svg:viewBox="0 0 2501 1148" draw:points="0,0 2501,0 2501,1148 0,1148">
          <text:p/>
        </draw:polygon>
        <draw:frame draw:style-name="gr6" draw:text-style-name="P7" draw:layer="layout" svg:width="0.281cm" svg:height="0.31cm" svg:x="8.6cm" svg:y="4.8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1.147cm" svg:x="13cm" svg:y="4.868cm" svg:viewBox="0 0 4501 1148" draw:points="0,0 4501,0 4501,1148 0,1148">
          <text:p/>
        </draw:polygon>
        <draw:frame draw:style-name="gr6" draw:text-style-name="P7" draw:layer="layout" svg:width="0.281cm" svg:height="0.31cm" svg:x="10.6cm" svg:y="4.888cm">
          <draw:text-box>
            <text:p text:style-name="P2"><text:span text:style-name="T5"><text:s/></text:span></text:p>
          </draw:text-box>
        </draw:frame>
        <draw:frame draw:style-name="gr6" draw:text-style-name="P7" draw:layer="layout" svg:width="1.429cm" svg:height="0.31cm" svg:x="13.1cm" svg:y="4.888cm">
          <draw:text-box>
            <text:p text:style-name="P2"><text:span text:style-name="T5">-</text:span><text:span text:style-name="T5">&gt;</text:span><text:span text:style-name="T5"> </text:span><text:span text:style-name="T5">t</text:span><text:span text:style-name="T5">i</text:span><text:span text:style-name="T5">c</text:span><text:span text:style-name="T5">k</text:span><text:span text:style-name="T5">e</text:span><text:span text:style-name="T5">t</text:span><text:span text:style-name="T5">s</text:span><text:span text:style-name="T5">.</text:span><text:span text:style-name="T5">i</text:span><text:span text:style-name="T5">d</text:span></text:p>
          </draw:text-box>
        </draw:frame>
        <draw:frame draw:style-name="gr6" draw:text-style-name="P7" draw:layer="layout" svg:width="3.067cm" svg:height="0.31cm" svg:x="13.1cm" svg:y="5.241cm">
          <draw:text-box>
            <text:p text:style-name="P2"><text:span text:style-name="T5">O</text:span><text:span text:style-name="T5">N</text:span><text:span text:style-name="T5"> </text:span><text:span text:style-name="T5">U</text:span><text:span text:style-name="T5">P</text:span><text:span text:style-name="T5">D</text:span><text:span text:style-name="T5">A</text:span><text:span text:style-name="T5">T</text:span><text:span text:style-name="T5">E</text:span><text:span text:style-name="T5"> </text:span><text:span text:style-name="T5">C</text:span><text:span text:style-name="T5">A</text:span><text:span text:style-name="T5">S</text:span><text:span text:style-name="T5">C</text:span><text:span text:style-name="T5">A</text:span><text:span text:style-name="T5">D</text:span><text:span text:style-name="T5">E</text:span></text:p>
          </draw:text-box>
        </draw:frame>
        <draw:polygon draw:style-name="gr7" draw:text-style-name="P1" draw:layer="layout" svg:width="6.7cm" svg:height="1.147cm" svg:x="17.5cm" svg:y="4.868cm" svg:viewBox="0 0 6701 1148" draw:points="0,0 6701,0 6701,1148 0,1148">
          <text:p/>
        </draw:polygon>
        <draw:frame draw:style-name="gr6" draw:text-style-name="P7" draw:layer="layout" svg:width="3.003cm" svg:height="0.31cm" svg:x="13.1cm" svg:y="5.594cm">
          <draw:text-box>
            <text:p text:style-name="P2"><text:span text:style-name="T5">O</text:span><text:span text:style-name="T5">N</text:span><text:span text:style-name="T5"> </text:span><text:span text:style-name="T5">D</text:span><text:span text:style-name="T5">E</text:span><text:span text:style-name="T5">L</text:span><text:span text:style-name="T5">E</text:span><text:span text:style-name="T5">T</text:span><text:span text:style-name="T5">E</text:span><text:span text:style-name="T5"> </text:span><text:span text:style-name="T5">C</text:span><text:span text:style-name="T5">A</text:span><text:span text:style-name="T5">S</text:span><text:span text:style-name="T5">C</text:span><text:span text:style-name="T5">A</text:span><text:span text:style-name="T5">D</text:span><text:span text:style-name="T5">E</text:span></text:p>
          </draw:text-box>
        </draw:frame>
        <draw:polygon draw:style-name="gr7" draw:text-style-name="P1" draw:layer="layout" svg:width="4.5cm" svg:height="1.147cm" svg:x="24.2cm" svg:y="4.868cm" svg:viewBox="0 0 4501 1148" draw:points="0,0 4501,0 4501,1148 0,1148">
          <text:p/>
        </draw:polygon>
        <draw:frame draw:style-name="gr6" draw:text-style-name="P7" draw:layer="layout" svg:width="0.281cm" svg:height="0.31cm" svg:x="17.6cm" svg:y="4.8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1.146cm" svg:x="1cm" svg:y="6.015cm" svg:viewBox="0 0 2501 1147" draw:points="0,0 2501,0 2501,1147 0,1147">
          <text:p/>
        </draw:polygon>
        <draw:frame draw:style-name="gr6" draw:text-style-name="P7" draw:layer="layout" svg:width="0.281cm" svg:height="0.31cm" svg:x="24.3cm" svg:y="4.8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1.146cm" svg:x="3.5cm" svg:y="6.015cm" svg:viewBox="0 0 2001 1147" draw:points="0,0 2001,0 2001,1147 0,1147">
          <text:p/>
        </draw:polygon>
        <draw:frame draw:style-name="gr6" draw:text-style-name="P7" draw:layer="layout" svg:width="0.899cm" svg:height="0.31cm" svg:x="1.1cm" svg:y="6.035cm">
          <draw:text-box>
            <text:p text:style-name="P2"><text:span text:style-name="T5">a</text:span><text:span text:style-name="T5">r</text:span><text:span text:style-name="T5">t</text:span><text:span text:style-name="T5">i</text:span><text:span text:style-name="T5">c</text:span><text:span text:style-name="T5">u</text:span><text:span text:style-name="T5">l</text:span><text:span text:style-name="T5">o</text:span></text:p>
          </draw:text-box>
        </draw:frame>
        <draw:polygon draw:style-name="gr7" draw:text-style-name="P1" draw:layer="layout" svg:width="2cm" svg:height="1.146cm" svg:x="5.5cm" svg:y="6.015cm" svg:viewBox="0 0 2001 1147" draw:points="0,0 2001,0 2001,1147 0,1147">
          <text:p/>
        </draw:polygon>
        <draw:frame draw:style-name="gr6" draw:text-style-name="P7" draw:layer="layout" svg:width="0.798cm" svg:height="0.31cm" svg:x="3.6cm" svg:y="6.035cm">
          <draw:text-box>
            <text:p text:style-name="P2"><text:span text:style-name="T5">i</text:span><text:span text:style-name="T5">n</text:span><text:span text:style-name="T5">t</text:span><text:span text:style-name="T5">(</text:span><text:span text:style-name="T5">1</text:span><text:span text:style-name="T5">1</text:span><text:span text:style-name="T5">)</text:span></text:p>
          </draw:text-box>
        </draw:frame>
        <draw:polygon draw:style-name="gr7" draw:text-style-name="P1" draw:layer="layout" svg:width="1cm" svg:height="1.146cm" svg:x="7.5cm" svg:y="6.015cm" svg:viewBox="0 0 1001 1147" draw:points="0,0 1001,0 1001,1147 0,1147">
          <text:p/>
        </draw:polygon>
        <draw:frame draw:style-name="gr6" draw:text-style-name="P7" draw:layer="layout" svg:width="1.484cm" svg:height="0.31cm" svg:x="5.6cm" svg:y="6.035cm">
          <draw:text-box>
            <text:p text:style-name="P2"><text:span text:style-name="T5">U</text:span><text:span text:style-name="T5">N</text:span><text:span text:style-name="T5">S</text:span><text:span text:style-name="T5">I</text:span><text:span text:style-name="T5">G</text:span><text:span text:style-name="T5">N</text:span><text:span text:style-name="T5">E</text:span><text:span text:style-name="T5">D</text:span></text:p>
          </draw:text-box>
        </draw:frame>
        <draw:polygon draw:style-name="gr7" draw:text-style-name="P1" draw:layer="layout" svg:width="2cm" svg:height="1.146cm" svg:x="8.5cm" svg:y="6.015cm" svg:viewBox="0 0 2001 1147" draw:points="0,0 2001,0 2001,1147 0,1147">
          <text:p/>
        </draw:polygon>
        <draw:frame draw:style-name="gr6" draw:text-style-name="P7" draw:layer="layout" svg:width="0.362cm" svg:height="0.31cm" svg:x="7.6cm" svg:y="6.035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1.146cm" svg:x="10.5cm" svg:y="6.015cm" svg:viewBox="0 0 2501 1147" draw:points="0,0 2501,0 2501,1147 0,1147">
          <text:p/>
        </draw:polygon>
        <draw:frame draw:style-name="gr6" draw:text-style-name="P7" draw:layer="layout" svg:width="0.281cm" svg:height="0.31cm" svg:x="8.6cm" svg:y="6.0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1.146cm" svg:x="13cm" svg:y="6.015cm" svg:viewBox="0 0 4501 1147" draw:points="0,0 4501,0 4501,1147 0,1147">
          <text:p/>
        </draw:polygon>
        <draw:frame draw:style-name="gr6" draw:text-style-name="P7" draw:layer="layout" svg:width="0.281cm" svg:height="0.31cm" svg:x="10.6cm" svg:y="6.035cm">
          <draw:text-box>
            <text:p text:style-name="P2"><text:span text:style-name="T5"><text:s/></text:span></text:p>
          </draw:text-box>
        </draw:frame>
        <draw:frame draw:style-name="gr6" draw:text-style-name="P7" draw:layer="layout" svg:width="1.661cm" svg:height="0.31cm" svg:x="13.1cm" svg:y="6.035cm">
          <draw:text-box>
            <text:p text:style-name="P2"><text:span text:style-name="T5">-</text:span><text:span text:style-name="T5">&gt;</text:span><text:span text:style-name="T5"> </text:span><text:span text:style-name="T5">a</text:span><text:span text:style-name="T5">r</text:span><text:span text:style-name="T5">t</text:span><text:span text:style-name="T5">i</text:span><text:span text:style-name="T5">c</text:span><text:span text:style-name="T5">u</text:span><text:span text:style-name="T5">l</text:span><text:span text:style-name="T5">o</text:span><text:span text:style-name="T5">s</text:span><text:span text:style-name="T5">.</text:span><text:span text:style-name="T5">i</text:span><text:span text:style-name="T5">d</text:span></text:p>
          </draw:text-box>
        </draw:frame>
        <draw:frame draw:style-name="gr6" draw:text-style-name="P7" draw:layer="layout" svg:width="3.067cm" svg:height="0.31cm" svg:x="13.1cm" svg:y="6.388cm">
          <draw:text-box>
            <text:p text:style-name="P2"><text:span text:style-name="T5">O</text:span><text:span text:style-name="T5">N</text:span><text:span text:style-name="T5"> </text:span><text:span text:style-name="T5">U</text:span><text:span text:style-name="T5">P</text:span><text:span text:style-name="T5">D</text:span><text:span text:style-name="T5">A</text:span><text:span text:style-name="T5">T</text:span><text:span text:style-name="T5">E</text:span><text:span text:style-name="T5"> </text:span><text:span text:style-name="T5">C</text:span><text:span text:style-name="T5">A</text:span><text:span text:style-name="T5">S</text:span><text:span text:style-name="T5">C</text:span><text:span text:style-name="T5">A</text:span><text:span text:style-name="T5">D</text:span><text:span text:style-name="T5">E</text:span></text:p>
          </draw:text-box>
        </draw:frame>
        <draw:polygon draw:style-name="gr7" draw:text-style-name="P1" draw:layer="layout" svg:width="6.7cm" svg:height="1.146cm" svg:x="17.5cm" svg:y="6.015cm" svg:viewBox="0 0 6701 1147" draw:points="0,0 6701,0 6701,1147 0,1147">
          <text:p/>
        </draw:polygon>
        <draw:frame draw:style-name="gr6" draw:text-style-name="P7" draw:layer="layout" svg:width="3.003cm" svg:height="0.31cm" svg:x="13.1cm" svg:y="6.741cm">
          <draw:text-box>
            <text:p text:style-name="P2"><text:span text:style-name="T5">O</text:span><text:span text:style-name="T5">N</text:span><text:span text:style-name="T5"> </text:span><text:span text:style-name="T5">D</text:span><text:span text:style-name="T5">E</text:span><text:span text:style-name="T5">L</text:span><text:span text:style-name="T5">E</text:span><text:span text:style-name="T5">T</text:span><text:span text:style-name="T5">E</text:span><text:span text:style-name="T5"> </text:span><text:span text:style-name="T5">C</text:span><text:span text:style-name="T5">A</text:span><text:span text:style-name="T5">S</text:span><text:span text:style-name="T5">C</text:span><text:span text:style-name="T5">A</text:span><text:span text:style-name="T5">D</text:span><text:span text:style-name="T5">E</text:span></text:p>
          </draw:text-box>
        </draw:frame>
        <draw:polygon draw:style-name="gr7" draw:text-style-name="P1" draw:layer="layout" svg:width="4.5cm" svg:height="1.146cm" svg:x="24.2cm" svg:y="6.015cm" svg:viewBox="0 0 4501 1147" draw:points="0,0 4501,0 4501,1147 0,1147">
          <text:p/>
        </draw:polygon>
        <draw:frame draw:style-name="gr6" draw:text-style-name="P7" draw:layer="layout" svg:width="0.281cm" svg:height="0.31cm" svg:x="17.6cm" svg:y="6.0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7.161cm" svg:viewBox="0 0 2501 383" draw:points="0,0 2501,0 2501,383 0,383">
          <text:p/>
        </draw:polygon>
        <draw:frame draw:style-name="gr6" draw:text-style-name="P7" draw:layer="layout" svg:width="0.281cm" svg:height="0.31cm" svg:x="24.3cm" svg:y="6.0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7.161cm" svg:viewBox="0 0 2001 383" draw:points="0,0 2001,0 2001,383 0,383">
          <text:p/>
        </draw:polygon>
        <draw:frame draw:style-name="gr6" draw:text-style-name="P7" draw:layer="layout" svg:width="0.764cm" svg:height="0.31cm" svg:x="1.1cm" svg:y="7.182cm">
          <draw:text-box>
            <text:p text:style-name="P2"><text:span text:style-name="T5">p</text:span><text:span text:style-name="T5">r</text:span><text:span text:style-name="T5">e</text:span><text:span text:style-name="T5">c</text:span><text:span text:style-name="T5">i</text:span><text:span text:style-name="T5">o</text:span></text:p>
          </draw:text-box>
        </draw:frame>
        <draw:polygon draw:style-name="gr7" draw:text-style-name="P1" draw:layer="layout" svg:width="2cm" svg:height="0.382cm" svg:x="5.5cm" svg:y="7.161cm" svg:viewBox="0 0 2001 383" draw:points="0,0 2001,0 2001,383 0,383">
          <text:p/>
        </draw:polygon>
        <draw:frame draw:style-name="gr6" draw:text-style-name="P7" draw:layer="layout" svg:width="0.518cm" svg:height="0.31cm" svg:x="3.6cm" svg:y="7.182cm">
          <draw:text-box>
            <text:p text:style-name="P2"><text:span text:style-name="T5">f</text:span><text:span text:style-name="T5">l</text:span><text:span text:style-name="T5">o</text:span><text:span text:style-name="T5">a</text:span><text:span text:style-name="T5">t</text:span></text:p>
          </draw:text-box>
        </draw:frame>
        <draw:polygon draw:style-name="gr7" draw:text-style-name="P1" draw:layer="layout" svg:width="1cm" svg:height="0.382cm" svg:x="7.5cm" svg:y="7.161cm" svg:viewBox="0 0 1001 383" draw:points="0,0 1001,0 1001,383 0,383">
          <text:p/>
        </draw:polygon>
        <draw:frame draw:style-name="gr6" draw:text-style-name="P7" draw:layer="layout" svg:width="0.281cm" svg:height="0.31cm" svg:x="5.6cm" svg:y="7.182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7.161cm" svg:viewBox="0 0 2001 383" draw:points="0,0 2001,0 2001,383 0,383">
          <text:p/>
        </draw:polygon>
        <draw:frame draw:style-name="gr6" draw:text-style-name="P7" draw:layer="layout" svg:width="0.362cm" svg:height="0.31cm" svg:x="7.6cm" svg:y="7.182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2cm" svg:x="10.5cm" svg:y="7.161cm" svg:viewBox="0 0 2501 383" draw:points="0,0 2501,0 2501,383 0,383">
          <text:p/>
        </draw:polygon>
        <draw:frame draw:style-name="gr6" draw:text-style-name="P7" draw:layer="layout" svg:width="0.281cm" svg:height="0.31cm" svg:x="8.6cm" svg:y="7.182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13cm" svg:y="7.161cm" svg:viewBox="0 0 4501 383" draw:points="0,0 4501,0 4501,383 0,383">
          <text:p/>
        </draw:polygon>
        <draw:frame draw:style-name="gr6" draw:text-style-name="P7" draw:layer="layout" svg:width="0.281cm" svg:height="0.31cm" svg:x="10.6cm" svg:y="7.182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7.161cm" svg:viewBox="0 0 6701 383" draw:points="0,0 6701,0 6701,383 0,383">
          <text:p/>
        </draw:polygon>
        <draw:frame draw:style-name="gr6" draw:text-style-name="P7" draw:layer="layout" svg:width="0.281cm" svg:height="0.31cm" svg:x="13.1cm" svg:y="7.182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7.161cm" svg:viewBox="0 0 4501 383" draw:points="0,0 4501,0 4501,383 0,383">
          <text:p/>
        </draw:polygon>
        <draw:frame draw:style-name="gr6" draw:text-style-name="P7" draw:layer="layout" svg:width="0.281cm" svg:height="0.31cm" svg:x="17.6cm" svg:y="7.182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3cm" svg:x="1cm" svg:y="7.543cm" svg:viewBox="0 0 2501 384" draw:points="0,0 2501,0 2501,384 0,384">
          <text:p/>
        </draw:polygon>
        <draw:frame draw:style-name="gr6" draw:text-style-name="P7" draw:layer="layout" svg:width="0.281cm" svg:height="0.31cm" svg:x="24.3cm" svg:y="7.182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3cm" svg:x="3.5cm" svg:y="7.543cm" svg:viewBox="0 0 2001 384" draw:points="0,0 2001,0 2001,384 0,384">
          <text:p/>
        </draw:polygon>
        <draw:frame draw:style-name="gr6" draw:text-style-name="P7" draw:layer="layout" svg:width="1.06cm" svg:height="0.31cm" svg:x="1.1cm" svg:y="7.564cm">
          <draw:text-box>
            <text:p text:style-name="P2"><text:span text:style-name="T5">c</text:span><text:span text:style-name="T5">a</text:span><text:span text:style-name="T5">n</text:span><text:span text:style-name="T5">t</text:span><text:span text:style-name="T5">i</text:span><text:span text:style-name="T5">d</text:span><text:span text:style-name="T5">a</text:span><text:span text:style-name="T5">d</text:span></text:p>
          </draw:text-box>
        </draw:frame>
        <draw:polygon draw:style-name="gr7" draw:text-style-name="P1" draw:layer="layout" svg:width="2cm" svg:height="0.383cm" svg:x="5.5cm" svg:y="7.543cm" svg:viewBox="0 0 2001 384" draw:points="0,0 2001,0 2001,384 0,384">
          <text:p/>
        </draw:polygon>
        <draw:frame draw:style-name="gr6" draw:text-style-name="P7" draw:layer="layout" svg:width="0.798cm" svg:height="0.31cm" svg:x="3.6cm" svg:y="7.564cm">
          <draw:text-box>
            <text:p text:style-name="P2"><text:span text:style-name="T5">i</text:span><text:span text:style-name="T5">n</text:span><text:span text:style-name="T5">t</text:span><text:span text:style-name="T5">(</text:span><text:span text:style-name="T5">1</text:span><text:span text:style-name="T5">0</text:span><text:span text:style-name="T5">)</text:span></text:p>
          </draw:text-box>
        </draw:frame>
        <draw:polygon draw:style-name="gr7" draw:text-style-name="P1" draw:layer="layout" svg:width="1cm" svg:height="0.383cm" svg:x="7.5cm" svg:y="7.543cm" svg:viewBox="0 0 1001 384" draw:points="0,0 1001,0 1001,384 0,384">
          <text:p/>
        </draw:polygon>
        <draw:frame draw:style-name="gr6" draw:text-style-name="P7" draw:layer="layout" svg:width="0.281cm" svg:height="0.31cm" svg:x="5.6cm" svg:y="7.564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3cm" svg:x="8.5cm" svg:y="7.543cm" svg:viewBox="0 0 2001 384" draw:points="0,0 2001,0 2001,384 0,384">
          <text:p/>
        </draw:polygon>
        <draw:frame draw:style-name="gr6" draw:text-style-name="P7" draw:layer="layout" svg:width="0.362cm" svg:height="0.31cm" svg:x="7.6cm" svg:y="7.564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3cm" svg:x="10.5cm" svg:y="7.543cm" svg:viewBox="0 0 2501 384" draw:points="0,0 2501,0 2501,384 0,384">
          <text:p/>
        </draw:polygon>
        <draw:frame draw:style-name="gr6" draw:text-style-name="P7" draw:layer="layout" svg:width="0.281cm" svg:height="0.31cm" svg:x="8.6cm" svg:y="7.564cm">
          <draw:text-box>
            <text:p text:style-name="P2"><text:span text:style-name="T5">1</text:span></text:p>
          </draw:text-box>
        </draw:frame>
        <draw:polygon draw:style-name="gr7" draw:text-style-name="P1" draw:layer="layout" svg:width="4.5cm" svg:height="0.383cm" svg:x="13cm" svg:y="7.543cm" svg:viewBox="0 0 4501 384" draw:points="0,0 4501,0 4501,384 0,384">
          <text:p/>
        </draw:polygon>
        <draw:frame draw:style-name="gr6" draw:text-style-name="P7" draw:layer="layout" svg:width="0.281cm" svg:height="0.31cm" svg:x="10.6cm" svg:y="7.564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3cm" svg:x="17.5cm" svg:y="7.543cm" svg:viewBox="0 0 6701 384" draw:points="0,0 6701,0 6701,384 0,384">
          <text:p/>
        </draw:polygon>
        <draw:frame draw:style-name="gr6" draw:text-style-name="P7" draw:layer="layout" svg:width="0.281cm" svg:height="0.31cm" svg:x="13.1cm" svg:y="7.564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3cm" svg:x="24.2cm" svg:y="7.543cm" svg:viewBox="0 0 4501 384" draw:points="0,0 4501,0 4501,384 0,384">
          <text:p/>
        </draw:polygon>
        <draw:frame draw:style-name="gr6" draw:text-style-name="P7" draw:layer="layout" svg:width="0.281cm" svg:height="0.31cm" svg:x="17.6cm" svg:y="7.564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7.926cm" svg:viewBox="0 0 2501 383" draw:points="0,0 2501,0 2501,383 0,383">
          <text:p/>
        </draw:polygon>
        <draw:frame draw:style-name="gr6" draw:text-style-name="P7" draw:layer="layout" svg:width="0.281cm" svg:height="0.31cm" svg:x="24.3cm" svg:y="7.564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7.926cm" svg:viewBox="0 0 2001 383" draw:points="0,0 2001,0 2001,383 0,383">
          <text:p/>
        </draw:polygon>
        <draw:frame draw:style-name="gr6" draw:text-style-name="P7" draw:layer="layout" svg:width="0.391cm" svg:height="0.31cm" svg:x="1.1cm" svg:y="7.946cm">
          <draw:text-box>
            <text:p text:style-name="P2"><text:span text:style-name="T5">d</text:span><text:span text:style-name="T5">t</text:span><text:span text:style-name="T5">o</text:span></text:p>
          </draw:text-box>
        </draw:frame>
        <draw:polygon draw:style-name="gr7" draw:text-style-name="P1" draw:layer="layout" svg:width="2cm" svg:height="0.382cm" svg:x="5.5cm" svg:y="7.926cm" svg:viewBox="0 0 2001 383" draw:points="0,0 2001,0 2001,383 0,383">
          <text:p/>
        </draw:polygon>
        <draw:frame draw:style-name="gr6" draw:text-style-name="P7" draw:layer="layout" svg:width="0.518cm" svg:height="0.31cm" svg:x="3.6cm" svg:y="7.946cm">
          <draw:text-box>
            <text:p text:style-name="P2"><text:span text:style-name="T5">f</text:span><text:span text:style-name="T5">l</text:span><text:span text:style-name="T5">o</text:span><text:span text:style-name="T5">a</text:span><text:span text:style-name="T5">t</text:span></text:p>
          </draw:text-box>
        </draw:frame>
        <draw:polygon draw:style-name="gr7" draw:text-style-name="P1" draw:layer="layout" svg:width="1cm" svg:height="0.382cm" svg:x="7.5cm" svg:y="7.926cm" svg:viewBox="0 0 1001 383" draw:points="0,0 1001,0 1001,383 0,383">
          <text:p/>
        </draw:polygon>
        <draw:frame draw:style-name="gr6" draw:text-style-name="P7" draw:layer="layout" svg:width="0.281cm" svg:height="0.31cm" svg:x="5.6cm" svg:y="7.94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7.926cm" svg:viewBox="0 0 2001 383" draw:points="0,0 2001,0 2001,383 0,383">
          <text:p/>
        </draw:polygon>
        <draw:frame draw:style-name="gr6" draw:text-style-name="P7" draw:layer="layout" svg:width="0.362cm" svg:height="0.31cm" svg:x="7.6cm" svg:y="7.946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2cm" svg:x="10.5cm" svg:y="7.926cm" svg:viewBox="0 0 2501 383" draw:points="0,0 2501,0 2501,383 0,383">
          <text:p/>
        </draw:polygon>
        <draw:frame draw:style-name="gr6" draw:text-style-name="P7" draw:layer="layout" svg:width="0.281cm" svg:height="0.31cm" svg:x="8.6cm" svg:y="7.94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13cm" svg:y="7.926cm" svg:viewBox="0 0 4501 383" draw:points="0,0 4501,0 4501,383 0,383">
          <text:p/>
        </draw:polygon>
        <draw:frame draw:style-name="gr6" draw:text-style-name="P7" draw:layer="layout" svg:width="0.281cm" svg:height="0.31cm" svg:x="10.6cm" svg:y="7.94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7.926cm" svg:viewBox="0 0 6701 383" draw:points="0,0 6701,0 6701,383 0,383">
          <text:p/>
        </draw:polygon>
        <draw:frame draw:style-name="gr6" draw:text-style-name="P7" draw:layer="layout" svg:width="0.281cm" svg:height="0.31cm" svg:x="13.1cm" svg:y="7.94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7.926cm" svg:viewBox="0 0 4501 383" draw:points="0,0 4501,0 4501,383 0,383">
          <text:p/>
        </draw:polygon>
        <draw:frame draw:style-name="gr6" draw:text-style-name="P7" draw:layer="layout" svg:width="0.281cm" svg:height="0.31cm" svg:x="17.6cm" svg:y="7.946cm">
          <draw:text-box>
            <text:p text:style-name="P2"><text:span text:style-name="T5"><text:s/></text:span></text:p>
          </draw:text-box>
        </draw:frame>
        <draw:line draw:style-name="gr1" draw:text-style-name="P1" draw:layer="layout" svg:x1="1cm" svg:y1="19.5cm" svg:x2="28.699cm" svg:y2="19.5cm">
          <text:p/>
        </draw:line>
        <draw:frame draw:style-name="gr6" draw:text-style-name="P7" draw:layer="layout" svg:width="0.281cm" svg:height="0.31cm" svg:x="24.3cm" svg:y="7.946cm">
          <draw:text-box>
            <text:p text:style-name="P2"><text:span text:style-name="T5"><text:s/></text:span></text:p>
          </draw:text-box>
        </draw:frame>
        <draw:frame draw:style-name="gr3" draw:text-style-name="P3" draw:layer="layout" svg:width="5.179cm" svg:height="0.543cm" svg:x="9.841cm" svg:y="19.54cm">
          <draw:text-box>
            <text:p text:style-name="P2"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á</text:span><text:span text:style-name="T2">g</text:span><text:span text:style-name="T2">i</text:span><text:span text:style-name="T2">n</text:span><text:span text:style-name="T2">a</text:span><text:span text:style-name="T2">:</text:span><text:span text:style-name="T2"> </text:span><text:span text:style-name="T2">6</text:span><text:span text:style-name="T2">/</text:span><text:span text:style-name="T2">1</text:span><text:span text:style-name="T2">1</text:span></text:p>
          </draw:text-box>
        </draw:frame>
        <draw:frame draw:style-name="gr3" draw:text-style-name="P3" draw:layer="layout" svg:width="5.692cm" svg:height="0.543cm" svg:x="22.142cm" svg:y="19.535cm">
          <draw:text-box>
            <text:p text:style-name="P2"><text:span text:style-name="T2">1</text:span><text:span text:style-name="T2">1</text:span><text:span text:style-name="T2">-</text:span><text:span text:style-name="T2">1</text:span><text:span text:style-name="T2">0</text:span><text:span text:style-name="T2">-</text:span><text:span text:style-name="T2">2</text:span><text:span text:style-name="T2">0</text:span><text:span text:style-name="T2">1</text:span><text:span text:style-name="T2">9</text:span><text:span text:style-name="T2"> </text:span><text:span text:style-name="T2">a</text:span><text:span text:style-name="T2"> </text:span><text:span text:style-name="T2">l</text:span><text:span text:style-name="T2">a</text:span><text:span text:style-name="T2">s</text:span><text:span text:style-name="T2"> </text:span><text:span text:style-name="T2">1</text:span><text:span text:style-name="T2">2</text:span><text:span text:style-name="T2">:</text:span><text:span text:style-name="T2">5</text:span><text:span text:style-name="T2">3</text:span><text:span text:style-name="T2">:</text:span><text:span text:style-name="T2">1</text:span><text:span text:style-name="T2">6</text:span></text:p>
          </draw:text-box>
        </draw:frame>
      </draw:page>
      <draw:page draw:name="page7" draw:style-name="dp1" draw:master-page-name="master-page3">
        <draw:line draw:style-name="gr1" draw:text-style-name="P1" draw:layer="layout" svg:x1="28.699cm" svg:y1="0.627cm" svg:x2="1cm" svg:y2="0.627cm">
          <text:p/>
        </draw:line>
        <draw:polygon draw:style-name="gr2" draw:text-style-name="P1" draw:layer="layout" svg:width="27.699cm" svg:height="0.813cm" svg:x="1cm" svg:y="1cm" svg:viewBox="0 0 27700 814" draw:points="0,0 27700,0 27700,814 0,814">
          <text:p/>
        </draw:polygon>
        <draw:polygon draw:style-name="gr2" draw:text-style-name="P1" draw:layer="layout" svg:width="27.699cm" svg:height="0.813cm" svg:x="1cm" svg:y="1cm" svg:viewBox="0 0 27700 814" draw:points="0,0 27700,0 27700,814 0,814">
          <text:p/>
        </draw:polygon>
        <draw:frame draw:style-name="gr3" draw:text-style-name="P3" draw:layer="layout" svg:width="6.509cm" svg:height="0.543cm" svg:x="11.085cm" svg:y="0.04cm">
          <draw:text-box>
            <text:p text:style-name="P2"><text:span text:style-name="T1">P</text:span><text:span text:style-name="T1">á</text:span><text:span text:style-name="T1">g</text:span><text:span text:style-name="T1">i</text:span><text:span text:style-name="T1">n</text:span><text:span text:style-name="T1">a</text:span><text:span text:style-name="T1"> </text:span><text:span text:style-name="T1">d</text:span><text:span text:style-name="T1">e</text:span><text:span text:style-name="T1"> </text:span><text:span text:style-name="T1">e</text:span><text:span text:style-name="T1">x</text:span><text:span text:style-name="T1">p</text:span><text:span text:style-name="T1">o</text:span><text:span text:style-name="T1">r</text:span><text:span text:style-name="T1">t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P</text:span><text:span text:style-name="T1">D</text:span><text:span text:style-name="T1">F</text:span></text:p>
          </draw:text-box>
        </draw:frame>
        <draw:frame draw:style-name="gr5" draw:text-style-name="P6" draw:layer="layout" svg:width="2.872cm" svg:height="0.7cm" svg:x="13.179cm" svg:y="1.055cm">
          <draw:text-box>
            <text:p text:style-name="P2"><text:span text:style-name="T4">6</text:span><text:span text:style-name="T4"> </text:span><text:span text:style-name="T4">p</text:span><text:span text:style-name="T4">r</text:span><text:span text:style-name="T4">o</text:span><text:span text:style-name="T4">m</text:span><text:span text:style-name="T4">o</text:span><text:span text:style-name="T4">s</text:span></text:p>
          </draw:text-box>
        </draw:frame>
        <draw:polygon draw:style-name="gr2" draw:text-style-name="P1" draw:layer="layout" svg:width="2.5cm" svg:height="0.8cm" svg:x="1cm" svg:y="3.686cm" svg:viewBox="0 0 2501 801" draw:points="0,0 2501,0 2501,801 0,801">
          <text:p/>
        </draw:polygon>
        <draw:polygon draw:style-name="gr2" draw:text-style-name="P1" draw:layer="layout" svg:width="2.5cm" svg:height="0.8cm" svg:x="1cm" svg:y="3.686cm" svg:viewBox="0 0 2501 801" draw:points="0,0 2501,0 2501,801 0,801">
          <text:p/>
        </draw:polygon>
        <draw:frame draw:style-name="gr6" draw:text-style-name="P7" draw:layer="layout" svg:width="4.502cm" svg:height="0.31cm" svg:x="1.1cm" svg:y="2.648cm">
          <draw:text-box>
            <text:p text:style-name="P2"><text:span text:style-name="T5">C</text:span><text:span text:style-name="T5">r</text:span><text:span text:style-name="T5">e</text:span><text:span text:style-name="T5">a</text:span><text:span text:style-name="T5">c</text:span><text:span text:style-name="T5">i</text:span><text:span text:style-name="T5">ó</text:span><text:span text:style-name="T5">n</text:span><text:span text:style-name="T5">: </text:span><text:span text:style-name="T5">1</text:span><text:span text:style-name="T5">1</text:span><text:span text:style-name="T5">-</text:span><text:span text:style-name="T5">1</text:span><text:span text:style-name="T5">0</text:span><text:span text:style-name="T5">-</text:span><text:span text:style-name="T5">2</text:span><text:span text:style-name="T5">0</text:span><text:span text:style-name="T5">1</text:span><text:span text:style-name="T5">9</text:span><text:span text:style-name="T5"> </text:span><text:span text:style-name="T5">a</text:span><text:span text:style-name="T5"> </text:span><text:span text:style-name="T5">l</text:span><text:span text:style-name="T5">a</text:span><text:span text:style-name="T5">s</text:span><text:span text:style-name="T5"> </text:span><text:span text:style-name="T5">1</text:span><text:span text:style-name="T5">0</text:span><text:span text:style-name="T5">:</text:span><text:span text:style-name="T5">3</text:span><text:span text:style-name="T5">8</text:span><text:span text:style-name="T5">:</text:span><text:span text:style-name="T5">0</text:span><text:span text:style-name="T5">8</text:span></text:p>
          </draw:text-box>
        </draw:frame>
        <draw:polygon draw:style-name="gr2" draw:text-style-name="P1" draw:layer="layout" svg:width="2cm" svg:height="0.8cm" svg:x="3.5cm" svg:y="3.686cm" svg:viewBox="0 0 2001 801" draw:points="0,0 2001,0 2001,801 0,801">
          <text:p/>
        </draw:polygon>
        <draw:polygon draw:style-name="gr2" draw:text-style-name="P1" draw:layer="layout" svg:width="2cm" svg:height="0.8cm" svg:x="3.5cm" svg:y="3.686cm" svg:viewBox="0 0 2001 801" draw:points="0,0 2001,0 2001,801 0,801">
          <text:p/>
        </draw:polygon>
        <draw:frame draw:style-name="gr6" draw:text-style-name="P7" draw:layer="layout" svg:width="1.217cm" svg:height="0.31cm" svg:x="1.558cm" svg:y="3.93cm">
          <draw:text-box>
            <text:p text:style-name="P2"><text:span text:style-name="T6">C</text:span><text:span text:style-name="T6">o</text:span><text:span text:style-name="T6">l</text:span><text:span text:style-name="T6">u</text:span><text:span text:style-name="T6">m</text:span><text:span text:style-name="T6">n</text:span><text:span text:style-name="T6">a</text:span></text:p>
          </draw:text-box>
        </draw:frame>
        <draw:polygon draw:style-name="gr2" draw:text-style-name="P1" draw:layer="layout" svg:width="2cm" svg:height="0.8cm" svg:x="5.5cm" svg:y="3.686cm" svg:viewBox="0 0 2001 801" draw:points="0,0 2001,0 2001,801 0,801">
          <text:p/>
        </draw:polygon>
        <draw:polygon draw:style-name="gr2" draw:text-style-name="P1" draw:layer="layout" svg:width="2cm" svg:height="0.8cm" svg:x="5.5cm" svg:y="3.686cm" svg:viewBox="0 0 2001 801" draw:points="0,0 2001,0 2001,801 0,801">
          <text:p/>
        </draw:polygon>
        <draw:frame draw:style-name="gr6" draw:text-style-name="P7" draw:layer="layout" svg:width="0.616cm" svg:height="0.31cm" svg:x="4.158cm" svg:y="3.93cm">
          <draw:text-box>
            <text:p text:style-name="P2"><text:span text:style-name="T6">T</text:span><text:span text:style-name="T6">i</text:span><text:span text:style-name="T6">p</text:span><text:span text:style-name="T6">o</text:span></text:p>
          </draw:text-box>
        </draw:frame>
        <draw:polygon draw:style-name="gr2" draw:text-style-name="P1" draw:layer="layout" svg:width="1cm" svg:height="0.8cm" svg:x="7.5cm" svg:y="3.686cm" svg:viewBox="0 0 1001 801" draw:points="0,0 1001,0 1001,801 0,801">
          <text:p/>
        </draw:polygon>
        <draw:polygon draw:style-name="gr2" draw:text-style-name="P1" draw:layer="layout" svg:width="1cm" svg:height="0.8cm" svg:x="7.5cm" svg:y="3.686cm" svg:viewBox="0 0 1001 801" draw:points="0,0 1001,0 1001,801 0,801">
          <text:p/>
        </draw:polygon>
        <draw:frame draw:style-name="gr6" draw:text-style-name="P7" draw:layer="layout" svg:width="1.268cm" svg:height="0.31cm" svg:x="5.756cm" svg:y="3.93cm">
          <draw:text-box>
            <text:p text:style-name="P2"><text:span text:style-name="T6">A</text:span><text:span text:style-name="T6">t</text:span><text:span text:style-name="T6">r</text:span><text:span text:style-name="T6">i</text:span><text:span text:style-name="T6">b</text:span><text:span text:style-name="T6">u</text:span><text:span text:style-name="T6">t</text:span><text:span text:style-name="T6">o</text:span><text:span text:style-name="T6">s</text:span></text:p>
          </draw:text-box>
        </draw:frame>
        <draw:polygon draw:style-name="gr2" draw:text-style-name="P1" draw:layer="layout" svg:width="2cm" svg:height="0.8cm" svg:x="8.5cm" svg:y="3.686cm" svg:viewBox="0 0 2001 801" draw:points="0,0 2001,0 2001,801 0,801">
          <text:p/>
        </draw:polygon>
        <draw:polygon draw:style-name="gr2" draw:text-style-name="P1" draw:layer="layout" svg:width="2cm" svg:height="0.8cm" svg:x="8.5cm" svg:y="3.686cm" svg:viewBox="0 0 2001 801" draw:points="0,0 2001,0 2001,801 0,801">
          <text:p/>
        </draw:polygon>
        <draw:polygon draw:style-name="gr2" draw:text-style-name="P1" draw:layer="layout" svg:width="2.5cm" svg:height="0.8cm" svg:x="10.5cm" svg:y="3.686cm" svg:viewBox="0 0 2501 801" draw:points="0,0 2501,0 2501,801 0,801">
          <text:p/>
        </draw:polygon>
        <draw:polygon draw:style-name="gr2" draw:text-style-name="P1" draw:layer="layout" svg:width="2.5cm" svg:height="0.8cm" svg:x="10.5cm" svg:y="3.686cm" svg:viewBox="0 0 2501 801" draw:points="0,0 2501,0 2501,801 0,801">
          <text:p/>
        </draw:polygon>
        <draw:frame draw:style-name="gr6" draw:text-style-name="P7" draw:layer="layout" svg:width="2.838cm" svg:height="0.31cm" svg:x="7.636cm" svg:y="3.93cm">
          <draw:text-box>
            <text:p text:style-name="P2"><text:span text:style-name="T6">N</text:span><text:span text:style-name="T6">u</text:span><text:span text:style-name="T6">l</text:span><text:span text:style-name="T6">o</text:span><text:span text:style-name="T6">P</text:span><text:span text:style-name="T6">r</text:span><text:span text:style-name="T6">e</text:span><text:span text:style-name="T6">d</text:span><text:span text:style-name="T6">e</text:span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a</text:span><text:span text:style-name="T6">d</text:span><text:span text:style-name="T6">o</text:span></text:p>
          </draw:text-box>
        </draw:frame>
        <draw:polygon draw:style-name="gr2" draw:text-style-name="P1" draw:layer="layout" svg:width="4.5cm" svg:height="0.8cm" svg:x="13cm" svg:y="3.686cm" svg:viewBox="0 0 4501 801" draw:points="0,0 4501,0 4501,801 0,801">
          <text:p/>
        </draw:polygon>
        <draw:polygon draw:style-name="gr2" draw:text-style-name="P1" draw:layer="layout" svg:width="4.5cm" svg:height="0.8cm" svg:x="13cm" svg:y="3.686cm" svg:viewBox="0 0 4501 801" draw:points="0,0 4501,0 4501,801 0,801">
          <text:p/>
        </draw:polygon>
        <draw:frame draw:style-name="gr6" draw:text-style-name="P7" draw:layer="layout" svg:width="0.717cm" svg:height="0.31cm" svg:x="11.33cm" svg:y="3.93cm">
          <draw:text-box>
            <text:p text:style-name="P2"><text:span text:style-name="T6">E</text:span><text:span text:style-name="T6">x</text:span><text:span text:style-name="T6">t</text:span><text:span text:style-name="T6">r</text:span><text:span text:style-name="T6">a</text:span></text:p>
          </draw:text-box>
        </draw:frame>
        <draw:polygon draw:style-name="gr2" draw:text-style-name="P1" draw:layer="layout" svg:width="6.7cm" svg:height="0.8cm" svg:x="17.5cm" svg:y="3.686cm" svg:viewBox="0 0 6701 801" draw:points="0,0 6701,0 6701,801 0,801">
          <text:p/>
        </draw:polygon>
        <draw:polygon draw:style-name="gr2" draw:text-style-name="P1" draw:layer="layout" svg:width="6.7cm" svg:height="0.8cm" svg:x="17.5cm" svg:y="3.686cm" svg:viewBox="0 0 6701 801" draw:points="0,0 6701,0 6701,801 0,801">
          <text:p/>
        </draw:polygon>
        <draw:frame draw:style-name="gr6" draw:text-style-name="P7" draw:layer="layout" svg:width="1.323cm" svg:height="0.31cm" svg:x="14.502cm" svg:y="3.93cm">
          <draw:text-box>
            <text:p text:style-name="P2"><text:span text:style-name="T6">E</text:span><text:span text:style-name="T6">n</text:span><text:span text:style-name="T6">l</text:span><text:span text:style-name="T6">a</text:span><text:span text:style-name="T6">c</text:span><text:span text:style-name="T6">e</text:span><text:span text:style-name="T6">s</text:span><text:span text:style-name="T6"> </text:span><text:span text:style-name="T6">a</text:span></text:p>
          </draw:text-box>
        </draw:frame>
        <draw:polygon draw:style-name="gr2" draw:text-style-name="P1" draw:layer="layout" svg:width="4.5cm" svg:height="0.8cm" svg:x="24.2cm" svg:y="3.686cm" svg:viewBox="0 0 4501 801" draw:points="0,0 4501,0 4501,801 0,801">
          <text:p/>
        </draw:polygon>
        <draw:polygon draw:style-name="gr2" draw:text-style-name="P1" draw:layer="layout" svg:width="4.5cm" svg:height="0.8cm" svg:x="24.2cm" svg:y="3.686cm" svg:viewBox="0 0 4501 801" draw:points="0,0 4501,0 4501,801 0,801">
          <text:p/>
        </draw:polygon>
        <draw:frame draw:style-name="gr6" draw:text-style-name="P7" draw:layer="layout" svg:width="1.75cm" svg:height="0.31cm" svg:x="19.845cm" svg:y="3.93cm">
          <draw:text-box>
            <text:p text:style-name="P2"><text:span text:style-name="T6">C</text:span><text:span text:style-name="T6">o</text:span><text:span text:style-name="T6">m</text:span><text:span text:style-name="T6">e</text:span><text:span text:style-name="T6">n</text:span><text:span text:style-name="T6">t</text:span><text:span text:style-name="T6">a</text:span><text:span text:style-name="T6">r</text:span><text:span text:style-name="T6">i</text:span><text:span text:style-name="T6">o</text:span><text:span text:style-name="T6">s</text:span></text:p>
          </draw:text-box>
        </draw:frame>
        <draw:polygon draw:style-name="gr7" draw:text-style-name="P1" draw:layer="layout" svg:width="2.5cm" svg:height="0.382cm" svg:x="1cm" svg:y="4.486cm" svg:viewBox="0 0 2501 383" draw:points="0,0 2501,0 2501,383 0,383">
          <text:p/>
        </draw:polygon>
        <draw:frame draw:style-name="gr6" draw:text-style-name="P7" draw:layer="layout" svg:width="0.772cm" svg:height="0.31cm" svg:x="26.02cm" svg:y="3.93cm">
          <draw:text-box>
            <text:p text:style-name="P2"><text:span text:style-name="T6">M</text:span><text:span text:style-name="T6">I</text:span><text:span text:style-name="T6">M</text:span><text:span text:style-name="T6">E</text:span></text:p>
          </draw:text-box>
        </draw:frame>
        <draw:polygon draw:style-name="gr7" draw:text-style-name="P1" draw:layer="layout" svg:width="2cm" svg:height="0.382cm" svg:x="3.5cm" svg:y="4.486cm" svg:viewBox="0 0 2001 383" draw:points="0,0 2001,0 2001,383 0,383">
          <text:p/>
        </draw:polygon>
        <draw:frame draw:style-name="gr6" draw:text-style-name="P7" draw:layer="layout" svg:width="0.281cm" svg:height="0.31cm" svg:x="1.1cm" svg:y="4.506cm">
          <draw:text-box>
            <text:p text:style-name="P2"><text:span text:style-name="T5">i</text:span><text:span text:style-name="T5">d</text:span></text:p>
          </draw:text-box>
        </draw:frame>
        <draw:polygon draw:style-name="gr7" draw:text-style-name="P1" draw:layer="layout" svg:width="2cm" svg:height="0.382cm" svg:x="5.5cm" svg:y="4.486cm" svg:viewBox="0 0 2001 383" draw:points="0,0 2001,0 2001,383 0,383">
          <text:p/>
        </draw:polygon>
        <draw:frame draw:style-name="gr6" draw:text-style-name="P7" draw:layer="layout" svg:width="0.798cm" svg:height="0.31cm" svg:x="3.6cm" svg:y="4.506cm">
          <draw:text-box>
            <text:p text:style-name="P2"><text:span text:style-name="T5">i</text:span><text:span text:style-name="T5">n</text:span><text:span text:style-name="T5">t</text:span><text:span text:style-name="T5">(</text:span><text:span text:style-name="T5">1</text:span><text:span text:style-name="T5">1</text:span><text:span text:style-name="T5">)</text:span></text:p>
          </draw:text-box>
        </draw:frame>
        <draw:polygon draw:style-name="gr7" draw:text-style-name="P1" draw:layer="layout" svg:width="1cm" svg:height="0.382cm" svg:x="7.5cm" svg:y="4.486cm" svg:viewBox="0 0 1001 383" draw:points="0,0 1001,0 1001,383 0,383">
          <text:p/>
        </draw:polygon>
        <draw:frame draw:style-name="gr6" draw:text-style-name="P7" draw:layer="layout" svg:width="1.484cm" svg:height="0.31cm" svg:x="5.6cm" svg:y="4.506cm">
          <draw:text-box>
            <text:p text:style-name="P2"><text:span text:style-name="T5">U</text:span><text:span text:style-name="T5">N</text:span><text:span text:style-name="T5">S</text:span><text:span text:style-name="T5">I</text:span><text:span text:style-name="T5">G</text:span><text:span text:style-name="T5">N</text:span><text:span text:style-name="T5">E</text:span><text:span text:style-name="T5">D</text:span></text:p>
          </draw:text-box>
        </draw:frame>
        <draw:polygon draw:style-name="gr7" draw:text-style-name="P1" draw:layer="layout" svg:width="2cm" svg:height="0.382cm" svg:x="8.5cm" svg:y="4.486cm" svg:viewBox="0 0 2001 383" draw:points="0,0 2001,0 2001,383 0,383">
          <text:p/>
        </draw:polygon>
        <draw:frame draw:style-name="gr6" draw:text-style-name="P7" draw:layer="layout" svg:width="0.362cm" svg:height="0.31cm" svg:x="7.6cm" svg:y="4.506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2cm" svg:x="10.5cm" svg:y="4.486cm" svg:viewBox="0 0 2501 383" draw:points="0,0 2501,0 2501,383 0,383">
          <text:p/>
        </draw:polygon>
        <draw:frame draw:style-name="gr6" draw:text-style-name="P7" draw:layer="layout" svg:width="0.281cm" svg:height="0.31cm" svg:x="8.6cm" svg:y="4.5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13cm" svg:y="4.486cm" svg:viewBox="0 0 4501 383" draw:points="0,0 4501,0 4501,383 0,383">
          <text:p/>
        </draw:polygon>
        <draw:frame draw:style-name="gr6" draw:text-style-name="P7" draw:layer="layout" svg:width="1.915cm" svg:height="0.31cm" svg:x="10.6cm" svg:y="4.506cm">
          <draw:text-box>
            <text:p text:style-name="P2"><text:span text:style-name="T5">a</text:span><text:span text:style-name="T5">u</text:span><text:span text:style-name="T5">t</text:span><text:span text:style-name="T5">o</text:span><text:span text:style-name="T5">_</text:span><text:span text:style-name="T5">i</text:span><text:span text:style-name="T5">n</text:span><text:span text:style-name="T5">c</text:span><text:span text:style-name="T5">r</text:span><text:span text:style-name="T5">e</text:span><text:span text:style-name="T5">m</text:span><text:span text:style-name="T5">e</text:span><text:span text:style-name="T5">n</text:span><text:span text:style-name="T5">t</text:span></text:p>
          </draw:text-box>
        </draw:frame>
        <draw:polygon draw:style-name="gr7" draw:text-style-name="P1" draw:layer="layout" svg:width="6.7cm" svg:height="0.382cm" svg:x="17.5cm" svg:y="4.486cm" svg:viewBox="0 0 6701 383" draw:points="0,0 6701,0 6701,383 0,383">
          <text:p/>
        </draw:polygon>
        <draw:frame draw:style-name="gr6" draw:text-style-name="P7" draw:layer="layout" svg:width="0.281cm" svg:height="0.31cm" svg:x="13.1cm" svg:y="4.5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4.486cm" svg:viewBox="0 0 4501 383" draw:points="0,0 4501,0 4501,383 0,383">
          <text:p/>
        </draw:polygon>
        <draw:frame draw:style-name="gr6" draw:text-style-name="P7" draw:layer="layout" svg:width="0.281cm" svg:height="0.31cm" svg:x="17.6cm" svg:y="4.5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4.868cm" svg:viewBox="0 0 2501 383" draw:points="0,0 2501,0 2501,383 0,383">
          <text:p/>
        </draw:polygon>
        <draw:frame draw:style-name="gr6" draw:text-style-name="P7" draw:layer="layout" svg:width="0.281cm" svg:height="0.31cm" svg:x="24.3cm" svg:y="4.5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4.868cm" svg:viewBox="0 0 2001 383" draw:points="0,0 2001,0 2001,383 0,383">
          <text:p/>
        </draw:polygon>
        <draw:frame draw:style-name="gr6" draw:text-style-name="P7" draw:layer="layout" svg:width="0.938cm" svg:height="0.31cm" svg:x="1.1cm" svg:y="4.888cm">
          <draw:text-box>
            <text:p text:style-name="P2"><text:span text:style-name="T5">n</text:span><text:span text:style-name="T5">o</text:span><text:span text:style-name="T5">m</text:span><text:span text:style-name="T5">b</text:span><text:span text:style-name="T5">r</text:span><text:span text:style-name="T5">e</text:span></text:p>
          </draw:text-box>
        </draw:frame>
        <draw:polygon draw:style-name="gr7" draw:text-style-name="P1" draw:layer="layout" svg:width="2cm" svg:height="0.382cm" svg:x="5.5cm" svg:y="4.868cm" svg:viewBox="0 0 2001 383" draw:points="0,0 2001,0 2001,383 0,383">
          <text:p/>
        </draw:polygon>
        <draw:frame draw:style-name="gr6" draw:text-style-name="P7" draw:layer="layout" svg:width="1.429cm" svg:height="0.31cm" svg:x="3.6cm" svg:y="4.888cm">
          <draw:text-box>
            <text:p text:style-name="P2"><text:span text:style-name="T5">v</text:span><text:span text:style-name="T5">a</text:span><text:span text:style-name="T5">r</text:span><text:span text:style-name="T5">c</text:span><text:span text:style-name="T5">h</text:span><text:span text:style-name="T5">a</text:span><text:span text:style-name="T5">r</text:span><text:span text:style-name="T5">(</text:span><text:span text:style-name="T5">3</text:span><text:span text:style-name="T5">0</text:span><text:span text:style-name="T5">)</text:span></text:p>
          </draw:text-box>
        </draw:frame>
        <draw:polygon draw:style-name="gr7" draw:text-style-name="P1" draw:layer="layout" svg:width="1cm" svg:height="0.382cm" svg:x="7.5cm" svg:y="4.868cm" svg:viewBox="0 0 1001 383" draw:points="0,0 1001,0 1001,383 0,383">
          <text:p/>
        </draw:polygon>
        <draw:frame draw:style-name="gr6" draw:text-style-name="P7" draw:layer="layout" svg:width="0.281cm" svg:height="0.31cm" svg:x="5.6cm" svg:y="4.8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4.868cm" svg:viewBox="0 0 2001 383" draw:points="0,0 2001,0 2001,383 0,383">
          <text:p/>
        </draw:polygon>
        <draw:frame draw:style-name="gr6" draw:text-style-name="P7" draw:layer="layout" svg:width="0.362cm" svg:height="0.31cm" svg:x="7.6cm" svg:y="4.888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2cm" svg:x="10.5cm" svg:y="4.868cm" svg:viewBox="0 0 2501 383" draw:points="0,0 2501,0 2501,383 0,383">
          <text:p/>
        </draw:polygon>
        <draw:frame draw:style-name="gr6" draw:text-style-name="P7" draw:layer="layout" svg:width="0.281cm" svg:height="0.31cm" svg:x="8.6cm" svg:y="4.8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13cm" svg:y="4.868cm" svg:viewBox="0 0 4501 383" draw:points="0,0 4501,0 4501,383 0,383">
          <text:p/>
        </draw:polygon>
        <draw:frame draw:style-name="gr6" draw:text-style-name="P7" draw:layer="layout" svg:width="0.281cm" svg:height="0.31cm" svg:x="10.6cm" svg:y="4.8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4.868cm" svg:viewBox="0 0 6701 383" draw:points="0,0 6701,0 6701,383 0,383">
          <text:p/>
        </draw:polygon>
        <draw:frame draw:style-name="gr6" draw:text-style-name="P7" draw:layer="layout" svg:width="0.281cm" svg:height="0.31cm" svg:x="13.1cm" svg:y="4.8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4.868cm" svg:viewBox="0 0 4501 383" draw:points="0,0 4501,0 4501,383 0,383">
          <text:p/>
        </draw:polygon>
        <draw:frame draw:style-name="gr6" draw:text-style-name="P7" draw:layer="layout" svg:width="0.281cm" svg:height="0.31cm" svg:x="17.6cm" svg:y="4.8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5.25cm" svg:viewBox="0 0 2501 383" draw:points="0,0 2501,0 2501,383 0,383">
          <text:p/>
        </draw:polygon>
        <draw:frame draw:style-name="gr6" draw:text-style-name="P7" draw:layer="layout" svg:width="0.281cm" svg:height="0.31cm" svg:x="24.3cm" svg:y="4.8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5.25cm" svg:viewBox="0 0 2001 383" draw:points="0,0 2001,0 2001,383 0,383">
          <text:p/>
        </draw:polygon>
        <draw:frame draw:style-name="gr6" draw:text-style-name="P7" draw:layer="layout" svg:width="0.599cm" svg:height="0.31cm" svg:x="1.1cm" svg:y="5.271cm">
          <draw:text-box>
            <text:p text:style-name="P2"><text:span text:style-name="T5">v</text:span><text:span text:style-name="T5">a</text:span><text:span text:style-name="T5">l</text:span><text:span text:style-name="T5">o</text:span><text:span text:style-name="T5">r</text:span></text:p>
          </draw:text-box>
        </draw:frame>
        <draw:polygon draw:style-name="gr7" draw:text-style-name="P1" draw:layer="layout" svg:width="2cm" svg:height="0.382cm" svg:x="5.5cm" svg:y="5.25cm" svg:viewBox="0 0 2001 383" draw:points="0,0 2001,0 2001,383 0,383">
          <text:p/>
        </draw:polygon>
        <draw:frame draw:style-name="gr6" draw:text-style-name="P7" draw:layer="layout" svg:width="0.641cm" svg:height="0.31cm" svg:x="3.6cm" svg:y="5.271cm">
          <draw:text-box>
            <text:p text:style-name="P2"><text:span text:style-name="T5">i</text:span><text:span text:style-name="T5">n</text:span><text:span text:style-name="T5">t</text:span><text:span text:style-name="T5">(</text:span><text:span text:style-name="T5">3</text:span><text:span text:style-name="T5">)</text:span></text:p>
          </draw:text-box>
        </draw:frame>
        <draw:polygon draw:style-name="gr7" draw:text-style-name="P1" draw:layer="layout" svg:width="1cm" svg:height="0.382cm" svg:x="7.5cm" svg:y="5.25cm" svg:viewBox="0 0 1001 383" draw:points="0,0 1001,0 1001,383 0,383">
          <text:p/>
        </draw:polygon>
        <draw:frame draw:style-name="gr6" draw:text-style-name="P7" draw:layer="layout" svg:width="0.281cm" svg:height="0.31cm" svg:x="5.6cm" svg:y="5.27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5.25cm" svg:viewBox="0 0 2001 383" draw:points="0,0 2001,0 2001,383 0,383">
          <text:p/>
        </draw:polygon>
        <draw:frame draw:style-name="gr6" draw:text-style-name="P7" draw:layer="layout" svg:width="0.362cm" svg:height="0.31cm" svg:x="7.6cm" svg:y="5.271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2cm" svg:x="10.5cm" svg:y="5.25cm" svg:viewBox="0 0 2501 383" draw:points="0,0 2501,0 2501,383 0,383">
          <text:p/>
        </draw:polygon>
        <draw:frame draw:style-name="gr6" draw:text-style-name="P7" draw:layer="layout" svg:width="0.281cm" svg:height="0.31cm" svg:x="8.6cm" svg:y="5.27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13cm" svg:y="5.25cm" svg:viewBox="0 0 4501 383" draw:points="0,0 4501,0 4501,383 0,383">
          <text:p/>
        </draw:polygon>
        <draw:frame draw:style-name="gr6" draw:text-style-name="P7" draw:layer="layout" svg:width="0.281cm" svg:height="0.31cm" svg:x="10.6cm" svg:y="5.27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5.25cm" svg:viewBox="0 0 6701 383" draw:points="0,0 6701,0 6701,383 0,383">
          <text:p/>
        </draw:polygon>
        <draw:frame draw:style-name="gr6" draw:text-style-name="P7" draw:layer="layout" svg:width="0.281cm" svg:height="0.31cm" svg:x="13.1cm" svg:y="5.27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5.25cm" svg:viewBox="0 0 4501 383" draw:points="0,0 4501,0 4501,383 0,383">
          <text:p/>
        </draw:polygon>
        <draw:frame draw:style-name="gr6" draw:text-style-name="P7" draw:layer="layout" svg:width="0.281cm" svg:height="0.31cm" svg:x="17.6cm" svg:y="5.27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3cm" svg:x="1cm" svg:y="5.632cm" svg:viewBox="0 0 2501 384" draw:points="0,0 2501,0 2501,384 0,384">
          <text:p/>
        </draw:polygon>
        <draw:frame draw:style-name="gr6" draw:text-style-name="P7" draw:layer="layout" svg:width="0.281cm" svg:height="0.31cm" svg:x="24.3cm" svg:y="5.27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3cm" svg:x="3.5cm" svg:y="5.632cm" svg:viewBox="0 0 2001 384" draw:points="0,0 2001,0 2001,384 0,384">
          <text:p/>
        </draw:polygon>
        <draw:frame draw:style-name="gr6" draw:text-style-name="P7" draw:layer="layout" svg:width="0.391cm" svg:height="0.31cm" svg:x="1.1cm" svg:y="5.653cm">
          <draw:text-box>
            <text:p text:style-name="P2"><text:span text:style-name="T5">d</text:span><text:span text:style-name="T5">t</text:span><text:span text:style-name="T5">o</text:span></text:p>
          </draw:text-box>
        </draw:frame>
        <draw:polygon draw:style-name="gr7" draw:text-style-name="P1" draw:layer="layout" svg:width="2cm" svg:height="0.383cm" svg:x="5.5cm" svg:y="5.632cm" svg:viewBox="0 0 2001 384" draw:points="0,0 2001,0 2001,384 0,384">
          <text:p/>
        </draw:polygon>
        <draw:frame draw:style-name="gr6" draw:text-style-name="P7" draw:layer="layout" svg:width="0.641cm" svg:height="0.31cm" svg:x="3.6cm" svg:y="5.653cm">
          <draw:text-box>
            <text:p text:style-name="P2"><text:span text:style-name="T5">i</text:span><text:span text:style-name="T5">n</text:span><text:span text:style-name="T5">t</text:span><text:span text:style-name="T5">(</text:span><text:span text:style-name="T5">3</text:span><text:span text:style-name="T5">)</text:span></text:p>
          </draw:text-box>
        </draw:frame>
        <draw:polygon draw:style-name="gr7" draw:text-style-name="P1" draw:layer="layout" svg:width="1cm" svg:height="0.383cm" svg:x="7.5cm" svg:y="5.632cm" svg:viewBox="0 0 1001 384" draw:points="0,0 1001,0 1001,384 0,384">
          <text:p/>
        </draw:polygon>
        <draw:frame draw:style-name="gr6" draw:text-style-name="P7" draw:layer="layout" svg:width="0.281cm" svg:height="0.31cm" svg:x="5.6cm" svg:y="5.65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3cm" svg:x="8.5cm" svg:y="5.632cm" svg:viewBox="0 0 2001 384" draw:points="0,0 2001,0 2001,384 0,384">
          <text:p/>
        </draw:polygon>
        <draw:frame draw:style-name="gr6" draw:text-style-name="P7" draw:layer="layout" svg:width="0.281cm" svg:height="0.31cm" svg:x="7.6cm" svg:y="5.653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3cm" svg:x="10.5cm" svg:y="5.632cm" svg:viewBox="0 0 2501 384" draw:points="0,0 2501,0 2501,384 0,384">
          <text:p/>
        </draw:polygon>
        <draw:frame draw:style-name="gr6" draw:text-style-name="P7" draw:layer="layout" svg:width="0.734cm" svg:height="0.31cm" svg:x="8.6cm" svg:y="5.653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383cm" svg:x="13cm" svg:y="5.632cm" svg:viewBox="0 0 4501 384" draw:points="0,0 4501,0 4501,384 0,384">
          <text:p/>
        </draw:polygon>
        <draw:frame draw:style-name="gr6" draw:text-style-name="P7" draw:layer="layout" svg:width="0.281cm" svg:height="0.31cm" svg:x="10.6cm" svg:y="5.65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3cm" svg:x="17.5cm" svg:y="5.632cm" svg:viewBox="0 0 6701 384" draw:points="0,0 6701,0 6701,384 0,384">
          <text:p/>
        </draw:polygon>
        <draw:frame draw:style-name="gr6" draw:text-style-name="P7" draw:layer="layout" svg:width="0.281cm" svg:height="0.31cm" svg:x="13.1cm" svg:y="5.65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3cm" svg:x="24.2cm" svg:y="5.632cm" svg:viewBox="0 0 4501 384" draw:points="0,0 4501,0 4501,384 0,384">
          <text:p/>
        </draw:polygon>
        <draw:frame draw:style-name="gr6" draw:text-style-name="P7" draw:layer="layout" svg:width="0.281cm" svg:height="0.31cm" svg:x="17.6cm" svg:y="5.65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6.015cm" svg:viewBox="0 0 2501 383" draw:points="0,0 2501,0 2501,383 0,383">
          <text:p/>
        </draw:polygon>
        <draw:frame draw:style-name="gr6" draw:text-style-name="P7" draw:layer="layout" svg:width="0.281cm" svg:height="0.31cm" svg:x="24.3cm" svg:y="5.65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6.015cm" svg:viewBox="0 0 2001 383" draw:points="0,0 2001,0 2001,383 0,383">
          <text:p/>
        </draw:polygon>
        <draw:frame draw:style-name="gr6" draw:text-style-name="P7" draw:layer="layout" svg:width="0.836cm" svg:height="0.31cm" svg:x="1.1cm" svg:y="6.035cm">
          <draw:text-box>
            <text:p text:style-name="P2"><text:span text:style-name="T5">e</text:span><text:span text:style-name="T5">s</text:span><text:span text:style-name="T5">t</text:span><text:span text:style-name="T5">a</text:span><text:span text:style-name="T5">d</text:span><text:span text:style-name="T5">o</text:span></text:p>
          </draw:text-box>
        </draw:frame>
        <draw:polygon draw:style-name="gr7" draw:text-style-name="P1" draw:layer="layout" svg:width="2cm" svg:height="0.382cm" svg:x="5.5cm" svg:y="6.015cm" svg:viewBox="0 0 2001 383" draw:points="0,0 2001,0 2001,383 0,383">
          <text:p/>
        </draw:polygon>
        <draw:frame draw:style-name="gr6" draw:text-style-name="P7" draw:layer="layout" svg:width="1.073cm" svg:height="0.31cm" svg:x="3.6cm" svg:y="6.035cm">
          <draw:text-box>
            <text:p text:style-name="P2"><text:span text:style-name="T5">t</text:span><text:span text:style-name="T5">i</text:span><text:span text:style-name="T5">n</text:span><text:span text:style-name="T5">y</text:span><text:span text:style-name="T5">i</text:span><text:span text:style-name="T5">n</text:span><text:span text:style-name="T5">t</text:span><text:span text:style-name="T5">(</text:span><text:span text:style-name="T5">1</text:span><text:span text:style-name="T5">)</text:span></text:p>
          </draw:text-box>
        </draw:frame>
        <draw:polygon draw:style-name="gr7" draw:text-style-name="P1" draw:layer="layout" svg:width="1cm" svg:height="0.382cm" svg:x="7.5cm" svg:y="6.015cm" svg:viewBox="0 0 1001 383" draw:points="0,0 1001,0 1001,383 0,383">
          <text:p/>
        </draw:polygon>
        <draw:frame draw:style-name="gr6" draw:text-style-name="P7" draw:layer="layout" svg:width="0.281cm" svg:height="0.31cm" svg:x="5.6cm" svg:y="6.0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6.015cm" svg:viewBox="0 0 2001 383" draw:points="0,0 2001,0 2001,383 0,383">
          <text:p/>
        </draw:polygon>
        <draw:frame draw:style-name="gr6" draw:text-style-name="P7" draw:layer="layout" svg:width="0.362cm" svg:height="0.31cm" svg:x="7.6cm" svg:y="6.035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2cm" svg:x="10.5cm" svg:y="6.015cm" svg:viewBox="0 0 2501 383" draw:points="0,0 2501,0 2501,383 0,383">
          <text:p/>
        </draw:polygon>
        <draw:frame draw:style-name="gr6" draw:text-style-name="P7" draw:layer="layout" svg:width="0.281cm" svg:height="0.31cm" svg:x="8.6cm" svg:y="6.035cm">
          <draw:text-box>
            <text:p text:style-name="P2"><text:span text:style-name="T5">1</text:span></text:p>
          </draw:text-box>
        </draw:frame>
        <draw:polygon draw:style-name="gr7" draw:text-style-name="P1" draw:layer="layout" svg:width="4.5cm" svg:height="0.382cm" svg:x="13cm" svg:y="6.015cm" svg:viewBox="0 0 4501 383" draw:points="0,0 4501,0 4501,383 0,383">
          <text:p/>
        </draw:polygon>
        <draw:frame draw:style-name="gr6" draw:text-style-name="P7" draw:layer="layout" svg:width="0.281cm" svg:height="0.31cm" svg:x="10.6cm" svg:y="6.0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6.015cm" svg:viewBox="0 0 6701 383" draw:points="0,0 6701,0 6701,383 0,383">
          <text:p/>
        </draw:polygon>
        <draw:frame draw:style-name="gr6" draw:text-style-name="P7" draw:layer="layout" svg:width="0.281cm" svg:height="0.31cm" svg:x="13.1cm" svg:y="6.0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6.015cm" svg:viewBox="0 0 4501 383" draw:points="0,0 4501,0 4501,383 0,383">
          <text:p/>
        </draw:polygon>
        <draw:frame draw:style-name="gr6" draw:text-style-name="P7" draw:layer="layout" svg:width="2.525cm" svg:height="0.31cm" svg:x="17.6cm" svg:y="6.035cm">
          <draw:text-box>
            <text:p text:style-name="P2"><text:span text:style-name="T5">0</text:span><text:span text:style-name="T5"> </text:span><text:span text:style-name="T5">e</text:span><text:span text:style-name="T5">l</text:span><text:span text:style-name="T5">i</text:span><text:span text:style-name="T5">m</text:span><text:span text:style-name="T5">i</text:span><text:span text:style-name="T5">n</text:span><text:span text:style-name="T5">a</text:span><text:span text:style-name="T5">d</text:span><text:span text:style-name="T5">o</text:span><text:span text:style-name="T5">, </text:span><text:span text:style-name="T5">1</text:span><text:span text:style-name="T5"> </text:span><text:span text:style-name="T5">a</text:span><text:span text:style-name="T5">c</text:span><text:span text:style-name="T5">t</text:span><text:span text:style-name="T5">i</text:span><text:span text:style-name="T5">v</text:span><text:span text:style-name="T5">o</text:span></text:p>
          </draw:text-box>
        </draw:frame>
        <draw:line draw:style-name="gr1" draw:text-style-name="P1" draw:layer="layout" svg:x1="1cm" svg:y1="19.5cm" svg:x2="28.699cm" svg:y2="19.5cm">
          <text:p/>
        </draw:line>
        <draw:frame draw:style-name="gr6" draw:text-style-name="P7" draw:layer="layout" svg:width="0.281cm" svg:height="0.31cm" svg:x="24.3cm" svg:y="6.035cm">
          <draw:text-box>
            <text:p text:style-name="P2"><text:span text:style-name="T5"><text:s/></text:span></text:p>
          </draw:text-box>
        </draw:frame>
        <draw:frame draw:style-name="gr3" draw:text-style-name="P3" draw:layer="layout" svg:width="5.179cm" svg:height="0.543cm" svg:x="9.841cm" svg:y="19.54cm">
          <draw:text-box>
            <text:p text:style-name="P2"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á</text:span><text:span text:style-name="T2">g</text:span><text:span text:style-name="T2">i</text:span><text:span text:style-name="T2">n</text:span><text:span text:style-name="T2">a</text:span><text:span text:style-name="T2">:</text:span><text:span text:style-name="T2"> </text:span><text:span text:style-name="T2">7</text:span><text:span text:style-name="T2">/</text:span><text:span text:style-name="T2">1</text:span><text:span text:style-name="T2">1</text:span></text:p>
          </draw:text-box>
        </draw:frame>
        <draw:frame draw:style-name="gr3" draw:text-style-name="P3" draw:layer="layout" svg:width="5.692cm" svg:height="0.543cm" svg:x="22.142cm" svg:y="19.535cm">
          <draw:text-box>
            <text:p text:style-name="P2"><text:span text:style-name="T2">1</text:span><text:span text:style-name="T2">1</text:span><text:span text:style-name="T2">-</text:span><text:span text:style-name="T2">1</text:span><text:span text:style-name="T2">0</text:span><text:span text:style-name="T2">-</text:span><text:span text:style-name="T2">2</text:span><text:span text:style-name="T2">0</text:span><text:span text:style-name="T2">1</text:span><text:span text:style-name="T2">9</text:span><text:span text:style-name="T2"> </text:span><text:span text:style-name="T2">a</text:span><text:span text:style-name="T2"> </text:span><text:span text:style-name="T2">l</text:span><text:span text:style-name="T2">a</text:span><text:span text:style-name="T2">s</text:span><text:span text:style-name="T2"> </text:span><text:span text:style-name="T2">1</text:span><text:span text:style-name="T2">2</text:span><text:span text:style-name="T2">:</text:span><text:span text:style-name="T2">5</text:span><text:span text:style-name="T2">3</text:span><text:span text:style-name="T2">:</text:span><text:span text:style-name="T2">1</text:span><text:span text:style-name="T2">6</text:span></text:p>
          </draw:text-box>
        </draw:frame>
      </draw:page>
      <draw:page draw:name="page8" draw:style-name="dp1" draw:master-page-name="master-page3">
        <draw:line draw:style-name="gr1" draw:text-style-name="P1" draw:layer="layout" svg:x1="28.699cm" svg:y1="0.627cm" svg:x2="1cm" svg:y2="0.627cm">
          <text:p/>
        </draw:line>
        <draw:polygon draw:style-name="gr2" draw:text-style-name="P1" draw:layer="layout" svg:width="27.699cm" svg:height="0.813cm" svg:x="1cm" svg:y="1cm" svg:viewBox="0 0 27700 814" draw:points="0,0 27700,0 27700,814 0,814">
          <text:p/>
        </draw:polygon>
        <draw:polygon draw:style-name="gr2" draw:text-style-name="P1" draw:layer="layout" svg:width="27.699cm" svg:height="0.813cm" svg:x="1cm" svg:y="1cm" svg:viewBox="0 0 27700 814" draw:points="0,0 27700,0 27700,814 0,814">
          <text:p/>
        </draw:polygon>
        <draw:frame draw:style-name="gr3" draw:text-style-name="P3" draw:layer="layout" svg:width="6.509cm" svg:height="0.543cm" svg:x="11.085cm" svg:y="0.04cm">
          <draw:text-box>
            <text:p text:style-name="P2"><text:span text:style-name="T1">P</text:span><text:span text:style-name="T1">á</text:span><text:span text:style-name="T1">g</text:span><text:span text:style-name="T1">i</text:span><text:span text:style-name="T1">n</text:span><text:span text:style-name="T1">a</text:span><text:span text:style-name="T1"> </text:span><text:span text:style-name="T1">d</text:span><text:span text:style-name="T1">e</text:span><text:span text:style-name="T1"> </text:span><text:span text:style-name="T1">e</text:span><text:span text:style-name="T1">x</text:span><text:span text:style-name="T1">p</text:span><text:span text:style-name="T1">o</text:span><text:span text:style-name="T1">r</text:span><text:span text:style-name="T1">t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P</text:span><text:span text:style-name="T1">D</text:span><text:span text:style-name="T1">F</text:span></text:p>
          </draw:text-box>
        </draw:frame>
        <draw:frame draw:style-name="gr5" draw:text-style-name="P6" draw:layer="layout" svg:width="2.576cm" svg:height="0.7cm" svg:x="13.303cm" svg:y="1.055cm">
          <draw:text-box>
            <text:p text:style-name="P2"><text:span text:style-name="T4">7</text:span><text:span text:style-name="T4"> </text:span><text:span text:style-name="T4">t</text:span><text:span text:style-name="T4">i</text:span><text:span text:style-name="T4">c</text:span><text:span text:style-name="T4">k</text:span><text:span text:style-name="T4">e</text:span><text:span text:style-name="T4">t</text:span><text:span text:style-name="T4">s</text:span></text:p>
          </draw:text-box>
        </draw:frame>
        <draw:polygon draw:style-name="gr2" draw:text-style-name="P1" draw:layer="layout" svg:width="2.5cm" svg:height="0.8cm" svg:x="1cm" svg:y="3.686cm" svg:viewBox="0 0 2501 801" draw:points="0,0 2501,0 2501,801 0,801">
          <text:p/>
        </draw:polygon>
        <draw:polygon draw:style-name="gr2" draw:text-style-name="P1" draw:layer="layout" svg:width="2.5cm" svg:height="0.8cm" svg:x="1cm" svg:y="3.686cm" svg:viewBox="0 0 2501 801" draw:points="0,0 2501,0 2501,801 0,801">
          <text:p/>
        </draw:polygon>
        <draw:frame draw:style-name="gr6" draw:text-style-name="P7" draw:layer="layout" svg:width="4.502cm" svg:height="0.31cm" svg:x="1.1cm" svg:y="2.648cm">
          <draw:text-box>
            <text:p text:style-name="P2"><text:span text:style-name="T5">C</text:span><text:span text:style-name="T5">r</text:span><text:span text:style-name="T5">e</text:span><text:span text:style-name="T5">a</text:span><text:span text:style-name="T5">c</text:span><text:span text:style-name="T5">i</text:span><text:span text:style-name="T5">ó</text:span><text:span text:style-name="T5">n</text:span><text:span text:style-name="T5">: </text:span><text:span text:style-name="T5">1</text:span><text:span text:style-name="T5">1</text:span><text:span text:style-name="T5">-</text:span><text:span text:style-name="T5">1</text:span><text:span text:style-name="T5">0</text:span><text:span text:style-name="T5">-</text:span><text:span text:style-name="T5">2</text:span><text:span text:style-name="T5">0</text:span><text:span text:style-name="T5">1</text:span><text:span text:style-name="T5">9</text:span><text:span text:style-name="T5"> </text:span><text:span text:style-name="T5">a</text:span><text:span text:style-name="T5"> </text:span><text:span text:style-name="T5">l</text:span><text:span text:style-name="T5">a</text:span><text:span text:style-name="T5">s</text:span><text:span text:style-name="T5"> </text:span><text:span text:style-name="T5">1</text:span><text:span text:style-name="T5">2</text:span><text:span text:style-name="T5">:</text:span><text:span text:style-name="T5">4</text:span><text:span text:style-name="T5">8</text:span><text:span text:style-name="T5">:</text:span><text:span text:style-name="T5">5</text:span><text:span text:style-name="T5">5</text:span></text:p>
          </draw:text-box>
        </draw:frame>
        <draw:polygon draw:style-name="gr2" draw:text-style-name="P1" draw:layer="layout" svg:width="2cm" svg:height="0.8cm" svg:x="3.5cm" svg:y="3.686cm" svg:viewBox="0 0 2001 801" draw:points="0,0 2001,0 2001,801 0,801">
          <text:p/>
        </draw:polygon>
        <draw:polygon draw:style-name="gr2" draw:text-style-name="P1" draw:layer="layout" svg:width="2cm" svg:height="0.8cm" svg:x="3.5cm" svg:y="3.686cm" svg:viewBox="0 0 2001 801" draw:points="0,0 2001,0 2001,801 0,801">
          <text:p/>
        </draw:polygon>
        <draw:frame draw:style-name="gr6" draw:text-style-name="P7" draw:layer="layout" svg:width="1.217cm" svg:height="0.31cm" svg:x="1.558cm" svg:y="3.93cm">
          <draw:text-box>
            <text:p text:style-name="P2"><text:span text:style-name="T6">C</text:span><text:span text:style-name="T6">o</text:span><text:span text:style-name="T6">l</text:span><text:span text:style-name="T6">u</text:span><text:span text:style-name="T6">m</text:span><text:span text:style-name="T6">n</text:span><text:span text:style-name="T6">a</text:span></text:p>
          </draw:text-box>
        </draw:frame>
        <draw:polygon draw:style-name="gr2" draw:text-style-name="P1" draw:layer="layout" svg:width="2cm" svg:height="0.8cm" svg:x="5.5cm" svg:y="3.686cm" svg:viewBox="0 0 2001 801" draw:points="0,0 2001,0 2001,801 0,801">
          <text:p/>
        </draw:polygon>
        <draw:polygon draw:style-name="gr2" draw:text-style-name="P1" draw:layer="layout" svg:width="2cm" svg:height="0.8cm" svg:x="5.5cm" svg:y="3.686cm" svg:viewBox="0 0 2001 801" draw:points="0,0 2001,0 2001,801 0,801">
          <text:p/>
        </draw:polygon>
        <draw:frame draw:style-name="gr6" draw:text-style-name="P7" draw:layer="layout" svg:width="0.616cm" svg:height="0.31cm" svg:x="4.158cm" svg:y="3.93cm">
          <draw:text-box>
            <text:p text:style-name="P2"><text:span text:style-name="T6">T</text:span><text:span text:style-name="T6">i</text:span><text:span text:style-name="T6">p</text:span><text:span text:style-name="T6">o</text:span></text:p>
          </draw:text-box>
        </draw:frame>
        <draw:polygon draw:style-name="gr2" draw:text-style-name="P1" draw:layer="layout" svg:width="1cm" svg:height="0.8cm" svg:x="7.5cm" svg:y="3.686cm" svg:viewBox="0 0 1001 801" draw:points="0,0 1001,0 1001,801 0,801">
          <text:p/>
        </draw:polygon>
        <draw:polygon draw:style-name="gr2" draw:text-style-name="P1" draw:layer="layout" svg:width="1cm" svg:height="0.8cm" svg:x="7.5cm" svg:y="3.686cm" svg:viewBox="0 0 1001 801" draw:points="0,0 1001,0 1001,801 0,801">
          <text:p/>
        </draw:polygon>
        <draw:frame draw:style-name="gr6" draw:text-style-name="P7" draw:layer="layout" svg:width="1.268cm" svg:height="0.31cm" svg:x="5.756cm" svg:y="3.93cm">
          <draw:text-box>
            <text:p text:style-name="P2"><text:span text:style-name="T6">A</text:span><text:span text:style-name="T6">t</text:span><text:span text:style-name="T6">r</text:span><text:span text:style-name="T6">i</text:span><text:span text:style-name="T6">b</text:span><text:span text:style-name="T6">u</text:span><text:span text:style-name="T6">t</text:span><text:span text:style-name="T6">o</text:span><text:span text:style-name="T6">s</text:span></text:p>
          </draw:text-box>
        </draw:frame>
        <draw:polygon draw:style-name="gr2" draw:text-style-name="P1" draw:layer="layout" svg:width="2cm" svg:height="0.8cm" svg:x="8.5cm" svg:y="3.686cm" svg:viewBox="0 0 2001 801" draw:points="0,0 2001,0 2001,801 0,801">
          <text:p/>
        </draw:polygon>
        <draw:polygon draw:style-name="gr2" draw:text-style-name="P1" draw:layer="layout" svg:width="2cm" svg:height="0.8cm" svg:x="8.5cm" svg:y="3.686cm" svg:viewBox="0 0 2001 801" draw:points="0,0 2001,0 2001,801 0,801">
          <text:p/>
        </draw:polygon>
        <draw:polygon draw:style-name="gr2" draw:text-style-name="P1" draw:layer="layout" svg:width="2.5cm" svg:height="0.8cm" svg:x="10.5cm" svg:y="3.686cm" svg:viewBox="0 0 2501 801" draw:points="0,0 2501,0 2501,801 0,801">
          <text:p/>
        </draw:polygon>
        <draw:polygon draw:style-name="gr2" draw:text-style-name="P1" draw:layer="layout" svg:width="2.5cm" svg:height="0.8cm" svg:x="10.5cm" svg:y="3.686cm" svg:viewBox="0 0 2501 801" draw:points="0,0 2501,0 2501,801 0,801">
          <text:p/>
        </draw:polygon>
        <draw:frame draw:style-name="gr6" draw:text-style-name="P7" draw:layer="layout" svg:width="2.838cm" svg:height="0.31cm" svg:x="7.636cm" svg:y="3.93cm">
          <draw:text-box>
            <text:p text:style-name="P2"><text:span text:style-name="T6">N</text:span><text:span text:style-name="T6">u</text:span><text:span text:style-name="T6">l</text:span><text:span text:style-name="T6">o</text:span><text:span text:style-name="T6">P</text:span><text:span text:style-name="T6">r</text:span><text:span text:style-name="T6">e</text:span><text:span text:style-name="T6">d</text:span><text:span text:style-name="T6">e</text:span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a</text:span><text:span text:style-name="T6">d</text:span><text:span text:style-name="T6">o</text:span></text:p>
          </draw:text-box>
        </draw:frame>
        <draw:polygon draw:style-name="gr2" draw:text-style-name="P1" draw:layer="layout" svg:width="4.5cm" svg:height="0.8cm" svg:x="13cm" svg:y="3.686cm" svg:viewBox="0 0 4501 801" draw:points="0,0 4501,0 4501,801 0,801">
          <text:p/>
        </draw:polygon>
        <draw:polygon draw:style-name="gr2" draw:text-style-name="P1" draw:layer="layout" svg:width="4.5cm" svg:height="0.8cm" svg:x="13cm" svg:y="3.686cm" svg:viewBox="0 0 4501 801" draw:points="0,0 4501,0 4501,801 0,801">
          <text:p/>
        </draw:polygon>
        <draw:frame draw:style-name="gr6" draw:text-style-name="P7" draw:layer="layout" svg:width="0.717cm" svg:height="0.31cm" svg:x="11.33cm" svg:y="3.93cm">
          <draw:text-box>
            <text:p text:style-name="P2"><text:span text:style-name="T6">E</text:span><text:span text:style-name="T6">x</text:span><text:span text:style-name="T6">t</text:span><text:span text:style-name="T6">r</text:span><text:span text:style-name="T6">a</text:span></text:p>
          </draw:text-box>
        </draw:frame>
        <draw:polygon draw:style-name="gr2" draw:text-style-name="P1" draw:layer="layout" svg:width="6.7cm" svg:height="0.8cm" svg:x="17.5cm" svg:y="3.686cm" svg:viewBox="0 0 6701 801" draw:points="0,0 6701,0 6701,801 0,801">
          <text:p/>
        </draw:polygon>
        <draw:polygon draw:style-name="gr2" draw:text-style-name="P1" draw:layer="layout" svg:width="6.7cm" svg:height="0.8cm" svg:x="17.5cm" svg:y="3.686cm" svg:viewBox="0 0 6701 801" draw:points="0,0 6701,0 6701,801 0,801">
          <text:p/>
        </draw:polygon>
        <draw:frame draw:style-name="gr6" draw:text-style-name="P7" draw:layer="layout" svg:width="1.323cm" svg:height="0.31cm" svg:x="14.502cm" svg:y="3.93cm">
          <draw:text-box>
            <text:p text:style-name="P2"><text:span text:style-name="T6">E</text:span><text:span text:style-name="T6">n</text:span><text:span text:style-name="T6">l</text:span><text:span text:style-name="T6">a</text:span><text:span text:style-name="T6">c</text:span><text:span text:style-name="T6">e</text:span><text:span text:style-name="T6">s</text:span><text:span text:style-name="T6"> </text:span><text:span text:style-name="T6">a</text:span></text:p>
          </draw:text-box>
        </draw:frame>
        <draw:polygon draw:style-name="gr2" draw:text-style-name="P1" draw:layer="layout" svg:width="4.5cm" svg:height="0.8cm" svg:x="24.2cm" svg:y="3.686cm" svg:viewBox="0 0 4501 801" draw:points="0,0 4501,0 4501,801 0,801">
          <text:p/>
        </draw:polygon>
        <draw:polygon draw:style-name="gr2" draw:text-style-name="P1" draw:layer="layout" svg:width="4.5cm" svg:height="0.8cm" svg:x="24.2cm" svg:y="3.686cm" svg:viewBox="0 0 4501 801" draw:points="0,0 4501,0 4501,801 0,801">
          <text:p/>
        </draw:polygon>
        <draw:frame draw:style-name="gr6" draw:text-style-name="P7" draw:layer="layout" svg:width="1.75cm" svg:height="0.31cm" svg:x="19.845cm" svg:y="3.93cm">
          <draw:text-box>
            <text:p text:style-name="P2"><text:span text:style-name="T6">C</text:span><text:span text:style-name="T6">o</text:span><text:span text:style-name="T6">m</text:span><text:span text:style-name="T6">e</text:span><text:span text:style-name="T6">n</text:span><text:span text:style-name="T6">t</text:span><text:span text:style-name="T6">a</text:span><text:span text:style-name="T6">r</text:span><text:span text:style-name="T6">i</text:span><text:span text:style-name="T6">o</text:span><text:span text:style-name="T6">s</text:span></text:p>
          </draw:text-box>
        </draw:frame>
        <draw:polygon draw:style-name="gr7" draw:text-style-name="P1" draw:layer="layout" svg:width="2.5cm" svg:height="0.382cm" svg:x="1cm" svg:y="4.486cm" svg:viewBox="0 0 2501 383" draw:points="0,0 2501,0 2501,383 0,383">
          <text:p/>
        </draw:polygon>
        <draw:frame draw:style-name="gr6" draw:text-style-name="P7" draw:layer="layout" svg:width="0.772cm" svg:height="0.31cm" svg:x="26.02cm" svg:y="3.93cm">
          <draw:text-box>
            <text:p text:style-name="P2"><text:span text:style-name="T6">M</text:span><text:span text:style-name="T6">I</text:span><text:span text:style-name="T6">M</text:span><text:span text:style-name="T6">E</text:span></text:p>
          </draw:text-box>
        </draw:frame>
        <draw:polygon draw:style-name="gr7" draw:text-style-name="P1" draw:layer="layout" svg:width="2cm" svg:height="0.382cm" svg:x="3.5cm" svg:y="4.486cm" svg:viewBox="0 0 2001 383" draw:points="0,0 2001,0 2001,383 0,383">
          <text:p/>
        </draw:polygon>
        <draw:frame draw:style-name="gr6" draw:text-style-name="P7" draw:layer="layout" svg:width="0.281cm" svg:height="0.31cm" svg:x="1.1cm" svg:y="4.506cm">
          <draw:text-box>
            <text:p text:style-name="P2"><text:span text:style-name="T5">i</text:span><text:span text:style-name="T5">d</text:span></text:p>
          </draw:text-box>
        </draw:frame>
        <draw:polygon draw:style-name="gr7" draw:text-style-name="P1" draw:layer="layout" svg:width="2cm" svg:height="0.382cm" svg:x="5.5cm" svg:y="4.486cm" svg:viewBox="0 0 2001 383" draw:points="0,0 2001,0 2001,383 0,383">
          <text:p/>
        </draw:polygon>
        <draw:frame draw:style-name="gr6" draw:text-style-name="P7" draw:layer="layout" svg:width="1.175cm" svg:height="0.31cm" svg:x="3.6cm" svg:y="4.506cm">
          <draw:text-box>
            <text:p text:style-name="P2"><text:span text:style-name="T5">b</text:span><text:span text:style-name="T5">i</text:span><text:span text:style-name="T5">g</text:span><text:span text:style-name="T5">i</text:span><text:span text:style-name="T5">n</text:span><text:span text:style-name="T5">t</text:span><text:span text:style-name="T5">(</text:span><text:span text:style-name="T5">2</text:span><text:span text:style-name="T5">0</text:span><text:span text:style-name="T5">)</text:span></text:p>
          </draw:text-box>
        </draw:frame>
        <draw:polygon draw:style-name="gr7" draw:text-style-name="P1" draw:layer="layout" svg:width="1cm" svg:height="0.382cm" svg:x="7.5cm" svg:y="4.486cm" svg:viewBox="0 0 1001 383" draw:points="0,0 1001,0 1001,383 0,383">
          <text:p/>
        </draw:polygon>
        <draw:frame draw:style-name="gr6" draw:text-style-name="P7" draw:layer="layout" svg:width="1.484cm" svg:height="0.31cm" svg:x="5.6cm" svg:y="4.506cm">
          <draw:text-box>
            <text:p text:style-name="P2"><text:span text:style-name="T5">U</text:span><text:span text:style-name="T5">N</text:span><text:span text:style-name="T5">S</text:span><text:span text:style-name="T5">I</text:span><text:span text:style-name="T5">G</text:span><text:span text:style-name="T5">N</text:span><text:span text:style-name="T5">E</text:span><text:span text:style-name="T5">D</text:span></text:p>
          </draw:text-box>
        </draw:frame>
        <draw:polygon draw:style-name="gr7" draw:text-style-name="P1" draw:layer="layout" svg:width="2cm" svg:height="0.382cm" svg:x="8.5cm" svg:y="4.486cm" svg:viewBox="0 0 2001 383" draw:points="0,0 2001,0 2001,383 0,383">
          <text:p/>
        </draw:polygon>
        <draw:frame draw:style-name="gr6" draw:text-style-name="P7" draw:layer="layout" svg:width="0.362cm" svg:height="0.31cm" svg:x="7.6cm" svg:y="4.506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2cm" svg:x="10.5cm" svg:y="4.486cm" svg:viewBox="0 0 2501 383" draw:points="0,0 2501,0 2501,383 0,383">
          <text:p/>
        </draw:polygon>
        <draw:frame draw:style-name="gr6" draw:text-style-name="P7" draw:layer="layout" svg:width="0.281cm" svg:height="0.31cm" svg:x="8.6cm" svg:y="4.5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13cm" svg:y="4.486cm" svg:viewBox="0 0 4501 383" draw:points="0,0 4501,0 4501,383 0,383">
          <text:p/>
        </draw:polygon>
        <draw:frame draw:style-name="gr6" draw:text-style-name="P7" draw:layer="layout" svg:width="1.915cm" svg:height="0.31cm" svg:x="10.6cm" svg:y="4.506cm">
          <draw:text-box>
            <text:p text:style-name="P2"><text:span text:style-name="T5">a</text:span><text:span text:style-name="T5">u</text:span><text:span text:style-name="T5">t</text:span><text:span text:style-name="T5">o</text:span><text:span text:style-name="T5">_</text:span><text:span text:style-name="T5">i</text:span><text:span text:style-name="T5">n</text:span><text:span text:style-name="T5">c</text:span><text:span text:style-name="T5">r</text:span><text:span text:style-name="T5">e</text:span><text:span text:style-name="T5">m</text:span><text:span text:style-name="T5">e</text:span><text:span text:style-name="T5">n</text:span><text:span text:style-name="T5">t</text:span></text:p>
          </draw:text-box>
        </draw:frame>
        <draw:polygon draw:style-name="gr7" draw:text-style-name="P1" draw:layer="layout" svg:width="6.7cm" svg:height="0.382cm" svg:x="17.5cm" svg:y="4.486cm" svg:viewBox="0 0 6701 383" draw:points="0,0 6701,0 6701,383 0,383">
          <text:p/>
        </draw:polygon>
        <draw:frame draw:style-name="gr6" draw:text-style-name="P7" draw:layer="layout" svg:width="0.281cm" svg:height="0.31cm" svg:x="13.1cm" svg:y="4.5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4.486cm" svg:viewBox="0 0 4501 383" draw:points="0,0 4501,0 4501,383 0,383">
          <text:p/>
        </draw:polygon>
        <draw:frame draw:style-name="gr6" draw:text-style-name="P7" draw:layer="layout" svg:width="0.281cm" svg:height="0.31cm" svg:x="17.6cm" svg:y="4.5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1.147cm" svg:x="1cm" svg:y="4.868cm" svg:viewBox="0 0 2501 1148" draw:points="0,0 2501,0 2501,1148 0,1148">
          <text:p/>
        </draw:polygon>
        <draw:frame draw:style-name="gr6" draw:text-style-name="P7" draw:layer="layout" svg:width="0.281cm" svg:height="0.31cm" svg:x="24.3cm" svg:y="4.5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1.147cm" svg:x="3.5cm" svg:y="4.868cm" svg:viewBox="0 0 2001 1148" draw:points="0,0 2001,0 2001,1148 0,1148">
          <text:p/>
        </draw:polygon>
        <draw:frame draw:style-name="gr6" draw:text-style-name="P7" draw:layer="layout" svg:width="1.285cm" svg:height="0.31cm" svg:x="1.1cm" svg:y="4.888cm">
          <draw:text-box>
            <text:p text:style-name="P2"><text:span text:style-name="T5">i</text:span><text:span text:style-name="T5">d</text:span><text:span text:style-name="T5">_</text:span><text:span text:style-name="T5">u</text:span><text:span text:style-name="T5">s</text:span><text:span text:style-name="T5">u</text:span><text:span text:style-name="T5">a</text:span><text:span text:style-name="T5">r</text:span><text:span text:style-name="T5">i</text:span><text:span text:style-name="T5">o</text:span></text:p>
          </draw:text-box>
        </draw:frame>
        <draw:polygon draw:style-name="gr7" draw:text-style-name="P1" draw:layer="layout" svg:width="2cm" svg:height="1.147cm" svg:x="5.5cm" svg:y="4.868cm" svg:viewBox="0 0 2001 1148" draw:points="0,0 2001,0 2001,1148 0,1148">
          <text:p/>
        </draw:polygon>
        <draw:frame draw:style-name="gr6" draw:text-style-name="P7" draw:layer="layout" svg:width="0.798cm" svg:height="0.31cm" svg:x="3.6cm" svg:y="4.888cm">
          <draw:text-box>
            <text:p text:style-name="P2"><text:span text:style-name="T5">i</text:span><text:span text:style-name="T5">n</text:span><text:span text:style-name="T5">t</text:span><text:span text:style-name="T5">(</text:span><text:span text:style-name="T5">1</text:span><text:span text:style-name="T5">1</text:span><text:span text:style-name="T5">)</text:span></text:p>
          </draw:text-box>
        </draw:frame>
        <draw:polygon draw:style-name="gr7" draw:text-style-name="P1" draw:layer="layout" svg:width="1cm" svg:height="1.147cm" svg:x="7.5cm" svg:y="4.868cm" svg:viewBox="0 0 1001 1148" draw:points="0,0 1001,0 1001,1148 0,1148">
          <text:p/>
        </draw:polygon>
        <draw:frame draw:style-name="gr6" draw:text-style-name="P7" draw:layer="layout" svg:width="1.484cm" svg:height="0.31cm" svg:x="5.6cm" svg:y="4.888cm">
          <draw:text-box>
            <text:p text:style-name="P2"><text:span text:style-name="T5">U</text:span><text:span text:style-name="T5">N</text:span><text:span text:style-name="T5">S</text:span><text:span text:style-name="T5">I</text:span><text:span text:style-name="T5">G</text:span><text:span text:style-name="T5">N</text:span><text:span text:style-name="T5">E</text:span><text:span text:style-name="T5">D</text:span></text:p>
          </draw:text-box>
        </draw:frame>
        <draw:polygon draw:style-name="gr7" draw:text-style-name="P1" draw:layer="layout" svg:width="2cm" svg:height="1.147cm" svg:x="8.5cm" svg:y="4.868cm" svg:viewBox="0 0 2001 1148" draw:points="0,0 2001,0 2001,1148 0,1148">
          <text:p/>
        </draw:polygon>
        <draw:frame draw:style-name="gr6" draw:text-style-name="P7" draw:layer="layout" svg:width="0.362cm" svg:height="0.31cm" svg:x="7.6cm" svg:y="4.888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1.147cm" svg:x="10.5cm" svg:y="4.868cm" svg:viewBox="0 0 2501 1148" draw:points="0,0 2501,0 2501,1148 0,1148">
          <text:p/>
        </draw:polygon>
        <draw:frame draw:style-name="gr6" draw:text-style-name="P7" draw:layer="layout" svg:width="0.281cm" svg:height="0.31cm" svg:x="8.6cm" svg:y="4.8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1.147cm" svg:x="13cm" svg:y="4.868cm" svg:viewBox="0 0 4501 1148" draw:points="0,0 4501,0 4501,1148 0,1148">
          <text:p/>
        </draw:polygon>
        <draw:frame draw:style-name="gr6" draw:text-style-name="P7" draw:layer="layout" svg:width="0.281cm" svg:height="0.31cm" svg:x="10.6cm" svg:y="4.888cm">
          <draw:text-box>
            <text:p text:style-name="P2"><text:span text:style-name="T5"><text:s/></text:span></text:p>
          </draw:text-box>
        </draw:frame>
        <draw:frame draw:style-name="gr6" draw:text-style-name="P7" draw:layer="layout" svg:width="1.67cm" svg:height="0.31cm" svg:x="13.1cm" svg:y="4.888cm">
          <draw:text-box>
            <text:p text:style-name="P2"><text:span text:style-name="T5">-</text:span><text:span text:style-name="T5">&gt;</text:span><text:span text:style-name="T5"> </text:span><text:span text:style-name="T5">u</text:span><text:span text:style-name="T5">s</text:span><text:span text:style-name="T5">u</text:span><text:span text:style-name="T5">a</text:span><text:span text:style-name="T5">r</text:span><text:span text:style-name="T5">i</text:span><text:span text:style-name="T5">o</text:span><text:span text:style-name="T5">s</text:span><text:span text:style-name="T5">.</text:span><text:span text:style-name="T5">i</text:span><text:span text:style-name="T5">d</text:span></text:p>
          </draw:text-box>
        </draw:frame>
        <draw:frame draw:style-name="gr6" draw:text-style-name="P7" draw:layer="layout" svg:width="3.067cm" svg:height="0.31cm" svg:x="13.1cm" svg:y="5.241cm">
          <draw:text-box>
            <text:p text:style-name="P2"><text:span text:style-name="T5">O</text:span><text:span text:style-name="T5">N</text:span><text:span text:style-name="T5"> </text:span><text:span text:style-name="T5">U</text:span><text:span text:style-name="T5">P</text:span><text:span text:style-name="T5">D</text:span><text:span text:style-name="T5">A</text:span><text:span text:style-name="T5">T</text:span><text:span text:style-name="T5">E</text:span><text:span text:style-name="T5"> </text:span><text:span text:style-name="T5">C</text:span><text:span text:style-name="T5">A</text:span><text:span text:style-name="T5">S</text:span><text:span text:style-name="T5">C</text:span><text:span text:style-name="T5">A</text:span><text:span text:style-name="T5">D</text:span><text:span text:style-name="T5">E</text:span></text:p>
          </draw:text-box>
        </draw:frame>
        <draw:polygon draw:style-name="gr7" draw:text-style-name="P1" draw:layer="layout" svg:width="6.7cm" svg:height="1.147cm" svg:x="17.5cm" svg:y="4.868cm" svg:viewBox="0 0 6701 1148" draw:points="0,0 6701,0 6701,1148 0,1148">
          <text:p/>
        </draw:polygon>
        <draw:frame draw:style-name="gr6" draw:text-style-name="P7" draw:layer="layout" svg:width="3.003cm" svg:height="0.31cm" svg:x="13.1cm" svg:y="5.594cm">
          <draw:text-box>
            <text:p text:style-name="P2"><text:span text:style-name="T5">O</text:span><text:span text:style-name="T5">N</text:span><text:span text:style-name="T5"> </text:span><text:span text:style-name="T5">D</text:span><text:span text:style-name="T5">E</text:span><text:span text:style-name="T5">L</text:span><text:span text:style-name="T5">E</text:span><text:span text:style-name="T5">T</text:span><text:span text:style-name="T5">E</text:span><text:span text:style-name="T5"> </text:span><text:span text:style-name="T5">C</text:span><text:span text:style-name="T5">A</text:span><text:span text:style-name="T5">S</text:span><text:span text:style-name="T5">C</text:span><text:span text:style-name="T5">A</text:span><text:span text:style-name="T5">D</text:span><text:span text:style-name="T5">E</text:span></text:p>
          </draw:text-box>
        </draw:frame>
        <draw:polygon draw:style-name="gr7" draw:text-style-name="P1" draw:layer="layout" svg:width="4.5cm" svg:height="1.147cm" svg:x="24.2cm" svg:y="4.868cm" svg:viewBox="0 0 4501 1148" draw:points="0,0 4501,0 4501,1148 0,1148">
          <text:p/>
        </draw:polygon>
        <draw:frame draw:style-name="gr6" draw:text-style-name="P7" draw:layer="layout" svg:width="0.281cm" svg:height="0.31cm" svg:x="17.6cm" svg:y="4.8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764cm" svg:x="1cm" svg:y="6.015cm" svg:viewBox="0 0 2501 765" draw:points="0,0 2501,0 2501,765 0,765">
          <text:p/>
        </draw:polygon>
        <draw:frame draw:style-name="gr6" draw:text-style-name="P7" draw:layer="layout" svg:width="0.281cm" svg:height="0.31cm" svg:x="24.3cm" svg:y="4.8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764cm" svg:x="3.5cm" svg:y="6.015cm" svg:viewBox="0 0 2001 765" draw:points="0,0 2001,0 2001,765 0,765">
          <text:p/>
        </draw:polygon>
        <draw:frame draw:style-name="gr6" draw:text-style-name="P7" draw:layer="layout" svg:width="0.684cm" svg:height="0.31cm" svg:x="1.1cm" svg:y="6.035cm">
          <draw:text-box>
            <text:p text:style-name="P2"><text:span text:style-name="T5">f</text:span><text:span text:style-name="T5">e</text:span><text:span text:style-name="T5">c</text:span><text:span text:style-name="T5">h</text:span><text:span text:style-name="T5">a</text:span></text:p>
          </draw:text-box>
        </draw:frame>
        <draw:polygon draw:style-name="gr7" draw:text-style-name="P1" draw:layer="layout" svg:width="2cm" svg:height="0.764cm" svg:x="5.5cm" svg:y="6.015cm" svg:viewBox="0 0 2001 765" draw:points="0,0 2001,0 2001,765 0,765">
          <text:p/>
        </draw:polygon>
        <draw:frame draw:style-name="gr6" draw:text-style-name="P7" draw:layer="layout" svg:width="1.069cm" svg:height="0.31cm" svg:x="3.6cm" svg:y="6.035cm">
          <draw:text-box>
            <text:p text:style-name="P2"><text:span text:style-name="T5">d</text:span><text:span text:style-name="T5">a</text:span><text:span text:style-name="T5">t</text:span><text:span text:style-name="T5">e</text:span><text:span text:style-name="T5">t</text:span><text:span text:style-name="T5">i</text:span><text:span text:style-name="T5">m</text:span><text:span text:style-name="T5">e</text:span></text:p>
          </draw:text-box>
        </draw:frame>
        <draw:polygon draw:style-name="gr7" draw:text-style-name="P1" draw:layer="layout" svg:width="1cm" svg:height="0.764cm" svg:x="7.5cm" svg:y="6.015cm" svg:viewBox="0 0 1001 765" draw:points="0,0 1001,0 1001,765 0,765">
          <text:p/>
        </draw:polygon>
        <draw:frame draw:style-name="gr6" draw:text-style-name="P7" draw:layer="layout" svg:width="0.281cm" svg:height="0.31cm" svg:x="5.6cm" svg:y="6.0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764cm" svg:x="8.5cm" svg:y="6.015cm" svg:viewBox="0 0 2001 765" draw:points="0,0 2001,0 2001,765 0,765">
          <text:p/>
        </draw:polygon>
        <draw:frame draw:style-name="gr6" draw:text-style-name="P7" draw:layer="layout" svg:width="0.281cm" svg:height="0.31cm" svg:x="7.6cm" svg:y="6.035cm">
          <draw:text-box>
            <text:p text:style-name="P2"><text:span text:style-name="T5">S</text:span><text:span text:style-name="T5">í</text:span></text:p>
          </draw:text-box>
        </draw:frame>
        <draw:frame draw:style-name="gr6" draw:text-style-name="P7" draw:layer="layout" svg:width="1.793cm" svg:height="0.31cm" svg:x="8.6cm" svg:y="6.035cm">
          <draw:text-box>
            <text:p text:style-name="P2">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T</text:span><text:span text:style-name="T5">_</text:span><text:span text:style-name="T5">T</text:span><text:span text:style-name="T5">I</text:span></text:p>
          </draw:text-box>
        </draw:frame>
        <draw:polygon draw:style-name="gr7" draw:text-style-name="P1" draw:layer="layout" svg:width="2.5cm" svg:height="0.764cm" svg:x="10.5cm" svg:y="6.015cm" svg:viewBox="0 0 2501 765" draw:points="0,0 2501,0 2501,765 0,765">
          <text:p/>
        </draw:polygon>
        <draw:frame draw:style-name="gr6" draw:text-style-name="P7" draw:layer="layout" svg:width="1.407cm" svg:height="0.31cm" svg:x="8.6cm" svg:y="6.388cm">
          <draw:text-box>
            <text:p text:style-name="P2"><text:span text:style-name="T5">M</text:span><text:span text:style-name="T5">E</text:span><text:span text:style-name="T5">S</text:span><text:span text:style-name="T5">T</text:span><text:span text:style-name="T5">A</text:span><text:span text:style-name="T5">M</text:span><text:span text:style-name="T5">P</text:span></text:p>
          </draw:text-box>
        </draw:frame>
        <draw:frame draw:style-name="gr6" draw:text-style-name="P7" draw:layer="layout" svg:width="2.216cm" svg:height="0.31cm" svg:x="10.6cm" svg:y="6.035cm">
          <draw:text-box>
            <text:p text:style-name="P2"><text:span text:style-name="T5">D</text:span><text:span text:style-name="T5">E</text:span><text:span text:style-name="T5">F</text:span><text:span text:style-name="T5">A</text:span><text:span text:style-name="T5">U</text:span><text:span text:style-name="T5">L</text:span><text:span text:style-name="T5">T</text:span><text:span text:style-name="T5">_</text:span><text:span text:style-name="T5">G</text:span><text:span text:style-name="T5">E</text:span><text:span text:style-name="T5">N</text:span><text:span text:style-name="T5">E</text:span></text:p>
          </draw:text-box>
        </draw:frame>
        <draw:polygon draw:style-name="gr7" draw:text-style-name="P1" draw:layer="layout" svg:width="4.5cm" svg:height="0.764cm" svg:x="13cm" svg:y="6.015cm" svg:viewBox="0 0 4501 765" draw:points="0,0 4501,0 4501,765 0,765">
          <text:p/>
        </draw:polygon>
        <draw:frame draw:style-name="gr6" draw:text-style-name="P7" draw:layer="layout" svg:width="0.95cm" svg:height="0.31cm" svg:x="10.6cm" svg:y="6.388cm">
          <draw:text-box>
            <text:p text:style-name="P2"><text:span text:style-name="T5">R</text:span><text:span text:style-name="T5">A</text:span><text:span text:style-name="T5">T</text:span><text:span text:style-name="T5">E</text:span><text:span text:style-name="T5">D</text:span></text:p>
          </draw:text-box>
        </draw:frame>
        <draw:polygon draw:style-name="gr7" draw:text-style-name="P1" draw:layer="layout" svg:width="6.7cm" svg:height="0.764cm" svg:x="17.5cm" svg:y="6.015cm" svg:viewBox="0 0 6701 765" draw:points="0,0 6701,0 6701,765 0,765">
          <text:p/>
        </draw:polygon>
        <draw:frame draw:style-name="gr6" draw:text-style-name="P7" draw:layer="layout" svg:width="0.281cm" svg:height="0.31cm" svg:x="13.1cm" svg:y="6.0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764cm" svg:x="24.2cm" svg:y="6.015cm" svg:viewBox="0 0 4501 765" draw:points="0,0 4501,0 4501,765 0,765">
          <text:p/>
        </draw:polygon>
        <draw:frame draw:style-name="gr6" draw:text-style-name="P7" draw:layer="layout" svg:width="0.281cm" svg:height="0.31cm" svg:x="17.6cm" svg:y="6.0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1.147cm" svg:x="1cm" svg:y="6.779cm" svg:viewBox="0 0 2501 1148" draw:points="0,0 2501,0 2501,1148 0,1148">
          <text:p/>
        </draw:polygon>
        <draw:frame draw:style-name="gr6" draw:text-style-name="P7" draw:layer="layout" svg:width="0.281cm" svg:height="0.31cm" svg:x="24.3cm" svg:y="6.035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1.147cm" svg:x="3.5cm" svg:y="6.779cm" svg:viewBox="0 0 2001 1148" draw:points="0,0 2001,0 2001,1148 0,1148">
          <text:p/>
        </draw:polygon>
        <draw:frame draw:style-name="gr6" draw:text-style-name="P7" draw:layer="layout" svg:width="1.183cm" svg:height="0.31cm" svg:x="1.1cm" svg:y="6.8cm">
          <draw:text-box>
            <text:p text:style-name="P2"><text:span text:style-name="T5">i</text:span><text:span text:style-name="T5">d</text:span><text:span text:style-name="T5">_</text:span><text:span text:style-name="T5">c</text:span><text:span text:style-name="T5">l</text:span><text:span text:style-name="T5">i</text:span><text:span text:style-name="T5">e</text:span><text:span text:style-name="T5">n</text:span><text:span text:style-name="T5">t</text:span><text:span text:style-name="T5">e</text:span></text:p>
          </draw:text-box>
        </draw:frame>
        <draw:polygon draw:style-name="gr7" draw:text-style-name="P1" draw:layer="layout" svg:width="2cm" svg:height="1.147cm" svg:x="5.5cm" svg:y="6.779cm" svg:viewBox="0 0 2001 1148" draw:points="0,0 2001,0 2001,1148 0,1148">
          <text:p/>
        </draw:polygon>
        <draw:frame draw:style-name="gr6" draw:text-style-name="P7" draw:layer="layout" svg:width="0.798cm" svg:height="0.31cm" svg:x="3.6cm" svg:y="6.8cm">
          <draw:text-box>
            <text:p text:style-name="P2"><text:span text:style-name="T5">i</text:span><text:span text:style-name="T5">n</text:span><text:span text:style-name="T5">t</text:span><text:span text:style-name="T5">(</text:span><text:span text:style-name="T5">1</text:span><text:span text:style-name="T5">1</text:span><text:span text:style-name="T5">)</text:span></text:p>
          </draw:text-box>
        </draw:frame>
        <draw:polygon draw:style-name="gr7" draw:text-style-name="P1" draw:layer="layout" svg:width="1cm" svg:height="1.147cm" svg:x="7.5cm" svg:y="6.779cm" svg:viewBox="0 0 1001 1148" draw:points="0,0 1001,0 1001,1148 0,1148">
          <text:p/>
        </draw:polygon>
        <draw:frame draw:style-name="gr6" draw:text-style-name="P7" draw:layer="layout" svg:width="1.484cm" svg:height="0.31cm" svg:x="5.6cm" svg:y="6.8cm">
          <draw:text-box>
            <text:p text:style-name="P2"><text:span text:style-name="T5">U</text:span><text:span text:style-name="T5">N</text:span><text:span text:style-name="T5">S</text:span><text:span text:style-name="T5">I</text:span><text:span text:style-name="T5">G</text:span><text:span text:style-name="T5">N</text:span><text:span text:style-name="T5">E</text:span><text:span text:style-name="T5">D</text:span></text:p>
          </draw:text-box>
        </draw:frame>
        <draw:polygon draw:style-name="gr7" draw:text-style-name="P1" draw:layer="layout" svg:width="2cm" svg:height="1.147cm" svg:x="8.5cm" svg:y="6.779cm" svg:viewBox="0 0 2001 1148" draw:points="0,0 2001,0 2001,1148 0,1148">
          <text:p/>
        </draw:polygon>
        <draw:frame draw:style-name="gr6" draw:text-style-name="P7" draw:layer="layout" svg:width="0.362cm" svg:height="0.31cm" svg:x="7.6cm" svg:y="6.8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1.147cm" svg:x="10.5cm" svg:y="6.779cm" svg:viewBox="0 0 2501 1148" draw:points="0,0 2501,0 2501,1148 0,1148">
          <text:p/>
        </draw:polygon>
        <draw:frame draw:style-name="gr6" draw:text-style-name="P7" draw:layer="layout" svg:width="0.281cm" svg:height="0.31cm" svg:x="8.6cm" svg:y="6.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1.147cm" svg:x="13cm" svg:y="6.779cm" svg:viewBox="0 0 4501 1148" draw:points="0,0 4501,0 4501,1148 0,1148">
          <text:p/>
        </draw:polygon>
        <draw:frame draw:style-name="gr6" draw:text-style-name="P7" draw:layer="layout" svg:width="0.281cm" svg:height="0.31cm" svg:x="10.6cm" svg:y="6.8cm">
          <draw:text-box>
            <text:p text:style-name="P2"><text:span text:style-name="T5"><text:s/></text:span></text:p>
          </draw:text-box>
        </draw:frame>
        <draw:frame draw:style-name="gr6" draw:text-style-name="P7" draw:layer="layout" svg:width="1.67cm" svg:height="0.31cm" svg:x="13.1cm" svg:y="6.8cm">
          <draw:text-box>
            <text:p text:style-name="P2"><text:span text:style-name="T5">-</text:span><text:span text:style-name="T5">&gt;</text:span><text:span text:style-name="T5"> </text:span><text:span text:style-name="T5">u</text:span><text:span text:style-name="T5">s</text:span><text:span text:style-name="T5">u</text:span><text:span text:style-name="T5">a</text:span><text:span text:style-name="T5">r</text:span><text:span text:style-name="T5">i</text:span><text:span text:style-name="T5">o</text:span><text:span text:style-name="T5">s</text:span><text:span text:style-name="T5">.</text:span><text:span text:style-name="T5">i</text:span><text:span text:style-name="T5">d</text:span></text:p>
          </draw:text-box>
        </draw:frame>
        <draw:frame draw:style-name="gr6" draw:text-style-name="P7" draw:layer="layout" svg:width="3.067cm" svg:height="0.31cm" svg:x="13.1cm" svg:y="7.152cm">
          <draw:text-box>
            <text:p text:style-name="P2"><text:span text:style-name="T5">O</text:span><text:span text:style-name="T5">N</text:span><text:span text:style-name="T5"> </text:span><text:span text:style-name="T5">U</text:span><text:span text:style-name="T5">P</text:span><text:span text:style-name="T5">D</text:span><text:span text:style-name="T5">A</text:span><text:span text:style-name="T5">T</text:span><text:span text:style-name="T5">E</text:span><text:span text:style-name="T5"> </text:span><text:span text:style-name="T5">C</text:span><text:span text:style-name="T5">A</text:span><text:span text:style-name="T5">S</text:span><text:span text:style-name="T5">C</text:span><text:span text:style-name="T5">A</text:span><text:span text:style-name="T5">D</text:span><text:span text:style-name="T5">E</text:span></text:p>
          </draw:text-box>
        </draw:frame>
        <draw:polygon draw:style-name="gr7" draw:text-style-name="P1" draw:layer="layout" svg:width="6.7cm" svg:height="1.147cm" svg:x="17.5cm" svg:y="6.779cm" svg:viewBox="0 0 6701 1148" draw:points="0,0 6701,0 6701,1148 0,1148">
          <text:p/>
        </draw:polygon>
        <draw:frame draw:style-name="gr6" draw:text-style-name="P7" draw:layer="layout" svg:width="3.003cm" svg:height="0.31cm" svg:x="13.1cm" svg:y="7.505cm">
          <draw:text-box>
            <text:p text:style-name="P2"><text:span text:style-name="T5">O</text:span><text:span text:style-name="T5">N</text:span><text:span text:style-name="T5"> </text:span><text:span text:style-name="T5">D</text:span><text:span text:style-name="T5">E</text:span><text:span text:style-name="T5">L</text:span><text:span text:style-name="T5">E</text:span><text:span text:style-name="T5">T</text:span><text:span text:style-name="T5">E</text:span><text:span text:style-name="T5"> </text:span><text:span text:style-name="T5">C</text:span><text:span text:style-name="T5">A</text:span><text:span text:style-name="T5">S</text:span><text:span text:style-name="T5">C</text:span><text:span text:style-name="T5">A</text:span><text:span text:style-name="T5">D</text:span><text:span text:style-name="T5">E</text:span></text:p>
          </draw:text-box>
        </draw:frame>
        <draw:polygon draw:style-name="gr7" draw:text-style-name="P1" draw:layer="layout" svg:width="4.5cm" svg:height="1.147cm" svg:x="24.2cm" svg:y="6.779cm" svg:viewBox="0 0 4501 1148" draw:points="0,0 4501,0 4501,1148 0,1148">
          <text:p/>
        </draw:polygon>
        <draw:frame draw:style-name="gr6" draw:text-style-name="P7" draw:layer="layout" svg:width="0.281cm" svg:height="0.31cm" svg:x="17.6cm" svg:y="6.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7.926cm" svg:viewBox="0 0 2501 383" draw:points="0,0 2501,0 2501,383 0,383">
          <text:p/>
        </draw:polygon>
        <draw:frame draw:style-name="gr6" draw:text-style-name="P7" draw:layer="layout" svg:width="0.281cm" svg:height="0.31cm" svg:x="24.3cm" svg:y="6.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7.926cm" svg:viewBox="0 0 2001 383" draw:points="0,0 2001,0 2001,383 0,383">
          <text:p/>
        </draw:polygon>
        <draw:frame draw:style-name="gr6" draw:text-style-name="P7" draw:layer="layout" svg:width="0.836cm" svg:height="0.31cm" svg:x="1.1cm" svg:y="7.946cm">
          <draw:text-box>
            <text:p text:style-name="P2"><text:span text:style-name="T5">e</text:span><text:span text:style-name="T5">s</text:span><text:span text:style-name="T5">t</text:span><text:span text:style-name="T5">a</text:span><text:span text:style-name="T5">d</text:span><text:span text:style-name="T5">o</text:span></text:p>
          </draw:text-box>
        </draw:frame>
        <draw:polygon draw:style-name="gr7" draw:text-style-name="P1" draw:layer="layout" svg:width="2cm" svg:height="0.382cm" svg:x="5.5cm" svg:y="7.926cm" svg:viewBox="0 0 2001 383" draw:points="0,0 2001,0 2001,383 0,383">
          <text:p/>
        </draw:polygon>
        <draw:frame draw:style-name="gr6" draw:text-style-name="P7" draw:layer="layout" svg:width="1.073cm" svg:height="0.31cm" svg:x="3.6cm" svg:y="7.946cm">
          <draw:text-box>
            <text:p text:style-name="P2"><text:span text:style-name="T5">t</text:span><text:span text:style-name="T5">i</text:span><text:span text:style-name="T5">n</text:span><text:span text:style-name="T5">y</text:span><text:span text:style-name="T5">i</text:span><text:span text:style-name="T5">n</text:span><text:span text:style-name="T5">t</text:span><text:span text:style-name="T5">(</text:span><text:span text:style-name="T5">1</text:span><text:span text:style-name="T5">)</text:span></text:p>
          </draw:text-box>
        </draw:frame>
        <draw:polygon draw:style-name="gr7" draw:text-style-name="P1" draw:layer="layout" svg:width="1cm" svg:height="0.382cm" svg:x="7.5cm" svg:y="7.926cm" svg:viewBox="0 0 1001 383" draw:points="0,0 1001,0 1001,383 0,383">
          <text:p/>
        </draw:polygon>
        <draw:frame draw:style-name="gr6" draw:text-style-name="P7" draw:layer="layout" svg:width="1.484cm" svg:height="0.31cm" svg:x="5.6cm" svg:y="7.946cm">
          <draw:text-box>
            <text:p text:style-name="P2"><text:span text:style-name="T5">U</text:span><text:span text:style-name="T5">N</text:span><text:span text:style-name="T5">S</text:span><text:span text:style-name="T5">I</text:span><text:span text:style-name="T5">G</text:span><text:span text:style-name="T5">N</text:span><text:span text:style-name="T5">E</text:span><text:span text:style-name="T5">D</text:span></text:p>
          </draw:text-box>
        </draw:frame>
        <draw:polygon draw:style-name="gr7" draw:text-style-name="P1" draw:layer="layout" svg:width="2cm" svg:height="0.382cm" svg:x="8.5cm" svg:y="7.926cm" svg:viewBox="0 0 2001 383" draw:points="0,0 2001,0 2001,383 0,383">
          <text:p/>
        </draw:polygon>
        <draw:frame draw:style-name="gr6" draw:text-style-name="P7" draw:layer="layout" svg:width="0.362cm" svg:height="0.31cm" svg:x="7.6cm" svg:y="7.946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2cm" svg:x="10.5cm" svg:y="7.926cm" svg:viewBox="0 0 2501 383" draw:points="0,0 2501,0 2501,383 0,383">
          <text:p/>
        </draw:polygon>
        <draw:frame draw:style-name="gr6" draw:text-style-name="P7" draw:layer="layout" svg:width="0.281cm" svg:height="0.31cm" svg:x="8.6cm" svg:y="7.946cm">
          <draw:text-box>
            <text:p text:style-name="P2"><text:span text:style-name="T5">1</text:span></text:p>
          </draw:text-box>
        </draw:frame>
        <draw:polygon draw:style-name="gr7" draw:text-style-name="P1" draw:layer="layout" svg:width="4.5cm" svg:height="0.382cm" svg:x="13cm" svg:y="7.926cm" svg:viewBox="0 0 4501 383" draw:points="0,0 4501,0 4501,383 0,383">
          <text:p/>
        </draw:polygon>
        <draw:frame draw:style-name="gr6" draw:text-style-name="P7" draw:layer="layout" svg:width="0.281cm" svg:height="0.31cm" svg:x="10.6cm" svg:y="7.94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7.926cm" svg:viewBox="0 0 6701 383" draw:points="0,0 6701,0 6701,383 0,383">
          <text:p/>
        </draw:polygon>
        <draw:frame draw:style-name="gr6" draw:text-style-name="P7" draw:layer="layout" svg:width="0.281cm" svg:height="0.31cm" svg:x="13.1cm" svg:y="7.94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7.926cm" svg:viewBox="0 0 4501 383" draw:points="0,0 4501,0 4501,383 0,383">
          <text:p/>
        </draw:polygon>
        <draw:frame draw:style-name="gr6" draw:text-style-name="P7" draw:layer="layout" svg:width="2.292cm" svg:height="0.31cm" svg:x="17.6cm" svg:y="7.946cm">
          <draw:text-box>
            <text:p text:style-name="P2"><text:span text:style-name="T5">1</text:span><text:span text:style-name="T5"> </text:span><text:span text:style-name="T5">a</text:span><text:span text:style-name="T5">c</text:span><text:span text:style-name="T5">t</text:span><text:span text:style-name="T5">i</text:span><text:span text:style-name="T5">v</text:span><text:span text:style-name="T5">o</text:span><text:span text:style-name="T5">, </text:span><text:span text:style-name="T5">0</text:span><text:span text:style-name="T5"> </text:span><text:span text:style-name="T5">i</text:span><text:span text:style-name="T5">n</text:span><text:span text:style-name="T5">a</text:span><text:span text:style-name="T5">c</text:span><text:span text:style-name="T5">t</text:span><text:span text:style-name="T5">i</text:span><text:span text:style-name="T5">v</text:span><text:span text:style-name="T5">o</text:span></text:p>
          </draw:text-box>
        </draw:frame>
        <draw:polygon draw:style-name="gr7" draw:text-style-name="P1" draw:layer="layout" svg:width="2.5cm" svg:height="0.382cm" svg:x="1cm" svg:y="8.308cm" svg:viewBox="0 0 2501 383" draw:points="0,0 2501,0 2501,383 0,383">
          <text:p/>
        </draw:polygon>
        <draw:frame draw:style-name="gr6" draw:text-style-name="P7" draw:layer="layout" svg:width="0.281cm" svg:height="0.31cm" svg:x="24.3cm" svg:y="7.94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8.308cm" svg:viewBox="0 0 2001 383" draw:points="0,0 2001,0 2001,383 0,383">
          <text:p/>
        </draw:polygon>
        <draw:frame draw:style-name="gr6" draw:text-style-name="P7" draw:layer="layout" svg:width="0.768cm" svg:height="0.31cm" svg:x="1.1cm" svg:y="8.328cm">
          <draw:text-box>
            <text:p text:style-name="P2"><text:span text:style-name="T5">r</text:span><text:span text:style-name="T5">e</text:span><text:span text:style-name="T5">g</text:span><text:span text:style-name="T5">a</text:span><text:span text:style-name="T5">l</text:span><text:span text:style-name="T5">o</text:span></text:p>
          </draw:text-box>
        </draw:frame>
        <draw:polygon draw:style-name="gr7" draw:text-style-name="P1" draw:layer="layout" svg:width="2cm" svg:height="0.382cm" svg:x="5.5cm" svg:y="8.308cm" svg:viewBox="0 0 2001 383" draw:points="0,0 2001,0 2001,383 0,383">
          <text:p/>
        </draw:polygon>
        <draw:frame draw:style-name="gr6" draw:text-style-name="P7" draw:layer="layout" svg:width="1.073cm" svg:height="0.31cm" svg:x="3.6cm" svg:y="8.328cm">
          <draw:text-box>
            <text:p text:style-name="P2"><text:span text:style-name="T5">t</text:span><text:span text:style-name="T5">i</text:span><text:span text:style-name="T5">n</text:span><text:span text:style-name="T5">y</text:span><text:span text:style-name="T5">i</text:span><text:span text:style-name="T5">n</text:span><text:span text:style-name="T5">t</text:span><text:span text:style-name="T5">(</text:span><text:span text:style-name="T5">1</text:span><text:span text:style-name="T5">)</text:span></text:p>
          </draw:text-box>
        </draw:frame>
        <draw:polygon draw:style-name="gr7" draw:text-style-name="P1" draw:layer="layout" svg:width="1cm" svg:height="0.382cm" svg:x="7.5cm" svg:y="8.308cm" svg:viewBox="0 0 1001 383" draw:points="0,0 1001,0 1001,383 0,383">
          <text:p/>
        </draw:polygon>
        <draw:frame draw:style-name="gr6" draw:text-style-name="P7" draw:layer="layout" svg:width="1.484cm" svg:height="0.31cm" svg:x="5.6cm" svg:y="8.328cm">
          <draw:text-box>
            <text:p text:style-name="P2"><text:span text:style-name="T5">U</text:span><text:span text:style-name="T5">N</text:span><text:span text:style-name="T5">S</text:span><text:span text:style-name="T5">I</text:span><text:span text:style-name="T5">G</text:span><text:span text:style-name="T5">N</text:span><text:span text:style-name="T5">E</text:span><text:span text:style-name="T5">D</text:span></text:p>
          </draw:text-box>
        </draw:frame>
        <draw:polygon draw:style-name="gr7" draw:text-style-name="P1" draw:layer="layout" svg:width="2cm" svg:height="0.382cm" svg:x="8.5cm" svg:y="8.308cm" svg:viewBox="0 0 2001 383" draw:points="0,0 2001,0 2001,383 0,383">
          <text:p/>
        </draw:polygon>
        <draw:frame draw:style-name="gr6" draw:text-style-name="P7" draw:layer="layout" svg:width="0.362cm" svg:height="0.31cm" svg:x="7.6cm" svg:y="8.328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2cm" svg:x="10.5cm" svg:y="8.308cm" svg:viewBox="0 0 2501 383" draw:points="0,0 2501,0 2501,383 0,383">
          <text:p/>
        </draw:polygon>
        <draw:frame draw:style-name="gr6" draw:text-style-name="P7" draw:layer="layout" svg:width="0.281cm" svg:height="0.31cm" svg:x="8.6cm" svg:y="8.328cm">
          <draw:text-box>
            <text:p text:style-name="P2"><text:span text:style-name="T5">0</text:span></text:p>
          </draw:text-box>
        </draw:frame>
        <draw:polygon draw:style-name="gr7" draw:text-style-name="P1" draw:layer="layout" svg:width="4.5cm" svg:height="0.382cm" svg:x="13cm" svg:y="8.308cm" svg:viewBox="0 0 4501 383" draw:points="0,0 4501,0 4501,383 0,383">
          <text:p/>
        </draw:polygon>
        <draw:frame draw:style-name="gr6" draw:text-style-name="P7" draw:layer="layout" svg:width="0.281cm" svg:height="0.31cm" svg:x="10.6cm" svg:y="8.32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8.308cm" svg:viewBox="0 0 6701 383" draw:points="0,0 6701,0 6701,383 0,383">
          <text:p/>
        </draw:polygon>
        <draw:frame draw:style-name="gr6" draw:text-style-name="P7" draw:layer="layout" svg:width="0.281cm" svg:height="0.31cm" svg:x="13.1cm" svg:y="8.32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8.308cm" svg:viewBox="0 0 4501 383" draw:points="0,0 4501,0 4501,383 0,383">
          <text:p/>
        </draw:polygon>
        <draw:frame draw:style-name="gr6" draw:text-style-name="P7" draw:layer="layout" svg:width="2.521cm" svg:height="0.31cm" svg:x="17.6cm" svg:y="8.328cm">
          <draw:text-box>
            <text:p text:style-name="P2"><text:span text:style-name="T5">1</text:span><text:span text:style-name="T5"> </text:span><text:span text:style-name="T5">r</text:span><text:span text:style-name="T5">e</text:span><text:span text:style-name="T5">g</text:span><text:span text:style-name="T5">a</text:span><text:span text:style-name="T5">l</text:span><text:span text:style-name="T5">o</text:span><text:span text:style-name="T5">, </text:span><text:span text:style-name="T5">0</text:span><text:span text:style-name="T5"> </text:span><text:span text:style-name="T5">n</text:span><text:span text:style-name="T5">o</text:span><text:span text:style-name="T5"> </text:span><text:span text:style-name="T5">r</text:span><text:span text:style-name="T5">e</text:span><text:span text:style-name="T5">g</text:span><text:span text:style-name="T5">a</text:span><text:span text:style-name="T5">l</text:span><text:span text:style-name="T5">o</text:span></text:p>
          </draw:text-box>
        </draw:frame>
        <draw:polygon draw:style-name="gr7" draw:text-style-name="P1" draw:layer="layout" svg:width="2.5cm" svg:height="0.382cm" svg:x="1cm" svg:y="8.69cm" svg:viewBox="0 0 2501 383" draw:points="0,0 2501,0 2501,383 0,383">
          <text:p/>
        </draw:polygon>
        <draw:frame draw:style-name="gr6" draw:text-style-name="P7" draw:layer="layout" svg:width="0.281cm" svg:height="0.31cm" svg:x="24.3cm" svg:y="8.32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8.69cm" svg:viewBox="0 0 2001 383" draw:points="0,0 2001,0 2001,383 0,383">
          <text:p/>
        </draw:polygon>
        <draw:frame draw:style-name="gr6" draw:text-style-name="P7" draw:layer="layout" svg:width="0.358cm" svg:height="0.31cm" svg:x="1.1cm" svg:y="8.711cm">
          <draw:text-box>
            <text:p text:style-name="P2"><text:span text:style-name="T5">i</text:span><text:span text:style-name="T5">v</text:span><text:span text:style-name="T5">a</text:span></text:p>
          </draw:text-box>
        </draw:frame>
        <draw:polygon draw:style-name="gr7" draw:text-style-name="P1" draw:layer="layout" svg:width="2cm" svg:height="0.382cm" svg:x="5.5cm" svg:y="8.69cm" svg:viewBox="0 0 2001 383" draw:points="0,0 2001,0 2001,383 0,383">
          <text:p/>
        </draw:polygon>
        <draw:frame draw:style-name="gr6" draw:text-style-name="P7" draw:layer="layout" svg:width="1.073cm" svg:height="0.31cm" svg:x="3.6cm" svg:y="8.711cm">
          <draw:text-box>
            <text:p text:style-name="P2"><text:span text:style-name="T5">t</text:span><text:span text:style-name="T5">i</text:span><text:span text:style-name="T5">n</text:span><text:span text:style-name="T5">y</text:span><text:span text:style-name="T5">i</text:span><text:span text:style-name="T5">n</text:span><text:span text:style-name="T5">t</text:span><text:span text:style-name="T5">(</text:span><text:span text:style-name="T5">3</text:span><text:span text:style-name="T5">)</text:span></text:p>
          </draw:text-box>
        </draw:frame>
        <draw:polygon draw:style-name="gr7" draw:text-style-name="P1" draw:layer="layout" svg:width="1cm" svg:height="0.382cm" svg:x="7.5cm" svg:y="8.69cm" svg:viewBox="0 0 1001 383" draw:points="0,0 1001,0 1001,383 0,383">
          <text:p/>
        </draw:polygon>
        <draw:frame draw:style-name="gr6" draw:text-style-name="P7" draw:layer="layout" svg:width="0.281cm" svg:height="0.31cm" svg:x="5.6cm" svg:y="8.71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8.69cm" svg:viewBox="0 0 2001 383" draw:points="0,0 2001,0 2001,383 0,383">
          <text:p/>
        </draw:polygon>
        <draw:frame draw:style-name="gr6" draw:text-style-name="P7" draw:layer="layout" svg:width="0.281cm" svg:height="0.31cm" svg:x="7.6cm" svg:y="8.711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2cm" svg:x="10.5cm" svg:y="8.69cm" svg:viewBox="0 0 2501 383" draw:points="0,0 2501,0 2501,383 0,383">
          <text:p/>
        </draw:polygon>
        <draw:frame draw:style-name="gr6" draw:text-style-name="P7" draw:layer="layout" svg:width="0.281cm" svg:height="0.31cm" svg:x="8.6cm" svg:y="8.711cm">
          <draw:text-box>
            <text:p text:style-name="P2"><text:span text:style-name="T5">0</text:span></text:p>
          </draw:text-box>
        </draw:frame>
        <draw:polygon draw:style-name="gr7" draw:text-style-name="P1" draw:layer="layout" svg:width="4.5cm" svg:height="0.382cm" svg:x="13cm" svg:y="8.69cm" svg:viewBox="0 0 4501 383" draw:points="0,0 4501,0 4501,383 0,383">
          <text:p/>
        </draw:polygon>
        <draw:frame draw:style-name="gr6" draw:text-style-name="P7" draw:layer="layout" svg:width="0.281cm" svg:height="0.31cm" svg:x="10.6cm" svg:y="8.71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8.69cm" svg:viewBox="0 0 6701 383" draw:points="0,0 6701,0 6701,383 0,383">
          <text:p/>
        </draw:polygon>
        <draw:frame draw:style-name="gr6" draw:text-style-name="P7" draw:layer="layout" svg:width="0.281cm" svg:height="0.31cm" svg:x="13.1cm" svg:y="8.71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8.69cm" svg:viewBox="0 0 4501 383" draw:points="0,0 4501,0 4501,383 0,383">
          <text:p/>
        </draw:polygon>
        <draw:frame draw:style-name="gr6" draw:text-style-name="P7" draw:layer="layout" svg:width="0.281cm" svg:height="0.31cm" svg:x="17.6cm" svg:y="8.711cm">
          <draw:text-box>
            <text:p text:style-name="P2"><text:span text:style-name="T5"><text:s/></text:span></text:p>
          </draw:text-box>
        </draw:frame>
        <draw:line draw:style-name="gr1" draw:text-style-name="P1" draw:layer="layout" svg:x1="1cm" svg:y1="19.5cm" svg:x2="28.699cm" svg:y2="19.5cm">
          <text:p/>
        </draw:line>
        <draw:frame draw:style-name="gr6" draw:text-style-name="P7" draw:layer="layout" svg:width="0.281cm" svg:height="0.31cm" svg:x="24.3cm" svg:y="8.711cm">
          <draw:text-box>
            <text:p text:style-name="P2"><text:span text:style-name="T5"><text:s/></text:span></text:p>
          </draw:text-box>
        </draw:frame>
        <draw:frame draw:style-name="gr3" draw:text-style-name="P3" draw:layer="layout" svg:width="5.179cm" svg:height="0.543cm" svg:x="9.841cm" svg:y="19.54cm">
          <draw:text-box>
            <text:p text:style-name="P2"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á</text:span><text:span text:style-name="T2">g</text:span><text:span text:style-name="T2">i</text:span><text:span text:style-name="T2">n</text:span><text:span text:style-name="T2">a</text:span><text:span text:style-name="T2">:</text:span><text:span text:style-name="T2"> </text:span><text:span text:style-name="T2">8</text:span><text:span text:style-name="T2">/</text:span><text:span text:style-name="T2">1</text:span><text:span text:style-name="T2">1</text:span></text:p>
          </draw:text-box>
        </draw:frame>
        <draw:frame draw:style-name="gr3" draw:text-style-name="P3" draw:layer="layout" svg:width="5.692cm" svg:height="0.543cm" svg:x="22.142cm" svg:y="19.535cm">
          <draw:text-box>
            <text:p text:style-name="P2"><text:span text:style-name="T2">1</text:span><text:span text:style-name="T2">1</text:span><text:span text:style-name="T2">-</text:span><text:span text:style-name="T2">1</text:span><text:span text:style-name="T2">0</text:span><text:span text:style-name="T2">-</text:span><text:span text:style-name="T2">2</text:span><text:span text:style-name="T2">0</text:span><text:span text:style-name="T2">1</text:span><text:span text:style-name="T2">9</text:span><text:span text:style-name="T2"> </text:span><text:span text:style-name="T2">a</text:span><text:span text:style-name="T2"> </text:span><text:span text:style-name="T2">l</text:span><text:span text:style-name="T2">a</text:span><text:span text:style-name="T2">s</text:span><text:span text:style-name="T2"> </text:span><text:span text:style-name="T2">1</text:span><text:span text:style-name="T2">2</text:span><text:span text:style-name="T2">:</text:span><text:span text:style-name="T2">5</text:span><text:span text:style-name="T2">3</text:span><text:span text:style-name="T2">:</text:span><text:span text:style-name="T2">1</text:span><text:span text:style-name="T2">6</text:span></text:p>
          </draw:text-box>
        </draw:frame>
      </draw:page>
      <draw:page draw:name="page9" draw:style-name="dp1" draw:master-page-name="master-page3">
        <draw:line draw:style-name="gr1" draw:text-style-name="P1" draw:layer="layout" svg:x1="28.699cm" svg:y1="0.627cm" svg:x2="1cm" svg:y2="0.627cm">
          <text:p/>
        </draw:line>
        <draw:polygon draw:style-name="gr2" draw:text-style-name="P1" draw:layer="layout" svg:width="27.699cm" svg:height="0.813cm" svg:x="1cm" svg:y="1cm" svg:viewBox="0 0 27700 814" draw:points="0,0 27700,0 27700,814 0,814">
          <text:p/>
        </draw:polygon>
        <draw:polygon draw:style-name="gr2" draw:text-style-name="P1" draw:layer="layout" svg:width="27.699cm" svg:height="0.813cm" svg:x="1cm" svg:y="1cm" svg:viewBox="0 0 27700 814" draw:points="0,0 27700,0 27700,814 0,814">
          <text:p/>
        </draw:polygon>
        <draw:frame draw:style-name="gr3" draw:text-style-name="P3" draw:layer="layout" svg:width="6.509cm" svg:height="0.543cm" svg:x="11.085cm" svg:y="0.04cm">
          <draw:text-box>
            <text:p text:style-name="P2"><text:span text:style-name="T1">P</text:span><text:span text:style-name="T1">á</text:span><text:span text:style-name="T1">g</text:span><text:span text:style-name="T1">i</text:span><text:span text:style-name="T1">n</text:span><text:span text:style-name="T1">a</text:span><text:span text:style-name="T1"> </text:span><text:span text:style-name="T1">d</text:span><text:span text:style-name="T1">e</text:span><text:span text:style-name="T1"> </text:span><text:span text:style-name="T1">e</text:span><text:span text:style-name="T1">x</text:span><text:span text:style-name="T1">p</text:span><text:span text:style-name="T1">o</text:span><text:span text:style-name="T1">r</text:span><text:span text:style-name="T1">t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P</text:span><text:span text:style-name="T1">D</text:span><text:span text:style-name="T1">F</text:span></text:p>
          </draw:text-box>
        </draw:frame>
        <draw:frame draw:style-name="gr5" draw:text-style-name="P6" draw:layer="layout" svg:width="2.606cm" svg:height="0.7cm" svg:x="13.307cm" svg:y="1.055cm">
          <draw:text-box>
            <text:p text:style-name="P2"><text:span text:style-name="T4">8</text:span><text:span text:style-name="T4"> </text:span><text:span text:style-name="T4">t</text:span><text:span text:style-name="T4">o</text:span><text:span text:style-name="T4">k</text:span><text:span text:style-name="T4">e</text:span><text:span text:style-name="T4">n</text:span><text:span text:style-name="T4">s</text:span></text:p>
          </draw:text-box>
        </draw:frame>
        <draw:frame draw:style-name="gr6" draw:text-style-name="P7" draw:layer="layout" svg:width="4.502cm" svg:height="0.31cm" svg:x="1.1cm" svg:y="2.648cm">
          <draw:text-box>
            <text:p text:style-name="P2"><text:span text:style-name="T5">C</text:span><text:span text:style-name="T5">r</text:span><text:span text:style-name="T5">e</text:span><text:span text:style-name="T5">a</text:span><text:span text:style-name="T5">c</text:span><text:span text:style-name="T5">i</text:span><text:span text:style-name="T5">ó</text:span><text:span text:style-name="T5">n</text:span><text:span text:style-name="T5">: </text:span><text:span text:style-name="T5">1</text:span><text:span text:style-name="T5">1</text:span><text:span text:style-name="T5">-</text:span><text:span text:style-name="T5">1</text:span><text:span text:style-name="T5">0</text:span><text:span text:style-name="T5">-</text:span><text:span text:style-name="T5">2</text:span><text:span text:style-name="T5">0</text:span><text:span text:style-name="T5">1</text:span><text:span text:style-name="T5">9</text:span><text:span text:style-name="T5"> </text:span><text:span text:style-name="T5">a</text:span><text:span text:style-name="T5"> </text:span><text:span text:style-name="T5">l</text:span><text:span text:style-name="T5">a</text:span><text:span text:style-name="T5">s</text:span><text:span text:style-name="T5"> </text:span><text:span text:style-name="T5">1</text:span><text:span text:style-name="T5">2</text:span><text:span text:style-name="T5">:</text:span><text:span text:style-name="T5">4</text:span><text:span text:style-name="T5">0</text:span><text:span text:style-name="T5">:</text:span><text:span text:style-name="T5">5</text:span><text:span text:style-name="T5">7</text:span></text:p>
          </draw:text-box>
        </draw:frame>
        <draw:polygon draw:style-name="gr2" draw:text-style-name="P1" draw:layer="layout" svg:width="2.5cm" svg:height="0.8cm" svg:x="1cm" svg:y="4.038cm" svg:viewBox="0 0 2501 801" draw:points="0,0 2501,0 2501,801 0,801">
          <text:p/>
        </draw:polygon>
        <draw:polygon draw:style-name="gr2" draw:text-style-name="P1" draw:layer="layout" svg:width="2.5cm" svg:height="0.8cm" svg:x="1cm" svg:y="4.038cm" svg:viewBox="0 0 2501 801" draw:points="0,0 2501,0 2501,801 0,801">
          <text:p/>
        </draw:polygon>
        <draw:frame draw:style-name="gr6" draw:text-style-name="P7" draw:layer="layout" svg:width="5.857cm" svg:height="0.31cm" svg:x="1.1cm" svg:y="3.001cm">
          <draw:text-box>
            <text:p text:style-name="P2"><text:span text:style-name="T5">Ú</text:span><text:span text:style-name="T5">l</text:span><text:span text:style-name="T5">t</text:span><text:span text:style-name="T5">i</text:span><text:span text:style-name="T5">m</text:span><text:span text:style-name="T5">a</text:span><text:span text:style-name="T5"> </text:span><text:span text:style-name="T5">a</text:span><text:span text:style-name="T5">c</text:span><text:span text:style-name="T5">t</text:span><text:span text:style-name="T5">u</text:span><text:span text:style-name="T5">a</text:span><text:span text:style-name="T5">l</text:span><text:span text:style-name="T5">i</text:span><text:span text:style-name="T5">z</text:span><text:span text:style-name="T5">a</text:span><text:span text:style-name="T5">c</text:span><text:span text:style-name="T5">i</text:span><text:span text:style-name="T5">ó</text:span><text:span text:style-name="T5">n</text:span><text:span text:style-name="T5">: </text:span><text:span text:style-name="T5">1</text:span><text:span text:style-name="T5">1</text:span><text:span text:style-name="T5">-</text:span><text:span text:style-name="T5">1</text:span><text:span text:style-name="T5">0</text:span><text:span text:style-name="T5">-</text:span><text:span text:style-name="T5">2</text:span><text:span text:style-name="T5">0</text:span><text:span text:style-name="T5">1</text:span><text:span text:style-name="T5">9</text:span><text:span text:style-name="T5"> </text:span><text:span text:style-name="T5">a</text:span><text:span text:style-name="T5"> </text:span><text:span text:style-name="T5">l</text:span><text:span text:style-name="T5">a</text:span><text:span text:style-name="T5">s</text:span><text:span text:style-name="T5"> </text:span><text:span text:style-name="T5">1</text:span><text:span text:style-name="T5">0</text:span><text:span text:style-name="T5">:</text:span><text:span text:style-name="T5">3</text:span><text:span text:style-name="T5">8</text:span><text:span text:style-name="T5">:</text:span><text:span text:style-name="T5">0</text:span><text:span text:style-name="T5">8</text:span></text:p>
          </draw:text-box>
        </draw:frame>
        <draw:polygon draw:style-name="gr2" draw:text-style-name="P1" draw:layer="layout" svg:width="2cm" svg:height="0.8cm" svg:x="3.5cm" svg:y="4.038cm" svg:viewBox="0 0 2001 801" draw:points="0,0 2001,0 2001,801 0,801">
          <text:p/>
        </draw:polygon>
        <draw:polygon draw:style-name="gr2" draw:text-style-name="P1" draw:layer="layout" svg:width="2cm" svg:height="0.8cm" svg:x="3.5cm" svg:y="4.038cm" svg:viewBox="0 0 2001 801" draw:points="0,0 2001,0 2001,801 0,801">
          <text:p/>
        </draw:polygon>
        <draw:frame draw:style-name="gr6" draw:text-style-name="P7" draw:layer="layout" svg:width="1.217cm" svg:height="0.31cm" svg:x="1.558cm" svg:y="4.283cm">
          <draw:text-box>
            <text:p text:style-name="P2"><text:span text:style-name="T6">C</text:span><text:span text:style-name="T6">o</text:span><text:span text:style-name="T6">l</text:span><text:span text:style-name="T6">u</text:span><text:span text:style-name="T6">m</text:span><text:span text:style-name="T6">n</text:span><text:span text:style-name="T6">a</text:span></text:p>
          </draw:text-box>
        </draw:frame>
        <draw:polygon draw:style-name="gr2" draw:text-style-name="P1" draw:layer="layout" svg:width="2cm" svg:height="0.8cm" svg:x="5.5cm" svg:y="4.038cm" svg:viewBox="0 0 2001 801" draw:points="0,0 2001,0 2001,801 0,801">
          <text:p/>
        </draw:polygon>
        <draw:polygon draw:style-name="gr2" draw:text-style-name="P1" draw:layer="layout" svg:width="2cm" svg:height="0.8cm" svg:x="5.5cm" svg:y="4.038cm" svg:viewBox="0 0 2001 801" draw:points="0,0 2001,0 2001,801 0,801">
          <text:p/>
        </draw:polygon>
        <draw:frame draw:style-name="gr6" draw:text-style-name="P7" draw:layer="layout" svg:width="0.616cm" svg:height="0.31cm" svg:x="4.158cm" svg:y="4.283cm">
          <draw:text-box>
            <text:p text:style-name="P2"><text:span text:style-name="T6">T</text:span><text:span text:style-name="T6">i</text:span><text:span text:style-name="T6">p</text:span><text:span text:style-name="T6">o</text:span></text:p>
          </draw:text-box>
        </draw:frame>
        <draw:polygon draw:style-name="gr2" draw:text-style-name="P1" draw:layer="layout" svg:width="1cm" svg:height="0.8cm" svg:x="7.5cm" svg:y="4.038cm" svg:viewBox="0 0 1001 801" draw:points="0,0 1001,0 1001,801 0,801">
          <text:p/>
        </draw:polygon>
        <draw:polygon draw:style-name="gr2" draw:text-style-name="P1" draw:layer="layout" svg:width="1cm" svg:height="0.8cm" svg:x="7.5cm" svg:y="4.038cm" svg:viewBox="0 0 1001 801" draw:points="0,0 1001,0 1001,801 0,801">
          <text:p/>
        </draw:polygon>
        <draw:frame draw:style-name="gr6" draw:text-style-name="P7" draw:layer="layout" svg:width="1.268cm" svg:height="0.31cm" svg:x="5.756cm" svg:y="4.283cm">
          <draw:text-box>
            <text:p text:style-name="P2"><text:span text:style-name="T6">A</text:span><text:span text:style-name="T6">t</text:span><text:span text:style-name="T6">r</text:span><text:span text:style-name="T6">i</text:span><text:span text:style-name="T6">b</text:span><text:span text:style-name="T6">u</text:span><text:span text:style-name="T6">t</text:span><text:span text:style-name="T6">o</text:span><text:span text:style-name="T6">s</text:span></text:p>
          </draw:text-box>
        </draw:frame>
        <draw:polygon draw:style-name="gr2" draw:text-style-name="P1" draw:layer="layout" svg:width="2cm" svg:height="0.8cm" svg:x="8.5cm" svg:y="4.038cm" svg:viewBox="0 0 2001 801" draw:points="0,0 2001,0 2001,801 0,801">
          <text:p/>
        </draw:polygon>
        <draw:polygon draw:style-name="gr2" draw:text-style-name="P1" draw:layer="layout" svg:width="2cm" svg:height="0.8cm" svg:x="8.5cm" svg:y="4.038cm" svg:viewBox="0 0 2001 801" draw:points="0,0 2001,0 2001,801 0,801">
          <text:p/>
        </draw:polygon>
        <draw:polygon draw:style-name="gr2" draw:text-style-name="P1" draw:layer="layout" svg:width="2.5cm" svg:height="0.8cm" svg:x="10.5cm" svg:y="4.038cm" svg:viewBox="0 0 2501 801" draw:points="0,0 2501,0 2501,801 0,801">
          <text:p/>
        </draw:polygon>
        <draw:polygon draw:style-name="gr2" draw:text-style-name="P1" draw:layer="layout" svg:width="2.5cm" svg:height="0.8cm" svg:x="10.5cm" svg:y="4.038cm" svg:viewBox="0 0 2501 801" draw:points="0,0 2501,0 2501,801 0,801">
          <text:p/>
        </draw:polygon>
        <draw:frame draw:style-name="gr6" draw:text-style-name="P7" draw:layer="layout" svg:width="2.838cm" svg:height="0.31cm" svg:x="7.636cm" svg:y="4.283cm">
          <draw:text-box>
            <text:p text:style-name="P2"><text:span text:style-name="T6">N</text:span><text:span text:style-name="T6">u</text:span><text:span text:style-name="T6">l</text:span><text:span text:style-name="T6">o</text:span><text:span text:style-name="T6">P</text:span><text:span text:style-name="T6">r</text:span><text:span text:style-name="T6">e</text:span><text:span text:style-name="T6">d</text:span><text:span text:style-name="T6">e</text:span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a</text:span><text:span text:style-name="T6">d</text:span><text:span text:style-name="T6">o</text:span></text:p>
          </draw:text-box>
        </draw:frame>
        <draw:polygon draw:style-name="gr2" draw:text-style-name="P1" draw:layer="layout" svg:width="4.5cm" svg:height="0.8cm" svg:x="13cm" svg:y="4.038cm" svg:viewBox="0 0 4501 801" draw:points="0,0 4501,0 4501,801 0,801">
          <text:p/>
        </draw:polygon>
        <draw:polygon draw:style-name="gr2" draw:text-style-name="P1" draw:layer="layout" svg:width="4.5cm" svg:height="0.8cm" svg:x="13cm" svg:y="4.038cm" svg:viewBox="0 0 4501 801" draw:points="0,0 4501,0 4501,801 0,801">
          <text:p/>
        </draw:polygon>
        <draw:frame draw:style-name="gr6" draw:text-style-name="P7" draw:layer="layout" svg:width="0.717cm" svg:height="0.31cm" svg:x="11.33cm" svg:y="4.283cm">
          <draw:text-box>
            <text:p text:style-name="P2"><text:span text:style-name="T6">E</text:span><text:span text:style-name="T6">x</text:span><text:span text:style-name="T6">t</text:span><text:span text:style-name="T6">r</text:span><text:span text:style-name="T6">a</text:span></text:p>
          </draw:text-box>
        </draw:frame>
        <draw:polygon draw:style-name="gr2" draw:text-style-name="P1" draw:layer="layout" svg:width="6.7cm" svg:height="0.8cm" svg:x="17.5cm" svg:y="4.038cm" svg:viewBox="0 0 6701 801" draw:points="0,0 6701,0 6701,801 0,801">
          <text:p/>
        </draw:polygon>
        <draw:polygon draw:style-name="gr2" draw:text-style-name="P1" draw:layer="layout" svg:width="6.7cm" svg:height="0.8cm" svg:x="17.5cm" svg:y="4.038cm" svg:viewBox="0 0 6701 801" draw:points="0,0 6701,0 6701,801 0,801">
          <text:p/>
        </draw:polygon>
        <draw:frame draw:style-name="gr6" draw:text-style-name="P7" draw:layer="layout" svg:width="1.323cm" svg:height="0.31cm" svg:x="14.502cm" svg:y="4.283cm">
          <draw:text-box>
            <text:p text:style-name="P2"><text:span text:style-name="T6">E</text:span><text:span text:style-name="T6">n</text:span><text:span text:style-name="T6">l</text:span><text:span text:style-name="T6">a</text:span><text:span text:style-name="T6">c</text:span><text:span text:style-name="T6">e</text:span><text:span text:style-name="T6">s</text:span><text:span text:style-name="T6"> </text:span><text:span text:style-name="T6">a</text:span></text:p>
          </draw:text-box>
        </draw:frame>
        <draw:polygon draw:style-name="gr2" draw:text-style-name="P1" draw:layer="layout" svg:width="4.5cm" svg:height="0.8cm" svg:x="24.2cm" svg:y="4.038cm" svg:viewBox="0 0 4501 801" draw:points="0,0 4501,0 4501,801 0,801">
          <text:p/>
        </draw:polygon>
        <draw:polygon draw:style-name="gr2" draw:text-style-name="P1" draw:layer="layout" svg:width="4.5cm" svg:height="0.8cm" svg:x="24.2cm" svg:y="4.038cm" svg:viewBox="0 0 4501 801" draw:points="0,0 4501,0 4501,801 0,801">
          <text:p/>
        </draw:polygon>
        <draw:frame draw:style-name="gr6" draw:text-style-name="P7" draw:layer="layout" svg:width="1.75cm" svg:height="0.31cm" svg:x="19.845cm" svg:y="4.283cm">
          <draw:text-box>
            <text:p text:style-name="P2"><text:span text:style-name="T6">C</text:span><text:span text:style-name="T6">o</text:span><text:span text:style-name="T6">m</text:span><text:span text:style-name="T6">e</text:span><text:span text:style-name="T6">n</text:span><text:span text:style-name="T6">t</text:span><text:span text:style-name="T6">a</text:span><text:span text:style-name="T6">r</text:span><text:span text:style-name="T6">i</text:span><text:span text:style-name="T6">o</text:span><text:span text:style-name="T6">s</text:span></text:p>
          </draw:text-box>
        </draw:frame>
        <draw:polygon draw:style-name="gr7" draw:text-style-name="P1" draw:layer="layout" svg:width="2.5cm" svg:height="0.383cm" svg:x="1cm" svg:y="4.838cm" svg:viewBox="0 0 2501 384" draw:points="0,0 2501,0 2501,384 0,384">
          <text:p/>
        </draw:polygon>
        <draw:frame draw:style-name="gr6" draw:text-style-name="P7" draw:layer="layout" svg:width="0.772cm" svg:height="0.31cm" svg:x="26.02cm" svg:y="4.283cm">
          <draw:text-box>
            <text:p text:style-name="P2"><text:span text:style-name="T6">M</text:span><text:span text:style-name="T6">I</text:span><text:span text:style-name="T6">M</text:span><text:span text:style-name="T6">E</text:span></text:p>
          </draw:text-box>
        </draw:frame>
        <draw:polygon draw:style-name="gr7" draw:text-style-name="P1" draw:layer="layout" svg:width="2cm" svg:height="0.383cm" svg:x="3.5cm" svg:y="4.838cm" svg:viewBox="0 0 2001 384" draw:points="0,0 2001,0 2001,384 0,384">
          <text:p/>
        </draw:polygon>
        <draw:frame draw:style-name="gr6" draw:text-style-name="P7" draw:layer="layout" svg:width="0.281cm" svg:height="0.31cm" svg:x="1.1cm" svg:y="4.859cm">
          <draw:text-box>
            <text:p text:style-name="P2"><text:span text:style-name="T5">i</text:span><text:span text:style-name="T5">d</text:span></text:p>
          </draw:text-box>
        </draw:frame>
        <draw:polygon draw:style-name="gr7" draw:text-style-name="P1" draw:layer="layout" svg:width="2cm" svg:height="0.383cm" svg:x="5.5cm" svg:y="4.838cm" svg:viewBox="0 0 2001 384" draw:points="0,0 2001,0 2001,384 0,384">
          <text:p/>
        </draw:polygon>
        <draw:frame draw:style-name="gr6" draw:text-style-name="P7" draw:layer="layout" svg:width="0.798cm" svg:height="0.31cm" svg:x="3.6cm" svg:y="4.859cm">
          <draw:text-box>
            <text:p text:style-name="P2"><text:span text:style-name="T5">i</text:span><text:span text:style-name="T5">n</text:span><text:span text:style-name="T5">t</text:span><text:span text:style-name="T5">(</text:span><text:span text:style-name="T5">1</text:span><text:span text:style-name="T5">1</text:span><text:span text:style-name="T5">)</text:span></text:p>
          </draw:text-box>
        </draw:frame>
        <draw:polygon draw:style-name="gr7" draw:text-style-name="P1" draw:layer="layout" svg:width="1cm" svg:height="0.383cm" svg:x="7.5cm" svg:y="4.838cm" svg:viewBox="0 0 1001 384" draw:points="0,0 1001,0 1001,384 0,384">
          <text:p/>
        </draw:polygon>
        <draw:frame draw:style-name="gr6" draw:text-style-name="P7" draw:layer="layout" svg:width="1.484cm" svg:height="0.31cm" svg:x="5.6cm" svg:y="4.859cm">
          <draw:text-box>
            <text:p text:style-name="P2"><text:span text:style-name="T5">U</text:span><text:span text:style-name="T5">N</text:span><text:span text:style-name="T5">S</text:span><text:span text:style-name="T5">I</text:span><text:span text:style-name="T5">G</text:span><text:span text:style-name="T5">N</text:span><text:span text:style-name="T5">E</text:span><text:span text:style-name="T5">D</text:span></text:p>
          </draw:text-box>
        </draw:frame>
        <draw:polygon draw:style-name="gr7" draw:text-style-name="P1" draw:layer="layout" svg:width="2cm" svg:height="0.383cm" svg:x="8.5cm" svg:y="4.838cm" svg:viewBox="0 0 2001 384" draw:points="0,0 2001,0 2001,384 0,384">
          <text:p/>
        </draw:polygon>
        <draw:frame draw:style-name="gr6" draw:text-style-name="P7" draw:layer="layout" svg:width="0.362cm" svg:height="0.31cm" svg:x="7.6cm" svg:y="4.859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3cm" svg:x="10.5cm" svg:y="4.838cm" svg:viewBox="0 0 2501 384" draw:points="0,0 2501,0 2501,384 0,384">
          <text:p/>
        </draw:polygon>
        <draw:frame draw:style-name="gr6" draw:text-style-name="P7" draw:layer="layout" svg:width="0.281cm" svg:height="0.31cm" svg:x="8.6cm" svg:y="4.85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3cm" svg:x="13cm" svg:y="4.838cm" svg:viewBox="0 0 4501 384" draw:points="0,0 4501,0 4501,384 0,384">
          <text:p/>
        </draw:polygon>
        <draw:frame draw:style-name="gr6" draw:text-style-name="P7" draw:layer="layout" svg:width="1.915cm" svg:height="0.31cm" svg:x="10.6cm" svg:y="4.859cm">
          <draw:text-box>
            <text:p text:style-name="P2"><text:span text:style-name="T5">a</text:span><text:span text:style-name="T5">u</text:span><text:span text:style-name="T5">t</text:span><text:span text:style-name="T5">o</text:span><text:span text:style-name="T5">_</text:span><text:span text:style-name="T5">i</text:span><text:span text:style-name="T5">n</text:span><text:span text:style-name="T5">c</text:span><text:span text:style-name="T5">r</text:span><text:span text:style-name="T5">e</text:span><text:span text:style-name="T5">m</text:span><text:span text:style-name="T5">e</text:span><text:span text:style-name="T5">n</text:span><text:span text:style-name="T5">t</text:span></text:p>
          </draw:text-box>
        </draw:frame>
        <draw:polygon draw:style-name="gr7" draw:text-style-name="P1" draw:layer="layout" svg:width="6.7cm" svg:height="0.383cm" svg:x="17.5cm" svg:y="4.838cm" svg:viewBox="0 0 6701 384" draw:points="0,0 6701,0 6701,384 0,384">
          <text:p/>
        </draw:polygon>
        <draw:frame draw:style-name="gr6" draw:text-style-name="P7" draw:layer="layout" svg:width="0.281cm" svg:height="0.31cm" svg:x="13.1cm" svg:y="4.85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3cm" svg:x="24.2cm" svg:y="4.838cm" svg:viewBox="0 0 4501 384" draw:points="0,0 4501,0 4501,384 0,384">
          <text:p/>
        </draw:polygon>
        <draw:frame draw:style-name="gr6" draw:text-style-name="P7" draw:layer="layout" svg:width="0.281cm" svg:height="0.31cm" svg:x="17.6cm" svg:y="4.85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1.146cm" svg:x="1cm" svg:y="5.221cm" svg:viewBox="0 0 2501 1147" draw:points="0,0 2501,0 2501,1147 0,1147">
          <text:p/>
        </draw:polygon>
        <draw:frame draw:style-name="gr6" draw:text-style-name="P7" draw:layer="layout" svg:width="0.281cm" svg:height="0.31cm" svg:x="24.3cm" svg:y="4.85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1.146cm" svg:x="3.5cm" svg:y="5.221cm" svg:viewBox="0 0 2001 1147" draw:points="0,0 2001,0 2001,1147 0,1147">
          <text:p/>
        </draw:polygon>
        <draw:frame draw:style-name="gr6" draw:text-style-name="P7" draw:layer="layout" svg:width="1.285cm" svg:height="0.31cm" svg:x="1.1cm" svg:y="5.241cm">
          <draw:text-box>
            <text:p text:style-name="P2"><text:span text:style-name="T5">i</text:span><text:span text:style-name="T5">d</text:span><text:span text:style-name="T5">_</text:span><text:span text:style-name="T5">u</text:span><text:span text:style-name="T5">s</text:span><text:span text:style-name="T5">u</text:span><text:span text:style-name="T5">a</text:span><text:span text:style-name="T5">r</text:span><text:span text:style-name="T5">i</text:span><text:span text:style-name="T5">o</text:span></text:p>
          </draw:text-box>
        </draw:frame>
        <draw:polygon draw:style-name="gr7" draw:text-style-name="P1" draw:layer="layout" svg:width="2cm" svg:height="1.146cm" svg:x="5.5cm" svg:y="5.221cm" svg:viewBox="0 0 2001 1147" draw:points="0,0 2001,0 2001,1147 0,1147">
          <text:p/>
        </draw:polygon>
        <draw:frame draw:style-name="gr6" draw:text-style-name="P7" draw:layer="layout" svg:width="0.798cm" svg:height="0.31cm" svg:x="3.6cm" svg:y="5.241cm">
          <draw:text-box>
            <text:p text:style-name="P2"><text:span text:style-name="T5">i</text:span><text:span text:style-name="T5">n</text:span><text:span text:style-name="T5">t</text:span><text:span text:style-name="T5">(</text:span><text:span text:style-name="T5">1</text:span><text:span text:style-name="T5">1</text:span><text:span text:style-name="T5">)</text:span></text:p>
          </draw:text-box>
        </draw:frame>
        <draw:polygon draw:style-name="gr7" draw:text-style-name="P1" draw:layer="layout" svg:width="1cm" svg:height="1.146cm" svg:x="7.5cm" svg:y="5.221cm" svg:viewBox="0 0 1001 1147" draw:points="0,0 1001,0 1001,1147 0,1147">
          <text:p/>
        </draw:polygon>
        <draw:frame draw:style-name="gr6" draw:text-style-name="P7" draw:layer="layout" svg:width="1.484cm" svg:height="0.31cm" svg:x="5.6cm" svg:y="5.241cm">
          <draw:text-box>
            <text:p text:style-name="P2"><text:span text:style-name="T5">U</text:span><text:span text:style-name="T5">N</text:span><text:span text:style-name="T5">S</text:span><text:span text:style-name="T5">I</text:span><text:span text:style-name="T5">G</text:span><text:span text:style-name="T5">N</text:span><text:span text:style-name="T5">E</text:span><text:span text:style-name="T5">D</text:span></text:p>
          </draw:text-box>
        </draw:frame>
        <draw:polygon draw:style-name="gr7" draw:text-style-name="P1" draw:layer="layout" svg:width="2cm" svg:height="1.146cm" svg:x="8.5cm" svg:y="5.221cm" svg:viewBox="0 0 2001 1147" draw:points="0,0 2001,0 2001,1147 0,1147">
          <text:p/>
        </draw:polygon>
        <draw:frame draw:style-name="gr6" draw:text-style-name="P7" draw:layer="layout" svg:width="0.362cm" svg:height="0.31cm" svg:x="7.6cm" svg:y="5.241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1.146cm" svg:x="10.5cm" svg:y="5.221cm" svg:viewBox="0 0 2501 1147" draw:points="0,0 2501,0 2501,1147 0,1147">
          <text:p/>
        </draw:polygon>
        <draw:frame draw:style-name="gr6" draw:text-style-name="P7" draw:layer="layout" svg:width="0.281cm" svg:height="0.31cm" svg:x="8.6cm" svg:y="5.24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1.146cm" svg:x="13cm" svg:y="5.221cm" svg:viewBox="0 0 4501 1147" draw:points="0,0 4501,0 4501,1147 0,1147">
          <text:p/>
        </draw:polygon>
        <draw:frame draw:style-name="gr6" draw:text-style-name="P7" draw:layer="layout" svg:width="0.281cm" svg:height="0.31cm" svg:x="10.6cm" svg:y="5.241cm">
          <draw:text-box>
            <text:p text:style-name="P2"><text:span text:style-name="T5"><text:s/></text:span></text:p>
          </draw:text-box>
        </draw:frame>
        <draw:frame draw:style-name="gr6" draw:text-style-name="P7" draw:layer="layout" svg:width="1.67cm" svg:height="0.31cm" svg:x="13.1cm" svg:y="5.241cm">
          <draw:text-box>
            <text:p text:style-name="P2"><text:span text:style-name="T5">-</text:span><text:span text:style-name="T5">&gt;</text:span><text:span text:style-name="T5"> </text:span><text:span text:style-name="T5">u</text:span><text:span text:style-name="T5">s</text:span><text:span text:style-name="T5">u</text:span><text:span text:style-name="T5">a</text:span><text:span text:style-name="T5">r</text:span><text:span text:style-name="T5">i</text:span><text:span text:style-name="T5">o</text:span><text:span text:style-name="T5">s</text:span><text:span text:style-name="T5">.</text:span><text:span text:style-name="T5">i</text:span><text:span text:style-name="T5">d</text:span></text:p>
          </draw:text-box>
        </draw:frame>
        <draw:frame draw:style-name="gr6" draw:text-style-name="P7" draw:layer="layout" svg:width="3.067cm" svg:height="0.31cm" svg:x="13.1cm" svg:y="5.594cm">
          <draw:text-box>
            <text:p text:style-name="P2"><text:span text:style-name="T5">O</text:span><text:span text:style-name="T5">N</text:span><text:span text:style-name="T5"> </text:span><text:span text:style-name="T5">U</text:span><text:span text:style-name="T5">P</text:span><text:span text:style-name="T5">D</text:span><text:span text:style-name="T5">A</text:span><text:span text:style-name="T5">T</text:span><text:span text:style-name="T5">E</text:span><text:span text:style-name="T5"> </text:span><text:span text:style-name="T5">C</text:span><text:span text:style-name="T5">A</text:span><text:span text:style-name="T5">S</text:span><text:span text:style-name="T5">C</text:span><text:span text:style-name="T5">A</text:span><text:span text:style-name="T5">D</text:span><text:span text:style-name="T5">E</text:span></text:p>
          </draw:text-box>
        </draw:frame>
        <draw:polygon draw:style-name="gr7" draw:text-style-name="P1" draw:layer="layout" svg:width="6.7cm" svg:height="1.146cm" svg:x="17.5cm" svg:y="5.221cm" svg:viewBox="0 0 6701 1147" draw:points="0,0 6701,0 6701,1147 0,1147">
          <text:p/>
        </draw:polygon>
        <draw:frame draw:style-name="gr6" draw:text-style-name="P7" draw:layer="layout" svg:width="3.003cm" svg:height="0.31cm" svg:x="13.1cm" svg:y="5.947cm">
          <draw:text-box>
            <text:p text:style-name="P2"><text:span text:style-name="T5">O</text:span><text:span text:style-name="T5">N</text:span><text:span text:style-name="T5"> </text:span><text:span text:style-name="T5">D</text:span><text:span text:style-name="T5">E</text:span><text:span text:style-name="T5">L</text:span><text:span text:style-name="T5">E</text:span><text:span text:style-name="T5">T</text:span><text:span text:style-name="T5">E</text:span><text:span text:style-name="T5"> </text:span><text:span text:style-name="T5">C</text:span><text:span text:style-name="T5">A</text:span><text:span text:style-name="T5">S</text:span><text:span text:style-name="T5">C</text:span><text:span text:style-name="T5">A</text:span><text:span text:style-name="T5">D</text:span><text:span text:style-name="T5">E</text:span></text:p>
          </draw:text-box>
        </draw:frame>
        <draw:polygon draw:style-name="gr7" draw:text-style-name="P1" draw:layer="layout" svg:width="4.5cm" svg:height="1.146cm" svg:x="24.2cm" svg:y="5.221cm" svg:viewBox="0 0 4501 1147" draw:points="0,0 4501,0 4501,1147 0,1147">
          <text:p/>
        </draw:polygon>
        <draw:frame draw:style-name="gr6" draw:text-style-name="P7" draw:layer="layout" svg:width="0.281cm" svg:height="0.31cm" svg:x="17.6cm" svg:y="5.24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765cm" svg:x="1cm" svg:y="6.367cm" svg:viewBox="0 0 2501 766" draw:points="0,0 2501,0 2501,766 0,766">
          <text:p/>
        </draw:polygon>
        <draw:frame draw:style-name="gr6" draw:text-style-name="P7" draw:layer="layout" svg:width="0.281cm" svg:height="0.31cm" svg:x="24.3cm" svg:y="5.24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765cm" svg:x="3.5cm" svg:y="6.367cm" svg:viewBox="0 0 2001 766" draw:points="0,0 2001,0 2001,766 0,766">
          <text:p/>
        </draw:polygon>
        <draw:frame draw:style-name="gr6" draw:text-style-name="P7" draw:layer="layout" svg:width="0.684cm" svg:height="0.31cm" svg:x="1.1cm" svg:y="6.388cm">
          <draw:text-box>
            <text:p text:style-name="P2"><text:span text:style-name="T5">t</text:span><text:span text:style-name="T5">o</text:span><text:span text:style-name="T5">k</text:span><text:span text:style-name="T5">e</text:span><text:span text:style-name="T5">n</text:span></text:p>
          </draw:text-box>
        </draw:frame>
        <draw:frame draw:style-name="gr6" draw:text-style-name="P7" draw:layer="layout" svg:width="1.492cm" svg:height="0.31cm" svg:x="3.6cm" svg:y="6.388cm">
          <draw:text-box>
            <text:p text:style-name="P2"><text:span text:style-name="T5">v</text:span><text:span text:style-name="T5">a</text:span><text:span text:style-name="T5">r</text:span><text:span text:style-name="T5">c</text:span><text:span text:style-name="T5">h</text:span><text:span text:style-name="T5">a</text:span><text:span text:style-name="T5">r</text:span><text:span text:style-name="T5">(</text:span><text:span text:style-name="T5">2</text:span><text:span text:style-name="T5">5</text:span><text:span text:style-name="T5">5</text:span></text:p>
          </draw:text-box>
        </draw:frame>
        <draw:polygon draw:style-name="gr7" draw:text-style-name="P1" draw:layer="layout" svg:width="2cm" svg:height="0.765cm" svg:x="5.5cm" svg:y="6.367cm" svg:viewBox="0 0 2001 766" draw:points="0,0 2001,0 2001,766 0,766">
          <text:p/>
        </draw:polygon>
        <draw:frame draw:style-name="gr6" draw:text-style-name="P7" draw:layer="layout" svg:width="0.281cm" svg:height="0.31cm" svg:x="3.6cm" svg:y="6.741cm">
          <draw:text-box>
            <text:p text:style-name="P2"><text:span text:style-name="T5">)</text:span></text:p>
          </draw:text-box>
        </draw:frame>
        <draw:polygon draw:style-name="gr7" draw:text-style-name="P1" draw:layer="layout" svg:width="1cm" svg:height="0.765cm" svg:x="7.5cm" svg:y="6.367cm" svg:viewBox="0 0 1001 766" draw:points="0,0 1001,0 1001,766 0,766">
          <text:p/>
        </draw:polygon>
        <draw:frame draw:style-name="gr6" draw:text-style-name="P7" draw:layer="layout" svg:width="0.281cm" svg:height="0.31cm" svg:x="5.6cm" svg:y="6.3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765cm" svg:x="8.5cm" svg:y="6.367cm" svg:viewBox="0 0 2001 766" draw:points="0,0 2001,0 2001,766 0,766">
          <text:p/>
        </draw:polygon>
        <draw:frame draw:style-name="gr6" draw:text-style-name="P7" draw:layer="layout" svg:width="0.362cm" svg:height="0.31cm" svg:x="7.6cm" svg:y="6.388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765cm" svg:x="10.5cm" svg:y="6.367cm" svg:viewBox="0 0 2501 766" draw:points="0,0 2501,0 2501,766 0,766">
          <text:p/>
        </draw:polygon>
        <draw:frame draw:style-name="gr6" draw:text-style-name="P7" draw:layer="layout" svg:width="0.281cm" svg:height="0.31cm" svg:x="8.6cm" svg:y="6.3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765cm" svg:x="13cm" svg:y="6.367cm" svg:viewBox="0 0 4501 766" draw:points="0,0 4501,0 4501,766 0,766">
          <text:p/>
        </draw:polygon>
        <draw:frame draw:style-name="gr6" draw:text-style-name="P7" draw:layer="layout" svg:width="0.281cm" svg:height="0.31cm" svg:x="10.6cm" svg:y="6.3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765cm" svg:x="17.5cm" svg:y="6.367cm" svg:viewBox="0 0 6701 766" draw:points="0,0 6701,0 6701,766 0,766">
          <text:p/>
        </draw:polygon>
        <draw:frame draw:style-name="gr6" draw:text-style-name="P7" draw:layer="layout" svg:width="0.281cm" svg:height="0.31cm" svg:x="13.1cm" svg:y="6.3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765cm" svg:x="24.2cm" svg:y="6.367cm" svg:viewBox="0 0 4501 766" draw:points="0,0 4501,0 4501,766 0,766">
          <text:p/>
        </draw:polygon>
        <draw:frame draw:style-name="gr6" draw:text-style-name="P7" draw:layer="layout" svg:width="0.281cm" svg:height="0.31cm" svg:x="17.6cm" svg:y="6.388cm">
          <draw:text-box>
            <text:p text:style-name="P2"><text:span text:style-name="T5"><text:s/></text:span></text:p>
          </draw:text-box>
        </draw:frame>
        <draw:line draw:style-name="gr1" draw:text-style-name="P1" draw:layer="layout" svg:x1="1cm" svg:y1="19.5cm" svg:x2="28.699cm" svg:y2="19.5cm">
          <text:p/>
        </draw:line>
        <draw:frame draw:style-name="gr6" draw:text-style-name="P7" draw:layer="layout" svg:width="0.281cm" svg:height="0.31cm" svg:x="24.3cm" svg:y="6.388cm">
          <draw:text-box>
            <text:p text:style-name="P2"><text:span text:style-name="T5"><text:s/></text:span></text:p>
          </draw:text-box>
        </draw:frame>
        <draw:frame draw:style-name="gr3" draw:text-style-name="P3" draw:layer="layout" svg:width="5.179cm" svg:height="0.543cm" svg:x="9.841cm" svg:y="19.54cm">
          <draw:text-box>
            <text:p text:style-name="P2"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á</text:span><text:span text:style-name="T2">g</text:span><text:span text:style-name="T2">i</text:span><text:span text:style-name="T2">n</text:span><text:span text:style-name="T2">a</text:span><text:span text:style-name="T2">:</text:span><text:span text:style-name="T2"> </text:span><text:span text:style-name="T2">9</text:span><text:span text:style-name="T2">/</text:span><text:span text:style-name="T2">1</text:span><text:span text:style-name="T2">1</text:span></text:p>
          </draw:text-box>
        </draw:frame>
        <draw:frame draw:style-name="gr3" draw:text-style-name="P3" draw:layer="layout" svg:width="5.692cm" svg:height="0.543cm" svg:x="22.142cm" svg:y="19.535cm">
          <draw:text-box>
            <text:p text:style-name="P2"><text:span text:style-name="T2">1</text:span><text:span text:style-name="T2">1</text:span><text:span text:style-name="T2">-</text:span><text:span text:style-name="T2">1</text:span><text:span text:style-name="T2">0</text:span><text:span text:style-name="T2">-</text:span><text:span text:style-name="T2">2</text:span><text:span text:style-name="T2">0</text:span><text:span text:style-name="T2">1</text:span><text:span text:style-name="T2">9</text:span><text:span text:style-name="T2"> </text:span><text:span text:style-name="T2">a</text:span><text:span text:style-name="T2"> </text:span><text:span text:style-name="T2">l</text:span><text:span text:style-name="T2">a</text:span><text:span text:style-name="T2">s</text:span><text:span text:style-name="T2"> </text:span><text:span text:style-name="T2">1</text:span><text:span text:style-name="T2">2</text:span><text:span text:style-name="T2">:</text:span><text:span text:style-name="T2">5</text:span><text:span text:style-name="T2">3</text:span><text:span text:style-name="T2">:</text:span><text:span text:style-name="T2">1</text:span><text:span text:style-name="T2">6</text:span></text:p>
          </draw:text-box>
        </draw:frame>
      </draw:page>
      <draw:page draw:name="page10" draw:style-name="dp1" draw:master-page-name="master-page3">
        <draw:line draw:style-name="gr1" draw:text-style-name="P1" draw:layer="layout" svg:x1="28.699cm" svg:y1="0.627cm" svg:x2="1cm" svg:y2="0.627cm">
          <text:p/>
        </draw:line>
        <draw:polygon draw:style-name="gr2" draw:text-style-name="P1" draw:layer="layout" svg:width="27.699cm" svg:height="0.813cm" svg:x="1cm" svg:y="1cm" svg:viewBox="0 0 27700 814" draw:points="0,0 27700,0 27700,814 0,814">
          <text:p/>
        </draw:polygon>
        <draw:polygon draw:style-name="gr2" draw:text-style-name="P1" draw:layer="layout" svg:width="27.699cm" svg:height="0.813cm" svg:x="1cm" svg:y="1cm" svg:viewBox="0 0 27700 814" draw:points="0,0 27700,0 27700,814 0,814">
          <text:p/>
        </draw:polygon>
        <draw:frame draw:style-name="gr3" draw:text-style-name="P3" draw:layer="layout" svg:width="6.509cm" svg:height="0.543cm" svg:x="11.085cm" svg:y="0.04cm">
          <draw:text-box>
            <text:p text:style-name="P2"><text:span text:style-name="T1">P</text:span><text:span text:style-name="T1">á</text:span><text:span text:style-name="T1">g</text:span><text:span text:style-name="T1">i</text:span><text:span text:style-name="T1">n</text:span><text:span text:style-name="T1">a</text:span><text:span text:style-name="T1"> </text:span><text:span text:style-name="T1">d</text:span><text:span text:style-name="T1">e</text:span><text:span text:style-name="T1"> </text:span><text:span text:style-name="T1">e</text:span><text:span text:style-name="T1">x</text:span><text:span text:style-name="T1">p</text:span><text:span text:style-name="T1">o</text:span><text:span text:style-name="T1">r</text:span><text:span text:style-name="T1">t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P</text:span><text:span text:style-name="T1">D</text:span><text:span text:style-name="T1">F</text:span></text:p>
          </draw:text-box>
        </draw:frame>
        <draw:frame draw:style-name="gr5" draw:text-style-name="P6" draw:layer="layout" svg:width="3.19cm" svg:height="0.7cm" svg:x="12.991cm" svg:y="1.055cm">
          <draw:text-box>
            <text:p text:style-name="P2"><text:span text:style-name="T4">9</text:span><text:span text:style-name="T4"> </text:span><text:span text:style-name="T4">u</text:span><text:span text:style-name="T4">s</text:span><text:span text:style-name="T4">u</text:span><text:span text:style-name="T4">a</text:span><text:span text:style-name="T4">r</text:span><text:span text:style-name="T4">i</text:span><text:span text:style-name="T4">o</text:span><text:span text:style-name="T4">s</text:span></text:p>
          </draw:text-box>
        </draw:frame>
        <draw:frame draw:style-name="gr6" draw:text-style-name="P7" draw:layer="layout" svg:width="4.502cm" svg:height="0.31cm" svg:x="1.1cm" svg:y="2.648cm">
          <draw:text-box>
            <text:p text:style-name="P2"><text:span text:style-name="T5">C</text:span><text:span text:style-name="T5">r</text:span><text:span text:style-name="T5">e</text:span><text:span text:style-name="T5">a</text:span><text:span text:style-name="T5">c</text:span><text:span text:style-name="T5">i</text:span><text:span text:style-name="T5">ó</text:span><text:span text:style-name="T5">n</text:span><text:span text:style-name="T5">: </text:span><text:span text:style-name="T5">1</text:span><text:span text:style-name="T5">1</text:span><text:span text:style-name="T5">-</text:span><text:span text:style-name="T5">1</text:span><text:span text:style-name="T5">0</text:span><text:span text:style-name="T5">-</text:span><text:span text:style-name="T5">2</text:span><text:span text:style-name="T5">0</text:span><text:span text:style-name="T5">1</text:span><text:span text:style-name="T5">9</text:span><text:span text:style-name="T5"> </text:span><text:span text:style-name="T5">a</text:span><text:span text:style-name="T5"> </text:span><text:span text:style-name="T5">l</text:span><text:span text:style-name="T5">a</text:span><text:span text:style-name="T5">s</text:span><text:span text:style-name="T5"> </text:span><text:span text:style-name="T5">1</text:span><text:span text:style-name="T5">0</text:span><text:span text:style-name="T5">:</text:span><text:span text:style-name="T5">3</text:span><text:span text:style-name="T5">8</text:span><text:span text:style-name="T5">:</text:span><text:span text:style-name="T5">0</text:span><text:span text:style-name="T5">7</text:span></text:p>
          </draw:text-box>
        </draw:frame>
        <draw:polygon draw:style-name="gr2" draw:text-style-name="P1" draw:layer="layout" svg:width="2.5cm" svg:height="0.8cm" svg:x="1cm" svg:y="4.038cm" svg:viewBox="0 0 2501 801" draw:points="0,0 2501,0 2501,801 0,801">
          <text:p/>
        </draw:polygon>
        <draw:polygon draw:style-name="gr2" draw:text-style-name="P1" draw:layer="layout" svg:width="2.5cm" svg:height="0.8cm" svg:x="1cm" svg:y="4.038cm" svg:viewBox="0 0 2501 801" draw:points="0,0 2501,0 2501,801 0,801">
          <text:p/>
        </draw:polygon>
        <draw:frame draw:style-name="gr6" draw:text-style-name="P7" draw:layer="layout" svg:width="5.857cm" svg:height="0.31cm" svg:x="1.1cm" svg:y="3.001cm">
          <draw:text-box>
            <text:p text:style-name="P2"><text:span text:style-name="T5">Ú</text:span><text:span text:style-name="T5">l</text:span><text:span text:style-name="T5">t</text:span><text:span text:style-name="T5">i</text:span><text:span text:style-name="T5">m</text:span><text:span text:style-name="T5">a</text:span><text:span text:style-name="T5"> </text:span><text:span text:style-name="T5">a</text:span><text:span text:style-name="T5">c</text:span><text:span text:style-name="T5">t</text:span><text:span text:style-name="T5">u</text:span><text:span text:style-name="T5">a</text:span><text:span text:style-name="T5">l</text:span><text:span text:style-name="T5">i</text:span><text:span text:style-name="T5">z</text:span><text:span text:style-name="T5">a</text:span><text:span text:style-name="T5">c</text:span><text:span text:style-name="T5">i</text:span><text:span text:style-name="T5">ó</text:span><text:span text:style-name="T5">n</text:span><text:span text:style-name="T5">: </text:span><text:span text:style-name="T5">1</text:span><text:span text:style-name="T5">1</text:span><text:span text:style-name="T5">-</text:span><text:span text:style-name="T5">1</text:span><text:span text:style-name="T5">0</text:span><text:span text:style-name="T5">-</text:span><text:span text:style-name="T5">2</text:span><text:span text:style-name="T5">0</text:span><text:span text:style-name="T5">1</text:span><text:span text:style-name="T5">9</text:span><text:span text:style-name="T5"> </text:span><text:span text:style-name="T5">a</text:span><text:span text:style-name="T5"> </text:span><text:span text:style-name="T5">l</text:span><text:span text:style-name="T5">a</text:span><text:span text:style-name="T5">s</text:span><text:span text:style-name="T5"> </text:span><text:span text:style-name="T5">1</text:span><text:span text:style-name="T5">0</text:span><text:span text:style-name="T5">:</text:span><text:span text:style-name="T5">3</text:span><text:span text:style-name="T5">8</text:span><text:span text:style-name="T5">:</text:span><text:span text:style-name="T5">0</text:span><text:span text:style-name="T5">8</text:span></text:p>
          </draw:text-box>
        </draw:frame>
        <draw:polygon draw:style-name="gr2" draw:text-style-name="P1" draw:layer="layout" svg:width="2cm" svg:height="0.8cm" svg:x="3.5cm" svg:y="4.038cm" svg:viewBox="0 0 2001 801" draw:points="0,0 2001,0 2001,801 0,801">
          <text:p/>
        </draw:polygon>
        <draw:polygon draw:style-name="gr2" draw:text-style-name="P1" draw:layer="layout" svg:width="2cm" svg:height="0.8cm" svg:x="3.5cm" svg:y="4.038cm" svg:viewBox="0 0 2001 801" draw:points="0,0 2001,0 2001,801 0,801">
          <text:p/>
        </draw:polygon>
        <draw:frame draw:style-name="gr6" draw:text-style-name="P7" draw:layer="layout" svg:width="1.217cm" svg:height="0.31cm" svg:x="1.558cm" svg:y="4.283cm">
          <draw:text-box>
            <text:p text:style-name="P2"><text:span text:style-name="T6">C</text:span><text:span text:style-name="T6">o</text:span><text:span text:style-name="T6">l</text:span><text:span text:style-name="T6">u</text:span><text:span text:style-name="T6">m</text:span><text:span text:style-name="T6">n</text:span><text:span text:style-name="T6">a</text:span></text:p>
          </draw:text-box>
        </draw:frame>
        <draw:polygon draw:style-name="gr2" draw:text-style-name="P1" draw:layer="layout" svg:width="2cm" svg:height="0.8cm" svg:x="5.5cm" svg:y="4.038cm" svg:viewBox="0 0 2001 801" draw:points="0,0 2001,0 2001,801 0,801">
          <text:p/>
        </draw:polygon>
        <draw:polygon draw:style-name="gr2" draw:text-style-name="P1" draw:layer="layout" svg:width="2cm" svg:height="0.8cm" svg:x="5.5cm" svg:y="4.038cm" svg:viewBox="0 0 2001 801" draw:points="0,0 2001,0 2001,801 0,801">
          <text:p/>
        </draw:polygon>
        <draw:frame draw:style-name="gr6" draw:text-style-name="P7" draw:layer="layout" svg:width="0.616cm" svg:height="0.31cm" svg:x="4.158cm" svg:y="4.283cm">
          <draw:text-box>
            <text:p text:style-name="P2"><text:span text:style-name="T6">T</text:span><text:span text:style-name="T6">i</text:span><text:span text:style-name="T6">p</text:span><text:span text:style-name="T6">o</text:span></text:p>
          </draw:text-box>
        </draw:frame>
        <draw:polygon draw:style-name="gr2" draw:text-style-name="P1" draw:layer="layout" svg:width="1cm" svg:height="0.8cm" svg:x="7.5cm" svg:y="4.038cm" svg:viewBox="0 0 1001 801" draw:points="0,0 1001,0 1001,801 0,801">
          <text:p/>
        </draw:polygon>
        <draw:polygon draw:style-name="gr2" draw:text-style-name="P1" draw:layer="layout" svg:width="1cm" svg:height="0.8cm" svg:x="7.5cm" svg:y="4.038cm" svg:viewBox="0 0 1001 801" draw:points="0,0 1001,0 1001,801 0,801">
          <text:p/>
        </draw:polygon>
        <draw:frame draw:style-name="gr6" draw:text-style-name="P7" draw:layer="layout" svg:width="1.268cm" svg:height="0.31cm" svg:x="5.756cm" svg:y="4.283cm">
          <draw:text-box>
            <text:p text:style-name="P2"><text:span text:style-name="T6">A</text:span><text:span text:style-name="T6">t</text:span><text:span text:style-name="T6">r</text:span><text:span text:style-name="T6">i</text:span><text:span text:style-name="T6">b</text:span><text:span text:style-name="T6">u</text:span><text:span text:style-name="T6">t</text:span><text:span text:style-name="T6">o</text:span><text:span text:style-name="T6">s</text:span></text:p>
          </draw:text-box>
        </draw:frame>
        <draw:polygon draw:style-name="gr2" draw:text-style-name="P1" draw:layer="layout" svg:width="2cm" svg:height="0.8cm" svg:x="8.5cm" svg:y="4.038cm" svg:viewBox="0 0 2001 801" draw:points="0,0 2001,0 2001,801 0,801">
          <text:p/>
        </draw:polygon>
        <draw:polygon draw:style-name="gr2" draw:text-style-name="P1" draw:layer="layout" svg:width="2cm" svg:height="0.8cm" svg:x="8.5cm" svg:y="4.038cm" svg:viewBox="0 0 2001 801" draw:points="0,0 2001,0 2001,801 0,801">
          <text:p/>
        </draw:polygon>
        <draw:polygon draw:style-name="gr2" draw:text-style-name="P1" draw:layer="layout" svg:width="2.5cm" svg:height="0.8cm" svg:x="10.5cm" svg:y="4.038cm" svg:viewBox="0 0 2501 801" draw:points="0,0 2501,0 2501,801 0,801">
          <text:p/>
        </draw:polygon>
        <draw:polygon draw:style-name="gr2" draw:text-style-name="P1" draw:layer="layout" svg:width="2.5cm" svg:height="0.8cm" svg:x="10.5cm" svg:y="4.038cm" svg:viewBox="0 0 2501 801" draw:points="0,0 2501,0 2501,801 0,801">
          <text:p/>
        </draw:polygon>
        <draw:frame draw:style-name="gr6" draw:text-style-name="P7" draw:layer="layout" svg:width="2.838cm" svg:height="0.31cm" svg:x="7.636cm" svg:y="4.283cm">
          <draw:text-box>
            <text:p text:style-name="P2"><text:span text:style-name="T6">N</text:span><text:span text:style-name="T6">u</text:span><text:span text:style-name="T6">l</text:span><text:span text:style-name="T6">o</text:span><text:span text:style-name="T6">P</text:span><text:span text:style-name="T6">r</text:span><text:span text:style-name="T6">e</text:span><text:span text:style-name="T6">d</text:span><text:span text:style-name="T6">e</text:span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a</text:span><text:span text:style-name="T6">d</text:span><text:span text:style-name="T6">o</text:span></text:p>
          </draw:text-box>
        </draw:frame>
        <draw:polygon draw:style-name="gr2" draw:text-style-name="P1" draw:layer="layout" svg:width="4.5cm" svg:height="0.8cm" svg:x="13cm" svg:y="4.038cm" svg:viewBox="0 0 4501 801" draw:points="0,0 4501,0 4501,801 0,801">
          <text:p/>
        </draw:polygon>
        <draw:polygon draw:style-name="gr2" draw:text-style-name="P1" draw:layer="layout" svg:width="4.5cm" svg:height="0.8cm" svg:x="13cm" svg:y="4.038cm" svg:viewBox="0 0 4501 801" draw:points="0,0 4501,0 4501,801 0,801">
          <text:p/>
        </draw:polygon>
        <draw:frame draw:style-name="gr6" draw:text-style-name="P7" draw:layer="layout" svg:width="0.717cm" svg:height="0.31cm" svg:x="11.33cm" svg:y="4.283cm">
          <draw:text-box>
            <text:p text:style-name="P2"><text:span text:style-name="T6">E</text:span><text:span text:style-name="T6">x</text:span><text:span text:style-name="T6">t</text:span><text:span text:style-name="T6">r</text:span><text:span text:style-name="T6">a</text:span></text:p>
          </draw:text-box>
        </draw:frame>
        <draw:polygon draw:style-name="gr2" draw:text-style-name="P1" draw:layer="layout" svg:width="6.7cm" svg:height="0.8cm" svg:x="17.5cm" svg:y="4.038cm" svg:viewBox="0 0 6701 801" draw:points="0,0 6701,0 6701,801 0,801">
          <text:p/>
        </draw:polygon>
        <draw:polygon draw:style-name="gr2" draw:text-style-name="P1" draw:layer="layout" svg:width="6.7cm" svg:height="0.8cm" svg:x="17.5cm" svg:y="4.038cm" svg:viewBox="0 0 6701 801" draw:points="0,0 6701,0 6701,801 0,801">
          <text:p/>
        </draw:polygon>
        <draw:frame draw:style-name="gr6" draw:text-style-name="P7" draw:layer="layout" svg:width="1.323cm" svg:height="0.31cm" svg:x="14.502cm" svg:y="4.283cm">
          <draw:text-box>
            <text:p text:style-name="P2"><text:span text:style-name="T6">E</text:span><text:span text:style-name="T6">n</text:span><text:span text:style-name="T6">l</text:span><text:span text:style-name="T6">a</text:span><text:span text:style-name="T6">c</text:span><text:span text:style-name="T6">e</text:span><text:span text:style-name="T6">s</text:span><text:span text:style-name="T6"> </text:span><text:span text:style-name="T6">a</text:span></text:p>
          </draw:text-box>
        </draw:frame>
        <draw:polygon draw:style-name="gr2" draw:text-style-name="P1" draw:layer="layout" svg:width="4.5cm" svg:height="0.8cm" svg:x="24.2cm" svg:y="4.038cm" svg:viewBox="0 0 4501 801" draw:points="0,0 4501,0 4501,801 0,801">
          <text:p/>
        </draw:polygon>
        <draw:polygon draw:style-name="gr2" draw:text-style-name="P1" draw:layer="layout" svg:width="4.5cm" svg:height="0.8cm" svg:x="24.2cm" svg:y="4.038cm" svg:viewBox="0 0 4501 801" draw:points="0,0 4501,0 4501,801 0,801">
          <text:p/>
        </draw:polygon>
        <draw:frame draw:style-name="gr6" draw:text-style-name="P7" draw:layer="layout" svg:width="1.75cm" svg:height="0.31cm" svg:x="19.845cm" svg:y="4.283cm">
          <draw:text-box>
            <text:p text:style-name="P2"><text:span text:style-name="T6">C</text:span><text:span text:style-name="T6">o</text:span><text:span text:style-name="T6">m</text:span><text:span text:style-name="T6">e</text:span><text:span text:style-name="T6">n</text:span><text:span text:style-name="T6">t</text:span><text:span text:style-name="T6">a</text:span><text:span text:style-name="T6">r</text:span><text:span text:style-name="T6">i</text:span><text:span text:style-name="T6">o</text:span><text:span text:style-name="T6">s</text:span></text:p>
          </draw:text-box>
        </draw:frame>
        <draw:polygon draw:style-name="gr7" draw:text-style-name="P1" draw:layer="layout" svg:width="2.5cm" svg:height="0.383cm" svg:x="1cm" svg:y="4.838cm" svg:viewBox="0 0 2501 384" draw:points="0,0 2501,0 2501,384 0,384">
          <text:p/>
        </draw:polygon>
        <draw:frame draw:style-name="gr6" draw:text-style-name="P7" draw:layer="layout" svg:width="0.772cm" svg:height="0.31cm" svg:x="26.02cm" svg:y="4.283cm">
          <draw:text-box>
            <text:p text:style-name="P2"><text:span text:style-name="T6">M</text:span><text:span text:style-name="T6">I</text:span><text:span text:style-name="T6">M</text:span><text:span text:style-name="T6">E</text:span></text:p>
          </draw:text-box>
        </draw:frame>
        <draw:polygon draw:style-name="gr7" draw:text-style-name="P1" draw:layer="layout" svg:width="2cm" svg:height="0.383cm" svg:x="3.5cm" svg:y="4.838cm" svg:viewBox="0 0 2001 384" draw:points="0,0 2001,0 2001,384 0,384">
          <text:p/>
        </draw:polygon>
        <draw:frame draw:style-name="gr6" draw:text-style-name="P7" draw:layer="layout" svg:width="0.281cm" svg:height="0.31cm" svg:x="1.1cm" svg:y="4.859cm">
          <draw:text-box>
            <text:p text:style-name="P2"><text:span text:style-name="T5">i</text:span><text:span text:style-name="T5">d</text:span></text:p>
          </draw:text-box>
        </draw:frame>
        <draw:polygon draw:style-name="gr7" draw:text-style-name="P1" draw:layer="layout" svg:width="2cm" svg:height="0.383cm" svg:x="5.5cm" svg:y="4.838cm" svg:viewBox="0 0 2001 384" draw:points="0,0 2001,0 2001,384 0,384">
          <text:p/>
        </draw:polygon>
        <draw:frame draw:style-name="gr6" draw:text-style-name="P7" draw:layer="layout" svg:width="0.798cm" svg:height="0.31cm" svg:x="3.6cm" svg:y="4.859cm">
          <draw:text-box>
            <text:p text:style-name="P2"><text:span text:style-name="T5">i</text:span><text:span text:style-name="T5">n</text:span><text:span text:style-name="T5">t</text:span><text:span text:style-name="T5">(</text:span><text:span text:style-name="T5">1</text:span><text:span text:style-name="T5">1</text:span><text:span text:style-name="T5">)</text:span></text:p>
          </draw:text-box>
        </draw:frame>
        <draw:polygon draw:style-name="gr7" draw:text-style-name="P1" draw:layer="layout" svg:width="1cm" svg:height="0.383cm" svg:x="7.5cm" svg:y="4.838cm" svg:viewBox="0 0 1001 384" draw:points="0,0 1001,0 1001,384 0,384">
          <text:p/>
        </draw:polygon>
        <draw:frame draw:style-name="gr6" draw:text-style-name="P7" draw:layer="layout" svg:width="1.484cm" svg:height="0.31cm" svg:x="5.6cm" svg:y="4.859cm">
          <draw:text-box>
            <text:p text:style-name="P2"><text:span text:style-name="T5">U</text:span><text:span text:style-name="T5">N</text:span><text:span text:style-name="T5">S</text:span><text:span text:style-name="T5">I</text:span><text:span text:style-name="T5">G</text:span><text:span text:style-name="T5">N</text:span><text:span text:style-name="T5">E</text:span><text:span text:style-name="T5">D</text:span></text:p>
          </draw:text-box>
        </draw:frame>
        <draw:polygon draw:style-name="gr7" draw:text-style-name="P1" draw:layer="layout" svg:width="2cm" svg:height="0.383cm" svg:x="8.5cm" svg:y="4.838cm" svg:viewBox="0 0 2001 384" draw:points="0,0 2001,0 2001,384 0,384">
          <text:p/>
        </draw:polygon>
        <draw:frame draw:style-name="gr6" draw:text-style-name="P7" draw:layer="layout" svg:width="0.362cm" svg:height="0.31cm" svg:x="7.6cm" svg:y="4.859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3cm" svg:x="10.5cm" svg:y="4.838cm" svg:viewBox="0 0 2501 384" draw:points="0,0 2501,0 2501,384 0,384">
          <text:p/>
        </draw:polygon>
        <draw:frame draw:style-name="gr6" draw:text-style-name="P7" draw:layer="layout" svg:width="0.281cm" svg:height="0.31cm" svg:x="8.6cm" svg:y="4.85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3cm" svg:x="13cm" svg:y="4.838cm" svg:viewBox="0 0 4501 384" draw:points="0,0 4501,0 4501,384 0,384">
          <text:p/>
        </draw:polygon>
        <draw:frame draw:style-name="gr6" draw:text-style-name="P7" draw:layer="layout" svg:width="1.915cm" svg:height="0.31cm" svg:x="10.6cm" svg:y="4.859cm">
          <draw:text-box>
            <text:p text:style-name="P2"><text:span text:style-name="T5">a</text:span><text:span text:style-name="T5">u</text:span><text:span text:style-name="T5">t</text:span><text:span text:style-name="T5">o</text:span><text:span text:style-name="T5">_</text:span><text:span text:style-name="T5">i</text:span><text:span text:style-name="T5">n</text:span><text:span text:style-name="T5">c</text:span><text:span text:style-name="T5">r</text:span><text:span text:style-name="T5">e</text:span><text:span text:style-name="T5">m</text:span><text:span text:style-name="T5">e</text:span><text:span text:style-name="T5">n</text:span><text:span text:style-name="T5">t</text:span></text:p>
          </draw:text-box>
        </draw:frame>
        <draw:polygon draw:style-name="gr7" draw:text-style-name="P1" draw:layer="layout" svg:width="6.7cm" svg:height="0.383cm" svg:x="17.5cm" svg:y="4.838cm" svg:viewBox="0 0 6701 384" draw:points="0,0 6701,0 6701,384 0,384">
          <text:p/>
        </draw:polygon>
        <draw:frame draw:style-name="gr6" draw:text-style-name="P7" draw:layer="layout" svg:width="0.281cm" svg:height="0.31cm" svg:x="13.1cm" svg:y="4.85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3cm" svg:x="24.2cm" svg:y="4.838cm" svg:viewBox="0 0 4501 384" draw:points="0,0 4501,0 4501,384 0,384">
          <text:p/>
        </draw:polygon>
        <draw:frame draw:style-name="gr6" draw:text-style-name="P7" draw:layer="layout" svg:width="0.281cm" svg:height="0.31cm" svg:x="17.6cm" svg:y="4.85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5.221cm" svg:viewBox="0 0 2501 383" draw:points="0,0 2501,0 2501,383 0,383">
          <text:p/>
        </draw:polygon>
        <draw:frame draw:style-name="gr6" draw:text-style-name="P7" draw:layer="layout" svg:width="0.281cm" svg:height="0.31cm" svg:x="24.3cm" svg:y="4.85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5.221cm" svg:viewBox="0 0 2001 383" draw:points="0,0 2001,0 2001,383 0,383">
          <text:p/>
        </draw:polygon>
        <draw:frame draw:style-name="gr6" draw:text-style-name="P7" draw:layer="layout" svg:width="0.828cm" svg:height="0.31cm" svg:x="1.1cm" svg:y="5.241cm">
          <draw:text-box>
            <text:p text:style-name="P2"><text:span text:style-name="T5">c</text:span><text:span text:style-name="T5">o</text:span><text:span text:style-name="T5">d</text:span><text:span text:style-name="T5">i</text:span><text:span text:style-name="T5">g</text:span><text:span text:style-name="T5">o</text:span></text:p>
          </draw:text-box>
        </draw:frame>
        <draw:polygon draw:style-name="gr7" draw:text-style-name="P1" draw:layer="layout" svg:width="2cm" svg:height="0.382cm" svg:x="5.5cm" svg:y="5.221cm" svg:viewBox="0 0 2001 383" draw:points="0,0 2001,0 2001,383 0,383">
          <text:p/>
        </draw:polygon>
        <draw:frame draw:style-name="gr6" draw:text-style-name="P7" draw:layer="layout" svg:width="1.429cm" svg:height="0.31cm" svg:x="3.6cm" svg:y="5.241cm">
          <draw:text-box>
            <text:p text:style-name="P2"><text:span text:style-name="T5">v</text:span><text:span text:style-name="T5">a</text:span><text:span text:style-name="T5">r</text:span><text:span text:style-name="T5">c</text:span><text:span text:style-name="T5">h</text:span><text:span text:style-name="T5">a</text:span><text:span text:style-name="T5">r</text:span><text:span text:style-name="T5">(</text:span><text:span text:style-name="T5">1</text:span><text:span text:style-name="T5">0</text:span><text:span text:style-name="T5">)</text:span></text:p>
          </draw:text-box>
        </draw:frame>
        <draw:polygon draw:style-name="gr7" draw:text-style-name="P1" draw:layer="layout" svg:width="1cm" svg:height="0.382cm" svg:x="7.5cm" svg:y="5.221cm" svg:viewBox="0 0 1001 383" draw:points="0,0 1001,0 1001,383 0,383">
          <text:p/>
        </draw:polygon>
        <draw:frame draw:style-name="gr6" draw:text-style-name="P7" draw:layer="layout" svg:width="0.281cm" svg:height="0.31cm" svg:x="5.6cm" svg:y="5.24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5.221cm" svg:viewBox="0 0 2001 383" draw:points="0,0 2001,0 2001,383 0,383">
          <text:p/>
        </draw:polygon>
        <draw:frame draw:style-name="gr6" draw:text-style-name="P7" draw:layer="layout" svg:width="0.281cm" svg:height="0.31cm" svg:x="7.6cm" svg:y="5.241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2cm" svg:x="10.5cm" svg:y="5.221cm" svg:viewBox="0 0 2501 383" draw:points="0,0 2501,0 2501,383 0,383">
          <text:p/>
        </draw:polygon>
        <draw:frame draw:style-name="gr6" draw:text-style-name="P7" draw:layer="layout" svg:width="0.734cm" svg:height="0.31cm" svg:x="8.6cm" svg:y="5.241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382cm" svg:x="13cm" svg:y="5.221cm" svg:viewBox="0 0 4501 383" draw:points="0,0 4501,0 4501,383 0,383">
          <text:p/>
        </draw:polygon>
        <draw:frame draw:style-name="gr6" draw:text-style-name="P7" draw:layer="layout" svg:width="0.281cm" svg:height="0.31cm" svg:x="10.6cm" svg:y="5.24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5.221cm" svg:viewBox="0 0 6701 383" draw:points="0,0 6701,0 6701,383 0,383">
          <text:p/>
        </draw:polygon>
        <draw:frame draw:style-name="gr6" draw:text-style-name="P7" draw:layer="layout" svg:width="0.281cm" svg:height="0.31cm" svg:x="13.1cm" svg:y="5.24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5.221cm" svg:viewBox="0 0 4501 383" draw:points="0,0 4501,0 4501,383 0,383">
          <text:p/>
        </draw:polygon>
        <draw:frame draw:style-name="gr6" draw:text-style-name="P7" draw:layer="layout" svg:width="0.281cm" svg:height="0.31cm" svg:x="17.6cm" svg:y="5.24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5.603cm" svg:viewBox="0 0 2501 383" draw:points="0,0 2501,0 2501,383 0,383">
          <text:p/>
        </draw:polygon>
        <draw:frame draw:style-name="gr6" draw:text-style-name="P7" draw:layer="layout" svg:width="0.281cm" svg:height="0.31cm" svg:x="24.3cm" svg:y="5.24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5.603cm" svg:viewBox="0 0 2001 383" draw:points="0,0 2001,0 2001,383 0,383">
          <text:p/>
        </draw:polygon>
        <draw:frame draw:style-name="gr6" draw:text-style-name="P7" draw:layer="layout" svg:width="0.375cm" svg:height="0.31cm" svg:x="1.1cm" svg:y="5.623cm">
          <draw:text-box>
            <text:p text:style-name="P2"><text:span text:style-name="T5">d</text:span><text:span text:style-name="T5">n</text:span><text:span text:style-name="T5">i</text:span></text:p>
          </draw:text-box>
        </draw:frame>
        <draw:polygon draw:style-name="gr7" draw:text-style-name="P1" draw:layer="layout" svg:width="2cm" svg:height="0.382cm" svg:x="5.5cm" svg:y="5.603cm" svg:viewBox="0 0 2001 383" draw:points="0,0 2001,0 2001,383 0,383">
          <text:p/>
        </draw:polygon>
        <draw:frame draw:style-name="gr6" draw:text-style-name="P7" draw:layer="layout" svg:width="0.887cm" svg:height="0.31cm" svg:x="3.6cm" svg:y="5.623cm">
          <draw:text-box>
            <text:p text:style-name="P2"><text:span text:style-name="T5">c</text:span><text:span text:style-name="T5">h</text:span><text:span text:style-name="T5">a</text:span><text:span text:style-name="T5">r</text:span><text:span text:style-name="T5">(</text:span><text:span text:style-name="T5">9</text:span><text:span text:style-name="T5">)</text:span></text:p>
          </draw:text-box>
        </draw:frame>
        <draw:polygon draw:style-name="gr7" draw:text-style-name="P1" draw:layer="layout" svg:width="1cm" svg:height="0.382cm" svg:x="7.5cm" svg:y="5.603cm" svg:viewBox="0 0 1001 383" draw:points="0,0 1001,0 1001,383 0,383">
          <text:p/>
        </draw:polygon>
        <draw:frame draw:style-name="gr6" draw:text-style-name="P7" draw:layer="layout" svg:width="0.281cm" svg:height="0.31cm" svg:x="5.6cm" svg:y="5.62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5.603cm" svg:viewBox="0 0 2001 383" draw:points="0,0 2001,0 2001,383 0,383">
          <text:p/>
        </draw:polygon>
        <draw:frame draw:style-name="gr6" draw:text-style-name="P7" draw:layer="layout" svg:width="0.281cm" svg:height="0.31cm" svg:x="7.6cm" svg:y="5.623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2cm" svg:x="10.5cm" svg:y="5.603cm" svg:viewBox="0 0 2501 383" draw:points="0,0 2501,0 2501,383 0,383">
          <text:p/>
        </draw:polygon>
        <draw:frame draw:style-name="gr6" draw:text-style-name="P7" draw:layer="layout" svg:width="0.734cm" svg:height="0.31cm" svg:x="8.6cm" svg:y="5.623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382cm" svg:x="13cm" svg:y="5.603cm" svg:viewBox="0 0 4501 383" draw:points="0,0 4501,0 4501,383 0,383">
          <text:p/>
        </draw:polygon>
        <draw:frame draw:style-name="gr6" draw:text-style-name="P7" draw:layer="layout" svg:width="0.281cm" svg:height="0.31cm" svg:x="10.6cm" svg:y="5.62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5.603cm" svg:viewBox="0 0 6701 383" draw:points="0,0 6701,0 6701,383 0,383">
          <text:p/>
        </draw:polygon>
        <draw:frame draw:style-name="gr6" draw:text-style-name="P7" draw:layer="layout" svg:width="0.281cm" svg:height="0.31cm" svg:x="13.1cm" svg:y="5.62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5.603cm" svg:viewBox="0 0 4501 383" draw:points="0,0 4501,0 4501,383 0,383">
          <text:p/>
        </draw:polygon>
        <draw:frame draw:style-name="gr6" draw:text-style-name="P7" draw:layer="layout" svg:width="0.281cm" svg:height="0.31cm" svg:x="17.6cm" svg:y="5.62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5.985cm" svg:viewBox="0 0 2501 383" draw:points="0,0 2501,0 2501,383 0,383">
          <text:p/>
        </draw:polygon>
        <draw:frame draw:style-name="gr6" draw:text-style-name="P7" draw:layer="layout" svg:width="0.281cm" svg:height="0.31cm" svg:x="24.3cm" svg:y="5.623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5.985cm" svg:viewBox="0 0 2001 383" draw:points="0,0 2001,0 2001,383 0,383">
          <text:p/>
        </draw:polygon>
        <draw:frame draw:style-name="gr6" draw:text-style-name="P7" draw:layer="layout" svg:width="0.938cm" svg:height="0.31cm" svg:x="1.1cm" svg:y="6.006cm">
          <draw:text-box>
            <text:p text:style-name="P2"><text:span text:style-name="T5">n</text:span><text:span text:style-name="T5">o</text:span><text:span text:style-name="T5">m</text:span><text:span text:style-name="T5">b</text:span><text:span text:style-name="T5">r</text:span><text:span text:style-name="T5">e</text:span></text:p>
          </draw:text-box>
        </draw:frame>
        <draw:polygon draw:style-name="gr7" draw:text-style-name="P1" draw:layer="layout" svg:width="2cm" svg:height="0.382cm" svg:x="5.5cm" svg:y="5.985cm" svg:viewBox="0 0 2001 383" draw:points="0,0 2001,0 2001,383 0,383">
          <text:p/>
        </draw:polygon>
        <draw:frame draw:style-name="gr6" draw:text-style-name="P7" draw:layer="layout" svg:width="1.429cm" svg:height="0.31cm" svg:x="3.6cm" svg:y="6.006cm">
          <draw:text-box>
            <text:p text:style-name="P2"><text:span text:style-name="T5">v</text:span><text:span text:style-name="T5">a</text:span><text:span text:style-name="T5">r</text:span><text:span text:style-name="T5">c</text:span><text:span text:style-name="T5">h</text:span><text:span text:style-name="T5">a</text:span><text:span text:style-name="T5">r</text:span><text:span text:style-name="T5">(</text:span><text:span text:style-name="T5">9</text:span><text:span text:style-name="T5">0</text:span><text:span text:style-name="T5">)</text:span></text:p>
          </draw:text-box>
        </draw:frame>
        <draw:polygon draw:style-name="gr7" draw:text-style-name="P1" draw:layer="layout" svg:width="1cm" svg:height="0.382cm" svg:x="7.5cm" svg:y="5.985cm" svg:viewBox="0 0 1001 383" draw:points="0,0 1001,0 1001,383 0,383">
          <text:p/>
        </draw:polygon>
        <draw:frame draw:style-name="gr6" draw:text-style-name="P7" draw:layer="layout" svg:width="0.281cm" svg:height="0.31cm" svg:x="5.6cm" svg:y="6.0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5.985cm" svg:viewBox="0 0 2001 383" draw:points="0,0 2001,0 2001,383 0,383">
          <text:p/>
        </draw:polygon>
        <draw:frame draw:style-name="gr6" draw:text-style-name="P7" draw:layer="layout" svg:width="0.362cm" svg:height="0.31cm" svg:x="7.6cm" svg:y="6.006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2cm" svg:x="10.5cm" svg:y="5.985cm" svg:viewBox="0 0 2501 383" draw:points="0,0 2501,0 2501,383 0,383">
          <text:p/>
        </draw:polygon>
        <draw:frame draw:style-name="gr6" draw:text-style-name="P7" draw:layer="layout" svg:width="0.281cm" svg:height="0.31cm" svg:x="8.6cm" svg:y="6.0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13cm" svg:y="5.985cm" svg:viewBox="0 0 4501 383" draw:points="0,0 4501,0 4501,383 0,383">
          <text:p/>
        </draw:polygon>
        <draw:frame draw:style-name="gr6" draw:text-style-name="P7" draw:layer="layout" svg:width="0.281cm" svg:height="0.31cm" svg:x="10.6cm" svg:y="6.0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5.985cm" svg:viewBox="0 0 6701 383" draw:points="0,0 6701,0 6701,383 0,383">
          <text:p/>
        </draw:polygon>
        <draw:frame draw:style-name="gr6" draw:text-style-name="P7" draw:layer="layout" svg:width="0.281cm" svg:height="0.31cm" svg:x="13.1cm" svg:y="6.0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5.985cm" svg:viewBox="0 0 4501 383" draw:points="0,0 4501,0 4501,383 0,383">
          <text:p/>
        </draw:polygon>
        <draw:frame draw:style-name="gr6" draw:text-style-name="P7" draw:layer="layout" svg:width="0.281cm" svg:height="0.31cm" svg:x="17.6cm" svg:y="6.0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3cm" svg:x="1cm" svg:y="6.367cm" svg:viewBox="0 0 2501 384" draw:points="0,0 2501,0 2501,384 0,384">
          <text:p/>
        </draw:polygon>
        <draw:frame draw:style-name="gr6" draw:text-style-name="P7" draw:layer="layout" svg:width="0.281cm" svg:height="0.31cm" svg:x="24.3cm" svg:y="6.00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3cm" svg:x="3.5cm" svg:y="6.367cm" svg:viewBox="0 0 2001 384" draw:points="0,0 2001,0 2001,384 0,384">
          <text:p/>
        </draw:polygon>
        <draw:frame draw:style-name="gr6" draw:text-style-name="P7" draw:layer="layout" svg:width="0.658cm" svg:height="0.31cm" svg:x="1.1cm" svg:y="6.388cm">
          <draw:text-box>
            <text:p text:style-name="P2"><text:span text:style-name="T5">e</text:span><text:span text:style-name="T5">m</text:span><text:span text:style-name="T5">a</text:span><text:span text:style-name="T5">i</text:span><text:span text:style-name="T5">l</text:span></text:p>
          </draw:text-box>
        </draw:frame>
        <draw:polygon draw:style-name="gr7" draw:text-style-name="P1" draw:layer="layout" svg:width="2cm" svg:height="0.383cm" svg:x="5.5cm" svg:y="6.367cm" svg:viewBox="0 0 2001 384" draw:points="0,0 2001,0 2001,384 0,384">
          <text:p/>
        </draw:polygon>
        <draw:frame draw:style-name="gr6" draw:text-style-name="P7" draw:layer="layout" svg:width="1.429cm" svg:height="0.31cm" svg:x="3.6cm" svg:y="6.388cm">
          <draw:text-box>
            <text:p text:style-name="P2"><text:span text:style-name="T5">v</text:span><text:span text:style-name="T5">a</text:span><text:span text:style-name="T5">r</text:span><text:span text:style-name="T5">c</text:span><text:span text:style-name="T5">h</text:span><text:span text:style-name="T5">a</text:span><text:span text:style-name="T5">r</text:span><text:span text:style-name="T5">(</text:span><text:span text:style-name="T5">6</text:span><text:span text:style-name="T5">0</text:span><text:span text:style-name="T5">)</text:span></text:p>
          </draw:text-box>
        </draw:frame>
        <draw:polygon draw:style-name="gr7" draw:text-style-name="P1" draw:layer="layout" svg:width="1cm" svg:height="0.383cm" svg:x="7.5cm" svg:y="6.367cm" svg:viewBox="0 0 1001 384" draw:points="0,0 1001,0 1001,384 0,384">
          <text:p/>
        </draw:polygon>
        <draw:frame draw:style-name="gr6" draw:text-style-name="P7" draw:layer="layout" svg:width="0.281cm" svg:height="0.31cm" svg:x="5.6cm" svg:y="6.3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3cm" svg:x="8.5cm" svg:y="6.367cm" svg:viewBox="0 0 2001 384" draw:points="0,0 2001,0 2001,384 0,384">
          <text:p/>
        </draw:polygon>
        <draw:frame draw:style-name="gr6" draw:text-style-name="P7" draw:layer="layout" svg:width="0.281cm" svg:height="0.31cm" svg:x="7.6cm" svg:y="6.388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3cm" svg:x="10.5cm" svg:y="6.367cm" svg:viewBox="0 0 2501 384" draw:points="0,0 2501,0 2501,384 0,384">
          <text:p/>
        </draw:polygon>
        <draw:frame draw:style-name="gr6" draw:text-style-name="P7" draw:layer="layout" svg:width="0.734cm" svg:height="0.31cm" svg:x="8.6cm" svg:y="6.388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383cm" svg:x="13cm" svg:y="6.367cm" svg:viewBox="0 0 4501 384" draw:points="0,0 4501,0 4501,384 0,384">
          <text:p/>
        </draw:polygon>
        <draw:frame draw:style-name="gr6" draw:text-style-name="P7" draw:layer="layout" svg:width="0.281cm" svg:height="0.31cm" svg:x="10.6cm" svg:y="6.3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3cm" svg:x="17.5cm" svg:y="6.367cm" svg:viewBox="0 0 6701 384" draw:points="0,0 6701,0 6701,384 0,384">
          <text:p/>
        </draw:polygon>
        <draw:frame draw:style-name="gr6" draw:text-style-name="P7" draw:layer="layout" svg:width="0.281cm" svg:height="0.31cm" svg:x="13.1cm" svg:y="6.3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3cm" svg:x="24.2cm" svg:y="6.367cm" svg:viewBox="0 0 4501 384" draw:points="0,0 4501,0 4501,384 0,384">
          <text:p/>
        </draw:polygon>
        <draw:frame draw:style-name="gr6" draw:text-style-name="P7" draw:layer="layout" svg:width="0.281cm" svg:height="0.31cm" svg:x="17.6cm" svg:y="6.3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6.75cm" svg:viewBox="0 0 2501 383" draw:points="0,0 2501,0 2501,383 0,383">
          <text:p/>
        </draw:polygon>
        <draw:frame draw:style-name="gr6" draw:text-style-name="P7" draw:layer="layout" svg:width="0.281cm" svg:height="0.31cm" svg:x="24.3cm" svg:y="6.38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6.75cm" svg:viewBox="0 0 2001 383" draw:points="0,0 2001,0 2001,383 0,383">
          <text:p/>
        </draw:polygon>
        <draw:frame draw:style-name="gr6" draw:text-style-name="P7" draw:layer="layout" svg:width="0.294cm" svg:height="0.31cm" svg:x="1.1cm" svg:y="6.77cm">
          <draw:text-box>
            <text:p text:style-name="P2"><text:span text:style-name="T5">t</text:span><text:span text:style-name="T5">e</text:span><text:span text:style-name="T5">l</text:span></text:p>
          </draw:text-box>
        </draw:frame>
        <draw:polygon draw:style-name="gr7" draw:text-style-name="P1" draw:layer="layout" svg:width="2cm" svg:height="0.382cm" svg:x="5.5cm" svg:y="6.75cm" svg:viewBox="0 0 2001 383" draw:points="0,0 2001,0 2001,383 0,383">
          <text:p/>
        </draw:polygon>
        <draw:frame draw:style-name="gr6" draw:text-style-name="P7" draw:layer="layout" svg:width="1.429cm" svg:height="0.31cm" svg:x="3.6cm" svg:y="6.77cm">
          <draw:text-box>
            <text:p text:style-name="P2"><text:span text:style-name="T5">v</text:span><text:span text:style-name="T5">a</text:span><text:span text:style-name="T5">r</text:span><text:span text:style-name="T5">c</text:span><text:span text:style-name="T5">h</text:span><text:span text:style-name="T5">a</text:span><text:span text:style-name="T5">r</text:span><text:span text:style-name="T5">(</text:span><text:span text:style-name="T5">1</text:span><text:span text:style-name="T5">0</text:span><text:span text:style-name="T5">)</text:span></text:p>
          </draw:text-box>
        </draw:frame>
        <draw:polygon draw:style-name="gr7" draw:text-style-name="P1" draw:layer="layout" svg:width="1cm" svg:height="0.382cm" svg:x="7.5cm" svg:y="6.75cm" svg:viewBox="0 0 1001 383" draw:points="0,0 1001,0 1001,383 0,383">
          <text:p/>
        </draw:polygon>
        <draw:frame draw:style-name="gr6" draw:text-style-name="P7" draw:layer="layout" svg:width="0.281cm" svg:height="0.31cm" svg:x="5.6cm" svg:y="6.7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6.75cm" svg:viewBox="0 0 2001 383" draw:points="0,0 2001,0 2001,383 0,383">
          <text:p/>
        </draw:polygon>
        <draw:frame draw:style-name="gr6" draw:text-style-name="P7" draw:layer="layout" svg:width="0.281cm" svg:height="0.31cm" svg:x="7.6cm" svg:y="6.77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2cm" svg:x="10.5cm" svg:y="6.75cm" svg:viewBox="0 0 2501 383" draw:points="0,0 2501,0 2501,383 0,383">
          <text:p/>
        </draw:polygon>
        <draw:frame draw:style-name="gr6" draw:text-style-name="P7" draw:layer="layout" svg:width="0.734cm" svg:height="0.31cm" svg:x="8.6cm" svg:y="6.77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382cm" svg:x="13cm" svg:y="6.75cm" svg:viewBox="0 0 4501 383" draw:points="0,0 4501,0 4501,383 0,383">
          <text:p/>
        </draw:polygon>
        <draw:frame draw:style-name="gr6" draw:text-style-name="P7" draw:layer="layout" svg:width="0.281cm" svg:height="0.31cm" svg:x="10.6cm" svg:y="6.7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6.75cm" svg:viewBox="0 0 6701 383" draw:points="0,0 6701,0 6701,383 0,383">
          <text:p/>
        </draw:polygon>
        <draw:frame draw:style-name="gr6" draw:text-style-name="P7" draw:layer="layout" svg:width="0.281cm" svg:height="0.31cm" svg:x="13.1cm" svg:y="6.7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6.75cm" svg:viewBox="0 0 4501 383" draw:points="0,0 4501,0 4501,383 0,383">
          <text:p/>
        </draw:polygon>
        <draw:frame draw:style-name="gr6" draw:text-style-name="P7" draw:layer="layout" svg:width="0.281cm" svg:height="0.31cm" svg:x="17.6cm" svg:y="6.7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764cm" svg:x="1cm" svg:y="7.132cm" svg:viewBox="0 0 2501 765" draw:points="0,0 2501,0 2501,765 0,765">
          <text:p/>
        </draw:polygon>
        <draw:frame draw:style-name="gr6" draw:text-style-name="P7" draw:layer="layout" svg:width="0.281cm" svg:height="0.31cm" svg:x="24.3cm" svg:y="6.77cm">
          <draw:text-box>
            <text:p text:style-name="P2"><text:span text:style-name="T5"><text:s/></text:span></text:p>
          </draw:text-box>
        </draw:frame>
        <draw:frame draw:style-name="gr6" draw:text-style-name="P7" draw:layer="layout" svg:width="1.949cm" svg:height="0.31cm" svg:x="1.1cm" svg:y="7.152cm">
          <draw:text-box>
            <text:p text:style-name="P2"><text:span text:style-name="T5">f</text:span><text:span text:style-name="T5">e</text:span><text:span text:style-name="T5">c</text:span><text:span text:style-name="T5">h</text:span><text:span text:style-name="T5">a</text:span><text:span text:style-name="T5">_</text:span><text:span text:style-name="T5">n</text:span><text:span text:style-name="T5">a</text:span><text:span text:style-name="T5">c</text:span><text:span text:style-name="T5">i</text:span><text:span text:style-name="T5">m</text:span><text:span text:style-name="T5">i</text:span><text:span text:style-name="T5">e</text:span><text:span text:style-name="T5">n</text:span></text:p>
          </draw:text-box>
        </draw:frame>
        <draw:polygon draw:style-name="gr7" draw:text-style-name="P1" draw:layer="layout" svg:width="2cm" svg:height="0.764cm" svg:x="3.5cm" svg:y="7.132cm" svg:viewBox="0 0 2001 765" draw:points="0,0 2001,0 2001,765 0,765">
          <text:p/>
        </draw:polygon>
        <draw:frame draw:style-name="gr6" draw:text-style-name="P7" draw:layer="layout" svg:width="0.281cm" svg:height="0.31cm" svg:x="1.1cm" svg:y="7.505cm">
          <draw:text-box>
            <text:p text:style-name="P2"><text:span text:style-name="T5">t</text:span><text:span text:style-name="T5">o</text:span></text:p>
          </draw:text-box>
        </draw:frame>
        <draw:polygon draw:style-name="gr7" draw:text-style-name="P1" draw:layer="layout" svg:width="2cm" svg:height="0.764cm" svg:x="5.5cm" svg:y="7.132cm" svg:viewBox="0 0 2001 765" draw:points="0,0 2001,0 2001,765 0,765">
          <text:p/>
        </draw:polygon>
        <draw:frame draw:style-name="gr6" draw:text-style-name="P7" draw:layer="layout" svg:width="0.544cm" svg:height="0.31cm" svg:x="3.6cm" svg:y="7.152cm">
          <draw:text-box>
            <text:p text:style-name="P2"><text:span text:style-name="T5">d</text:span><text:span text:style-name="T5">a</text:span><text:span text:style-name="T5">t</text:span><text:span text:style-name="T5">e</text:span></text:p>
          </draw:text-box>
        </draw:frame>
        <draw:polygon draw:style-name="gr7" draw:text-style-name="P1" draw:layer="layout" svg:width="1cm" svg:height="0.764cm" svg:x="7.5cm" svg:y="7.132cm" svg:viewBox="0 0 1001 765" draw:points="0,0 1001,0 1001,765 0,765">
          <text:p/>
        </draw:polygon>
        <draw:frame draw:style-name="gr6" draw:text-style-name="P7" draw:layer="layout" svg:width="0.281cm" svg:height="0.31cm" svg:x="5.6cm" svg:y="7.152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764cm" svg:x="8.5cm" svg:y="7.132cm" svg:viewBox="0 0 2001 765" draw:points="0,0 2001,0 2001,765 0,765">
          <text:p/>
        </draw:polygon>
        <draw:frame draw:style-name="gr6" draw:text-style-name="P7" draw:layer="layout" svg:width="0.281cm" svg:height="0.31cm" svg:x="7.6cm" svg:y="7.152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764cm" svg:x="10.5cm" svg:y="7.132cm" svg:viewBox="0 0 2501 765" draw:points="0,0 2501,0 2501,765 0,765">
          <text:p/>
        </draw:polygon>
        <draw:frame draw:style-name="gr6" draw:text-style-name="P7" draw:layer="layout" svg:width="0.734cm" svg:height="0.31cm" svg:x="8.6cm" svg:y="7.152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764cm" svg:x="13cm" svg:y="7.132cm" svg:viewBox="0 0 4501 765" draw:points="0,0 4501,0 4501,765 0,765">
          <text:p/>
        </draw:polygon>
        <draw:frame draw:style-name="gr6" draw:text-style-name="P7" draw:layer="layout" svg:width="0.281cm" svg:height="0.31cm" svg:x="10.6cm" svg:y="7.152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764cm" svg:x="17.5cm" svg:y="7.132cm" svg:viewBox="0 0 6701 765" draw:points="0,0 6701,0 6701,765 0,765">
          <text:p/>
        </draw:polygon>
        <draw:frame draw:style-name="gr6" draw:text-style-name="P7" draw:layer="layout" svg:width="0.281cm" svg:height="0.31cm" svg:x="13.1cm" svg:y="7.152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764cm" svg:x="24.2cm" svg:y="7.132cm" svg:viewBox="0 0 4501 765" draw:points="0,0 4501,0 4501,765 0,765">
          <text:p/>
        </draw:polygon>
        <draw:frame draw:style-name="gr6" draw:text-style-name="P7" draw:layer="layout" svg:width="0.281cm" svg:height="0.31cm" svg:x="17.6cm" svg:y="7.152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7.896cm" svg:viewBox="0 0 2501 383" draw:points="0,0 2501,0 2501,383 0,383">
          <text:p/>
        </draw:polygon>
        <draw:frame draw:style-name="gr6" draw:text-style-name="P7" draw:layer="layout" svg:width="0.281cm" svg:height="0.31cm" svg:x="24.3cm" svg:y="7.152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7.896cm" svg:viewBox="0 0 2001 383" draw:points="0,0 2001,0 2001,383 0,383">
          <text:p/>
        </draw:polygon>
        <draw:frame draw:style-name="gr6" draw:text-style-name="P7" draw:layer="layout" svg:width="0.836cm" svg:height="0.31cm" svg:x="1.1cm" svg:y="7.917cm">
          <draw:text-box>
            <text:p text:style-name="P2"><text:span text:style-name="T5">e</text:span><text:span text:style-name="T5">s</text:span><text:span text:style-name="T5">t</text:span><text:span text:style-name="T5">a</text:span><text:span text:style-name="T5">d</text:span><text:span text:style-name="T5">o</text:span></text:p>
          </draw:text-box>
        </draw:frame>
        <draw:polygon draw:style-name="gr7" draw:text-style-name="P1" draw:layer="layout" svg:width="2cm" svg:height="0.382cm" svg:x="5.5cm" svg:y="7.896cm" svg:viewBox="0 0 2001 383" draw:points="0,0 2001,0 2001,383 0,383">
          <text:p/>
        </draw:polygon>
        <draw:frame draw:style-name="gr6" draw:text-style-name="P7" draw:layer="layout" svg:width="1.073cm" svg:height="0.31cm" svg:x="3.6cm" svg:y="7.917cm">
          <draw:text-box>
            <text:p text:style-name="P2"><text:span text:style-name="T5">t</text:span><text:span text:style-name="T5">i</text:span><text:span text:style-name="T5">n</text:span><text:span text:style-name="T5">y</text:span><text:span text:style-name="T5">i</text:span><text:span text:style-name="T5">n</text:span><text:span text:style-name="T5">t</text:span><text:span text:style-name="T5">(</text:span><text:span text:style-name="T5">1</text:span><text:span text:style-name="T5">)</text:span></text:p>
          </draw:text-box>
        </draw:frame>
        <draw:polygon draw:style-name="gr7" draw:text-style-name="P1" draw:layer="layout" svg:width="1cm" svg:height="0.382cm" svg:x="7.5cm" svg:y="7.896cm" svg:viewBox="0 0 1001 383" draw:points="0,0 1001,0 1001,383 0,383">
          <text:p/>
        </draw:polygon>
        <draw:frame draw:style-name="gr6" draw:text-style-name="P7" draw:layer="layout" svg:width="0.281cm" svg:height="0.31cm" svg:x="5.6cm" svg:y="7.91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7.896cm" svg:viewBox="0 0 2001 383" draw:points="0,0 2001,0 2001,383 0,383">
          <text:p/>
        </draw:polygon>
        <draw:frame draw:style-name="gr6" draw:text-style-name="P7" draw:layer="layout" svg:width="0.362cm" svg:height="0.31cm" svg:x="7.6cm" svg:y="7.917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2cm" svg:x="10.5cm" svg:y="7.896cm" svg:viewBox="0 0 2501 383" draw:points="0,0 2501,0 2501,383 0,383">
          <text:p/>
        </draw:polygon>
        <draw:frame draw:style-name="gr6" draw:text-style-name="P7" draw:layer="layout" svg:width="0.281cm" svg:height="0.31cm" svg:x="8.6cm" svg:y="7.917cm">
          <draw:text-box>
            <text:p text:style-name="P2"><text:span text:style-name="T5">0</text:span></text:p>
          </draw:text-box>
        </draw:frame>
        <draw:polygon draw:style-name="gr7" draw:text-style-name="P1" draw:layer="layout" svg:width="4.5cm" svg:height="0.382cm" svg:x="13cm" svg:y="7.896cm" svg:viewBox="0 0 4501 383" draw:points="0,0 4501,0 4501,383 0,383">
          <text:p/>
        </draw:polygon>
        <draw:frame draw:style-name="gr6" draw:text-style-name="P7" draw:layer="layout" svg:width="0.281cm" svg:height="0.31cm" svg:x="10.6cm" svg:y="7.91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7.896cm" svg:viewBox="0 0 6701 383" draw:points="0,0 6701,0 6701,383 0,383">
          <text:p/>
        </draw:polygon>
        <draw:frame draw:style-name="gr6" draw:text-style-name="P7" draw:layer="layout" svg:width="0.281cm" svg:height="0.31cm" svg:x="13.1cm" svg:y="7.91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7.896cm" svg:viewBox="0 0 4501 383" draw:points="0,0 4501,0 4501,383 0,383">
          <text:p/>
        </draw:polygon>
        <draw:frame draw:style-name="gr6" draw:text-style-name="P7" draw:layer="layout" svg:width="4.506cm" svg:height="0.31cm" svg:x="17.6cm" svg:y="7.917cm">
          <draw:text-box>
            <text:p text:style-name="P2"><text:span text:style-name="T5">0</text:span><text:span text:style-name="T5"> </text:span><text:span text:style-name="T5">d</text:span><text:span text:style-name="T5">e</text:span><text:span text:style-name="T5">s</text:span><text:span text:style-name="T5">a</text:span><text:span text:style-name="T5">c</text:span><text:span text:style-name="T5">t</text:span><text:span text:style-name="T5">i</text:span><text:span text:style-name="T5">v</text:span><text:span text:style-name="T5">a</text:span><text:span text:style-name="T5">d</text:span><text:span text:style-name="T5">o</text:span><text:span text:style-name="T5">, </text:span><text:span text:style-name="T5">1</text:span><text:span text:style-name="T5"> </text:span><text:span text:style-name="T5">a</text:span><text:span text:style-name="T5">c</text:span><text:span text:style-name="T5">t</text:span><text:span text:style-name="T5">i</text:span><text:span text:style-name="T5">v</text:span><text:span text:style-name="T5">o</text:span><text:span text:style-name="T5">, </text:span><text:span text:style-name="T5">2</text:span><text:span text:style-name="T5"> </text:span><text:span text:style-name="T5">b</text:span><text:span text:style-name="T5">l</text:span><text:span text:style-name="T5">o</text:span><text:span text:style-name="T5">q</text:span><text:span text:style-name="T5">u</text:span><text:span text:style-name="T5">e</text:span><text:span text:style-name="T5">a</text:span><text:span text:style-name="T5">d</text:span><text:span text:style-name="T5">o</text:span></text:p>
          </draw:text-box>
        </draw:frame>
        <draw:polygon draw:style-name="gr7" draw:text-style-name="P1" draw:layer="layout" svg:width="2.5cm" svg:height="0.383cm" svg:x="1cm" svg:y="8.278cm" svg:viewBox="0 0 2501 384" draw:points="0,0 2501,0 2501,384 0,384">
          <text:p/>
        </draw:polygon>
        <draw:frame draw:style-name="gr6" draw:text-style-name="P7" draw:layer="layout" svg:width="0.281cm" svg:height="0.31cm" svg:x="24.3cm" svg:y="7.917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3cm" svg:x="3.5cm" svg:y="8.278cm" svg:viewBox="0 0 2001 384" draw:points="0,0 2001,0 2001,384 0,384">
          <text:p/>
        </draw:polygon>
        <draw:frame draw:style-name="gr6" draw:text-style-name="P7" draw:layer="layout" svg:width="0.569cm" svg:height="0.31cm" svg:x="1.1cm" svg:y="8.299cm">
          <draw:text-box>
            <text:p text:style-name="P2"><text:span text:style-name="T5">n</text:span><text:span text:style-name="T5">i</text:span><text:span text:style-name="T5">v</text:span><text:span text:style-name="T5">e</text:span><text:span text:style-name="T5">l</text:span></text:p>
          </draw:text-box>
        </draw:frame>
        <draw:polygon draw:style-name="gr7" draw:text-style-name="P1" draw:layer="layout" svg:width="2cm" svg:height="0.383cm" svg:x="5.5cm" svg:y="8.278cm" svg:viewBox="0 0 2001 384" draw:points="0,0 2001,0 2001,384 0,384">
          <text:p/>
        </draw:polygon>
        <draw:frame draw:style-name="gr6" draw:text-style-name="P7" draw:layer="layout" svg:width="1.073cm" svg:height="0.31cm" svg:x="3.6cm" svg:y="8.299cm">
          <draw:text-box>
            <text:p text:style-name="P2"><text:span text:style-name="T5">t</text:span><text:span text:style-name="T5">i</text:span><text:span text:style-name="T5">n</text:span><text:span text:style-name="T5">y</text:span><text:span text:style-name="T5">i</text:span><text:span text:style-name="T5">n</text:span><text:span text:style-name="T5">t</text:span><text:span text:style-name="T5">(</text:span><text:span text:style-name="T5">1</text:span><text:span text:style-name="T5">)</text:span></text:p>
          </draw:text-box>
        </draw:frame>
        <draw:polygon draw:style-name="gr7" draw:text-style-name="P1" draw:layer="layout" svg:width="1cm" svg:height="0.383cm" svg:x="7.5cm" svg:y="8.278cm" svg:viewBox="0 0 1001 384" draw:points="0,0 1001,0 1001,384 0,384">
          <text:p/>
        </draw:polygon>
        <draw:frame draw:style-name="gr6" draw:text-style-name="P7" draw:layer="layout" svg:width="0.281cm" svg:height="0.31cm" svg:x="5.6cm" svg:y="8.29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3cm" svg:x="8.5cm" svg:y="8.278cm" svg:viewBox="0 0 2001 384" draw:points="0,0 2001,0 2001,384 0,384">
          <text:p/>
        </draw:polygon>
        <draw:frame draw:style-name="gr6" draw:text-style-name="P7" draw:layer="layout" svg:width="0.362cm" svg:height="0.31cm" svg:x="7.6cm" svg:y="8.299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3cm" svg:x="10.5cm" svg:y="8.278cm" svg:viewBox="0 0 2501 384" draw:points="0,0 2501,0 2501,384 0,384">
          <text:p/>
        </draw:polygon>
        <draw:frame draw:style-name="gr6" draw:text-style-name="P7" draw:layer="layout" svg:width="0.281cm" svg:height="0.31cm" svg:x="8.6cm" svg:y="8.299cm">
          <draw:text-box>
            <text:p text:style-name="P2"><text:span text:style-name="T5">0</text:span></text:p>
          </draw:text-box>
        </draw:frame>
        <draw:polygon draw:style-name="gr7" draw:text-style-name="P1" draw:layer="layout" svg:width="4.5cm" svg:height="0.383cm" svg:x="13cm" svg:y="8.278cm" svg:viewBox="0 0 4501 384" draw:points="0,0 4501,0 4501,384 0,384">
          <text:p/>
        </draw:polygon>
        <draw:frame draw:style-name="gr6" draw:text-style-name="P7" draw:layer="layout" svg:width="0.281cm" svg:height="0.31cm" svg:x="10.6cm" svg:y="8.29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3cm" svg:x="17.5cm" svg:y="8.278cm" svg:viewBox="0 0 6701 384" draw:points="0,0 6701,0 6701,384 0,384">
          <text:p/>
        </draw:polygon>
        <draw:frame draw:style-name="gr6" draw:text-style-name="P7" draw:layer="layout" svg:width="0.281cm" svg:height="0.31cm" svg:x="13.1cm" svg:y="8.29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3cm" svg:x="24.2cm" svg:y="8.278cm" svg:viewBox="0 0 4501 384" draw:points="0,0 4501,0 4501,384 0,384">
          <text:p/>
        </draw:polygon>
        <draw:frame draw:style-name="gr6" draw:text-style-name="P7" draw:layer="layout" svg:width="4.388cm" svg:height="0.31cm" svg:x="17.6cm" svg:y="8.299cm">
          <draw:text-box>
            <text:p text:style-name="P2"><text:span text:style-name="T5">2</text:span><text:span text:style-name="T5"> </text:span><text:span text:style-name="T5">a</text:span><text:span text:style-name="T5">d</text:span><text:span text:style-name="T5">m</text:span><text:span text:style-name="T5">i</text:span><text:span text:style-name="T5">n</text:span><text:span text:style-name="T5">i</text:span><text:span text:style-name="T5">s</text:span><text:span text:style-name="T5">t</text:span><text:span text:style-name="T5">r</text:span><text:span text:style-name="T5">a</text:span><text:span text:style-name="T5">d</text:span><text:span text:style-name="T5">o</text:span><text:span text:style-name="T5">r</text:span><text:span text:style-name="T5">, </text:span><text:span text:style-name="T5">1</text:span><text:span text:style-name="T5"> </text:span><text:span text:style-name="T5">u</text:span><text:span text:style-name="T5">s</text:span><text:span text:style-name="T5">u</text:span><text:span text:style-name="T5">a</text:span><text:span text:style-name="T5">r</text:span><text:span text:style-name="T5">i</text:span><text:span text:style-name="T5">o</text:span><text:span text:style-name="T5">, </text:span><text:span text:style-name="T5">0</text:span><text:span text:style-name="T5"> </text:span><text:span text:style-name="T5">c</text:span><text:span text:style-name="T5">l</text:span><text:span text:style-name="T5">i</text:span><text:span text:style-name="T5">e</text:span><text:span text:style-name="T5">n</text:span><text:span text:style-name="T5">t</text:span><text:span text:style-name="T5">e</text:span></text:p>
          </draw:text-box>
        </draw:frame>
        <draw:polygon draw:style-name="gr7" draw:text-style-name="P1" draw:layer="layout" svg:width="2.5cm" svg:height="0.764cm" svg:x="1cm" svg:y="8.661cm" svg:viewBox="0 0 2501 765" draw:points="0,0 2501,0 2501,765 0,765">
          <text:p/>
        </draw:polygon>
        <draw:frame draw:style-name="gr6" draw:text-style-name="P7" draw:layer="layout" svg:width="0.281cm" svg:height="0.31cm" svg:x="24.3cm" svg:y="8.299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764cm" svg:x="3.5cm" svg:y="8.661cm" svg:viewBox="0 0 2001 765" draw:points="0,0 2001,0 2001,765 0,765">
          <text:p/>
        </draw:polygon>
        <draw:frame draw:style-name="gr6" draw:text-style-name="P7" draw:layer="layout" svg:width="1.196cm" svg:height="0.31cm" svg:x="1.1cm" svg:y="8.681cm">
          <draw:text-box>
            <text:p text:style-name="P2"><text:span text:style-name="T5">p</text:span><text:span text:style-name="T5">a</text:span><text:span text:style-name="T5">s</text:span><text:span text:style-name="T5">s</text:span><text:span text:style-name="T5">w</text:span><text:span text:style-name="T5">o</text:span><text:span text:style-name="T5">r</text:span><text:span text:style-name="T5">d</text:span></text:p>
          </draw:text-box>
        </draw:frame>
        <draw:frame draw:style-name="gr6" draw:text-style-name="P7" draw:layer="layout" svg:width="1.492cm" svg:height="0.31cm" svg:x="3.6cm" svg:y="8.681cm">
          <draw:text-box>
            <text:p text:style-name="P2"><text:span text:style-name="T5">v</text:span><text:span text:style-name="T5">a</text:span><text:span text:style-name="T5">r</text:span><text:span text:style-name="T5">c</text:span><text:span text:style-name="T5">h</text:span><text:span text:style-name="T5">a</text:span><text:span text:style-name="T5">r</text:span><text:span text:style-name="T5">(</text:span><text:span text:style-name="T5">2</text:span><text:span text:style-name="T5">5</text:span><text:span text:style-name="T5">5</text:span></text:p>
          </draw:text-box>
        </draw:frame>
        <draw:polygon draw:style-name="gr7" draw:text-style-name="P1" draw:layer="layout" svg:width="2cm" svg:height="0.764cm" svg:x="5.5cm" svg:y="8.661cm" svg:viewBox="0 0 2001 765" draw:points="0,0 2001,0 2001,765 0,765">
          <text:p/>
        </draw:polygon>
        <draw:frame draw:style-name="gr6" draw:text-style-name="P7" draw:layer="layout" svg:width="0.281cm" svg:height="0.31cm" svg:x="3.6cm" svg:y="9.034cm">
          <draw:text-box>
            <text:p text:style-name="P2"><text:span text:style-name="T5">)</text:span></text:p>
          </draw:text-box>
        </draw:frame>
        <draw:polygon draw:style-name="gr7" draw:text-style-name="P1" draw:layer="layout" svg:width="1cm" svg:height="0.764cm" svg:x="7.5cm" svg:y="8.661cm" svg:viewBox="0 0 1001 765" draw:points="0,0 1001,0 1001,765 0,765">
          <text:p/>
        </draw:polygon>
        <draw:frame draw:style-name="gr6" draw:text-style-name="P7" draw:layer="layout" svg:width="0.281cm" svg:height="0.31cm" svg:x="5.6cm" svg:y="8.68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764cm" svg:x="8.5cm" svg:y="8.661cm" svg:viewBox="0 0 2001 765" draw:points="0,0 2001,0 2001,765 0,765">
          <text:p/>
        </draw:polygon>
        <draw:frame draw:style-name="gr6" draw:text-style-name="P7" draw:layer="layout" svg:width="0.281cm" svg:height="0.31cm" svg:x="7.6cm" svg:y="8.681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764cm" svg:x="10.5cm" svg:y="8.661cm" svg:viewBox="0 0 2501 765" draw:points="0,0 2501,0 2501,765 0,765">
          <text:p/>
        </draw:polygon>
        <draw:frame draw:style-name="gr6" draw:text-style-name="P7" draw:layer="layout" svg:width="0.734cm" svg:height="0.31cm" svg:x="8.6cm" svg:y="8.681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764cm" svg:x="13cm" svg:y="8.661cm" svg:viewBox="0 0 4501 765" draw:points="0,0 4501,0 4501,765 0,765">
          <text:p/>
        </draw:polygon>
        <draw:frame draw:style-name="gr6" draw:text-style-name="P7" draw:layer="layout" svg:width="0.281cm" svg:height="0.31cm" svg:x="10.6cm" svg:y="8.68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764cm" svg:x="17.5cm" svg:y="8.661cm" svg:viewBox="0 0 6701 765" draw:points="0,0 6701,0 6701,765 0,765">
          <text:p/>
        </draw:polygon>
        <draw:frame draw:style-name="gr6" draw:text-style-name="P7" draw:layer="layout" svg:width="0.281cm" svg:height="0.31cm" svg:x="13.1cm" svg:y="8.68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764cm" svg:x="24.2cm" svg:y="8.661cm" svg:viewBox="0 0 4501 765" draw:points="0,0 4501,0 4501,765 0,765">
          <text:p/>
        </draw:polygon>
        <draw:frame draw:style-name="gr6" draw:text-style-name="P7" draw:layer="layout" svg:width="0.281cm" svg:height="0.31cm" svg:x="17.6cm" svg:y="8.68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2cm" svg:x="1cm" svg:y="9.425cm" svg:viewBox="0 0 2501 383" draw:points="0,0 2501,0 2501,383 0,383">
          <text:p/>
        </draw:polygon>
        <draw:frame draw:style-name="gr6" draw:text-style-name="P7" draw:layer="layout" svg:width="0.281cm" svg:height="0.31cm" svg:x="24.3cm" svg:y="8.68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3.5cm" svg:y="9.425cm" svg:viewBox="0 0 2001 383" draw:points="0,0 2001,0 2001,383 0,383">
          <text:p/>
        </draw:polygon>
        <draw:frame draw:style-name="gr6" draw:text-style-name="P7" draw:layer="layout" svg:width="0.925cm" svg:height="0.31cm" svg:x="1.1cm" svg:y="9.446cm">
          <draw:text-box>
            <text:p text:style-name="P2"><text:span text:style-name="T5">p</text:span><text:span text:style-name="T5">r</text:span><text:span text:style-name="T5">o</text:span><text:span text:style-name="T5">m</text:span><text:span text:style-name="T5">o</text:span><text:span text:style-name="T5">s</text:span></text:p>
          </draw:text-box>
        </draw:frame>
        <draw:polygon draw:style-name="gr7" draw:text-style-name="P1" draw:layer="layout" svg:width="2cm" svg:height="0.382cm" svg:x="5.5cm" svg:y="9.425cm" svg:viewBox="0 0 2001 383" draw:points="0,0 2001,0 2001,383 0,383">
          <text:p/>
        </draw:polygon>
        <draw:frame draw:style-name="gr6" draw:text-style-name="P7" draw:layer="layout" svg:width="1.073cm" svg:height="0.31cm" svg:x="3.6cm" svg:y="9.446cm">
          <draw:text-box>
            <text:p text:style-name="P2"><text:span text:style-name="T5">t</text:span><text:span text:style-name="T5">i</text:span><text:span text:style-name="T5">n</text:span><text:span text:style-name="T5">y</text:span><text:span text:style-name="T5">i</text:span><text:span text:style-name="T5">n</text:span><text:span text:style-name="T5">t</text:span><text:span text:style-name="T5">(</text:span><text:span text:style-name="T5">2</text:span><text:span text:style-name="T5">)</text:span></text:p>
          </draw:text-box>
        </draw:frame>
        <draw:polygon draw:style-name="gr7" draw:text-style-name="P1" draw:layer="layout" svg:width="1cm" svg:height="0.382cm" svg:x="7.5cm" svg:y="9.425cm" svg:viewBox="0 0 1001 383" draw:points="0,0 1001,0 1001,383 0,383">
          <text:p/>
        </draw:polygon>
        <draw:frame draw:style-name="gr6" draw:text-style-name="P7" draw:layer="layout" svg:width="0.281cm" svg:height="0.31cm" svg:x="5.6cm" svg:y="9.44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2cm" svg:x="8.5cm" svg:y="9.425cm" svg:viewBox="0 0 2001 383" draw:points="0,0 2001,0 2001,383 0,383">
          <text:p/>
        </draw:polygon>
        <draw:frame draw:style-name="gr6" draw:text-style-name="P7" draw:layer="layout" svg:width="0.281cm" svg:height="0.31cm" svg:x="7.6cm" svg:y="9.446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382cm" svg:x="10.5cm" svg:y="9.425cm" svg:viewBox="0 0 2501 383" draw:points="0,0 2501,0 2501,383 0,383">
          <text:p/>
        </draw:polygon>
        <draw:frame draw:style-name="gr6" draw:text-style-name="P7" draw:layer="layout" svg:width="0.281cm" svg:height="0.31cm" svg:x="8.6cm" svg:y="9.446cm">
          <draw:text-box>
            <text:p text:style-name="P2"><text:span text:style-name="T5">0</text:span></text:p>
          </draw:text-box>
        </draw:frame>
        <draw:polygon draw:style-name="gr7" draw:text-style-name="P1" draw:layer="layout" svg:width="4.5cm" svg:height="0.382cm" svg:x="13cm" svg:y="9.425cm" svg:viewBox="0 0 4501 383" draw:points="0,0 4501,0 4501,383 0,383">
          <text:p/>
        </draw:polygon>
        <draw:frame draw:style-name="gr6" draw:text-style-name="P7" draw:layer="layout" svg:width="0.281cm" svg:height="0.31cm" svg:x="10.6cm" svg:y="9.44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2cm" svg:x="17.5cm" svg:y="9.425cm" svg:viewBox="0 0 6701 383" draw:points="0,0 6701,0 6701,383 0,383">
          <text:p/>
        </draw:polygon>
        <draw:frame draw:style-name="gr6" draw:text-style-name="P7" draw:layer="layout" svg:width="0.281cm" svg:height="0.31cm" svg:x="13.1cm" svg:y="9.44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2cm" svg:x="24.2cm" svg:y="9.425cm" svg:viewBox="0 0 4501 383" draw:points="0,0 4501,0 4501,383 0,383">
          <text:p/>
        </draw:polygon>
        <draw:frame draw:style-name="gr6" draw:text-style-name="P7" draw:layer="layout" svg:width="0.281cm" svg:height="0.31cm" svg:x="17.6cm" svg:y="9.44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383cm" svg:x="1cm" svg:y="9.807cm" svg:viewBox="0 0 2501 384" draw:points="0,0 2501,0 2501,384 0,384">
          <text:p/>
        </draw:polygon>
        <draw:frame draw:style-name="gr6" draw:text-style-name="P7" draw:layer="layout" svg:width="0.281cm" svg:height="0.31cm" svg:x="24.3cm" svg:y="9.446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3cm" svg:x="3.5cm" svg:y="9.807cm" svg:viewBox="0 0 2001 384" draw:points="0,0 2001,0 2001,384 0,384">
          <text:p/>
        </draw:polygon>
        <draw:frame draw:style-name="gr6" draw:text-style-name="P7" draw:layer="layout" svg:width="0.976cm" svg:height="0.31cm" svg:x="1.1cm" svg:y="9.828cm">
          <draw:text-box>
            <text:p text:style-name="P2"><text:span text:style-name="T5">i</text:span><text:span text:style-name="T5">n</text:span><text:span text:style-name="T5">t</text:span><text:span text:style-name="T5">e</text:span><text:span text:style-name="T5">n</text:span><text:span text:style-name="T5">t</text:span><text:span text:style-name="T5">o</text:span><text:span text:style-name="T5">s</text:span></text:p>
          </draw:text-box>
        </draw:frame>
        <draw:polygon draw:style-name="gr7" draw:text-style-name="P1" draw:layer="layout" svg:width="2cm" svg:height="0.383cm" svg:x="5.5cm" svg:y="9.807cm" svg:viewBox="0 0 2001 384" draw:points="0,0 2001,0 2001,384 0,384">
          <text:p/>
        </draw:polygon>
        <draw:frame draw:style-name="gr6" draw:text-style-name="P7" draw:layer="layout" svg:width="1.073cm" svg:height="0.31cm" svg:x="3.6cm" svg:y="9.828cm">
          <draw:text-box>
            <text:p text:style-name="P2"><text:span text:style-name="T5">t</text:span><text:span text:style-name="T5">i</text:span><text:span text:style-name="T5">n</text:span><text:span text:style-name="T5">y</text:span><text:span text:style-name="T5">i</text:span><text:span text:style-name="T5">n</text:span><text:span text:style-name="T5">t</text:span><text:span text:style-name="T5">(</text:span><text:span text:style-name="T5">2</text:span><text:span text:style-name="T5">)</text:span></text:p>
          </draw:text-box>
        </draw:frame>
        <draw:polygon draw:style-name="gr7" draw:text-style-name="P1" draw:layer="layout" svg:width="1cm" svg:height="0.383cm" svg:x="7.5cm" svg:y="9.807cm" svg:viewBox="0 0 1001 384" draw:points="0,0 1001,0 1001,384 0,384">
          <text:p/>
        </draw:polygon>
        <draw:frame draw:style-name="gr6" draw:text-style-name="P7" draw:layer="layout" svg:width="0.281cm" svg:height="0.31cm" svg:x="5.6cm" svg:y="9.82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383cm" svg:x="8.5cm" svg:y="9.807cm" svg:viewBox="0 0 2001 384" draw:points="0,0 2001,0 2001,384 0,384">
          <text:p/>
        </draw:polygon>
        <draw:frame draw:style-name="gr6" draw:text-style-name="P7" draw:layer="layout" svg:width="0.362cm" svg:height="0.31cm" svg:x="7.6cm" svg:y="9.828cm">
          <draw:text-box>
            <text:p text:style-name="P2"><text:span text:style-name="T5">N</text:span><text:span text:style-name="T5">o</text:span></text:p>
          </draw:text-box>
        </draw:frame>
        <draw:polygon draw:style-name="gr7" draw:text-style-name="P1" draw:layer="layout" svg:width="2.5cm" svg:height="0.383cm" svg:x="10.5cm" svg:y="9.807cm" svg:viewBox="0 0 2501 384" draw:points="0,0 2501,0 2501,384 0,384">
          <text:p/>
        </draw:polygon>
        <draw:frame draw:style-name="gr6" draw:text-style-name="P7" draw:layer="layout" svg:width="0.281cm" svg:height="0.31cm" svg:x="8.6cm" svg:y="9.828cm">
          <draw:text-box>
            <text:p text:style-name="P2"><text:span text:style-name="T5">0</text:span></text:p>
          </draw:text-box>
        </draw:frame>
        <draw:polygon draw:style-name="gr7" draw:text-style-name="P1" draw:layer="layout" svg:width="4.5cm" svg:height="0.383cm" svg:x="13cm" svg:y="9.807cm" svg:viewBox="0 0 4501 384" draw:points="0,0 4501,0 4501,384 0,384">
          <text:p/>
        </draw:polygon>
        <draw:frame draw:style-name="gr6" draw:text-style-name="P7" draw:layer="layout" svg:width="0.281cm" svg:height="0.31cm" svg:x="10.6cm" svg:y="9.82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383cm" svg:x="17.5cm" svg:y="9.807cm" svg:viewBox="0 0 6701 384" draw:points="0,0 6701,0 6701,384 0,384">
          <text:p/>
        </draw:polygon>
        <draw:frame draw:style-name="gr6" draw:text-style-name="P7" draw:layer="layout" svg:width="0.281cm" svg:height="0.31cm" svg:x="13.1cm" svg:y="9.82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383cm" svg:x="24.2cm" svg:y="9.807cm" svg:viewBox="0 0 4501 384" draw:points="0,0 4501,0 4501,384 0,384">
          <text:p/>
        </draw:polygon>
        <draw:frame draw:style-name="gr6" draw:text-style-name="P7" draw:layer="layout" svg:width="0.281cm" svg:height="0.31cm" svg:x="17.6cm" svg:y="9.82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.5cm" svg:height="0.764cm" svg:x="1cm" svg:y="10.19cm" svg:viewBox="0 0 2501 765" draw:points="0,0 2501,0 2501,765 0,765">
          <text:p/>
        </draw:polygon>
        <draw:frame draw:style-name="gr6" draw:text-style-name="P7" draw:layer="layout" svg:width="0.281cm" svg:height="0.31cm" svg:x="24.3cm" svg:y="9.828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764cm" svg:x="3.5cm" svg:y="10.19cm" svg:viewBox="0 0 2001 765" draw:points="0,0 2001,0 2001,765 0,765">
          <text:p/>
        </draw:polygon>
        <draw:frame draw:style-name="gr6" draw:text-style-name="P7" draw:layer="layout" svg:width="0.451cm" svg:height="0.31cm" svg:x="1.1cm" svg:y="10.21cm">
          <draw:text-box>
            <text:p text:style-name="P2"><text:span text:style-name="T5">o</text:span><text:span text:style-name="T5">b</text:span><text:span text:style-name="T5">s</text:span></text:p>
          </draw:text-box>
        </draw:frame>
        <draw:frame draw:style-name="gr6" draw:text-style-name="P7" draw:layer="layout" svg:width="1.492cm" svg:height="0.31cm" svg:x="3.6cm" svg:y="10.21cm">
          <draw:text-box>
            <text:p text:style-name="P2"><text:span text:style-name="T5">v</text:span><text:span text:style-name="T5">a</text:span><text:span text:style-name="T5">r</text:span><text:span text:style-name="T5">c</text:span><text:span text:style-name="T5">h</text:span><text:span text:style-name="T5">a</text:span><text:span text:style-name="T5">r</text:span><text:span text:style-name="T5">(</text:span><text:span text:style-name="T5">1</text:span><text:span text:style-name="T5">0</text:span><text:span text:style-name="T5">0</text:span></text:p>
          </draw:text-box>
        </draw:frame>
        <draw:polygon draw:style-name="gr7" draw:text-style-name="P1" draw:layer="layout" svg:width="2cm" svg:height="0.764cm" svg:x="5.5cm" svg:y="10.19cm" svg:viewBox="0 0 2001 765" draw:points="0,0 2001,0 2001,765 0,765">
          <text:p/>
        </draw:polygon>
        <draw:frame draw:style-name="gr6" draw:text-style-name="P7" draw:layer="layout" svg:width="0.281cm" svg:height="0.31cm" svg:x="3.6cm" svg:y="10.563cm">
          <draw:text-box>
            <text:p text:style-name="P2"><text:span text:style-name="T5">)</text:span></text:p>
          </draw:text-box>
        </draw:frame>
        <draw:polygon draw:style-name="gr7" draw:text-style-name="P1" draw:layer="layout" svg:width="1cm" svg:height="0.764cm" svg:x="7.5cm" svg:y="10.19cm" svg:viewBox="0 0 1001 765" draw:points="0,0 1001,0 1001,765 0,765">
          <text:p/>
        </draw:polygon>
        <draw:frame draw:style-name="gr6" draw:text-style-name="P7" draw:layer="layout" svg:width="0.281cm" svg:height="0.31cm" svg:x="5.6cm" svg:y="10.2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2cm" svg:height="0.764cm" svg:x="8.5cm" svg:y="10.19cm" svg:viewBox="0 0 2001 765" draw:points="0,0 2001,0 2001,765 0,765">
          <text:p/>
        </draw:polygon>
        <draw:frame draw:style-name="gr6" draw:text-style-name="P7" draw:layer="layout" svg:width="0.281cm" svg:height="0.31cm" svg:x="7.6cm" svg:y="10.21cm">
          <draw:text-box>
            <text:p text:style-name="P2"><text:span text:style-name="T5">S</text:span><text:span text:style-name="T5">í</text:span></text:p>
          </draw:text-box>
        </draw:frame>
        <draw:polygon draw:style-name="gr7" draw:text-style-name="P1" draw:layer="layout" svg:width="2.5cm" svg:height="0.764cm" svg:x="10.5cm" svg:y="10.19cm" svg:viewBox="0 0 2501 765" draw:points="0,0 2501,0 2501,765 0,765">
          <text:p/>
        </draw:polygon>
        <draw:frame draw:style-name="gr6" draw:text-style-name="P7" draw:layer="layout" svg:width="0.734cm" svg:height="0.31cm" svg:x="8.6cm" svg:y="10.21cm">
          <draw:text-box>
            <text:p text:style-name="P2"><text:span text:style-name="T5">N</text:span><text:span text:style-name="T5">U</text:span><text:span text:style-name="T5">L</text:span><text:span text:style-name="T5">L</text:span></text:p>
          </draw:text-box>
        </draw:frame>
        <draw:polygon draw:style-name="gr7" draw:text-style-name="P1" draw:layer="layout" svg:width="4.5cm" svg:height="0.764cm" svg:x="13cm" svg:y="10.19cm" svg:viewBox="0 0 4501 765" draw:points="0,0 4501,0 4501,765 0,765">
          <text:p/>
        </draw:polygon>
        <draw:frame draw:style-name="gr6" draw:text-style-name="P7" draw:layer="layout" svg:width="0.281cm" svg:height="0.31cm" svg:x="10.6cm" svg:y="10.2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6.7cm" svg:height="0.764cm" svg:x="17.5cm" svg:y="10.19cm" svg:viewBox="0 0 6701 765" draw:points="0,0 6701,0 6701,765 0,765">
          <text:p/>
        </draw:polygon>
        <draw:frame draw:style-name="gr6" draw:text-style-name="P7" draw:layer="layout" svg:width="0.281cm" svg:height="0.31cm" svg:x="13.1cm" svg:y="10.21cm">
          <draw:text-box>
            <text:p text:style-name="P2"><text:span text:style-name="T5"><text:s/></text:span></text:p>
          </draw:text-box>
        </draw:frame>
        <draw:polygon draw:style-name="gr7" draw:text-style-name="P1" draw:layer="layout" svg:width="4.5cm" svg:height="0.764cm" svg:x="24.2cm" svg:y="10.19cm" svg:viewBox="0 0 4501 765" draw:points="0,0 4501,0 4501,765 0,765">
          <text:p/>
        </draw:polygon>
        <draw:frame draw:style-name="gr6" draw:text-style-name="P7" draw:layer="layout" svg:width="0.281cm" svg:height="0.31cm" svg:x="17.6cm" svg:y="10.21cm">
          <draw:text-box>
            <text:p text:style-name="P2"><text:span text:style-name="T5"><text:s/></text:span></text:p>
          </draw:text-box>
        </draw:frame>
        <draw:line draw:style-name="gr1" draw:text-style-name="P1" draw:layer="layout" svg:x1="1cm" svg:y1="19.5cm" svg:x2="28.699cm" svg:y2="19.5cm">
          <text:p/>
        </draw:line>
        <draw:frame draw:style-name="gr6" draw:text-style-name="P7" draw:layer="layout" svg:width="0.281cm" svg:height="0.31cm" svg:x="24.3cm" svg:y="10.21cm">
          <draw:text-box>
            <text:p text:style-name="P2"><text:span text:style-name="T5"><text:s/></text:span></text:p>
          </draw:text-box>
        </draw:frame>
        <draw:frame draw:style-name="gr3" draw:text-style-name="P3" draw:layer="layout" svg:width="5.455cm" svg:height="0.543cm" svg:x="9.841cm" svg:y="19.54cm">
          <draw:text-box>
            <text:p text:style-name="P2"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á</text:span><text:span text:style-name="T2">g</text:span><text:span text:style-name="T2">i</text:span><text:span text:style-name="T2">n</text:span><text:span text:style-name="T2">a</text:span><text:span text:style-name="T2">:</text:span><text:span text:style-name="T2"> </text:span><text:span text:style-name="T2">1</text:span><text:span text:style-name="T2">0</text:span><text:span text:style-name="T2">/</text:span><text:span text:style-name="T2">1</text:span><text:span text:style-name="T2">1</text:span></text:p>
          </draw:text-box>
        </draw:frame>
        <draw:frame draw:style-name="gr3" draw:text-style-name="P3" draw:layer="layout" svg:width="5.692cm" svg:height="0.543cm" svg:x="22.142cm" svg:y="19.535cm">
          <draw:text-box>
            <text:p text:style-name="P2"><text:span text:style-name="T2">1</text:span><text:span text:style-name="T2">1</text:span><text:span text:style-name="T2">-</text:span><text:span text:style-name="T2">1</text:span><text:span text:style-name="T2">0</text:span><text:span text:style-name="T2">-</text:span><text:span text:style-name="T2">2</text:span><text:span text:style-name="T2">0</text:span><text:span text:style-name="T2">1</text:span><text:span text:style-name="T2">9</text:span><text:span text:style-name="T2"> </text:span><text:span text:style-name="T2">a</text:span><text:span text:style-name="T2"> </text:span><text:span text:style-name="T2">l</text:span><text:span text:style-name="T2">a</text:span><text:span text:style-name="T2">s</text:span><text:span text:style-name="T2"> </text:span><text:span text:style-name="T2">1</text:span><text:span text:style-name="T2">2</text:span><text:span text:style-name="T2">:</text:span><text:span text:style-name="T2">5</text:span><text:span text:style-name="T2">3</text:span><text:span text:style-name="T2">:</text:span><text:span text:style-name="T2">1</text:span><text:span text:style-name="T2">6</text:span></text:p>
          </draw:text-box>
        </draw:frame>
      </draw:page>
      <draw:page draw:name="page11" draw:style-name="dp1" draw:master-page-name="master-page34">
        <draw:line draw:style-name="gr1" draw:text-style-name="P1" draw:layer="layout" svg:x1="28.699cm" svg:y1="0.627cm" svg:x2="1cm" svg:y2="0.627cm">
          <text:p/>
        </draw:line>
        <draw:line draw:style-name="gr8" draw:text-style-name="P1" draw:layer="layout" svg:x1="1.991cm" svg:y1="11.471cm" svg:x2="2.165cm" svg:y2="11.471cm">
          <text:p/>
        </draw:line>
        <draw:line draw:style-name="gr8" draw:text-style-name="P1" draw:layer="layout" svg:x1="9.111cm" svg:y1="14.653cm" svg:x2="9.286cm" svg:y2="14.653cm">
          <text:p/>
        </draw:line>
        <draw:line draw:style-name="gr9" draw:text-style-name="P1" draw:layer="layout" svg:x1="2.165cm" svg:y1="11.471cm" svg:x2="9.112cm" svg:y2="14.654cm">
          <text:p/>
        </draw:line>
        <draw:line draw:style-name="gr9" draw:text-style-name="P1" draw:layer="layout" svg:x1="2.123cm" svg:y1="11.471cm" svg:x2="2.06cm" svg:y2="11.534cm">
          <text:p/>
        </draw:line>
        <draw:line draw:style-name="gr9" draw:text-style-name="P1" draw:layer="layout" svg:x1="2.123cm" svg:y1="11.472cm" svg:x2="2.06cm" svg:y2="11.409cm">
          <text:p/>
        </draw:line>
        <draw:line draw:style-name="gr9" draw:text-style-name="P1" draw:layer="layout" svg:x1="9.2cm" svg:y1="14.653cm" svg:x2="9.137cm" svg:y2="14.715cm">
          <text:p/>
        </draw:line>
        <draw:line draw:style-name="gr9" draw:text-style-name="P1" draw:layer="layout" svg:x1="9.2cm" svg:y1="14.654cm" svg:x2="9.137cm" svg:y2="14.591cm">
          <text:p/>
        </draw:line>
        <draw:line draw:style-name="gr10" draw:text-style-name="P1" draw:layer="layout" svg:x1="27.277cm" svg:y1="3.779cm" svg:x2="27.452cm" svg:y2="3.779cm">
          <text:p/>
        </draw:line>
        <draw:line draw:style-name="gr10" draw:text-style-name="P1" draw:layer="layout" svg:x1="26.664cm" svg:y1="9.967cm" svg:x2="26.839cm" svg:y2="9.967cm">
          <text:p/>
        </draw:line>
        <draw:line draw:style-name="gr11" draw:text-style-name="P1" draw:layer="layout" svg:x1="27.453cm" svg:y1="3.779cm" svg:x2="26.664cm" svg:y2="9.968cm">
          <text:p/>
        </draw:line>
        <draw:line draw:style-name="gr11" draw:text-style-name="P1" draw:layer="layout" svg:x1="27.409cm" svg:y1="3.779cm" svg:x2="27.346cm" svg:y2="3.841cm">
          <text:p/>
        </draw:line>
        <draw:line draw:style-name="gr11" draw:text-style-name="P1" draw:layer="layout" svg:x1="27.409cm" svg:y1="3.78cm" svg:x2="27.346cm" svg:y2="3.717cm">
          <text:p/>
        </draw:line>
        <draw:line draw:style-name="gr11" draw:text-style-name="P1" draw:layer="layout" svg:x1="26.752cm" svg:y1="9.967cm" svg:x2="26.689cm" svg:y2="10.03cm">
          <text:p/>
        </draw:line>
        <draw:line draw:style-name="gr11" draw:text-style-name="P1" draw:layer="layout" svg:x1="26.752cm" svg:y1="9.968cm" svg:x2="26.689cm" svg:y2="9.906cm">
          <text:p/>
        </draw:line>
        <draw:line draw:style-name="gr12" draw:text-style-name="P1" draw:layer="layout" svg:x1="10.367cm" svg:y1="14.862cm" svg:x2="10.542cm" svg:y2="14.862cm">
          <text:p/>
        </draw:line>
        <draw:line draw:style-name="gr12" draw:text-style-name="P1" draw:layer="layout" svg:x1="17.643cm" svg:y1="10.737cm" svg:x2="17.818cm" svg:y2="10.737cm">
          <text:p/>
        </draw:line>
        <draw:line draw:style-name="gr13" draw:text-style-name="P1" draw:layer="layout" svg:x1="10.542cm" svg:y1="14.863cm" svg:x2="17.644cm" svg:y2="10.737cm">
          <text:p/>
        </draw:line>
        <draw:line draw:style-name="gr13" draw:text-style-name="P1" draw:layer="layout" svg:x1="10.499cm" svg:y1="14.862cm" svg:x2="10.436cm" svg:y2="14.925cm">
          <text:p/>
        </draw:line>
        <draw:line draw:style-name="gr13" draw:text-style-name="P1" draw:layer="layout" svg:x1="10.499cm" svg:y1="14.863cm" svg:x2="10.436cm" svg:y2="14.801cm">
          <text:p/>
        </draw:line>
        <draw:line draw:style-name="gr13" draw:text-style-name="P1" draw:layer="layout" svg:x1="17.731cm" svg:y1="10.737cm" svg:x2="17.668cm" svg:y2="10.799cm">
          <text:p/>
        </draw:line>
        <draw:line draw:style-name="gr13" draw:text-style-name="P1" draw:layer="layout" svg:x1="17.731cm" svg:y1="10.738cm" svg:x2="17.668cm" svg:y2="10.675cm">
          <text:p/>
        </draw:line>
        <draw:line draw:style-name="gr14" draw:text-style-name="P1" draw:layer="layout" svg:x1="9.286cm" svg:y1="15.072cm" svg:x2="9.111cm" svg:y2="15.072cm">
          <text:p/>
        </draw:line>
        <draw:line draw:style-name="gr14" draw:text-style-name="P1" draw:layer="layout" svg:x1="2.841cm" svg:y1="14.373cm" svg:x2="2.666cm" svg:y2="14.373cm">
          <text:p/>
        </draw:line>
        <draw:line draw:style-name="gr15" draw:text-style-name="P1" draw:layer="layout" svg:x1="9.112cm" svg:y1="15.073cm" svg:x2="2.841cm" svg:y2="14.373cm">
          <text:p/>
        </draw:line>
        <draw:line draw:style-name="gr15" draw:text-style-name="P1" draw:layer="layout" svg:x1="9.155cm" svg:y1="15.072cm" svg:x2="9.218cm" svg:y2="15.135cm">
          <text:p/>
        </draw:line>
        <draw:line draw:style-name="gr15" draw:text-style-name="P1" draw:layer="layout" svg:x1="9.155cm" svg:y1="15.073cm" svg:x2="9.218cm" svg:y2="15.01cm">
          <text:p/>
        </draw:line>
        <draw:line draw:style-name="gr15" draw:text-style-name="P1" draw:layer="layout" svg:x1="2.754cm" svg:y1="14.373cm" svg:x2="2.816cm" svg:y2="14.436cm">
          <text:p/>
        </draw:line>
        <draw:line draw:style-name="gr15" draw:text-style-name="P1" draw:layer="layout" svg:x1="2.754cm" svg:y1="14.374cm" svg:x2="2.816cm" svg:y2="14.311cm">
          <text:p/>
        </draw:line>
        <draw:line draw:style-name="gr16" draw:text-style-name="P1" draw:layer="layout" svg:x1="19.031cm" svg:y1="10.946cm" svg:x2="19.205cm" svg:y2="10.946cm">
          <text:p/>
        </draw:line>
        <draw:line draw:style-name="gr16" draw:text-style-name="P1" draw:layer="layout" svg:x1="26.664cm" svg:y1="9.967cm" svg:x2="26.839cm" svg:y2="9.967cm">
          <text:p/>
        </draw:line>
        <draw:line draw:style-name="gr17" draw:text-style-name="P1" draw:layer="layout" svg:x1="19.205cm" svg:y1="10.947cm" svg:x2="26.665cm" svg:y2="9.967cm">
          <text:p/>
        </draw:line>
        <draw:line draw:style-name="gr17" draw:text-style-name="P1" draw:layer="layout" svg:x1="19.163cm" svg:y1="10.946cm" svg:x2="19.1cm" svg:y2="11.009cm">
          <text:p/>
        </draw:line>
        <draw:line draw:style-name="gr17" draw:text-style-name="P1" draw:layer="layout" svg:x1="19.163cm" svg:y1="10.947cm" svg:x2="19.1cm" svg:y2="10.885cm">
          <text:p/>
        </draw:line>
        <draw:line draw:style-name="gr17" draw:text-style-name="P1" draw:layer="layout" svg:x1="26.752cm" svg:y1="9.967cm" svg:x2="26.689cm" svg:y2="10.03cm">
          <text:p/>
        </draw:line>
        <draw:line draw:style-name="gr17" draw:text-style-name="P1" draw:layer="layout" svg:x1="26.752cm" svg:y1="9.968cm" svg:x2="26.689cm" svg:y2="9.906cm">
          <text:p/>
        </draw:line>
        <draw:line draw:style-name="gr18" draw:text-style-name="P1" draw:layer="layout" svg:x1="19.031cm" svg:y1="11.366cm" svg:x2="19.205cm" svg:y2="11.366cm">
          <text:p/>
        </draw:line>
        <draw:line draw:style-name="gr18" draw:text-style-name="P1" draw:layer="layout" svg:x1="26.664cm" svg:y1="9.967cm" svg:x2="26.839cm" svg:y2="9.967cm">
          <text:p/>
        </draw:line>
        <draw:line draw:style-name="gr19" draw:text-style-name="P1" draw:layer="layout" svg:x1="19.205cm" svg:y1="11.367cm" svg:x2="26.665cm" svg:y2="9.967cm">
          <text:p/>
        </draw:line>
        <draw:line draw:style-name="gr19" draw:text-style-name="P1" draw:layer="layout" svg:x1="19.163cm" svg:y1="11.366cm" svg:x2="19.1cm" svg:y2="11.429cm">
          <text:p/>
        </draw:line>
        <draw:line draw:style-name="gr19" draw:text-style-name="P1" draw:layer="layout" svg:x1="19.163cm" svg:y1="11.367cm" svg:x2="19.1cm" svg:y2="11.304cm">
          <text:p/>
        </draw:line>
        <draw:line draw:style-name="gr19" draw:text-style-name="P1" draw:layer="layout" svg:x1="26.752cm" svg:y1="9.967cm" svg:x2="26.689cm" svg:y2="10.03cm">
          <text:p/>
        </draw:line>
        <draw:line draw:style-name="gr19" draw:text-style-name="P1" draw:layer="layout" svg:x1="26.752cm" svg:y1="9.968cm" svg:x2="26.689cm" svg:y2="9.906cm">
          <text:p/>
        </draw:line>
        <draw:line draw:style-name="gr20" draw:text-style-name="P1" draw:layer="layout" svg:x1="18.856cm" svg:y1="6.82cm" svg:x2="19.031cm" svg:y2="6.82cm">
          <text:p/>
        </draw:line>
        <draw:line draw:style-name="gr20" draw:text-style-name="P1" draw:layer="layout" svg:x1="26.664cm" svg:y1="9.967cm" svg:x2="26.839cm" svg:y2="9.967cm">
          <text:p/>
        </draw:line>
        <draw:line draw:style-name="gr21" draw:text-style-name="P1" draw:layer="layout" svg:x1="19.031cm" svg:y1="6.82cm" svg:x2="26.665cm" svg:y2="9.968cm">
          <text:p/>
        </draw:line>
        <draw:line draw:style-name="gr21" draw:text-style-name="P1" draw:layer="layout" svg:x1="18.988cm" svg:y1="6.82cm" svg:x2="18.925cm" svg:y2="6.883cm">
          <text:p/>
        </draw:line>
        <draw:line draw:style-name="gr21" draw:text-style-name="P1" draw:layer="layout" svg:x1="18.988cm" svg:y1="6.821cm" svg:x2="18.925cm" svg:y2="6.759cm">
          <text:p/>
        </draw:line>
        <draw:line draw:style-name="gr21" draw:text-style-name="P1" draw:layer="layout" svg:x1="26.752cm" svg:y1="9.967cm" svg:x2="26.689cm" svg:y2="10.03cm">
          <text:p/>
        </draw:line>
        <draw:line draw:style-name="gr21" draw:text-style-name="P1" draw:layer="layout" svg:x1="26.752cm" svg:y1="9.968cm" svg:x2="26.689cm" svg:y2="9.906cm">
          <text:p/>
        </draw:line>
        <draw:polygon draw:style-name="gr22" draw:text-style-name="P8" draw:layer="layout" svg:width="1.317cm" svg:height="0.22cm" svg:x="1.349cm" svg:y="14.058cm" svg:viewBox="0 0 1318 221" draw:points="0,0 1318,0 1318,221 0,221">
          <text:p/>
        </draw:polygon>
        <draw:polygon draw:style-name="gr23" draw:text-style-name="P1" draw:layer="layout" svg:width="1.317cm" svg:height="0.22cm" svg:x="1.349cm" svg:y="14.058cm" svg:viewBox="0 0 1318 221" draw:points="0,0 1318,0 1318,221 0,221">
          <text:p/>
        </draw:polygon>
        <draw:frame draw:style-name="gr3" draw:text-style-name="P3" draw:layer="layout" svg:width="6.509cm" svg:height="0.543cm" svg:x="11.085cm" svg:y="0.04cm">
          <draw:text-box>
            <text:p text:style-name="P2"><text:span text:style-name="T1">P</text:span><text:span text:style-name="T1">á</text:span><text:span text:style-name="T1">g</text:span><text:span text:style-name="T1">i</text:span><text:span text:style-name="T1">n</text:span><text:span text:style-name="T1">a</text:span><text:span text:style-name="T1"> </text:span><text:span text:style-name="T1">d</text:span><text:span text:style-name="T1">e</text:span><text:span text:style-name="T1"> </text:span><text:span text:style-name="T1">e</text:span><text:span text:style-name="T1">x</text:span><text:span text:style-name="T1">p</text:span><text:span text:style-name="T1">o</text:span><text:span text:style-name="T1">r</text:span><text:span text:style-name="T1">t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P</text:span><text:span text:style-name="T1">D</text:span><text:span text:style-name="T1">F</text:span></text:p>
          </draw:text-box>
        </draw:frame>
        <draw:polygon draw:style-name="gr24" draw:text-style-name="P9" draw:layer="layout" svg:width="1.317cm" svg:height="0.219cm" svg:x="1.349cm" svg:y="14.278cm" svg:viewBox="0 0 1318 220" draw:points="0,0 1318,0 1318,220 0,220">
          <text:p/>
        </draw:polygon>
        <draw:polygon draw:style-name="gr23" draw:text-style-name="P1" draw:layer="layout" svg:width="1.317cm" svg:height="0.219cm" svg:x="1.349cm" svg:y="14.278cm" svg:viewBox="0 0 1318 220" draw:points="0,0 1318,0 1318,220 0,220">
          <text:p/>
        </draw:polygon>
        <draw:frame draw:style-name="gr25" draw:text-style-name="P10" draw:layer="layout" svg:width="0.773cm" svg:height="0.192cm" svg:x="1.553cm" svg:y="14.073cm">
          <draw:text-box>
            <text:p text:style-name="P2"><text:span text:style-name="T7"><text:s/></text:span><text:span text:style-name="T7">a</text:span><text:span text:style-name="T7">r</text:span><text:span text:style-name="T7">t</text:span><text:span text:style-name="T7">i</text:span><text:span text:style-name="T7">c</text:span><text:span text:style-name="T7">u</text:span><text:span text:style-name="T7">l</text:span><text:span text:style-name="T7">o</text:span><text:span text:style-name="T7">s</text:span></text:p>
          </draw:text-box>
        </draw:frame>
        <draw:polygon draw:style-name="gr26" draw:text-style-name="P11" draw:layer="layout" svg:width="1.317cm" svg:height="0.219cm" svg:x="1.349cm" svg:y="14.497cm" svg:viewBox="0 0 1318 220" draw:points="0,0 1318,0 1318,220 0,220">
          <text:p/>
        </draw:polygon>
        <draw:polygon draw:style-name="gr23" draw:text-style-name="P1" draw:layer="layout" svg:width="1.317cm" svg:height="0.219cm" svg:x="1.349cm" svg:y="14.497cm" svg:viewBox="0 0 1318 220" draw:points="0,0 1318,0 1318,220 0,220">
          <text:p/>
        </draw:polygon>
        <draw:frame draw:style-name="gr25" draw:text-style-name="P10" draw:layer="layout" svg:width="0.179cm" svg:height="0.192cm" svg:x="1.45cm" svg:y="14.292cm">
          <draw:text-box>
            <text:p text:style-name="P2"><text:span text:style-name="T8"><text:s/></text:span><text:span text:style-name="T8">i</text:span><text:span text:style-name="T8">d</text:span></text:p>
          </draw:text-box>
        </draw:frame>
        <draw:polygon draw:style-name="gr27" draw:text-style-name="P12" draw:layer="layout" svg:width="1.317cm" svg:height="0.22cm" svg:x="1.349cm" svg:y="14.716cm" svg:viewBox="0 0 1318 221" draw:points="0,0 1318,0 1318,221 0,221">
          <text:p/>
        </draw:polygon>
        <draw:polygon draw:style-name="gr23" draw:text-style-name="P1" draw:layer="layout" svg:width="1.317cm" svg:height="0.22cm" svg:x="1.349cm" svg:y="14.716cm" svg:viewBox="0 0 1318 221" draw:points="0,0 1318,0 1318,221 0,221">
          <text:p/>
        </draw:polygon>
        <draw:frame draw:style-name="gr25" draw:text-style-name="P10" draw:layer="layout" svg:width="0.552cm" svg:height="0.192cm" svg:x="1.45cm" svg:y="14.511cm">
          <draw:text-box>
            <text:p text:style-name="P2"><text:span text:style-name="T8"><text:s/></text:span><text:span text:style-name="T8">c</text:span><text:span text:style-name="T8">o</text:span><text:span text:style-name="T8">d</text:span><text:span text:style-name="T8">i</text:span><text:span text:style-name="T8">g</text:span><text:span text:style-name="T8">o</text:span></text:p>
          </draw:text-box>
        </draw:frame>
        <draw:polygon draw:style-name="gr27" draw:text-style-name="P12" draw:layer="layout" svg:width="1.317cm" svg:height="0.219cm" svg:x="1.349cm" svg:y="14.936cm" svg:viewBox="0 0 1318 220" draw:points="0,0 1318,0 1318,220 0,220">
          <text:p/>
        </draw:polygon>
        <draw:polygon draw:style-name="gr23" draw:text-style-name="P1" draw:layer="layout" svg:width="1.317cm" svg:height="0.219cm" svg:x="1.349cm" svg:y="14.936cm" svg:viewBox="0 0 1318 220" draw:points="0,0 1318,0 1318,220 0,220">
          <text:p/>
        </draw:polygon>
        <draw:frame draw:style-name="gr25" draw:text-style-name="P10" draw:layer="layout" svg:width="0.62cm" svg:height="0.192cm" svg:x="1.45cm" svg:y="14.731cm">
          <draw:text-box>
            <text:p text:style-name="P2"><text:span text:style-name="T8"><text:s/></text:span><text:span text:style-name="T8">n</text:span><text:span text:style-name="T8">o</text:span><text:span text:style-name="T8">m</text:span><text:span text:style-name="T8">b</text:span><text:span text:style-name="T8">r</text:span><text:span text:style-name="T8">e</text:span></text:p>
          </draw:text-box>
        </draw:frame>
        <draw:polygon draw:style-name="gr27" draw:text-style-name="P12" draw:layer="layout" svg:width="1.317cm" svg:height="0.219cm" svg:x="1.349cm" svg:y="15.155cm" svg:viewBox="0 0 1318 220" draw:points="0,0 1318,0 1318,220 0,220">
          <text:p/>
        </draw:polygon>
        <draw:polygon draw:style-name="gr23" draw:text-style-name="P1" draw:layer="layout" svg:width="1.317cm" svg:height="0.219cm" svg:x="1.349cm" svg:y="15.155cm" svg:viewBox="0 0 1318 220" draw:points="0,0 1318,0 1318,220 0,220">
          <text:p/>
        </draw:polygon>
        <draw:frame draw:style-name="gr25" draw:text-style-name="P10" draw:layer="layout" svg:width="0.916cm" svg:height="0.192cm" svg:x="1.45cm" svg:y="14.95cm">
          <draw:text-box>
            <text:p text:style-name="P2"><text:span text:style-name="T8"><text:s/></text:span><text:span text:style-name="T8">d</text:span><text:span text:style-name="T8">e</text:span><text:span text:style-name="T8">s</text:span><text:span text:style-name="T8">c</text:span><text:span text:style-name="T8">r</text:span><text:span text:style-name="T8">i</text:span><text:span text:style-name="T8">p</text:span><text:span text:style-name="T8">c</text:span><text:span text:style-name="T8">i</text:span><text:span text:style-name="T8">o</text:span><text:span text:style-name="T8">n</text:span></text:p>
          </draw:text-box>
        </draw:frame>
        <draw:polygon draw:style-name="gr27" draw:text-style-name="P12" draw:layer="layout" svg:width="1.317cm" svg:height="0.22cm" svg:x="1.349cm" svg:y="15.374cm" svg:viewBox="0 0 1318 221" draw:points="0,0 1318,0 1318,221 0,221">
          <text:p/>
        </draw:polygon>
        <draw:polygon draw:style-name="gr23" draw:text-style-name="P1" draw:layer="layout" svg:width="1.317cm" svg:height="0.22cm" svg:x="1.349cm" svg:y="15.374cm" svg:viewBox="0 0 1318 221" draw:points="0,0 1318,0 1318,221 0,221">
          <text:p/>
        </draw:polygon>
        <draw:frame draw:style-name="gr25" draw:text-style-name="P10" draw:layer="layout" svg:width="0.514cm" svg:height="0.192cm" svg:x="1.45cm" svg:y="15.17cm">
          <draw:text-box>
            <text:p text:style-name="P2"><text:span text:style-name="T8"><text:s/></text:span><text:span text:style-name="T8">p</text:span><text:span text:style-name="T8">r</text:span><text:span text:style-name="T8">e</text:span><text:span text:style-name="T8">c</text:span><text:span text:style-name="T8">i</text:span><text:span text:style-name="T8">o</text:span></text:p>
          </draw:text-box>
        </draw:frame>
        <draw:polygon draw:style-name="gr27" draw:text-style-name="P12" draw:layer="layout" svg:width="1.317cm" svg:height="0.219cm" svg:x="1.349cm" svg:y="15.594cm" svg:viewBox="0 0 1318 220" draw:points="0,0 1318,0 1318,220 0,220">
          <text:p/>
        </draw:polygon>
        <draw:polygon draw:style-name="gr23" draw:text-style-name="P1" draw:layer="layout" svg:width="1.317cm" svg:height="0.219cm" svg:x="1.349cm" svg:y="15.594cm" svg:viewBox="0 0 1318 220" draw:points="0,0 1318,0 1318,220 0,220">
          <text:p/>
        </draw:polygon>
        <draw:frame draw:style-name="gr25" draw:text-style-name="P10" draw:layer="layout" svg:width="0.45cm" svg:height="0.192cm" svg:x="1.45cm" svg:y="15.389cm">
          <draw:text-box>
            <text:p text:style-name="P2"><text:span text:style-name="T8"><text:s/></text:span><text:span text:style-name="T8">c</text:span><text:span text:style-name="T8">o</text:span><text:span text:style-name="T8">s</text:span><text:span text:style-name="T8">t</text:span><text:span text:style-name="T8">e</text:span></text:p>
          </draw:text-box>
        </draw:frame>
        <draw:polygon draw:style-name="gr27" draw:text-style-name="P12" draw:layer="layout" svg:width="1.317cm" svg:height="0.219cm" svg:x="1.349cm" svg:y="15.813cm" svg:viewBox="0 0 1318 220" draw:points="0,0 1318,0 1318,220 0,220">
          <text:p/>
        </draw:polygon>
        <draw:polygon draw:style-name="gr23" draw:text-style-name="P1" draw:layer="layout" svg:width="1.317cm" svg:height="0.219cm" svg:x="1.349cm" svg:y="15.813cm" svg:viewBox="0 0 1318 220" draw:points="0,0 1318,0 1318,220 0,220">
          <text:p/>
        </draw:polygon>
        <draw:frame draw:style-name="gr25" draw:text-style-name="P10" draw:layer="layout" svg:width="0.319cm" svg:height="0.192cm" svg:x="1.45cm" svg:y="15.608cm">
          <draw:text-box>
            <text:p text:style-name="P2"><text:span text:style-name="T8"><text:s/></text:span><text:span text:style-name="T8">t</text:span><text:span text:style-name="T8">i</text:span><text:span text:style-name="T8">p</text:span><text:span text:style-name="T8">o</text:span></text:p>
          </draw:text-box>
        </draw:frame>
        <draw:polygon draw:style-name="gr22" draw:text-style-name="P8" draw:layer="layout" svg:width="0.991cm" svg:height="0.22cm" svg:x="1cm" svg:y="10.946cm" svg:viewBox="0 0 992 221" draw:points="0,0 992,0 992,221 0,221">
          <text:p/>
        </draw:polygon>
        <draw:polygon draw:style-name="gr23" draw:text-style-name="P1" draw:layer="layout" svg:width="0.991cm" svg:height="0.22cm" svg:x="1cm" svg:y="10.946cm" svg:viewBox="0 0 992 221" draw:points="0,0 992,0 992,221 0,221">
          <text:p/>
        </draw:polygon>
        <draw:frame draw:style-name="gr25" draw:text-style-name="P10" draw:layer="layout" svg:width="0.552cm" svg:height="0.192cm" svg:x="1.45cm" svg:y="15.828cm">
          <draw:text-box>
            <text:p text:style-name="P2"><text:span text:style-name="T8"><text:s/>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polygon draw:style-name="gr24" draw:text-style-name="P9" draw:layer="layout" svg:width="0.991cm" svg:height="0.219cm" svg:x="1cm" svg:y="11.166cm" svg:viewBox="0 0 992 220" draw:points="0,0 992,0 992,220 0,220">
          <text:p/>
        </draw:polygon>
        <draw:polygon draw:style-name="gr23" draw:text-style-name="P1" draw:layer="layout" svg:width="0.991cm" svg:height="0.219cm" svg:x="1cm" svg:y="11.166cm" svg:viewBox="0 0 992 220" draw:points="0,0 992,0 992,220 0,220">
          <text:p/>
        </draw:polygon>
        <draw:frame draw:style-name="gr25" draw:text-style-name="P10" draw:layer="layout" svg:width="0.637cm" svg:height="0.192cm" svg:x="1.121cm" svg:y="10.961cm">
          <draw:text-box>
            <text:p text:style-name="P2"><text:span text:style-name="T7"><text:s/></text:span><text:span text:style-name="T7">c</text:span><text:span text:style-name="T7">o</text:span><text:span text:style-name="T7">n</text:span><text:span text:style-name="T7">t</text:span><text:span text:style-name="T7">r</text:span><text:span text:style-name="T7">o</text:span><text:span text:style-name="T7">l</text:span></text:p>
          </draw:text-box>
        </draw:frame>
        <draw:polygon draw:style-name="gr27" draw:text-style-name="P12" draw:layer="layout" svg:width="0.991cm" svg:height="0.219cm" svg:x="1cm" svg:y="11.385cm" svg:viewBox="0 0 992 220" draw:points="0,0 992,0 992,220 0,220">
          <text:p/>
        </draw:polygon>
        <draw:polygon draw:style-name="gr23" draw:text-style-name="P1" draw:layer="layout" svg:width="0.991cm" svg:height="0.219cm" svg:x="1cm" svg:y="11.385cm" svg:viewBox="0 0 992 220" draw:points="0,0 992,0 992,220 0,220">
          <text:p/>
        </draw:polygon>
        <draw:frame draw:style-name="gr25" draw:text-style-name="P10" draw:layer="layout" svg:width="0.179cm" svg:height="0.192cm" svg:x="1.1cm" svg:y="11.18cm">
          <draw:text-box>
            <text:p text:style-name="P2"><text:span text:style-name="T8"><text:s/></text:span><text:span text:style-name="T8">i</text:span><text:span text:style-name="T8">d</text:span></text:p>
          </draw:text-box>
        </draw:frame>
        <draw:polygon draw:style-name="gr27" draw:text-style-name="P12" draw:layer="layout" svg:width="0.991cm" svg:height="0.22cm" svg:x="1cm" svg:y="11.604cm" svg:viewBox="0 0 992 221" draw:points="0,0 992,0 992,221 0,221">
          <text:p/>
        </draw:polygon>
        <draw:polygon draw:style-name="gr23" draw:text-style-name="P1" draw:layer="layout" svg:width="0.991cm" svg:height="0.22cm" svg:x="1cm" svg:y="11.604cm" svg:viewBox="0 0 992 221" draw:points="0,0 992,0 992,221 0,221">
          <text:p/>
        </draw:polygon>
        <draw:frame draw:style-name="gr25" draw:text-style-name="P10" draw:layer="layout" svg:width="0.632cm" svg:height="0.192cm" svg:x="1.1cm" svg:y="11.4cm">
          <draw:text-box>
            <text:p text:style-name="P2"><text:span text:style-name="T8"><text:s/></text:span><text:span text:style-name="T8">i</text:span><text:span text:style-name="T8">d</text:span><text:span text:style-name="T8">_</text:span><text:span text:style-name="T8">li</text:span><text:span text:style-name="T8">n</text:span><text:span text:style-name="T8">e</text:span><text:span text:style-name="T8">a</text:span></text:p>
          </draw:text-box>
        </draw:frame>
        <draw:polygon draw:style-name="gr22" draw:text-style-name="P8" draw:layer="layout" svg:width="1.56cm" svg:height="0.219cm" svg:x="9.636cm" svg:y="2.8cm" svg:viewBox="0 0 1561 220" draw:points="0,0 1561,0 1561,220 0,220">
          <text:p/>
        </draw:polygon>
        <draw:polygon draw:style-name="gr23" draw:text-style-name="P1" draw:layer="layout" svg:width="1.56cm" svg:height="0.219cm" svg:x="9.636cm" svg:y="2.8cm" svg:viewBox="0 0 1561 220" draw:points="0,0 1561,0 1561,220 0,220">
          <text:p/>
        </draw:polygon>
        <draw:frame draw:style-name="gr25" draw:text-style-name="P10" draw:layer="layout" svg:width="0.459cm" svg:height="0.192cm" svg:x="1.1cm" svg:y="11.619cm">
          <draw:text-box>
            <text:p text:style-name="P2"><text:span text:style-name="T8"><text:s/></text:span><text:span text:style-name="T8">f</text:span><text:span text:style-name="T8">e</text:span><text:span text:style-name="T8">c</text:span><text:span text:style-name="T8">h</text:span><text:span text:style-name="T8">a</text:span></text:p>
          </draw:text-box>
        </draw:frame>
        <draw:polygon draw:style-name="gr24" draw:text-style-name="P9" draw:layer="layout" svg:width="1.56cm" svg:height="0.219cm" svg:x="9.636cm" svg:y="3.019cm" svg:viewBox="0 0 1561 220" draw:points="0,0 1561,0 1561,220 0,220">
          <text:p/>
        </draw:polygon>
        <draw:polygon draw:style-name="gr23" draw:text-style-name="P1" draw:layer="layout" svg:width="1.56cm" svg:height="0.219cm" svg:x="9.636cm" svg:y="3.019cm" svg:viewBox="0 0 1561 220" draw:points="0,0 1561,0 1561,220 0,220">
          <text:p/>
        </draw:polygon>
        <draw:frame draw:style-name="gr25" draw:text-style-name="P10" draw:layer="layout" svg:width="0.777cm" svg:height="0.192cm" svg:x="9.966cm" svg:y="2.814cm">
          <draw:text-box>
            <text:p text:style-name="P2"><text:span text:style-name="T7"><text:s/></text:span><text:span text:style-name="T7">e</text:span><text:span text:style-name="T7">m</text:span><text:span text:style-name="T7">p</text:span><text:span text:style-name="T7">r</text:span><text:span text:style-name="T7">e</text:span><text:span text:style-name="T7">s</text:span><text:span text:style-name="T7">a</text:span></text:p>
          </draw:text-box>
        </draw:frame>
        <draw:polygon draw:style-name="gr26" draw:text-style-name="P11" draw:layer="layout" svg:width="1.56cm" svg:height="0.22cm" svg:x="9.636cm" svg:y="3.238cm" svg:viewBox="0 0 1561 221" draw:points="0,0 1561,0 1561,221 0,221">
          <text:p/>
        </draw:polygon>
        <draw:polygon draw:style-name="gr23" draw:text-style-name="P1" draw:layer="layout" svg:width="1.56cm" svg:height="0.22cm" svg:x="9.636cm" svg:y="3.238cm" svg:viewBox="0 0 1561 221" draw:points="0,0 1561,0 1561,221 0,221">
          <text:p/>
        </draw:polygon>
        <draw:frame draw:style-name="gr25" draw:text-style-name="P10" draw:layer="layout" svg:width="0.179cm" svg:height="0.192cm" svg:x="9.736cm" svg:y="3.033cm">
          <draw:text-box>
            <text:p text:style-name="P2"><text:span text:style-name="T8"><text:s/></text:span><text:span text:style-name="T8">i</text:span><text:span text:style-name="T8">d</text:span></text:p>
          </draw:text-box>
        </draw:frame>
        <draw:polygon draw:style-name="gr27" draw:text-style-name="P12" draw:layer="layout" svg:width="1.56cm" svg:height="0.219cm" svg:x="9.636cm" svg:y="3.458cm" svg:viewBox="0 0 1561 220" draw:points="0,0 1561,0 1561,220 0,220">
          <text:p/>
        </draw:polygon>
        <draw:polygon draw:style-name="gr23" draw:text-style-name="P1" draw:layer="layout" svg:width="1.56cm" svg:height="0.219cm" svg:x="9.636cm" svg:y="3.458cm" svg:viewBox="0 0 1561 220" draw:points="0,0 1561,0 1561,220 0,220">
          <text:p/>
        </draw:polygon>
        <draw:frame draw:style-name="gr25" draw:text-style-name="P10" draw:layer="layout" svg:width="0.62cm" svg:height="0.192cm" svg:x="9.736cm" svg:y="3.253cm">
          <draw:text-box>
            <text:p text:style-name="P2"><text:span text:style-name="T8"><text:s/></text:span><text:span text:style-name="T8">n</text:span><text:span text:style-name="T8">o</text:span><text:span text:style-name="T8">m</text:span><text:span text:style-name="T8">b</text:span><text:span text:style-name="T8">r</text:span><text:span text:style-name="T8">e</text:span></text:p>
          </draw:text-box>
        </draw:frame>
        <draw:polygon draw:style-name="gr27" draw:text-style-name="P12" draw:layer="layout" svg:width="1.56cm" svg:height="0.219cm" svg:x="9.636cm" svg:y="3.677cm" svg:viewBox="0 0 1561 220" draw:points="0,0 1561,0 1561,220 0,220">
          <text:p/>
        </draw:polygon>
        <draw:polygon draw:style-name="gr23" draw:text-style-name="P1" draw:layer="layout" svg:width="1.56cm" svg:height="0.219cm" svg:x="9.636cm" svg:y="3.677cm" svg:viewBox="0 0 1561 220" draw:points="0,0 1561,0 1561,220 0,220">
          <text:p/>
        </draw:polygon>
        <draw:frame draw:style-name="gr25" draw:text-style-name="P10" draw:layer="layout" svg:width="0.222cm" svg:height="0.192cm" svg:x="9.736cm" svg:y="3.472cm">
          <draw:text-box>
            <text:p text:style-name="P2"><text:span text:style-name="T8"><text:s/></text:span><text:span text:style-name="T8">n</text:span><text:span text:style-name="T8">i</text:span><text:span text:style-name="T8">f</text:span></text:p>
          </draw:text-box>
        </draw:frame>
        <draw:polygon draw:style-name="gr27" draw:text-style-name="P12" draw:layer="layout" svg:width="1.56cm" svg:height="0.22cm" svg:x="9.636cm" svg:y="3.896cm" svg:viewBox="0 0 1561 221" draw:points="0,0 1561,0 1561,221 0,221">
          <text:p/>
        </draw:polygon>
        <draw:polygon draw:style-name="gr23" draw:text-style-name="P1" draw:layer="layout" svg:width="1.56cm" svg:height="0.22cm" svg:x="9.636cm" svg:y="3.896cm" svg:viewBox="0 0 1561 221" draw:points="0,0 1561,0 1561,221 0,221">
          <text:p/>
        </draw:polygon>
        <draw:frame draw:style-name="gr25" draw:text-style-name="P10" draw:layer="layout" svg:width="0.459cm" svg:height="0.192cm" svg:x="9.736cm" svg:y="3.691cm">
          <draw:text-box>
            <text:p text:style-name="P2"><text:span text:style-name="T8"><text:s/></text:span><text:span text:style-name="T8">f</text:span><text:span text:style-name="T8">e</text:span><text:span text:style-name="T8">c</text:span><text:span text:style-name="T8">h</text:span><text:span text:style-name="T8">a</text:span></text:p>
          </draw:text-box>
        </draw:frame>
        <draw:polygon draw:style-name="gr27" draw:text-style-name="P12" draw:layer="layout" svg:width="1.56cm" svg:height="0.219cm" svg:x="9.636cm" svg:y="4.116cm" svg:viewBox="0 0 1561 220" draw:points="0,0 1561,0 1561,220 0,220">
          <text:p/>
        </draw:polygon>
        <draw:polygon draw:style-name="gr23" draw:text-style-name="P1" draw:layer="layout" svg:width="1.56cm" svg:height="0.219cm" svg:x="9.636cm" svg:y="4.116cm" svg:viewBox="0 0 1561 220" draw:points="0,0 1561,0 1561,220 0,220">
          <text:p/>
        </draw:polygon>
        <draw:frame draw:style-name="gr25" draw:text-style-name="P10" draw:layer="layout" svg:width="1.132cm" svg:height="0.192cm" svg:x="9.736cm" svg:y="3.911cm">
          <draw:text-box>
            <text:p text:style-name="P2"><text:span text:style-name="T8"><text:s/></text:span><text:span text:style-name="T8">u</text:span><text:span text:style-name="T8">lt</text:span><text:span text:style-name="T8">i</text:span><text:span text:style-name="T8">m</text:span><text:span text:style-name="T8">o</text:span><text:span text:style-name="T8">_</text:span><text:span text:style-name="T8">a</text:span><text:span text:style-name="T8">c</text:span><text:span text:style-name="T8">c</text:span><text:span text:style-name="T8">e</text:span><text:span text:style-name="T8">s</text:span><text:span text:style-name="T8">o</text:span></text:p>
          </draw:text-box>
        </draw:frame>
        <draw:polygon draw:style-name="gr27" draw:text-style-name="P12" draw:layer="layout" svg:width="1.56cm" svg:height="0.219cm" svg:x="9.636cm" svg:y="4.335cm" svg:viewBox="0 0 1561 220" draw:points="0,0 1561,0 1561,220 0,220">
          <text:p/>
        </draw:polygon>
        <draw:polygon draw:style-name="gr23" draw:text-style-name="P1" draw:layer="layout" svg:width="1.56cm" svg:height="0.219cm" svg:x="9.636cm" svg:y="4.335cm" svg:viewBox="0 0 1561 220" draw:points="0,0 1561,0 1561,220 0,220">
          <text:p/>
        </draw:polygon>
        <draw:frame draw:style-name="gr25" draw:text-style-name="P10" draw:layer="layout" svg:width="0.446cm" svg:height="0.192cm" svg:x="9.736cm" svg:y="4.13cm">
          <draw:text-box>
            <text:p text:style-name="P2"><text:span text:style-name="T8"><text:s/></text:span><text:span text:style-name="T8">e</text:span><text:span text:style-name="T8">m</text:span><text:span text:style-name="T8">a</text:span><text:span text:style-name="T8">il</text:span></text:p>
          </draw:text-box>
        </draw:frame>
        <draw:polygon draw:style-name="gr27" draw:text-style-name="P12" draw:layer="layout" svg:width="1.56cm" svg:height="0.22cm" svg:x="9.636cm" svg:y="4.554cm" svg:viewBox="0 0 1561 221" draw:points="0,0 1561,0 1561,221 0,221">
          <text:p/>
        </draw:polygon>
        <draw:polygon draw:style-name="gr23" draw:text-style-name="P1" draw:layer="layout" svg:width="1.56cm" svg:height="0.22cm" svg:x="9.636cm" svg:y="4.554cm" svg:viewBox="0 0 1561 221" draw:points="0,0 1561,0 1561,221 0,221">
          <text:p/>
        </draw:polygon>
        <draw:frame draw:style-name="gr25" draw:text-style-name="P10" draw:layer="layout" svg:width="0.641cm" svg:height="0.192cm" svg:x="9.736cm" svg:y="4.35cm">
          <draw:text-box>
            <text:p text:style-name="P2"><text:span text:style-name="T8"><text:s/></text:span><text:span text:style-name="T8">t</text:span><text:span text:style-name="T8">e</text:span><text:span text:style-name="T8">l</text:span><text:span text:style-name="T8">e</text:span><text:span text:style-name="T8">f</text:span><text:span text:style-name="T8">o</text:span><text:span text:style-name="T8">n</text:span><text:span text:style-name="T8">o</text:span></text:p>
          </draw:text-box>
        </draw:frame>
        <draw:polygon draw:style-name="gr27" draw:text-style-name="P12" draw:layer="layout" svg:width="1.56cm" svg:height="0.219cm" svg:x="9.636cm" svg:y="4.774cm" svg:viewBox="0 0 1561 220" draw:points="0,0 1561,0 1561,220 0,220">
          <text:p/>
        </draw:polygon>
        <draw:polygon draw:style-name="gr23" draw:text-style-name="P1" draw:layer="layout" svg:width="1.56cm" svg:height="0.219cm" svg:x="9.636cm" svg:y="4.774cm" svg:viewBox="0 0 1561 220" draw:points="0,0 1561,0 1561,220 0,220">
          <text:p/>
        </draw:polygon>
        <draw:frame draw:style-name="gr25" draw:text-style-name="P10" draw:layer="layout" svg:width="0.395cm" svg:height="0.192cm" svg:x="9.736cm" svg:y="4.569cm">
          <draw:text-box>
            <text:p text:style-name="P2"><text:span text:style-name="T8"><text:s/></text:span><text:span text:style-name="T8">c</text:span><text:span text:style-name="T8">a</text:span><text:span text:style-name="T8">ll</text:span><text:span text:style-name="T8">e</text:span></text:p>
          </draw:text-box>
        </draw:frame>
        <draw:polygon draw:style-name="gr27" draw:text-style-name="P12" draw:layer="layout" svg:width="1.56cm" svg:height="0.219cm" svg:x="9.636cm" svg:y="4.993cm" svg:viewBox="0 0 1561 220" draw:points="0,0 1561,0 1561,220 0,220">
          <text:p/>
        </draw:polygon>
        <draw:polygon draw:style-name="gr23" draw:text-style-name="P1" draw:layer="layout" svg:width="1.56cm" svg:height="0.219cm" svg:x="9.636cm" svg:y="4.993cm" svg:viewBox="0 0 1561 220" draw:points="0,0 1561,0 1561,220 0,220">
          <text:p/>
        </draw:polygon>
        <draw:frame draw:style-name="gr25" draw:text-style-name="P10" draw:layer="layout" svg:width="0.616cm" svg:height="0.192cm" svg:x="9.736cm" svg:y="4.788cm">
          <draw:text-box>
            <text:p text:style-name="P2"><text:span text:style-name="T8"><text:s/></text:span><text:span text:style-name="T8">n</text:span><text:span text:style-name="T8">u</text:span><text:span text:style-name="T8">m</text:span><text:span text:style-name="T8">e</text:span><text:span text:style-name="T8">r</text:span><text:span text:style-name="T8">o</text:span></text:p>
          </draw:text-box>
        </draw:frame>
        <draw:polygon draw:style-name="gr27" draw:text-style-name="P12" draw:layer="layout" svg:width="1.56cm" svg:height="0.22cm" svg:x="9.636cm" svg:y="5.212cm" svg:viewBox="0 0 1561 221" draw:points="0,0 1561,0 1561,221 0,221">
          <text:p/>
        </draw:polygon>
        <draw:polygon draw:style-name="gr23" draw:text-style-name="P1" draw:layer="layout" svg:width="1.56cm" svg:height="0.22cm" svg:x="9.636cm" svg:y="5.212cm" svg:viewBox="0 0 1561 221" draw:points="0,0 1561,0 1561,221 0,221">
          <text:p/>
        </draw:polygon>
        <draw:frame draw:style-name="gr25" draw:text-style-name="P10" draw:layer="layout" svg:width="0.357cm" svg:height="0.192cm" svg:x="9.736cm" svg:y="5.008cm">
          <draw:text-box>
            <text:p text:style-name="P2"><text:span text:style-name="T8"><text:s/></text:span><text:span text:style-name="T8">p</text:span><text:span text:style-name="T8">i</text:span><text:span text:style-name="T8">s</text:span><text:span text:style-name="T8">o</text:span></text:p>
          </draw:text-box>
        </draw:frame>
        <draw:polygon draw:style-name="gr27" draw:text-style-name="P12" draw:layer="layout" svg:width="1.56cm" svg:height="0.219cm" svg:x="9.636cm" svg:y="5.432cm" svg:viewBox="0 0 1561 220" draw:points="0,0 1561,0 1561,220 0,220">
          <text:p/>
        </draw:polygon>
        <draw:polygon draw:style-name="gr23" draw:text-style-name="P1" draw:layer="layout" svg:width="1.56cm" svg:height="0.219cm" svg:x="9.636cm" svg:y="5.432cm" svg:viewBox="0 0 1561 220" draw:points="0,0 1561,0 1561,220 0,220">
          <text:p/>
        </draw:polygon>
        <draw:frame draw:style-name="gr25" draw:text-style-name="P10" draw:layer="layout" svg:width="0.687cm" svg:height="0.192cm" svg:x="9.736cm" svg:y="5.227cm">
          <draw:text-box>
            <text:p text:style-name="P2"><text:span text:style-name="T8"><text:s/></text:span><text:span text:style-name="T8">e</text:span><text:span text:style-name="T8">s</text:span><text:span text:style-name="T8">c</text:span><text:span text:style-name="T8">a</text:span><text:span text:style-name="T8">l</text:span><text:span text:style-name="T8">e</text:span><text:span text:style-name="T8">r</text:span><text:span text:style-name="T8">a</text:span></text:p>
          </draw:text-box>
        </draw:frame>
        <draw:polygon draw:style-name="gr27" draw:text-style-name="P12" draw:layer="layout" svg:width="1.56cm" svg:height="0.219cm" svg:x="9.636cm" svg:y="5.651cm" svg:viewBox="0 0 1561 220" draw:points="0,0 1561,0 1561,220 0,220">
          <text:p/>
        </draw:polygon>
        <draw:polygon draw:style-name="gr23" draw:text-style-name="P1" draw:layer="layout" svg:width="1.56cm" svg:height="0.219cm" svg:x="9.636cm" svg:y="5.651cm" svg:viewBox="0 0 1561 220" draw:points="0,0 1561,0 1561,220 0,220">
          <text:p/>
        </draw:polygon>
        <draw:frame draw:style-name="gr25" draw:text-style-name="P10" draw:layer="layout" svg:width="0.776cm" svg:height="0.192cm" svg:x="9.736cm" svg:y="5.446cm">
          <draw:text-box>
            <text:p text:style-name="P2"><text:span text:style-name="T8"><text:s/></text:span><text:span text:style-name="T8">p</text:span><text:span text:style-name="T8">o</text:span><text:span text:style-name="T8">b</text:span><text:span text:style-name="T8">l</text:span><text:span text:style-name="T8">a</text:span><text:span text:style-name="T8">c</text:span><text:span text:style-name="T8">i</text:span><text:span text:style-name="T8">o</text:span><text:span text:style-name="T8">n</text:span></text:p>
          </draw:text-box>
        </draw:frame>
        <draw:polygon draw:style-name="gr27" draw:text-style-name="P12" draw:layer="layout" svg:width="1.56cm" svg:height="0.22cm" svg:x="9.636cm" svg:y="5.87cm" svg:viewBox="0 0 1561 221" draw:points="0,0 1561,0 1561,221 0,221">
          <text:p/>
        </draw:polygon>
        <draw:polygon draw:style-name="gr23" draw:text-style-name="P1" draw:layer="layout" svg:width="1.56cm" svg:height="0.22cm" svg:x="9.636cm" svg:y="5.87cm" svg:viewBox="0 0 1561 221" draw:points="0,0 1561,0 1561,221 0,221">
          <text:p/>
        </draw:polygon>
        <draw:frame draw:style-name="gr25" draw:text-style-name="P10" draw:layer="layout" svg:width="0.281cm" svg:height="0.192cm" svg:x="9.736cm" svg:y="5.666cm">
          <draw:text-box>
            <text:p text:style-name="P2"><text:span text:style-name="T8"><text:s/></text:span><text:span text:style-name="T8">C</text:span><text:span text:style-name="T8">P</text:span></text:p>
          </draw:text-box>
        </draw:frame>
        <draw:polygon draw:style-name="gr27" draw:text-style-name="P12" draw:layer="layout" svg:width="1.56cm" svg:height="0.219cm" svg:x="9.636cm" svg:y="6.09cm" svg:viewBox="0 0 1561 220" draw:points="0,0 1561,0 1561,220 0,220">
          <text:p/>
        </draw:polygon>
        <draw:polygon draw:style-name="gr23" draw:text-style-name="P1" draw:layer="layout" svg:width="1.56cm" svg:height="0.219cm" svg:x="9.636cm" svg:y="6.09cm" svg:viewBox="0 0 1561 220" draw:points="0,0 1561,0 1561,220 0,220">
          <text:p/>
        </draw:polygon>
        <draw:frame draw:style-name="gr25" draw:text-style-name="P10" draw:layer="layout" svg:width="0.73cm" svg:height="0.192cm" svg:x="9.736cm" svg:y="5.885cm">
          <draw:text-box>
            <text:p text:style-name="P2"><text:span text:style-name="T8"><text:s/></text:span><text:span text:style-name="T8">p</text:span><text:span text:style-name="T8">r</text:span><text:span text:style-name="T8">o</text:span><text:span text:style-name="T8">v</text:span><text:span text:style-name="T8">i</text:span><text:span text:style-name="T8">n</text:span><text:span text:style-name="T8">c</text:span><text:span text:style-name="T8">i</text:span><text:span text:style-name="T8">a</text:span></text:p>
          </draw:text-box>
        </draw:frame>
        <draw:polygon draw:style-name="gr27" draw:text-style-name="P12" draw:layer="layout" svg:width="1.56cm" svg:height="0.22cm" svg:x="9.636cm" svg:y="6.309cm" svg:viewBox="0 0 1561 221" draw:points="0,0 1561,0 1561,221 0,221">
          <text:p/>
        </draw:polygon>
        <draw:polygon draw:style-name="gr23" draw:text-style-name="P1" draw:layer="layout" svg:width="1.56cm" svg:height="0.22cm" svg:x="9.636cm" svg:y="6.309cm" svg:viewBox="0 0 1561 221" draw:points="0,0 1561,0 1561,221 0,221">
          <text:p/>
        </draw:polygon>
        <draw:frame draw:style-name="gr25" draw:text-style-name="P10" draw:layer="layout" svg:width="0.357cm" svg:height="0.192cm" svg:x="9.736cm" svg:y="6.104cm">
          <draw:text-box>
            <text:p text:style-name="P2"><text:span text:style-name="T8"><text:s/></text:span><text:span text:style-name="T8">p</text:span><text:span text:style-name="T8">a</text:span><text:span text:style-name="T8">i</text:span><text:span text:style-name="T8">s</text:span></text:p>
          </draw:text-box>
        </draw:frame>
        <draw:polygon draw:style-name="gr22" draw:text-style-name="P8" draw:layer="layout" svg:width="1.243cm" svg:height="0.219cm" svg:x="26.034cm" svg:y="3.254cm" svg:viewBox="0 0 1244 220" draw:points="0,0 1244,0 1244,220 0,220">
          <text:p/>
        </draw:polygon>
        <draw:polygon draw:style-name="gr23" draw:text-style-name="P1" draw:layer="layout" svg:width="1.243cm" svg:height="0.219cm" svg:x="26.034cm" svg:y="3.254cm" svg:viewBox="0 0 1244 220" draw:points="0,0 1244,0 1244,220 0,220">
          <text:p/>
        </draw:polygon>
        <draw:frame draw:style-name="gr25" draw:text-style-name="P10" draw:layer="layout" svg:width="0.26cm" svg:height="0.192cm" svg:x="9.736cm" svg:y="6.324cm">
          <draw:text-box>
            <text:p text:style-name="P2"><text:span text:style-name="T8"><text:s/></text:span><text:span text:style-name="T8">i</text:span><text:span text:style-name="T8">v</text:span><text:span text:style-name="T8">a</text:span></text:p>
          </draw:text-box>
        </draw:frame>
        <draw:polygon draw:style-name="gr24" draw:text-style-name="P9" draw:layer="layout" svg:width="1.243cm" svg:height="0.22cm" svg:x="26.034cm" svg:y="3.473cm" svg:viewBox="0 0 1244 221" draw:points="0,0 1244,0 1244,221 0,221">
          <text:p/>
        </draw:polygon>
        <draw:polygon draw:style-name="gr23" draw:text-style-name="P1" draw:layer="layout" svg:width="1.243cm" svg:height="0.22cm" svg:x="26.034cm" svg:y="3.473cm" svg:viewBox="0 0 1244 221" draw:points="0,0 1244,0 1244,221 0,221">
          <text:p/>
        </draw:polygon>
        <draw:frame draw:style-name="gr25" draw:text-style-name="P10" draw:layer="layout" svg:width="0.722cm" svg:height="0.192cm" svg:x="26.223cm" svg:y="3.269cm">
          <draw:text-box>
            <text:p text:style-name="P2"><text:span text:style-name="T7"><text:s/></text:span><text:span text:style-name="T7">h</text:span><text:span text:style-name="T7">i</text:span><text:span text:style-name="T7">s</text:span><text:span text:style-name="T7">t</text:span><text:span text:style-name="T7">o</text:span><text:span text:style-name="T7">r</text:span><text:span text:style-name="T7">i</text:span><text:span text:style-name="T7">a</text:span><text:span text:style-name="T7">l</text:span></text:p>
          </draw:text-box>
        </draw:frame>
        <draw:polygon draw:style-name="gr27" draw:text-style-name="P12" draw:layer="layout" svg:width="1.243cm" svg:height="0.219cm" svg:x="26.034cm" svg:y="3.693cm" svg:viewBox="0 0 1244 220" draw:points="0,0 1244,0 1244,220 0,220">
          <text:p/>
        </draw:polygon>
        <draw:polygon draw:style-name="gr23" draw:text-style-name="P1" draw:layer="layout" svg:width="1.243cm" svg:height="0.219cm" svg:x="26.034cm" svg:y="3.693cm" svg:viewBox="0 0 1244 220" draw:points="0,0 1244,0 1244,220 0,220">
          <text:p/>
        </draw:polygon>
        <draw:frame draw:style-name="gr25" draw:text-style-name="P10" draw:layer="layout" svg:width="0.179cm" svg:height="0.192cm" svg:x="26.135cm" svg:y="3.488cm">
          <draw:text-box>
            <text:p text:style-name="P2"><text:span text:style-name="T8"><text:s/></text:span><text:span text:style-name="T8">i</text:span><text:span text:style-name="T8">d</text:span></text:p>
          </draw:text-box>
        </draw:frame>
        <draw:polygon draw:style-name="gr27" draw:text-style-name="P12" draw:layer="layout" svg:width="1.243cm" svg:height="0.219cm" svg:x="26.034cm" svg:y="3.912cm" svg:viewBox="0 0 1244 220" draw:points="0,0 1244,0 1244,220 0,220">
          <text:p/>
        </draw:polygon>
        <draw:polygon draw:style-name="gr23" draw:text-style-name="P1" draw:layer="layout" svg:width="1.243cm" svg:height="0.219cm" svg:x="26.034cm" svg:y="3.912cm" svg:viewBox="0 0 1244 220" draw:points="0,0 1244,0 1244,220 0,220">
          <text:p/>
        </draw:polygon>
        <draw:frame draw:style-name="gr25" draw:text-style-name="P10" draw:layer="layout" svg:width="0.831cm" svg:height="0.192cm" svg:x="26.135cm" svg:y="3.707cm">
          <draw:text-box>
            <text:p text:style-name="P2"><text:span text:style-name="T8"><text:s/></text:span><text:span text:style-name="T8">i</text:span><text:span text:style-name="T8">d</text:span><text:span text:style-name="T8">_</text:span><text:span text:style-name="T8">u</text:span><text:span text:style-name="T8">s</text:span><text:span text:style-name="T8">u</text:span><text:span text:style-name="T8">a</text:span><text:span text:style-name="T8">r</text:span><text:span text:style-name="T8">i</text:span><text:span text:style-name="T8">o</text:span></text:p>
          </draw:text-box>
        </draw:frame>
        <draw:polygon draw:style-name="gr26" draw:text-style-name="P11" draw:layer="layout" svg:width="1.243cm" svg:height="0.22cm" svg:x="26.034cm" svg:y="4.131cm" svg:viewBox="0 0 1244 221" draw:points="0,0 1244,0 1244,221 0,221">
          <text:p/>
        </draw:polygon>
        <draw:polygon draw:style-name="gr23" draw:text-style-name="P1" draw:layer="layout" svg:width="1.243cm" svg:height="0.22cm" svg:x="26.034cm" svg:y="4.131cm" svg:viewBox="0 0 1244 221" draw:points="0,0 1244,0 1244,221 0,221">
          <text:p/>
        </draw:polygon>
        <draw:frame draw:style-name="gr25" draw:text-style-name="P10" draw:layer="layout" svg:width="0.848cm" svg:height="0.192cm" svg:x="26.135cm" svg:y="3.927cm">
          <draw:text-box>
            <text:p text:style-name="P2"><text:span text:style-name="T8"><text:s/></text:span><text:span text:style-name="T8">i</text:span><text:span text:style-name="T8">d</text:span><text:span text:style-name="T8">_</text:span><text:span text:style-name="T8">r</text:span><text:span text:style-name="T8">e</text:span><text:span text:style-name="T8">g</text:span><text:span text:style-name="T8">i</text:span><text:span text:style-name="T8">s</text:span><text:span text:style-name="T8">t</text:span><text:span text:style-name="T8">r</text:span><text:span text:style-name="T8">o</text:span></text:p>
          </draw:text-box>
        </draw:frame>
        <draw:polygon draw:style-name="gr27" draw:text-style-name="P12" draw:layer="layout" svg:width="1.243cm" svg:height="0.219cm" svg:x="26.034cm" svg:y="4.351cm" svg:viewBox="0 0 1244 220" draw:points="0,0 1244,0 1244,220 0,220">
          <text:p/>
        </draw:polygon>
        <draw:polygon draw:style-name="gr23" draw:text-style-name="P1" draw:layer="layout" svg:width="1.243cm" svg:height="0.219cm" svg:x="26.034cm" svg:y="4.351cm" svg:viewBox="0 0 1244 220" draw:points="0,0 1244,0 1244,220 0,220">
          <text:p/>
        </draw:polygon>
        <draw:frame draw:style-name="gr25" draw:text-style-name="P10" draw:layer="layout" svg:width="0.412cm" svg:height="0.192cm" svg:x="26.135cm" svg:y="4.146cm">
          <draw:text-box>
            <text:p text:style-name="P2"><text:span text:style-name="T8"><text:s/></text:span><text:span text:style-name="T8">t</text:span><text:span text:style-name="T8">a</text:span><text:span text:style-name="T8">b</text:span><text:span text:style-name="T8">l</text:span><text:span text:style-name="T8">a</text:span></text:p>
          </draw:text-box>
        </draw:frame>
        <draw:polygon draw:style-name="gr27" draw:text-style-name="P12" draw:layer="layout" svg:width="1.243cm" svg:height="0.22cm" svg:x="26.034cm" svg:y="4.57cm" svg:viewBox="0 0 1244 221" draw:points="0,0 1244,0 1244,221 0,221">
          <text:p/>
        </draw:polygon>
        <draw:polygon draw:style-name="gr23" draw:text-style-name="P1" draw:layer="layout" svg:width="1.243cm" svg:height="0.22cm" svg:x="26.034cm" svg:y="4.57cm" svg:viewBox="0 0 1244 221" draw:points="0,0 1244,0 1244,221 0,221">
          <text:p/>
        </draw:polygon>
        <draw:frame draw:style-name="gr25" draw:text-style-name="P10" draw:layer="layout" svg:width="0.459cm" svg:height="0.192cm" svg:x="26.135cm" svg:y="4.365cm">
          <draw:text-box>
            <text:p text:style-name="P2"><text:span text:style-name="T8"><text:s/></text:span><text:span text:style-name="T8">f</text:span><text:span text:style-name="T8">e</text:span><text:span text:style-name="T8">c</text:span><text:span text:style-name="T8">h</text:span><text:span text:style-name="T8">a</text:span></text:p>
          </draw:text-box>
        </draw:frame>
        <draw:polygon draw:style-name="gr22" draw:text-style-name="P8" draw:layer="layout" svg:width="1.081cm" svg:height="0.219cm" svg:x="9.286cm" svg:y="14.338cm" svg:viewBox="0 0 1082 220" draw:points="0,0 1082,0 1082,220 0,220">
          <text:p/>
        </draw:polygon>
        <draw:polygon draw:style-name="gr23" draw:text-style-name="P1" draw:layer="layout" svg:width="1.081cm" svg:height="0.219cm" svg:x="9.286cm" svg:y="14.338cm" svg:viewBox="0 0 1082 220" draw:points="0,0 1082,0 1082,220 0,220">
          <text:p/>
        </draw:polygon>
        <draw:frame draw:style-name="gr25" draw:text-style-name="P10" draw:layer="layout" svg:width="0.539cm" svg:height="0.192cm" svg:x="26.135cm" svg:y="4.585cm">
          <draw:text-box>
            <text:p text:style-name="P2"><text:span text:style-name="T8"><text:s/></text:span><text:span text:style-name="T8">a</text:span><text:span text:style-name="T8">c</text:span><text:span text:style-name="T8">c</text:span><text:span text:style-name="T8">i</text:span><text:span text:style-name="T8">o</text:span><text:span text:style-name="T8">n</text:span></text:p>
          </draw:text-box>
        </draw:frame>
        <draw:polygon draw:style-name="gr24" draw:text-style-name="P9" draw:layer="layout" svg:width="1.081cm" svg:height="0.22cm" svg:x="9.286cm" svg:y="14.557cm" svg:viewBox="0 0 1082 221" draw:points="0,0 1082,0 1082,221 0,221">
          <text:p/>
        </draw:polygon>
        <draw:polygon draw:style-name="gr23" draw:text-style-name="P1" draw:layer="layout" svg:width="1.081cm" svg:height="0.22cm" svg:x="9.286cm" svg:y="14.557cm" svg:viewBox="0 0 1082 221" draw:points="0,0 1082,0 1082,221 0,221">
          <text:p/>
        </draw:polygon>
        <draw:frame draw:style-name="gr25" draw:text-style-name="P10" draw:layer="layout" svg:width="0.544cm" svg:height="0.192cm" svg:x="9.508cm" svg:y="14.352cm">
          <draw:text-box>
            <text:p text:style-name="P2"><text:span text:style-name="T7"><text:s/></text:span><text:span text:style-name="T7">l</text:span><text:span text:style-name="T7">i</text:span><text:span text:style-name="T7">n</text:span><text:span text:style-name="T7">e</text:span><text:span text:style-name="T7">a</text:span><text:span text:style-name="T7">s</text:span></text:p>
          </draw:text-box>
        </draw:frame>
        <draw:polygon draw:style-name="gr27" draw:text-style-name="P12" draw:layer="layout" svg:width="1.081cm" svg:height="0.219cm" svg:x="9.286cm" svg:y="14.777cm" svg:viewBox="0 0 1082 220" draw:points="0,0 1082,0 1082,220 0,220">
          <text:p/>
        </draw:polygon>
        <draw:polygon draw:style-name="gr23" draw:text-style-name="P1" draw:layer="layout" svg:width="1.081cm" svg:height="0.219cm" svg:x="9.286cm" svg:y="14.777cm" svg:viewBox="0 0 1082 220" draw:points="0,0 1082,0 1082,220 0,220">
          <text:p/>
        </draw:polygon>
        <draw:frame draw:style-name="gr25" draw:text-style-name="P10" draw:layer="layout" svg:width="0.179cm" svg:height="0.192cm" svg:x="9.387cm" svg:y="14.572cm">
          <draw:text-box>
            <text:p text:style-name="P2"><text:span text:style-name="T8"><text:s/></text:span><text:span text:style-name="T8">i</text:span><text:span text:style-name="T8">d</text:span></text:p>
          </draw:text-box>
        </draw:frame>
        <draw:polygon draw:style-name="gr27" draw:text-style-name="P12" draw:layer="layout" svg:width="1.081cm" svg:height="0.219cm" svg:x="9.286cm" svg:y="14.996cm" svg:viewBox="0 0 1082 220" draw:points="0,0 1082,0 1082,220 0,220">
          <text:p/>
        </draw:polygon>
        <draw:polygon draw:style-name="gr23" draw:text-style-name="P1" draw:layer="layout" svg:width="1.081cm" svg:height="0.219cm" svg:x="9.286cm" svg:y="14.996cm" svg:viewBox="0 0 1082 220" draw:points="0,0 1082,0 1082,220 0,220">
          <text:p/>
        </draw:polygon>
        <draw:frame draw:style-name="gr25" draw:text-style-name="P10" draw:layer="layout" svg:width="0.679cm" svg:height="0.192cm" svg:x="9.387cm" svg:y="14.791cm">
          <draw:text-box>
            <text:p text:style-name="P2"><text:span text:style-name="T8"><text:s/></text:span><text:span text:style-name="T8">i</text:span><text:span text:style-name="T8">d</text:span><text:span text:style-name="T8">_</text:span><text:span text:style-name="T8">t</text:span><text:span text:style-name="T8">i</text:span><text:span text:style-name="T8">c</text:span><text:span text:style-name="T8">k</text:span><text:span text:style-name="T8">e</text:span><text:span text:style-name="T8">t</text:span></text:p>
          </draw:text-box>
        </draw:frame>
        <draw:polygon draw:style-name="gr27" draw:text-style-name="P12" draw:layer="layout" svg:width="1.081cm" svg:height="0.22cm" svg:x="9.286cm" svg:y="15.215cm" svg:viewBox="0 0 1082 221" draw:points="0,0 1082,0 1082,221 0,221">
          <text:p/>
        </draw:polygon>
        <draw:polygon draw:style-name="gr23" draw:text-style-name="P1" draw:layer="layout" svg:width="1.081cm" svg:height="0.22cm" svg:x="9.286cm" svg:y="15.215cm" svg:viewBox="0 0 1082 221" draw:points="0,0 1082,0 1082,221 0,221">
          <text:p/>
        </draw:polygon>
        <draw:frame draw:style-name="gr25" draw:text-style-name="P10" draw:layer="layout" svg:width="0.594cm" svg:height="0.192cm" svg:x="9.387cm" svg:y="15.011cm">
          <draw:text-box>
            <text:p text:style-name="P2"><text:span text:style-name="T8"><text:s/></text:span><text:span text:style-name="T8">a</text:span><text:span text:style-name="T8">r</text:span><text:span text:style-name="T8">t</text:span><text:span text:style-name="T8">i</text:span><text:span text:style-name="T8">c</text:span><text:span text:style-name="T8">u</text:span><text:span text:style-name="T8">l</text:span><text:span text:style-name="T8">o</text:span></text:p>
          </draw:text-box>
        </draw:frame>
        <draw:polygon draw:style-name="gr27" draw:text-style-name="P12" draw:layer="layout" svg:width="1.081cm" svg:height="0.219cm" svg:x="9.286cm" svg:y="15.435cm" svg:viewBox="0 0 1082 220" draw:points="0,0 1082,0 1082,220 0,220">
          <text:p/>
        </draw:polygon>
        <draw:polygon draw:style-name="gr23" draw:text-style-name="P1" draw:layer="layout" svg:width="1.081cm" svg:height="0.219cm" svg:x="9.286cm" svg:y="15.435cm" svg:viewBox="0 0 1082 220" draw:points="0,0 1082,0 1082,220 0,220">
          <text:p/>
        </draw:polygon>
        <draw:frame draw:style-name="gr25" draw:text-style-name="P10" draw:layer="layout" svg:width="0.514cm" svg:height="0.192cm" svg:x="9.387cm" svg:y="15.23cm">
          <draw:text-box>
            <text:p text:style-name="P2"><text:span text:style-name="T8"><text:s/></text:span><text:span text:style-name="T8">p</text:span><text:span text:style-name="T8">r</text:span><text:span text:style-name="T8">e</text:span><text:span text:style-name="T8">c</text:span><text:span text:style-name="T8">i</text:span><text:span text:style-name="T8">o</text:span></text:p>
          </draw:text-box>
        </draw:frame>
        <draw:polygon draw:style-name="gr27" draw:text-style-name="P12" draw:layer="layout" svg:width="1.081cm" svg:height="0.219cm" svg:x="9.286cm" svg:y="15.654cm" svg:viewBox="0 0 1082 220" draw:points="0,0 1082,0 1082,220 0,220">
          <text:p/>
        </draw:polygon>
        <draw:polygon draw:style-name="gr23" draw:text-style-name="P1" draw:layer="layout" svg:width="1.081cm" svg:height="0.219cm" svg:x="9.286cm" svg:y="15.654cm" svg:viewBox="0 0 1082 220" draw:points="0,0 1082,0 1082,220 0,220">
          <text:p/>
        </draw:polygon>
        <draw:frame draw:style-name="gr25" draw:text-style-name="P10" draw:layer="layout" svg:width="0.692cm" svg:height="0.192cm" svg:x="9.387cm" svg:y="15.449cm">
          <draw:text-box>
            <text:p text:style-name="P2"><text:span text:style-name="T8"><text:s/></text:span><text:span text:style-name="T8">c</text:span><text:span text:style-name="T8">a</text:span><text:span text:style-name="T8">n</text:span><text:span text:style-name="T8">t</text:span><text:span text:style-name="T8">i</text:span><text:span text:style-name="T8">d</text:span><text:span text:style-name="T8">a</text:span><text:span text:style-name="T8">d</text:span></text:p>
          </draw:text-box>
        </draw:frame>
        <draw:polygon draw:style-name="gr22" draw:text-style-name="P8" draw:layer="layout" svg:width="1cm" svg:height="0.219cm" svg:x="3.062cm" svg:y="3.674cm" svg:viewBox="0 0 1001 220" draw:points="0,0 1001,0 1001,220 0,220">
          <text:p/>
        </draw:polygon>
        <draw:polygon draw:style-name="gr23" draw:text-style-name="P1" draw:layer="layout" svg:width="1cm" svg:height="0.219cm" svg:x="3.062cm" svg:y="3.674cm" svg:viewBox="0 0 1001 220" draw:points="0,0 1001,0 1001,220 0,220">
          <text:p/>
        </draw:polygon>
        <draw:frame draw:style-name="gr25" draw:text-style-name="P10" draw:layer="layout" svg:width="0.281cm" svg:height="0.192cm" svg:x="9.387cm" svg:y="15.669cm">
          <draw:text-box>
            <text:p text:style-name="P2"><text:span text:style-name="T8"><text:s/></text:span><text:span text:style-name="T8">d</text:span><text:span text:style-name="T8">t</text:span><text:span text:style-name="T8">o</text:span></text:p>
          </draw:text-box>
        </draw:frame>
        <draw:polygon draw:style-name="gr24" draw:text-style-name="P9" draw:layer="layout" svg:width="1cm" svg:height="0.219cm" svg:x="3.062cm" svg:y="3.893cm" svg:viewBox="0 0 1001 220" draw:points="0,0 1001,0 1001,220 0,220">
          <text:p/>
        </draw:polygon>
        <draw:polygon draw:style-name="gr23" draw:text-style-name="P1" draw:layer="layout" svg:width="1cm" svg:height="0.219cm" svg:x="3.062cm" svg:y="3.893cm" svg:viewBox="0 0 1001 220" draw:points="0,0 1001,0 1001,220 0,220">
          <text:p/>
        </draw:polygon>
        <draw:frame draw:style-name="gr25" draw:text-style-name="P10" draw:layer="layout" svg:width="0.688cm" svg:height="0.192cm" svg:x="3.168cm" svg:y="3.688cm">
          <draw:text-box>
            <text:p text:style-name="P2"><text:span text:style-name="T7"><text:s/></text:span><text:span text:style-name="T7">p</text:span><text:span text:style-name="T7">r</text:span><text:span text:style-name="T7">o</text:span><text:span text:style-name="T7">m</text:span><text:span text:style-name="T7">o</text:span><text:span text:style-name="T7">s</text:span></text:p>
          </draw:text-box>
        </draw:frame>
        <draw:polygon draw:style-name="gr26" draw:text-style-name="P11" draw:layer="layout" svg:width="1cm" svg:height="0.22cm" svg:x="3.062cm" svg:y="4.112cm" svg:viewBox="0 0 1001 221" draw:points="0,0 1001,0 1001,221 0,221">
          <text:p/>
        </draw:polygon>
        <draw:polygon draw:style-name="gr23" draw:text-style-name="P1" draw:layer="layout" svg:width="1cm" svg:height="0.22cm" svg:x="3.062cm" svg:y="4.112cm" svg:viewBox="0 0 1001 221" draw:points="0,0 1001,0 1001,221 0,221">
          <text:p/>
        </draw:polygon>
        <draw:frame draw:style-name="gr25" draw:text-style-name="P10" draw:layer="layout" svg:width="0.179cm" svg:height="0.192cm" svg:x="3.163cm" svg:y="3.907cm">
          <draw:text-box>
            <text:p text:style-name="P2"><text:span text:style-name="T8"><text:s/></text:span><text:span text:style-name="T8">i</text:span><text:span text:style-name="T8">d</text:span></text:p>
          </draw:text-box>
        </draw:frame>
        <draw:polygon draw:style-name="gr27" draw:text-style-name="P12" draw:layer="layout" svg:width="1cm" svg:height="0.219cm" svg:x="3.062cm" svg:y="4.332cm" svg:viewBox="0 0 1001 220" draw:points="0,0 1001,0 1001,220 0,220">
          <text:p/>
        </draw:polygon>
        <draw:polygon draw:style-name="gr23" draw:text-style-name="P1" draw:layer="layout" svg:width="1cm" svg:height="0.219cm" svg:x="3.062cm" svg:y="4.332cm" svg:viewBox="0 0 1001 220" draw:points="0,0 1001,0 1001,220 0,220">
          <text:p/>
        </draw:polygon>
        <draw:frame draw:style-name="gr25" draw:text-style-name="P10" draw:layer="layout" svg:width="0.62cm" svg:height="0.192cm" svg:x="3.163cm" svg:y="4.127cm">
          <draw:text-box>
            <text:p text:style-name="P2"><text:span text:style-name="T8"><text:s/></text:span><text:span text:style-name="T8">n</text:span><text:span text:style-name="T8">o</text:span><text:span text:style-name="T8">m</text:span><text:span text:style-name="T8">b</text:span><text:span text:style-name="T8">r</text:span><text:span text:style-name="T8">e</text:span></text:p>
          </draw:text-box>
        </draw:frame>
        <draw:polygon draw:style-name="gr27" draw:text-style-name="P12" draw:layer="layout" svg:width="1cm" svg:height="0.219cm" svg:x="3.062cm" svg:y="4.551cm" svg:viewBox="0 0 1001 220" draw:points="0,0 1001,0 1001,220 0,220">
          <text:p/>
        </draw:polygon>
        <draw:polygon draw:style-name="gr23" draw:text-style-name="P1" draw:layer="layout" svg:width="1cm" svg:height="0.219cm" svg:x="3.062cm" svg:y="4.551cm" svg:viewBox="0 0 1001 220" draw:points="0,0 1001,0 1001,220 0,220">
          <text:p/>
        </draw:polygon>
        <draw:frame draw:style-name="gr25" draw:text-style-name="P10" draw:layer="layout" svg:width="0.412cm" svg:height="0.192cm" svg:x="3.163cm" svg:y="4.346cm">
          <draw:text-box>
            <text:p text:style-name="P2"><text:span text:style-name="T8"><text:s/></text:span><text:span text:style-name="T8">v</text:span><text:span text:style-name="T8">a</text:span><text:span text:style-name="T8">l</text:span><text:span text:style-name="T8">o</text:span><text:span text:style-name="T8">r</text:span></text:p>
          </draw:text-box>
        </draw:frame>
        <draw:polygon draw:style-name="gr27" draw:text-style-name="P12" draw:layer="layout" svg:width="1cm" svg:height="0.22cm" svg:x="3.062cm" svg:y="4.77cm" svg:viewBox="0 0 1001 221" draw:points="0,0 1001,0 1001,221 0,221">
          <text:p/>
        </draw:polygon>
        <draw:polygon draw:style-name="gr23" draw:text-style-name="P1" draw:layer="layout" svg:width="1cm" svg:height="0.22cm" svg:x="3.062cm" svg:y="4.77cm" svg:viewBox="0 0 1001 221" draw:points="0,0 1001,0 1001,221 0,221">
          <text:p/>
        </draw:polygon>
        <draw:frame draw:style-name="gr25" draw:text-style-name="P10" draw:layer="layout" svg:width="0.281cm" svg:height="0.192cm" svg:x="3.163cm" svg:y="4.566cm">
          <draw:text-box>
            <text:p text:style-name="P2"><text:span text:style-name="T8"><text:s/></text:span><text:span text:style-name="T8">d</text:span><text:span text:style-name="T8">t</text:span><text:span text:style-name="T8">o</text:span></text:p>
          </draw:text-box>
        </draw:frame>
        <draw:polygon draw:style-name="gr22" draw:text-style-name="P8" draw:layer="layout" svg:width="1.213cm" svg:height="0.219cm" svg:x="17.818cm" svg:y="10.422cm" svg:viewBox="0 0 1214 220" draw:points="0,0 1214,0 1214,220 0,220">
          <text:p/>
        </draw:polygon>
        <draw:polygon draw:style-name="gr23" draw:text-style-name="P1" draw:layer="layout" svg:width="1.213cm" svg:height="0.219cm" svg:x="17.818cm" svg:y="10.422cm" svg:viewBox="0 0 1214 220" draw:points="0,0 1214,0 1214,220 0,220">
          <text:p/>
        </draw:polygon>
        <draw:frame draw:style-name="gr25" draw:text-style-name="P10" draw:layer="layout" svg:width="0.552cm" svg:height="0.192cm" svg:x="3.163cm" svg:y="4.785cm">
          <draw:text-box>
            <text:p text:style-name="P2"><text:span text:style-name="T8"><text:s/>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polygon draw:style-name="gr24" draw:text-style-name="P9" draw:layer="layout" svg:width="1.213cm" svg:height="0.22cm" svg:x="17.818cm" svg:y="10.641cm" svg:viewBox="0 0 1214 221" draw:points="0,0 1214,0 1214,221 0,221">
          <text:p/>
        </draw:polygon>
        <draw:polygon draw:style-name="gr23" draw:text-style-name="P1" draw:layer="layout" svg:width="1.213cm" svg:height="0.22cm" svg:x="17.818cm" svg:y="10.641cm" svg:viewBox="0 0 1214 221" draw:points="0,0 1214,0 1214,221 0,221">
          <text:p/>
        </draw:polygon>
        <draw:frame draw:style-name="gr25" draw:text-style-name="P10" draw:layer="layout" svg:width="0.608cm" svg:height="0.192cm" svg:x="18.064cm" svg:y="10.436cm">
          <draw:text-box>
            <text:p text:style-name="P2"><text:span text:style-name="T7"><text:s/></text:span><text:span text:style-name="T7">t</text:span><text:span text:style-name="T7">i</text:span><text:span text:style-name="T7">c</text:span><text:span text:style-name="T7">k</text:span><text:span text:style-name="T7">e</text:span><text:span text:style-name="T7">t</text:span><text:span text:style-name="T7">s</text:span></text:p>
          </draw:text-box>
        </draw:frame>
        <draw:polygon draw:style-name="gr27" draw:text-style-name="P12" draw:layer="layout" svg:width="1.213cm" svg:height="0.219cm" svg:x="17.818cm" svg:y="10.861cm" svg:viewBox="0 0 1214 220" draw:points="0,0 1214,0 1214,220 0,220">
          <text:p/>
        </draw:polygon>
        <draw:polygon draw:style-name="gr23" draw:text-style-name="P1" draw:layer="layout" svg:width="1.213cm" svg:height="0.219cm" svg:x="17.818cm" svg:y="10.861cm" svg:viewBox="0 0 1214 220" draw:points="0,0 1214,0 1214,220 0,220">
          <text:p/>
        </draw:polygon>
        <draw:frame draw:style-name="gr25" draw:text-style-name="P10" draw:layer="layout" svg:width="0.179cm" svg:height="0.192cm" svg:x="17.918cm" svg:y="10.656cm">
          <draw:text-box>
            <text:p text:style-name="P2"><text:span text:style-name="T8"><text:s/></text:span><text:span text:style-name="T8">i</text:span><text:span text:style-name="T8">d</text:span></text:p>
          </draw:text-box>
        </draw:frame>
        <draw:polygon draw:style-name="gr27" draw:text-style-name="P12" draw:layer="layout" svg:width="1.213cm" svg:height="0.219cm" svg:x="17.818cm" svg:y="11.08cm" svg:viewBox="0 0 1214 220" draw:points="0,0 1214,0 1214,220 0,220">
          <text:p/>
        </draw:polygon>
        <draw:polygon draw:style-name="gr23" draw:text-style-name="P1" draw:layer="layout" svg:width="1.213cm" svg:height="0.219cm" svg:x="17.818cm" svg:y="11.08cm" svg:viewBox="0 0 1214 220" draw:points="0,0 1214,0 1214,220 0,220">
          <text:p/>
        </draw:polygon>
        <draw:frame draw:style-name="gr25" draw:text-style-name="P10" draw:layer="layout" svg:width="0.831cm" svg:height="0.192cm" svg:x="17.918cm" svg:y="10.875cm">
          <draw:text-box>
            <text:p text:style-name="P2"><text:span text:style-name="T8"><text:s/></text:span><text:span text:style-name="T8">i</text:span><text:span text:style-name="T8">d</text:span><text:span text:style-name="T8">_</text:span><text:span text:style-name="T8">u</text:span><text:span text:style-name="T8">s</text:span><text:span text:style-name="T8">u</text:span><text:span text:style-name="T8">a</text:span><text:span text:style-name="T8">r</text:span><text:span text:style-name="T8">i</text:span><text:span text:style-name="T8">o</text:span></text:p>
          </draw:text-box>
        </draw:frame>
        <draw:polygon draw:style-name="gr27" draw:text-style-name="P12" draw:layer="layout" svg:width="1.213cm" svg:height="0.22cm" svg:x="17.818cm" svg:y="11.299cm" svg:viewBox="0 0 1214 221" draw:points="0,0 1214,0 1214,221 0,221">
          <text:p/>
        </draw:polygon>
        <draw:polygon draw:style-name="gr23" draw:text-style-name="P1" draw:layer="layout" svg:width="1.213cm" svg:height="0.22cm" svg:x="17.818cm" svg:y="11.299cm" svg:viewBox="0 0 1214 221" draw:points="0,0 1214,0 1214,221 0,221">
          <text:p/>
        </draw:polygon>
        <draw:frame draw:style-name="gr25" draw:text-style-name="P10" draw:layer="layout" svg:width="0.459cm" svg:height="0.192cm" svg:x="17.918cm" svg:y="11.094cm">
          <draw:text-box>
            <text:p text:style-name="P2"><text:span text:style-name="T8"><text:s/></text:span><text:span text:style-name="T8">f</text:span><text:span text:style-name="T8">e</text:span><text:span text:style-name="T8">c</text:span><text:span text:style-name="T8">h</text:span><text:span text:style-name="T8">a</text:span></text:p>
          </draw:text-box>
        </draw:frame>
        <draw:polygon draw:style-name="gr27" draw:text-style-name="P12" draw:layer="layout" svg:width="1.213cm" svg:height="0.219cm" svg:x="17.818cm" svg:y="11.519cm" svg:viewBox="0 0 1214 220" draw:points="0,0 1214,0 1214,220 0,220">
          <text:p/>
        </draw:polygon>
        <draw:polygon draw:style-name="gr23" draw:text-style-name="P1" draw:layer="layout" svg:width="1.213cm" svg:height="0.219cm" svg:x="17.818cm" svg:y="11.519cm" svg:viewBox="0 0 1214 220" draw:points="0,0 1214,0 1214,220 0,220">
          <text:p/>
        </draw:polygon>
        <draw:frame draw:style-name="gr25" draw:text-style-name="P10" draw:layer="layout" svg:width="0.768cm" svg:height="0.192cm" svg:x="17.918cm" svg:y="11.314cm">
          <draw:text-box>
            <text:p text:style-name="P2"><text:span text:style-name="T8"><text:s/></text:span><text:span text:style-name="T8">i</text:span><text:span text:style-name="T8">d</text:span><text:span text:style-name="T8">_</text:span><text:span text:style-name="T8">c</text:span><text:span text:style-name="T8">li</text:span><text:span text:style-name="T8">e</text:span><text:span text:style-name="T8">n</text:span><text:span text:style-name="T8">t</text:span><text:span text:style-name="T8">e</text:span></text:p>
          </draw:text-box>
        </draw:frame>
        <draw:polygon draw:style-name="gr27" draw:text-style-name="P12" draw:layer="layout" svg:width="1.213cm" svg:height="0.219cm" svg:x="17.818cm" svg:y="11.738cm" svg:viewBox="0 0 1214 220" draw:points="0,0 1214,0 1214,220 0,220">
          <text:p/>
        </draw:polygon>
        <draw:polygon draw:style-name="gr23" draw:text-style-name="P1" draw:layer="layout" svg:width="1.213cm" svg:height="0.219cm" svg:x="17.818cm" svg:y="11.738cm" svg:viewBox="0 0 1214 220" draw:points="0,0 1214,0 1214,220 0,220">
          <text:p/>
        </draw:polygon>
        <draw:frame draw:style-name="gr25" draw:text-style-name="P10" draw:layer="layout" svg:width="0.552cm" svg:height="0.192cm" svg:x="17.918cm" svg:y="11.533cm">
          <draw:text-box>
            <text:p text:style-name="P2"><text:span text:style-name="T8"><text:s/>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polygon draw:style-name="gr27" draw:text-style-name="P12" draw:layer="layout" svg:width="1.213cm" svg:height="0.22cm" svg:x="17.818cm" svg:y="11.957cm" svg:viewBox="0 0 1214 221" draw:points="0,0 1214,0 1214,221 0,221">
          <text:p/>
        </draw:polygon>
        <draw:polygon draw:style-name="gr23" draw:text-style-name="P1" draw:layer="layout" svg:width="1.213cm" svg:height="0.22cm" svg:x="17.818cm" svg:y="11.957cm" svg:viewBox="0 0 1214 221" draw:points="0,0 1214,0 1214,221 0,221">
          <text:p/>
        </draw:polygon>
        <draw:frame draw:style-name="gr25" draw:text-style-name="P10" draw:layer="layout" svg:width="0.518cm" svg:height="0.192cm" svg:x="17.918cm" svg:y="11.753cm">
          <draw:text-box>
            <text:p text:style-name="P2"><text:span text:style-name="T8"><text:s/></text:span><text:span text:style-name="T8">r</text:span><text:span text:style-name="T8">e</text:span><text:span text:style-name="T8">g</text:span><text:span text:style-name="T8">a</text:span><text:span text:style-name="T8">l</text:span><text:span text:style-name="T8">o</text:span></text:p>
          </draw:text-box>
        </draw:frame>
        <draw:polygon draw:style-name="gr22" draw:text-style-name="P8" draw:layer="layout" svg:width="1.213cm" svg:height="0.219cm" svg:x="17.643cm" svg:y="6.296cm" svg:viewBox="0 0 1214 220" draw:points="0,0 1214,0 1214,220 0,220">
          <text:p/>
        </draw:polygon>
        <draw:polygon draw:style-name="gr23" draw:text-style-name="P1" draw:layer="layout" svg:width="1.213cm" svg:height="0.219cm" svg:x="17.643cm" svg:y="6.296cm" svg:viewBox="0 0 1214 220" draw:points="0,0 1214,0 1214,220 0,220">
          <text:p/>
        </draw:polygon>
        <draw:frame draw:style-name="gr25" draw:text-style-name="P10" draw:layer="layout" svg:width="0.26cm" svg:height="0.192cm" svg:x="17.918cm" svg:y="11.972cm">
          <draw:text-box>
            <text:p text:style-name="P2"><text:span text:style-name="T8"><text:s/></text:span><text:span text:style-name="T8">i</text:span><text:span text:style-name="T8">v</text:span><text:span text:style-name="T8">a</text:span></text:p>
          </draw:text-box>
        </draw:frame>
        <draw:polygon draw:style-name="gr24" draw:text-style-name="P9" draw:layer="layout" svg:width="1.213cm" svg:height="0.22cm" svg:x="17.643cm" svg:y="6.515cm" svg:viewBox="0 0 1214 221" draw:points="0,0 1214,0 1214,221 0,221">
          <text:p/>
        </draw:polygon>
        <draw:polygon draw:style-name="gr23" draw:text-style-name="P1" draw:layer="layout" svg:width="1.213cm" svg:height="0.22cm" svg:x="17.643cm" svg:y="6.515cm" svg:viewBox="0 0 1214 221" draw:points="0,0 1214,0 1214,221 0,221">
          <text:p/>
        </draw:polygon>
        <draw:frame draw:style-name="gr25" draw:text-style-name="P10" draw:layer="layout" svg:width="0.616cm" svg:height="0.192cm" svg:x="17.89cm" svg:y="6.311cm">
          <draw:text-box>
            <text:p text:style-name="P2"><text:span text:style-name="T7"><text:s/></text:span><text:span text:style-name="T7">t</text:span><text:span text:style-name="T7">o</text:span><text:span text:style-name="T7">k</text:span><text:span text:style-name="T7">e</text:span><text:span text:style-name="T7">n</text:span><text:span text:style-name="T7">s</text:span></text:p>
          </draw:text-box>
        </draw:frame>
        <draw:polygon draw:style-name="gr27" draw:text-style-name="P12" draw:layer="layout" svg:width="1.213cm" svg:height="0.219cm" svg:x="17.643cm" svg:y="6.735cm" svg:viewBox="0 0 1214 220" draw:points="0,0 1214,0 1214,220 0,220">
          <text:p/>
        </draw:polygon>
        <draw:polygon draw:style-name="gr23" draw:text-style-name="P1" draw:layer="layout" svg:width="1.213cm" svg:height="0.219cm" svg:x="17.643cm" svg:y="6.735cm" svg:viewBox="0 0 1214 220" draw:points="0,0 1214,0 1214,220 0,220">
          <text:p/>
        </draw:polygon>
        <draw:frame draw:style-name="gr25" draw:text-style-name="P10" draw:layer="layout" svg:width="0.179cm" svg:height="0.192cm" svg:x="17.743cm" svg:y="6.53cm">
          <draw:text-box>
            <text:p text:style-name="P2"><text:span text:style-name="T8"><text:s/></text:span><text:span text:style-name="T8">i</text:span><text:span text:style-name="T8">d</text:span></text:p>
          </draw:text-box>
        </draw:frame>
        <draw:polygon draw:style-name="gr26" draw:text-style-name="P11" draw:layer="layout" svg:width="1.213cm" svg:height="0.219cm" svg:x="17.643cm" svg:y="6.954cm" svg:viewBox="0 0 1214 220" draw:points="0,0 1214,0 1214,220 0,220">
          <text:p/>
        </draw:polygon>
        <draw:polygon draw:style-name="gr23" draw:text-style-name="P1" draw:layer="layout" svg:width="1.213cm" svg:height="0.219cm" svg:x="17.643cm" svg:y="6.954cm" svg:viewBox="0 0 1214 220" draw:points="0,0 1214,0 1214,220 0,220">
          <text:p/>
        </draw:polygon>
        <draw:frame draw:style-name="gr25" draw:text-style-name="P10" draw:layer="layout" svg:width="0.831cm" svg:height="0.192cm" svg:x="17.743cm" svg:y="6.749cm">
          <draw:text-box>
            <text:p text:style-name="P2"><text:span text:style-name="T8"><text:s/></text:span><text:span text:style-name="T8">i</text:span><text:span text:style-name="T8">d</text:span><text:span text:style-name="T8">_</text:span><text:span text:style-name="T8">u</text:span><text:span text:style-name="T8">s</text:span><text:span text:style-name="T8">u</text:span><text:span text:style-name="T8">a</text:span><text:span text:style-name="T8">r</text:span><text:span text:style-name="T8">i</text:span><text:span text:style-name="T8">o</text:span></text:p>
          </draw:text-box>
        </draw:frame>
        <draw:polygon draw:style-name="gr22" draw:text-style-name="P8" draw:layer="layout" svg:width="1.856cm" svg:height="0.219cm" svg:x="26.839cm" svg:y="9.653cm" svg:viewBox="0 0 1857 220" draw:points="0,0 1857,0 1857,220 0,220">
          <text:p/>
        </draw:polygon>
        <draw:polygon draw:style-name="gr23" draw:text-style-name="P1" draw:layer="layout" svg:width="1.856cm" svg:height="0.219cm" svg:x="26.839cm" svg:y="9.653cm" svg:viewBox="0 0 1857 220" draw:points="0,0 1857,0 1857,220 0,220">
          <text:p/>
        </draw:polygon>
        <draw:frame draw:style-name="gr25" draw:text-style-name="P10" draw:layer="layout" svg:width="0.459cm" svg:height="0.192cm" svg:x="17.743cm" svg:y="6.969cm">
          <draw:text-box>
            <text:p text:style-name="P2"><text:span text:style-name="T8"><text:s/></text:span><text:span text:style-name="T8">t</text:span><text:span text:style-name="T8">o</text:span><text:span text:style-name="T8">k</text:span><text:span text:style-name="T8">e</text:span><text:span text:style-name="T8">n</text:span></text:p>
          </draw:text-box>
        </draw:frame>
        <draw:polygon draw:style-name="gr24" draw:text-style-name="P9" draw:layer="layout" svg:width="1.856cm" svg:height="0.219cm" svg:x="26.839cm" svg:y="9.872cm" svg:viewBox="0 0 1857 220" draw:points="0,0 1857,0 1857,220 0,220">
          <text:p/>
        </draw:polygon>
        <draw:polygon draw:style-name="gr23" draw:text-style-name="P1" draw:layer="layout" svg:width="1.856cm" svg:height="0.219cm" svg:x="26.839cm" svg:y="9.872cm" svg:viewBox="0 0 1857 220" draw:points="0,0 1857,0 1857,220 0,220">
          <text:p/>
        </draw:polygon>
        <draw:frame draw:style-name="gr25" draw:text-style-name="P10" draw:layer="layout" svg:width="0.773cm" svg:height="0.192cm" svg:x="27.322cm" svg:y="9.667cm">
          <draw:text-box>
            <text:p text:style-name="P2"><text:span text:style-name="T7"><text:s/></text:span><text:span text:style-name="T7">u</text:span><text:span text:style-name="T7">s</text:span><text:span text:style-name="T7">u</text:span><text:span text:style-name="T7">a</text:span><text:span text:style-name="T7">r</text:span><text:span text:style-name="T7">i</text:span><text:span text:style-name="T7">o</text:span><text:span text:style-name="T7">s</text:span></text:p>
          </draw:text-box>
        </draw:frame>
        <draw:polygon draw:style-name="gr26" draw:text-style-name="P11" draw:layer="layout" svg:width="1.856cm" svg:height="0.22cm" svg:x="26.839cm" svg:y="10.091cm" svg:viewBox="0 0 1857 221" draw:points="0,0 1857,0 1857,221 0,221">
          <text:p/>
        </draw:polygon>
        <draw:polygon draw:style-name="gr23" draw:text-style-name="P1" draw:layer="layout" svg:width="1.856cm" svg:height="0.22cm" svg:x="26.839cm" svg:y="10.091cm" svg:viewBox="0 0 1857 221" draw:points="0,0 1857,0 1857,221 0,221">
          <text:p/>
        </draw:polygon>
        <draw:frame draw:style-name="gr25" draw:text-style-name="P10" draw:layer="layout" svg:width="0.179cm" svg:height="0.192cm" svg:x="26.939cm" svg:y="9.887cm">
          <draw:text-box>
            <text:p text:style-name="P2"><text:span text:style-name="T8"><text:s/></text:span><text:span text:style-name="T8">i</text:span><text:span text:style-name="T8">d</text:span></text:p>
          </draw:text-box>
        </draw:frame>
        <draw:polygon draw:style-name="gr27" draw:text-style-name="P12" draw:layer="layout" svg:width="1.856cm" svg:height="0.219cm" svg:x="26.839cm" svg:y="10.311cm" svg:viewBox="0 0 1857 220" draw:points="0,0 1857,0 1857,220 0,220">
          <text:p/>
        </draw:polygon>
        <draw:polygon draw:style-name="gr23" draw:text-style-name="P1" draw:layer="layout" svg:width="1.856cm" svg:height="0.219cm" svg:x="26.839cm" svg:y="10.311cm" svg:viewBox="0 0 1857 220" draw:points="0,0 1857,0 1857,220 0,220">
          <text:p/>
        </draw:polygon>
        <draw:frame draw:style-name="gr25" draw:text-style-name="P10" draw:layer="layout" svg:width="0.552cm" svg:height="0.192cm" svg:x="26.939cm" svg:y="10.106cm">
          <draw:text-box>
            <text:p text:style-name="P2"><text:span text:style-name="T8"><text:s/></text:span><text:span text:style-name="T8">c</text:span><text:span text:style-name="T8">o</text:span><text:span text:style-name="T8">d</text:span><text:span text:style-name="T8">i</text:span><text:span text:style-name="T8">g</text:span><text:span text:style-name="T8">o</text:span></text:p>
          </draw:text-box>
        </draw:frame>
        <draw:polygon draw:style-name="gr27" draw:text-style-name="P12" draw:layer="layout" svg:width="1.856cm" svg:height="0.219cm" svg:x="26.839cm" svg:y="10.53cm" svg:viewBox="0 0 1857 220" draw:points="0,0 1857,0 1857,220 0,220">
          <text:p/>
        </draw:polygon>
        <draw:polygon draw:style-name="gr23" draw:text-style-name="P1" draw:layer="layout" svg:width="1.856cm" svg:height="0.219cm" svg:x="26.839cm" svg:y="10.53cm" svg:viewBox="0 0 1857 220" draw:points="0,0 1857,0 1857,220 0,220">
          <text:p/>
        </draw:polygon>
        <draw:frame draw:style-name="gr25" draw:text-style-name="P10" draw:layer="layout" svg:width="0.273cm" svg:height="0.192cm" svg:x="26.939cm" svg:y="10.325cm">
          <draw:text-box>
            <text:p text:style-name="P2"><text:span text:style-name="T8"><text:s/></text:span><text:span text:style-name="T8">d</text:span><text:span text:style-name="T8">n</text:span><text:span text:style-name="T8">i</text:span></text:p>
          </draw:text-box>
        </draw:frame>
        <draw:polygon draw:style-name="gr27" draw:text-style-name="P12" draw:layer="layout" svg:width="1.856cm" svg:height="0.22cm" svg:x="26.839cm" svg:y="10.749cm" svg:viewBox="0 0 1857 221" draw:points="0,0 1857,0 1857,221 0,221">
          <text:p/>
        </draw:polygon>
        <draw:polygon draw:style-name="gr23" draw:text-style-name="P1" draw:layer="layout" svg:width="1.856cm" svg:height="0.22cm" svg:x="26.839cm" svg:y="10.749cm" svg:viewBox="0 0 1857 221" draw:points="0,0 1857,0 1857,221 0,221">
          <text:p/>
        </draw:polygon>
        <draw:frame draw:style-name="gr25" draw:text-style-name="P10" draw:layer="layout" svg:width="0.62cm" svg:height="0.192cm" svg:x="26.939cm" svg:y="10.545cm">
          <draw:text-box>
            <text:p text:style-name="P2"><text:span text:style-name="T8"><text:s/></text:span><text:span text:style-name="T8">n</text:span><text:span text:style-name="T8">o</text:span><text:span text:style-name="T8">m</text:span><text:span text:style-name="T8">b</text:span><text:span text:style-name="T8">r</text:span><text:span text:style-name="T8">e</text:span></text:p>
          </draw:text-box>
        </draw:frame>
        <draw:polygon draw:style-name="gr27" draw:text-style-name="P12" draw:layer="layout" svg:width="1.856cm" svg:height="0.219cm" svg:x="26.839cm" svg:y="10.969cm" svg:viewBox="0 0 1857 220" draw:points="0,0 1857,0 1857,220 0,220">
          <text:p/>
        </draw:polygon>
        <draw:polygon draw:style-name="gr23" draw:text-style-name="P1" draw:layer="layout" svg:width="1.856cm" svg:height="0.219cm" svg:x="26.839cm" svg:y="10.969cm" svg:viewBox="0 0 1857 220" draw:points="0,0 1857,0 1857,220 0,220">
          <text:p/>
        </draw:polygon>
        <draw:frame draw:style-name="gr25" draw:text-style-name="P10" draw:layer="layout" svg:width="0.446cm" svg:height="0.192cm" svg:x="26.939cm" svg:y="10.764cm">
          <draw:text-box>
            <text:p text:style-name="P2"><text:span text:style-name="T8"><text:s/></text:span><text:span text:style-name="T8">e</text:span><text:span text:style-name="T8">m</text:span><text:span text:style-name="T8">a</text:span><text:span text:style-name="T8">il</text:span></text:p>
          </draw:text-box>
        </draw:frame>
        <draw:polygon draw:style-name="gr27" draw:text-style-name="P12" draw:layer="layout" svg:width="1.856cm" svg:height="0.22cm" svg:x="26.839cm" svg:y="11.188cm" svg:viewBox="0 0 1857 221" draw:points="0,0 1857,0 1857,221 0,221">
          <text:p/>
        </draw:polygon>
        <draw:polygon draw:style-name="gr23" draw:text-style-name="P1" draw:layer="layout" svg:width="1.856cm" svg:height="0.22cm" svg:x="26.839cm" svg:y="11.188cm" svg:viewBox="0 0 1857 221" draw:points="0,0 1857,0 1857,221 0,221">
          <text:p/>
        </draw:polygon>
        <draw:frame draw:style-name="gr25" draw:text-style-name="P10" draw:layer="layout" svg:width="0.222cm" svg:height="0.192cm" svg:x="26.939cm" svg:y="10.983cm">
          <draw:text-box>
            <text:p text:style-name="P2"><text:span text:style-name="T8"><text:s/></text:span><text:span text:style-name="T8">t</text:span><text:span text:style-name="T8">e</text:span><text:span text:style-name="T8">l</text:span></text:p>
          </draw:text-box>
        </draw:frame>
        <draw:polygon draw:style-name="gr27" draw:text-style-name="P12" draw:layer="layout" svg:width="1.856cm" svg:height="0.219cm" svg:x="26.839cm" svg:y="11.408cm" svg:viewBox="0 0 1857 220" draw:points="0,0 1857,0 1857,220 0,220">
          <text:p/>
        </draw:polygon>
        <draw:polygon draw:style-name="gr23" draw:text-style-name="P1" draw:layer="layout" svg:width="1.856cm" svg:height="0.219cm" svg:x="26.839cm" svg:y="11.408cm" svg:viewBox="0 0 1857 220" draw:points="0,0 1857,0 1857,220 0,220">
          <text:p/>
        </draw:polygon>
        <draw:frame draw:style-name="gr25" draw:text-style-name="P10" draw:layer="layout" svg:width="1.373cm" svg:height="0.192cm" svg:x="26.939cm" svg:y="11.203cm">
          <draw:text-box>
            <text:p text:style-name="P2"><text:span text:style-name="T8"><text:s/></text:span><text:span text:style-name="T8">f</text:span><text:span text:style-name="T8">e</text:span><text:span text:style-name="T8">c</text:span><text:span text:style-name="T8">h</text:span><text:span text:style-name="T8">a</text:span><text:span text:style-name="T8">_</text:span><text:span text:style-name="T8">n</text:span><text:span text:style-name="T8">a</text:span><text:span text:style-name="T8">c</text:span><text:span text:style-name="T8">i</text:span><text:span text:style-name="T8">m</text:span><text:span text:style-name="T8">i</text:span><text:span text:style-name="T8">e</text:span><text:span text:style-name="T8">n</text:span><text:span text:style-name="T8">t</text:span><text:span text:style-name="T8">o</text:span></text:p>
          </draw:text-box>
        </draw:frame>
        <draw:polygon draw:style-name="gr27" draw:text-style-name="P12" draw:layer="layout" svg:width="1.856cm" svg:height="0.219cm" svg:x="26.839cm" svg:y="11.627cm" svg:viewBox="0 0 1857 220" draw:points="0,0 1857,0 1857,220 0,220">
          <text:p/>
        </draw:polygon>
        <draw:polygon draw:style-name="gr23" draw:text-style-name="P1" draw:layer="layout" svg:width="1.856cm" svg:height="0.219cm" svg:x="26.839cm" svg:y="11.627cm" svg:viewBox="0 0 1857 220" draw:points="0,0 1857,0 1857,220 0,220">
          <text:p/>
        </draw:polygon>
        <draw:frame draw:style-name="gr25" draw:text-style-name="P10" draw:layer="layout" svg:width="0.552cm" svg:height="0.192cm" svg:x="26.939cm" svg:y="11.422cm">
          <draw:text-box>
            <text:p text:style-name="P2"><text:span text:style-name="T8"><text:s/>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/text:p>
          </draw:text-box>
        </draw:frame>
        <draw:polygon draw:style-name="gr27" draw:text-style-name="P12" draw:layer="layout" svg:width="1.856cm" svg:height="0.22cm" svg:x="26.839cm" svg:y="11.846cm" svg:viewBox="0 0 1857 221" draw:points="0,0 1857,0 1857,221 0,221">
          <text:p/>
        </draw:polygon>
        <draw:polygon draw:style-name="gr23" draw:text-style-name="P1" draw:layer="layout" svg:width="1.856cm" svg:height="0.22cm" svg:x="26.839cm" svg:y="11.846cm" svg:viewBox="0 0 1857 221" draw:points="0,0 1857,0 1857,221 0,221">
          <text:p/>
        </draw:polygon>
        <draw:frame draw:style-name="gr25" draw:text-style-name="P10" draw:layer="layout" svg:width="0.391cm" svg:height="0.192cm" svg:x="26.939cm" svg:y="11.641cm">
          <draw:text-box>
            <text:p text:style-name="P2"><text:span text:style-name="T8"><text:s/></text:span><text:span text:style-name="T8">n</text:span><text:span text:style-name="T8">i</text:span><text:span text:style-name="T8">v</text:span><text:span text:style-name="T8">e</text:span><text:span text:style-name="T8">l</text:span></text:p>
          </draw:text-box>
        </draw:frame>
        <draw:polygon draw:style-name="gr27" draw:text-style-name="P12" draw:layer="layout" svg:width="1.856cm" svg:height="0.219cm" svg:x="26.839cm" svg:y="12.066cm" svg:viewBox="0 0 1857 220" draw:points="0,0 1857,0 1857,220 0,220">
          <text:p/>
        </draw:polygon>
        <draw:polygon draw:style-name="gr23" draw:text-style-name="P1" draw:layer="layout" svg:width="1.856cm" svg:height="0.219cm" svg:x="26.839cm" svg:y="12.066cm" svg:viewBox="0 0 1857 220" draw:points="0,0 1857,0 1857,220 0,220">
          <text:p/>
        </draw:polygon>
        <draw:frame draw:style-name="gr25" draw:text-style-name="P10" draw:layer="layout" svg:width="0.781cm" svg:height="0.192cm" svg:x="26.939cm" svg:y="11.861cm">
          <draw:text-box>
            <text:p text:style-name="P2"><text:span text:style-name="T8"><text:s/></text:span><text:span text:style-name="T8">p</text:span><text:span text:style-name="T8">a</text:span><text:span text:style-name="T8">s</text:span><text:span text:style-name="T8">s</text:span><text:span text:style-name="T8">w</text:span><text:span text:style-name="T8">o</text:span><text:span text:style-name="T8">r</text:span><text:span text:style-name="T8">d</text:span></text:p>
          </draw:text-box>
        </draw:frame>
        <draw:polygon draw:style-name="gr27" draw:text-style-name="P12" draw:layer="layout" svg:width="1.856cm" svg:height="0.219cm" svg:x="26.839cm" svg:y="12.285cm" svg:viewBox="0 0 1857 220" draw:points="0,0 1857,0 1857,220 0,220">
          <text:p/>
        </draw:polygon>
        <draw:polygon draw:style-name="gr23" draw:text-style-name="P1" draw:layer="layout" svg:width="1.856cm" svg:height="0.219cm" svg:x="26.839cm" svg:y="12.285cm" svg:viewBox="0 0 1857 220" draw:points="0,0 1857,0 1857,220 0,220">
          <text:p/>
        </draw:polygon>
        <draw:frame draw:style-name="gr25" draw:text-style-name="P10" draw:layer="layout" svg:width="0.611cm" svg:height="0.192cm" svg:x="26.939cm" svg:y="12.08cm">
          <draw:text-box>
            <text:p text:style-name="P2"><text:span text:style-name="T8"><text:s/></text:span><text:span text:style-name="T8">p</text:span><text:span text:style-name="T8">r</text:span><text:span text:style-name="T8">o</text:span><text:span text:style-name="T8">m</text:span><text:span text:style-name="T8">o</text:span><text:span text:style-name="T8">s</text:span></text:p>
          </draw:text-box>
        </draw:frame>
        <draw:polygon draw:style-name="gr27" draw:text-style-name="P12" draw:layer="layout" svg:width="1.856cm" svg:height="0.22cm" svg:x="26.839cm" svg:y="12.504cm" svg:viewBox="0 0 1857 221" draw:points="0,0 1857,0 1857,221 0,221">
          <text:p/>
        </draw:polygon>
        <draw:polygon draw:style-name="gr23" draw:text-style-name="P1" draw:layer="layout" svg:width="1.856cm" svg:height="0.22cm" svg:x="26.839cm" svg:y="12.504cm" svg:viewBox="0 0 1857 221" draw:points="0,0 1857,0 1857,221 0,221">
          <text:p/>
        </draw:polygon>
        <draw:frame draw:style-name="gr25" draw:text-style-name="P10" draw:layer="layout" svg:width="0.632cm" svg:height="0.192cm" svg:x="26.939cm" svg:y="12.299cm">
          <draw:text-box>
            <text:p text:style-name="P2"><text:span text:style-name="T8"><text:s/></text:span><text:span text:style-name="T8">i</text:span><text:span text:style-name="T8">n</text:span><text:span text:style-name="T8">t</text:span><text:span text:style-name="T8">e</text:span><text:span text:style-name="T8">n</text:span><text:span text:style-name="T8">t</text:span><text:span text:style-name="T8">o</text:span><text:span text:style-name="T8">s</text:span></text:p>
          </draw:text-box>
        </draw:frame>
        <draw:frame draw:style-name="gr25" draw:text-style-name="P10" draw:layer="layout" svg:width="0.319cm" svg:height="0.192cm" svg:x="26.939cm" svg:y="12.519cm">
          <draw:text-box>
            <text:p text:style-name="P2"><text:span text:style-name="T8"><text:s/></text:span><text:span text:style-name="T8">o</text:span><text:span text:style-name="T8">b</text:span><text:span text:style-name="T8">s</text:span></text:p>
          </draw:text-box>
        </draw:frame>
        <draw:line draw:style-name="gr1" draw:text-style-name="P1" draw:layer="layout" svg:x1="1cm" svg:y1="19.5cm" svg:x2="28.699cm" svg:y2="19.5cm">
          <text:p/>
        </draw:line>
        <draw:frame draw:style-name="gr28" draw:text-style-name="P13" draw:layer="layout" svg:width="0.535cm" svg:height="0.039cm" svg:x="0.1cm" svg:y="20.925cm">
          <draw:text-box>
            <text:p text:style-name="P2"><text:span text:style-name="T9">Pow</text:span><text:span text:style-name="T9">ered </text:span><text:span text:style-name="T9">by </text:span><text:span text:style-name="T9">TCP</text:span><text:span text:style-name="T9">DF </text:span><text:span text:style-name="T9">(www.t</text:span><text:span text:style-name="T9">cpdf.</text:span><text:span text:style-name="T9">org)</text:span></text:p>
          </draw:text-box>
        </draw:frame>
        <draw:frame draw:style-name="gr3" draw:text-style-name="P3" draw:layer="layout" svg:width="5.455cm" svg:height="0.543cm" svg:x="9.841cm" svg:y="19.54cm">
          <draw:text-box>
            <text:p text:style-name="P2"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á</text:span><text:span text:style-name="T2">g</text:span><text:span text:style-name="T2">i</text:span><text:span text:style-name="T2">n</text:span><text:span text:style-name="T2">a</text:span><text:span text:style-name="T2">:</text:span><text:span text:style-name="T2"> </text:span><text:span text:style-name="T2">1</text:span><text:span text:style-name="T2">1</text:span><text:span text:style-name="T2">/</text:span><text:span text:style-name="T2">1</text:span><text:span text:style-name="T2">1</text:span></text:p>
          </draw:text-box>
        </draw:frame>
        <draw:frame draw:style-name="gr3" draw:text-style-name="P3" draw:layer="layout" svg:width="5.692cm" svg:height="0.543cm" svg:x="22.142cm" svg:y="19.535cm">
          <draw:text-box>
            <text:p text:style-name="P2"><text:span text:style-name="T2">1</text:span><text:span text:style-name="T2">1</text:span><text:span text:style-name="T2">-</text:span><text:span text:style-name="T2">1</text:span><text:span text:style-name="T2">0</text:span><text:span text:style-name="T2">-</text:span><text:span text:style-name="T2">2</text:span><text:span text:style-name="T2">0</text:span><text:span text:style-name="T2">1</text:span><text:span text:style-name="T2">9</text:span><text:span text:style-name="T2"> </text:span><text:span text:style-name="T2">a</text:span><text:span text:style-name="T2"> </text:span><text:span text:style-name="T2">l</text:span><text:span text:style-name="T2">a</text:span><text:span text:style-name="T2">s</text:span><text:span text:style-name="T2"> </text:span><text:span text:style-name="T2">1</text:span><text:span text:style-name="T2">2</text:span><text:span text:style-name="T2">:</text:span><text:span text:style-name="T2">5</text:span><text:span text:style-name="T2">3</text:span><text:span text:style-name="T2">:</text:span><text:span text:style-name="T2">1</text:span><text:span text:style-name="T2">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Sans1" svg:font-family="DejaVuSans"/>
    <style:font-face style:name="Helvetica" svg:font-family="Helvetica"/>
    <style:font-face style:name="DejaVuSans" svg:font-family="DejaVuSans" style:font-pitch="variable"/>
    <style:font-face style:name="FreeSans2" svg:font-family="FreeSans" style:font-pitch="variable"/>
    <style:font-face style:name="FreeSerif" svg:font-family="FreeSerif" style:font-pitch="variable"/>
    <style:font-face style:name="Helvetica1" svg:font-family="Helvetica" style:font-pitch="variable"/>
    <style:font-face style:name="FreeSans" svg:font-family="FreeSans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1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FreeSerif1" fo:font-size="24pt" fo:language="es" fo:country="ES" style:font-name-asian="Cantarell" style:font-size-asian="24pt" style:language-asian="zh" style:country-asian="CN" style:font-name-complex="Free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.1cm" fo:margin-right="0.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4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19-10-18T11:14:23.655087220</dc:date>
    <meta:editing-duration>PT1M53S</meta:editing-duration>
    <meta:editing-cycles>1</meta:editing-cycles>
    <meta:document-statistic meta:object-count="1875"/>
    <meta:generator>LibreOffice/6.3.2.2$Linux_X86_64 LibreOffice_project/30$Build-2</meta:generator>
  </office:meta>
</office:document-meta>
</file>